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11" table:default-cell-style-name="Default"/>
        <table:table-row table:style-name="ro1">
          <table:table-cell office:value-type="float" office:value="-5">
            <text:p>-5</text:p>
          </table:table-cell>
          <table:table-cell office:value-type="float" office:value="-0.18913061">
            <text:p>-0,1891</text:p>
          </table:table-cell>
          <table:table-cell table:number-columns-repeated="2"/>
          <table:table-cell office:value-type="string">
            <text:p>Trainée droite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19044149">
            <text:p>-0,1904</text:p>
          </table:table-cell>
          <table:table-cell>
            <draw:frame table:end-cell-address="Feuille1.L29" table:end-x="0.615cm" table:end-y="0.081cm" draw:z-index="0" svg:width="19.822cm" svg:height="12.061cm" svg:x="1.115cm" svg:y="0.213cm">
              <draw:object draw:notify-on-update-of-ranges="Feuille1.A1:Feuille1.B9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18981757">
            <text:p>-0,1898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1861666">
            <text:p>-0,1862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18525431">
            <text:p>-0,1853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7894001">
            <text:p>-0,1789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1723402">
            <text:p>-0,172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17318271">
            <text:p>-0,173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17549514">
            <text:p>-0,1755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17859001">
            <text:p>-0,1786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17967175">
            <text:p>-0,1797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17954247">
            <text:p>-0,179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175306">
            <text:p>-0,1753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17335913">
            <text:p>-0,173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17056033">
            <text:p>-0,1706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17055314">
            <text:p>-0,1706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17073609">
            <text:p>-0,1707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16900222">
            <text:p>-0,16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16894194">
            <text:p>-0,16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16765449">
            <text:p>-0,1677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16440524">
            <text:p>-0,164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16330399">
            <text:p>-0,1633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16368075">
            <text:p>-0,1637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16120055">
            <text:p>-0,1612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16010405">
            <text:p>-0,16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15805692">
            <text:p>-0,158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15535949">
            <text:p>-0,1554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15374137">
            <text:p>-0,1537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15224747">
            <text:p>-0,1522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1517389">
            <text:p>-0,1517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14913012">
            <text:p>-0,1491</text:p>
          </table:table-cell>
          <table:table-cell office:value-type="float" office:value="-0.23098674">
            <text:p>-0,231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14712761">
            <text:p>-0,1471</text:p>
          </table:table-cell>
          <table:table-cell office:value-type="float" office:value="-0.24750501">
            <text:p>-0,2475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14653548">
            <text:p>-0,1465</text:p>
          </table:table-cell>
          <table:table-cell office:value-type="float" office:value="-0.251964">
            <text:p>-0,252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14639248">
            <text:p>-0,1464</text:p>
          </table:table-cell>
          <table:table-cell office:value-type="float" office:value="-0.24909743">
            <text:p>-0,2491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14414258">
            <text:p>-0,1441</text:p>
          </table:table-cell>
          <table:table-cell office:value-type="float" office:value="-0.24313715">
            <text:p>-0,2431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14286503">
            <text:p>-0,1429</text:p>
          </table:table-cell>
          <table:table-cell office:value-type="float" office:value="-0.23884308">
            <text:p>-0,2388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table:formula="oooc:=[.C37]+0.0959" office:value-type="float" office:value="-0.15079648">
            <text:p>-0,1508</text:p>
          </table:table-cell>
          <table:table-cell office:value-type="float" office:value="-0.24669648">
            <text:p>-0,2467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formula="oooc:=[.C38]+0.0959" office:value-type="float" office:value="-0.15140744">
            <text:p>-0,1514</text:p>
          </table:table-cell>
          <table:table-cell office:value-type="float" office:value="-0.24730744">
            <text:p>-0,2473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formula="oooc:=[.C39]+0.0959" office:value-type="float" office:value="-0.14548542">
            <text:p>-0,1455</text:p>
          </table:table-cell>
          <table:table-cell office:value-type="float" office:value="-0.24138542">
            <text:p>-0,2414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formula="oooc:=[.C40]+0.0959" office:value-type="float" office:value="-0.14103637">
            <text:p>-0,141</text:p>
          </table:table-cell>
          <table:table-cell office:value-type="float" office:value="-0.23693637">
            <text:p>-0,2369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formula="oooc:=[.C41]+0.0959" office:value-type="float" office:value="-0.13141767">
            <text:p>-0,1314</text:p>
          </table:table-cell>
          <table:table-cell office:value-type="float" office:value="-0.22731767">
            <text:p>-0,2273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formula="oooc:=[.C42]+0.0959" office:value-type="float" office:value="-0.12883537">
            <text:p>-0,1288</text:p>
          </table:table-cell>
          <table:table-cell office:value-type="float" office:value="-0.22473537">
            <text:p>-0,2247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formula="oooc:=[.C43]+0.0959" office:value-type="float" office:value="-0.12455223">
            <text:p>-0,1246</text:p>
          </table:table-cell>
          <table:table-cell office:value-type="float" office:value="-0.22045223">
            <text:p>-0,2205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formula="oooc:=[.C44]+0.0959" office:value-type="float" office:value="-0.1179435">
            <text:p>-0,1179</text:p>
          </table:table-cell>
          <table:table-cell office:value-type="float" office:value="-0.2138435">
            <text:p>-0,2138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formula="oooc:=[.C45]+0.0959" office:value-type="float" office:value="-0.11161667">
            <text:p>-0,1116</text:p>
          </table:table-cell>
          <table:table-cell office:value-type="float" office:value="-0.20751667">
            <text:p>-0,2075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formula="oooc:=[.C46]+0.0959" office:value-type="float" office:value="-0.10976671">
            <text:p>-0,1098</text:p>
          </table:table-cell>
          <table:table-cell office:value-type="float" office:value="-0.20566671">
            <text:p>-0,2057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formula="oooc:=[.C47]+0.0959" office:value-type="float" office:value="-0.10293224">
            <text:p>-0,1029</text:p>
          </table:table-cell>
          <table:table-cell office:value-type="float" office:value="-0.19883224">
            <text:p>-0,1988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formula="oooc:=[.C48]+0.0959" office:value-type="float" office:value="-0.09900729">
            <text:p>-0,099</text:p>
          </table:table-cell>
          <table:table-cell office:value-type="float" office:value="-0.19490729">
            <text:p>-0,1949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formula="oooc:=[.C49]+0.0959" office:value-type="float" office:value="-0.09701715">
            <text:p>-0,097</text:p>
          </table:table-cell>
          <table:table-cell office:value-type="float" office:value="-0.19291715">
            <text:p>-0,1929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formula="oooc:=[.C50]+0.0959" office:value-type="float" office:value="-0.0910006">
            <text:p>-0,091</text:p>
          </table:table-cell>
          <table:table-cell office:value-type="float" office:value="-0.1869006">
            <text:p>-0,1869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formula="oooc:=[.C51]+0.0959" office:value-type="float" office:value="-0.08285695">
            <text:p>-0,0829</text:p>
          </table:table-cell>
          <table:table-cell office:value-type="float" office:value="-0.17875695">
            <text:p>-0,1788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formula="oooc:=[.C52]+0.0959" office:value-type="float" office:value="-0.0792265">
            <text:p>-0,0792</text:p>
          </table:table-cell>
          <table:table-cell office:value-type="float" office:value="-0.1751265">
            <text:p>-0,1751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formula="oooc:=[.C53]+0.0959" office:value-type="float" office:value="-0.07688305">
            <text:p>-0,0769</text:p>
          </table:table-cell>
          <table:table-cell office:value-type="float" office:value="-0.17278305">
            <text:p>-0,1728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formula="oooc:=[.C54]+0.0959" office:value-type="float" office:value="-0.07353736">
            <text:p>-0,0735</text:p>
          </table:table-cell>
          <table:table-cell office:value-type="float" office:value="-0.16943736">
            <text:p>-0,1694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formula="oooc:=[.C55]+0.0959" office:value-type="float" office:value="-0.07174877">
            <text:p>-0,0717</text:p>
          </table:table-cell>
          <table:table-cell office:value-type="float" office:value="-0.16764877">
            <text:p>-0,1676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formula="oooc:=[.C56]+0.0959" office:value-type="float" office:value="-0.0684223">
            <text:p>-0,0684</text:p>
          </table:table-cell>
          <table:table-cell office:value-type="float" office:value="-0.1643223">
            <text:p>-0,1643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formula="oooc:=[.C57]+0.0959" office:value-type="float" office:value="-0.06352656">
            <text:p>-0,0635</text:p>
          </table:table-cell>
          <table:table-cell office:value-type="float" office:value="-0.15942656">
            <text:p>-0,1594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formula="oooc:=[.C58]+0.0959" office:value-type="float" office:value="-0.05828975">
            <text:p>-0,0583</text:p>
          </table:table-cell>
          <table:table-cell office:value-type="float" office:value="-0.15418975">
            <text:p>-0,1542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formula="oooc:=[.C59]+0.0959" office:value-type="float" office:value="-0.04924856">
            <text:p>-0,0492</text:p>
          </table:table-cell>
          <table:table-cell office:value-type="float" office:value="-0.14514856">
            <text:p>-0,1451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formula="oooc:=[.C60]+0.0959" office:value-type="float" office:value="-0.03711565">
            <text:p>-0,0371</text:p>
          </table:table-cell>
          <table:table-cell office:value-type="float" office:value="-0.13301565">
            <text:p>-0,133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formula="oooc:=[.C61]+0.0959" office:value-type="float" office:value="-0.02785718">
            <text:p>-0,0279</text:p>
          </table:table-cell>
          <table:table-cell office:value-type="float" office:value="-0.12375718">
            <text:p>-0,1238</text:p>
          </table:table-cell>
          <table:table-cell office:value-type="float" office:value="0.05716296">
            <text:p>0,0572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ooc:=[.C62]+0.0959" office:value-type="float" office:value="-0.02062837">
            <text:p>-0,0206</text:p>
          </table:table-cell>
          <table:table-cell office:value-type="float" office:value="-0.11652837">
            <text:p>-0,1165</text:p>
          </table:table-cell>
          <table:table-cell office:value-type="float" office:value="0.05543651">
            <text:p>0,0554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ooc:=[.C63]+0.0959" office:value-type="float" office:value="-0.01496806">
            <text:p>-0,015</text:p>
          </table:table-cell>
          <table:table-cell office:value-type="float" office:value="-0.11086806">
            <text:p>-0,1109</text:p>
          </table:table-cell>
          <table:table-cell office:value-type="float" office:value="0.05480431">
            <text:p>0,0548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ooc:=[.C64]+0.0959" office:value-type="float" office:value="-0.01136834">
            <text:p>-0,0114</text:p>
          </table:table-cell>
          <table:table-cell office:value-type="float" office:value="-0.10726834">
            <text:p>-0,1073</text:p>
          </table:table-cell>
          <table:table-cell office:value-type="float" office:value="0.05852817">
            <text:p>0,0585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ooc:=[.C65]+0.0959" office:value-type="float" office:value="-0.00647967000000001">
            <text:p>-0,0065</text:p>
          </table:table-cell>
          <table:table-cell office:value-type="float" office:value="-0.10237967">
            <text:p>-0,1024</text:p>
          </table:table-cell>
          <table:table-cell office:value-type="float" office:value="0.06217181">
            <text:p>0,0622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ooc:=[.C66]+0.0959" office:value-type="float" office:value="-0.00480184">
            <text:p>-0,0048</text:p>
          </table:table-cell>
          <table:table-cell office:value-type="float" office:value="-0.10070184">
            <text:p>-0,1007</text:p>
          </table:table-cell>
          <table:table-cell office:value-type="float" office:value="0.06958917">
            <text:p>0,0696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formula="oooc:=[.D67]-0.1176" office:value-type="float" office:value="-0.0441754">
            <text:p>-0,0442</text:p>
          </table:table-cell>
          <table:table-cell/>
          <table:table-cell office:value-type="float" office:value="0.0734246">
            <text:p>0,0734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ooc:=[.D68]-0.1176" office:value-type="float" office:value="-0.04658681">
            <text:p>-0,0466</text:p>
          </table:table-cell>
          <table:table-cell/>
          <table:table-cell office:value-type="float" office:value="0.07101319">
            <text:p>0,071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ooc:=[.D69]-0.1176" office:value-type="float" office:value="-0.02003735">
            <text:p>-0,02</text:p>
          </table:table-cell>
          <table:table-cell/>
          <table:table-cell office:value-type="float" office:value="0.09756265">
            <text:p>0,0976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ooc:=[.D70]-0.1176" office:value-type="float" office:value="-0.0226127">
            <text:p>-0,0226</text:p>
          </table:table-cell>
          <table:table-cell/>
          <table:table-cell office:value-type="float" office:value="0.0949873">
            <text:p>0,095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ooc:=[.D71]-0.1176" office:value-type="float" office:value="-0.02762707">
            <text:p>-0,0276</text:p>
          </table:table-cell>
          <table:table-cell/>
          <table:table-cell office:value-type="float" office:value="0.08997293">
            <text:p>0,09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ooc:=[.D72]-0.1176" office:value-type="float" office:value="-0.02560374">
            <text:p>-0,0256</text:p>
          </table:table-cell>
          <table:table-cell/>
          <table:table-cell office:value-type="float" office:value="0.09199626">
            <text:p>0,092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ooc:=[.D73]-0.1176" office:value-type="float" office:value="-0.02372303">
            <text:p>-0,0237</text:p>
          </table:table-cell>
          <table:table-cell/>
          <table:table-cell office:value-type="float" office:value="0.09387697">
            <text:p>0,0939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ooc:=[.D74]-0.1176" office:value-type="float" office:value="-0.03244818">
            <text:p>-0,0324</text:p>
          </table:table-cell>
          <table:table-cell/>
          <table:table-cell office:value-type="float" office:value="0.08515182">
            <text:p>0,0852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ooc:=[.D75]-0.1176" office:value-type="float" office:value="-0.03214956">
            <text:p>-0,0321</text:p>
          </table:table-cell>
          <table:table-cell/>
          <table:table-cell office:value-type="float" office:value="0.08545044">
            <text:p>0,0855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ooc:=[.D76]-0.1176" office:value-type="float" office:value="-0.03364088">
            <text:p>-0,0336</text:p>
          </table:table-cell>
          <table:table-cell/>
          <table:table-cell office:value-type="float" office:value="0.08395912">
            <text:p>0,084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ooc:=[.D77]-0.1176" office:value-type="float" office:value="-0.03394977">
            <text:p>-0,0339</text:p>
          </table:table-cell>
          <table:table-cell/>
          <table:table-cell office:value-type="float" office:value="0.08365023">
            <text:p>0,0837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ooc:=[.D78]-0.1176" office:value-type="float" office:value="-0.03672021">
            <text:p>-0,0367</text:p>
          </table:table-cell>
          <table:table-cell/>
          <table:table-cell office:value-type="float" office:value="0.08087979">
            <text:p>0,0809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ooc:=[.D79]-0.1176" office:value-type="float" office:value="-0.05044973">
            <text:p>-0,0504</text:p>
          </table:table-cell>
          <table:table-cell/>
          <table:table-cell office:value-type="float" office:value="0.06715027">
            <text:p>0,0672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formula="oooc:=[.D80]-0.1176" office:value-type="float" office:value="-0.05260826">
            <text:p>-0,0526</text:p>
          </table:table-cell>
          <table:table-cell/>
          <table:table-cell office:value-type="float" office:value="0.06499174">
            <text:p>0,065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formula="oooc:=[.D81]-0.1176" office:value-type="float" office:value="-0.05605764">
            <text:p>-0,0561</text:p>
          </table:table-cell>
          <table:table-cell/>
          <table:table-cell office:value-type="float" office:value="0.06154236">
            <text:p>0,0615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formula="oooc:=[.D82]-0.1176" office:value-type="float" office:value="-0.05501797">
            <text:p>-0,055</text:p>
          </table:table-cell>
          <table:table-cell/>
          <table:table-cell office:value-type="float" office:value="0.06258203">
            <text:p>0,0626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formula="oooc:=[.D83]-0.1176" office:value-type="float" office:value="-0.05854661">
            <text:p>-0,0585</text:p>
          </table:table-cell>
          <table:table-cell/>
          <table:table-cell office:value-type="float" office:value="0.05905339">
            <text:p>0,0591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formula="oooc:=[.D84]-0.1176" office:value-type="float" office:value="-0.04941617">
            <text:p>-0,0494</text:p>
          </table:table-cell>
          <table:table-cell/>
          <table:table-cell office:value-type="float" office:value="0.06818383">
            <text:p>0,0682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formula="oooc:=[.D85]-0.1176" office:value-type="float" office:value="-0.0503491">
            <text:p>-0,0503</text:p>
          </table:table-cell>
          <table:table-cell/>
          <table:table-cell office:value-type="float" office:value="0.0672509">
            <text:p>0,0673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formula="oooc:=[.D86]-0.1176" office:value-type="float" office:value="-0.04957309">
            <text:p>-0,0496</text:p>
          </table:table-cell>
          <table:table-cell/>
          <table:table-cell office:value-type="float" office:value="0.06802691">
            <text:p>0,068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formula="oooc:=[.D87]-0.1176" office:value-type="float" office:value="-0.0450658">
            <text:p>-0,0451</text:p>
          </table:table-cell>
          <table:table-cell/>
          <table:table-cell office:value-type="float" office:value="0.0725342">
            <text:p>0,0725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formula="oooc:=[.D88]-0.1176" office:value-type="float" office:value="-0.04648524">
            <text:p>-0,0465</text:p>
          </table:table-cell>
          <table:table-cell/>
          <table:table-cell office:value-type="float" office:value="0.07111476">
            <text:p>0,0711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formula="oooc:=[.D89]-0.1176" office:value-type="float" office:value="-0.05319709">
            <text:p>-0,0532</text:p>
          </table:table-cell>
          <table:table-cell/>
          <table:table-cell office:value-type="float" office:value="0.06440291">
            <text:p>0,0644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formula="oooc:=[.D90]-0.1176" office:value-type="float" office:value="-0.05547673">
            <text:p>-0,0555</text:p>
          </table:table-cell>
          <table:table-cell/>
          <table:table-cell office:value-type="float" office:value="0.06212327">
            <text:p>0,0621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formula="oooc:=[.D91]-0.1176" office:value-type="float" office:value="-0.05547347">
            <text:p>-0,0555</text:p>
          </table:table-cell>
          <table:table-cell/>
          <table:table-cell office:value-type="float" office:value="0.06212653">
            <text:p>0,0621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formula="oooc:=[.D92]-0.1176" office:value-type="float" office:value="-0.05806059">
            <text:p>-0,0581</text:p>
          </table:table-cell>
          <table:table-cell/>
          <table:table-cell office:value-type="float" office:value="0.05953941">
            <text:p>0,0595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formula="oooc:=[.D93]-0.1176" office:value-type="float" office:value="-0.06200708">
            <text:p>-0,062</text:p>
          </table:table-cell>
          <table:table-cell/>
          <table:table-cell office:value-type="float" office:value="0.05559292">
            <text:p>0,0556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formula="oooc:=[.D94]-0.1176" office:value-type="float" office:value="-0.05976829">
            <text:p>-0,0598</text:p>
          </table:table-cell>
          <table:table-cell/>
          <table:table-cell office:value-type="float" office:value="0.05783171">
            <text:p>0,0578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formula="oooc:=[.D95]-0.1176" office:value-type="float" office:value="-0.05699891">
            <text:p>-0,057</text:p>
          </table:table-cell>
          <table:table-cell/>
          <table:table-cell office:value-type="float" office:value="0.06060109">
            <text:p>0,0606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formula="oooc:=[.D96]-0.1176" office:value-type="float" office:value="-0.05624853">
            <text:p>-0,0562</text:p>
          </table:table-cell>
          <table:table-cell/>
          <table:table-cell office:value-type="float" office:value="0.06135147">
            <text:p>0,0614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Trainée gauche</text:p>
          </table:table-cell>
          <table:table-cell table:number-columns-repeated="6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0.16398845">
            <text:p>-0,164</text:p>
          </table:table-cell>
          <table:table-cell table:number-columns-repeated="9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16667593">
            <text:p>-0,1667</text:p>
          </table:table-cell>
          <table:table-cell>
            <draw:frame table:end-cell-address="Feuille1.L128" table:end-x="0.419cm" table:end-y="0.268cm" draw:z-index="1" svg:width="19.626cm" svg:height="11.795cm" svg:x="1.115cm" svg:y="0.214cm">
              <draw:object draw:notify-on-update-of-ranges="Feuille1.A101:Feuille1.B19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16774157">
            <text:p>-0,1677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16920139">
            <text:p>-0,1692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17215481">
            <text:p>-0,1722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7688823">
            <text:p>-0,1769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18420772">
            <text:p>-0,1842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18539992">
            <text:p>-0,1854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18486146">
            <text:p>-0,1849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18465765">
            <text:p>-0,1847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1844295">
            <text:p>-0,184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18467503">
            <text:p>-0,1847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19026151">
            <text:p>-0,1903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19287407">
            <text:p>-0,192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1956262">
            <text:p>-0,1956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19557435">
            <text:p>-0,1956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1946759">
            <text:p>-0,1947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19536608">
            <text:p>-0,195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19537798">
            <text:p>-0,195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19627166">
            <text:p>-0,1963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19788608">
            <text:p>-0,197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19803134">
            <text:p>-0,198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19673078">
            <text:p>-0,1967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19671373">
            <text:p>-0,1967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19682331">
            <text:p>-0,1968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19771981">
            <text:p>-0,1977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19823143">
            <text:p>-0,1982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19755445">
            <text:p>-0,19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19766121">
            <text:p>-0,1977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19622372">
            <text:p>-0,1962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19649148">
            <text:p>-0,1965</text:p>
          </table:table-cell>
          <table:table-cell office:value-type="float" office:value="-0.25967409">
            <text:p>-0,2597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1960463">
            <text:p>-0,196</text:p>
          </table:table-cell>
          <table:table-cell office:value-type="float" office:value="-0.24119324">
            <text:p>-0,2412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19475751">
            <text:p>-0,1948</text:p>
          </table:table-cell>
          <table:table-cell office:value-type="float" office:value="-0.23059831">
            <text:p>-0,2306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19337965">
            <text:p>-0,1934</text:p>
          </table:table-cell>
          <table:table-cell office:value-type="float" office:value="-0.22782861">
            <text:p>-0,2278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19343837">
            <text:p>-0,1934</text:p>
          </table:table-cell>
          <table:table-cell office:value-type="float" office:value="-0.22601071">
            <text:p>-0,226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19319299">
            <text:p>-0,1932</text:p>
          </table:table-cell>
          <table:table-cell office:value-type="float" office:value="-0.2219647">
            <text:p>-0,222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table:formula="oooc:=[.C137]+0.0288" office:value-type="float" office:value="-0.18819663">
            <text:p>-0,1882</text:p>
          </table:table-cell>
          <table:table-cell office:value-type="float" office:value="-0.21699663">
            <text:p>-0,217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formula="oooc:=[.C138]+0.0288" office:value-type="float" office:value="-0.18959712">
            <text:p>-0,1896</text:p>
          </table:table-cell>
          <table:table-cell office:value-type="float" office:value="-0.21839712">
            <text:p>-0,2184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formula="oooc:=[.C139]+0.0288" office:value-type="float" office:value="-0.18906136">
            <text:p>-0,1891</text:p>
          </table:table-cell>
          <table:table-cell office:value-type="float" office:value="-0.21786136">
            <text:p>-0,2179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formula="oooc:=[.C140]+0.0288" office:value-type="float" office:value="-0.18812432">
            <text:p>-0,1881</text:p>
          </table:table-cell>
          <table:table-cell office:value-type="float" office:value="-0.21692432">
            <text:p>-0,2169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formula="oooc:=[.C141]+0.0288" office:value-type="float" office:value="-0.18904793">
            <text:p>-0,189</text:p>
          </table:table-cell>
          <table:table-cell office:value-type="float" office:value="-0.21784793">
            <text:p>-0,2178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formula="oooc:=[.C142]+0.0288" office:value-type="float" office:value="-0.18490946">
            <text:p>-0,1849</text:p>
          </table:table-cell>
          <table:table-cell office:value-type="float" office:value="-0.21370946">
            <text:p>-0,2137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formula="oooc:=[.C143]+0.0288" office:value-type="float" office:value="-0.17983879">
            <text:p>-0,1798</text:p>
          </table:table-cell>
          <table:table-cell office:value-type="float" office:value="-0.20863879">
            <text:p>-0,2086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formula="oooc:=[.C144]+0.0288" office:value-type="float" office:value="-0.1787715">
            <text:p>-0,1788</text:p>
          </table:table-cell>
          <table:table-cell office:value-type="float" office:value="-0.2075715">
            <text:p>-0,2076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formula="oooc:=[.C145]+0.0288" office:value-type="float" office:value="-0.17545113">
            <text:p>-0,1755</text:p>
          </table:table-cell>
          <table:table-cell office:value-type="float" office:value="-0.20425113">
            <text:p>-0,2043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formula="oooc:=[.C146]+0.0288" office:value-type="float" office:value="-0.16511026">
            <text:p>-0,1651</text:p>
          </table:table-cell>
          <table:table-cell office:value-type="float" office:value="-0.19391026">
            <text:p>-0,1939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formula="oooc:=[.C147]+0.0288" office:value-type="float" office:value="-0.16278674">
            <text:p>-0,1628</text:p>
          </table:table-cell>
          <table:table-cell office:value-type="float" office:value="-0.19158674">
            <text:p>-0,1916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formula="oooc:=[.C148]+0.0288" office:value-type="float" office:value="-0.15962348">
            <text:p>-0,1596</text:p>
          </table:table-cell>
          <table:table-cell office:value-type="float" office:value="-0.18842348">
            <text:p>-0,1884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formula="oooc:=[.C149]+0.0288" office:value-type="float" office:value="-0.15519358">
            <text:p>-0,1552</text:p>
          </table:table-cell>
          <table:table-cell office:value-type="float" office:value="-0.18399358">
            <text:p>-0,184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formula="oooc:=[.C150]+0.0288" office:value-type="float" office:value="-0.15421481">
            <text:p>-0,1542</text:p>
          </table:table-cell>
          <table:table-cell office:value-type="float" office:value="-0.18301481">
            <text:p>-0,183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formula="oooc:=[.C151]+0.0288" office:value-type="float" office:value="-0.15695587">
            <text:p>-0,157</text:p>
          </table:table-cell>
          <table:table-cell office:value-type="float" office:value="-0.18575587">
            <text:p>-0,1858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formula="oooc:=[.C152]+0.0288" office:value-type="float" office:value="-0.15141306">
            <text:p>-0,1514</text:p>
          </table:table-cell>
          <table:table-cell office:value-type="float" office:value="-0.18021306">
            <text:p>-0,1802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formula="oooc:=[.C153]+0.0288" office:value-type="float" office:value="-0.14376619">
            <text:p>-0,1438</text:p>
          </table:table-cell>
          <table:table-cell office:value-type="float" office:value="-0.17256619">
            <text:p>-0,1726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formula="oooc:=[.C154]+0.0288" office:value-type="float" office:value="-0.13798037">
            <text:p>-0,138</text:p>
          </table:table-cell>
          <table:table-cell office:value-type="float" office:value="-0.16678037">
            <text:p>-0,1668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formula="oooc:=[.C155]+0.0288" office:value-type="float" office:value="-0.13032015">
            <text:p>-0,1303</text:p>
          </table:table-cell>
          <table:table-cell office:value-type="float" office:value="-0.15912015">
            <text:p>-0,1591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formula="oooc:=[.C156]+0.0288" office:value-type="float" office:value="-0.1225306">
            <text:p>-0,1225</text:p>
          </table:table-cell>
          <table:table-cell office:value-type="float" office:value="-0.1513306">
            <text:p>-0,1513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formula="oooc:=[.C157]+0.0288" office:value-type="float" office:value="-0.12027604">
            <text:p>-0,1203</text:p>
          </table:table-cell>
          <table:table-cell office:value-type="float" office:value="-0.14907604">
            <text:p>-0,1491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formula="oooc:=[.C158]+0.0288" office:value-type="float" office:value="-0.1142755">
            <text:p>-0,1143</text:p>
          </table:table-cell>
          <table:table-cell office:value-type="float" office:value="-0.1430755">
            <text:p>-0,1431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formula="oooc:=[.C159]+0.0288" office:value-type="float" office:value="-0.11110225">
            <text:p>-0,1111</text:p>
          </table:table-cell>
          <table:table-cell office:value-type="float" office:value="-0.13990225">
            <text:p>-0,1399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formula="oooc:=[.C160]+0.0288" office:value-type="float" office:value="-0.11336913">
            <text:p>-0,1134</text:p>
          </table:table-cell>
          <table:table-cell office:value-type="float" office:value="-0.14216913">
            <text:p>-0,1422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formula="oooc:=[.C161]+0.0288" office:value-type="float" office:value="-0.11289078">
            <text:p>-0,1129</text:p>
          </table:table-cell>
          <table:table-cell office:value-type="float" office:value="-0.14169078">
            <text:p>-0,1417</text:p>
          </table:table-cell>
          <table:table-cell office:value-type="float" office:value="-0.23503284">
            <text:p>-0,235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ooc:=[.C162]+0.0288" office:value-type="float" office:value="-0.11105375">
            <text:p>-0,1111</text:p>
          </table:table-cell>
          <table:table-cell office:value-type="float" office:value="-0.13985375">
            <text:p>-0,1399</text:p>
          </table:table-cell>
          <table:table-cell office:value-type="float" office:value="-0.22974186">
            <text:p>-0,2297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ooc:=[.C163]+0.0288" office:value-type="float" office:value="-0.10389164">
            <text:p>-0,1039</text:p>
          </table:table-cell>
          <table:table-cell office:value-type="float" office:value="-0.13269164">
            <text:p>-0,1327</text:p>
          </table:table-cell>
          <table:table-cell office:value-type="float" office:value="-0.2267019">
            <text:p>-0,2267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ooc:=[.C164]+0.0288" office:value-type="float" office:value="-0.09998737">
            <text:p>-0,1</text:p>
          </table:table-cell>
          <table:table-cell office:value-type="float" office:value="-0.12878737">
            <text:p>-0,1288</text:p>
          </table:table-cell>
          <table:table-cell office:value-type="float" office:value="-0.22322118">
            <text:p>-0,2232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ooc:=[.C165]+0.0288" office:value-type="float" office:value="-0.09516837">
            <text:p>-0,0952</text:p>
          </table:table-cell>
          <table:table-cell office:value-type="float" office:value="-0.12396837">
            <text:p>-0,124</text:p>
          </table:table-cell>
          <table:table-cell office:value-type="float" office:value="-0.22526591">
            <text:p>-0,2253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ooc:=[.C166]+0.0288" office:value-type="float" office:value="-0.09228042">
            <text:p>-0,0923</text:p>
          </table:table-cell>
          <table:table-cell office:value-type="float" office:value="-0.12108042">
            <text:p>-0,1211</text:p>
          </table:table-cell>
          <table:table-cell office:value-type="float" office:value="-0.22227518">
            <text:p>-0,2223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formula="oooc:=[.D167]+0.13" office:value-type="float" office:value="-0.08645373">
            <text:p>-0,0865</text:p>
          </table:table-cell>
          <table:table-cell/>
          <table:table-cell office:value-type="float" office:value="-0.21645373">
            <text:p>-0,2165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ooc:=[.D168]+0.13" office:value-type="float" office:value="-0.0869969">
            <text:p>-0,087</text:p>
          </table:table-cell>
          <table:table-cell/>
          <table:table-cell office:value-type="float" office:value="-0.2169969">
            <text:p>-0,217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ooc:=[.D169]+0.13" office:value-type="float" office:value="-0.10395597">
            <text:p>-0,104</text:p>
          </table:table-cell>
          <table:table-cell/>
          <table:table-cell office:value-type="float" office:value="-0.23395597">
            <text:p>-0,234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ooc:=[.D170]+0.13" office:value-type="float" office:value="-0.10005305">
            <text:p>-0,1001</text:p>
          </table:table-cell>
          <table:table-cell/>
          <table:table-cell office:value-type="float" office:value="-0.23005305">
            <text:p>-0,2301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ooc:=[.D171]+0.13" office:value-type="float" office:value="-0.08708334">
            <text:p>-0,0871</text:p>
          </table:table-cell>
          <table:table-cell/>
          <table:table-cell office:value-type="float" office:value="-0.21708334">
            <text:p>-0,2171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ooc:=[.D172]+0.13" office:value-type="float" office:value="-0.08955772">
            <text:p>-0,0896</text:p>
          </table:table-cell>
          <table:table-cell/>
          <table:table-cell office:value-type="float" office:value="-0.21955772">
            <text:p>-0,2196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ooc:=[.D173]+0.13" office:value-type="float" office:value="-0.08576929">
            <text:p>-0,0858</text:p>
          </table:table-cell>
          <table:table-cell/>
          <table:table-cell office:value-type="float" office:value="-0.21576929">
            <text:p>-0,2158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ooc:=[.D174]+0.13" office:value-type="float" office:value="-0.0765634">
            <text:p>-0,0766</text:p>
          </table:table-cell>
          <table:table-cell/>
          <table:table-cell office:value-type="float" office:value="-0.2065634">
            <text:p>-0,2066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ooc:=[.D175]+0.13" office:value-type="float" office:value="-0.07326214">
            <text:p>-0,0733</text:p>
          </table:table-cell>
          <table:table-cell/>
          <table:table-cell office:value-type="float" office:value="-0.20326214">
            <text:p>-0,2033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ooc:=[.D176]+0.13" office:value-type="float" office:value="-0.06850851">
            <text:p>-0,0685</text:p>
          </table:table-cell>
          <table:table-cell/>
          <table:table-cell office:value-type="float" office:value="-0.19850851">
            <text:p>-0,1985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ooc:=[.D177]+0.13" office:value-type="float" office:value="-0.05881312">
            <text:p>-0,0588</text:p>
          </table:table-cell>
          <table:table-cell/>
          <table:table-cell office:value-type="float" office:value="-0.18881312">
            <text:p>-0,1888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ooc:=[.D178]+0.13" office:value-type="float" office:value="-0.05337611">
            <text:p>-0,0534</text:p>
          </table:table-cell>
          <table:table-cell/>
          <table:table-cell office:value-type="float" office:value="-0.18337611">
            <text:p>-0,1834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ooc:=[.D179]+0.13" office:value-type="float" office:value="-0.04034897">
            <text:p>-0,0403</text:p>
          </table:table-cell>
          <table:table-cell/>
          <table:table-cell office:value-type="float" office:value="-0.17034897">
            <text:p>-0,1703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formula="oooc:=[.D180]+0.13" office:value-type="float" office:value="-0.02994105">
            <text:p>-0,0299</text:p>
          </table:table-cell>
          <table:table-cell/>
          <table:table-cell office:value-type="float" office:value="-0.15994105">
            <text:p>-0,1599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formula="oooc:=[.D181]+0.13" office:value-type="float" office:value="-0.02088846">
            <text:p>-0,0209</text:p>
          </table:table-cell>
          <table:table-cell/>
          <table:table-cell office:value-type="float" office:value="-0.15088846">
            <text:p>-0,1509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formula="oooc:=[.D182]+0.13" office:value-type="float" office:value="-0.02068284">
            <text:p>-0,0207</text:p>
          </table:table-cell>
          <table:table-cell/>
          <table:table-cell office:value-type="float" office:value="-0.15068284">
            <text:p>-0,1507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formula="oooc:=[.D183]+0.13" office:value-type="float" office:value="-0.01407504">
            <text:p>-0,0141</text:p>
          </table:table-cell>
          <table:table-cell/>
          <table:table-cell office:value-type="float" office:value="-0.14407504">
            <text:p>-0,1441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formula="oooc:=[.D184]+0.13" office:value-type="float" office:value="-0.01457569">
            <text:p>-0,0146</text:p>
          </table:table-cell>
          <table:table-cell/>
          <table:table-cell office:value-type="float" office:value="-0.14457569">
            <text:p>-0,1446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formula="oooc:=[.D185]+0.13" office:value-type="float" office:value="-0.00623177">
            <text:p>-0,0062</text:p>
          </table:table-cell>
          <table:table-cell/>
          <table:table-cell office:value-type="float" office:value="-0.13623177">
            <text:p>-0,1362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formula="oooc:=[.D186]+0.13" office:value-type="float" office:value="-0.00932211">
            <text:p>-0,0093</text:p>
          </table:table-cell>
          <table:table-cell/>
          <table:table-cell office:value-type="float" office:value="-0.13932211">
            <text:p>-0,1393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formula="oooc:=[.D187]+0.13" office:value-type="float" office:value="-0.01032601">
            <text:p>-0,0103</text:p>
          </table:table-cell>
          <table:table-cell/>
          <table:table-cell office:value-type="float" office:value="-0.14032601">
            <text:p>-0,1403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formula="oooc:=[.D188]+0.13" office:value-type="float" office:value="-0.00405267000000001">
            <text:p>-0,0041</text:p>
          </table:table-cell>
          <table:table-cell/>
          <table:table-cell office:value-type="float" office:value="-0.13405267">
            <text:p>-0,1341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formula="oooc:=[.D189]+0.13" office:value-type="float" office:value="0.00724533000000001">
            <text:p>0,0072</text:p>
          </table:table-cell>
          <table:table-cell/>
          <table:table-cell office:value-type="float" office:value="-0.12275467">
            <text:p>-0,1228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formula="oooc:=[.D190]+0.13" office:value-type="float" office:value="0.01380163">
            <text:p>0,0138</text:p>
          </table:table-cell>
          <table:table-cell/>
          <table:table-cell office:value-type="float" office:value="-0.11619837">
            <text:p>-0,1162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formula="oooc:=[.D191]+0.13" office:value-type="float" office:value="0.02038731">
            <text:p>0,0204</text:p>
          </table:table-cell>
          <table:table-cell/>
          <table:table-cell office:value-type="float" office:value="-0.10961269">
            <text:p>-0,1096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formula="oooc:=[.D192]+0.13" office:value-type="float" office:value="0.02480459">
            <text:p>0,0248</text:p>
          </table:table-cell>
          <table:table-cell/>
          <table:table-cell office:value-type="float" office:value="-0.10519541">
            <text:p>-0,1052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formula="oooc:=[.D193]+0.13" office:value-type="float" office:value="0.02994499">
            <text:p>0,0299</text:p>
          </table:table-cell>
          <table:table-cell/>
          <table:table-cell office:value-type="float" office:value="-0.10005501">
            <text:p>-0,1001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formula="oooc:=[.D194]+0.13" office:value-type="float" office:value="0.0364619">
            <text:p>0,0365</text:p>
          </table:table-cell>
          <table:table-cell/>
          <table:table-cell office:value-type="float" office:value="-0.0935381">
            <text:p>-0,0935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formula="oooc:=[.D195]+0.13" office:value-type="float" office:value="0.03824905">
            <text:p>0,0382</text:p>
          </table:table-cell>
          <table:table-cell/>
          <table:table-cell office:value-type="float" office:value="-0.09175095">
            <text:p>-0,0918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formula="oooc:=[.D196]+0.13" office:value-type="float" office:value="0.04525449">
            <text:p>0,0453</text:p>
          </table:table-cell>
          <table:table-cell/>
          <table:table-cell office:value-type="float" office:value="-0.08474551">
            <text:p>-0,0847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04495525">
            <text:p>0,045</text:p>
          </table:table-cell>
          <table:table-cell table:number-columns-repeated="2"/>
          <table:table-cell office:value-type="string">
            <text:p>Portance droite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0489871">
            <text:p>0,049</text:p>
          </table:table-cell>
          <table:table-cell>
            <draw:frame table:end-cell-address="Feuille1.L228" table:end-x="0.81cm" table:end-y="0.295cm" draw:z-index="2" svg:width="20.017cm" svg:height="11.823cm" svg:x="1.115cm" svg:y="0.214cm">
              <draw:object draw:notify-on-update-of-ranges="Feuille1.A201:Feuille1.B29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05202419">
            <text:p>0,052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05576822">
            <text:p>0,0558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05852758">
            <text:p>0,0585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6086349">
            <text:p>0,0609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6451107">
            <text:p>0,0645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6611309">
            <text:p>0,0661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824686">
            <text:p>0,068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7057671">
            <text:p>0,0706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7358764">
            <text:p>0,073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661764">
            <text:p>0,076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7877476">
            <text:p>0,0788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7920325">
            <text:p>0,0792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806412">
            <text:p>0,0806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8275802">
            <text:p>0,0828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8446654">
            <text:p>0,084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8777825">
            <text:p>0,0878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9014591">
            <text:p>0,090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9235384">
            <text:p>0,092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9503622">
            <text:p>0,09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9669586">
            <text:p>0,0967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9997776">
            <text:p>0,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0129073">
            <text:p>0,1013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0263304">
            <text:p>0,102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0572865">
            <text:p>0,1057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0663411">
            <text:p>0,106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092735">
            <text:p>0,1093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1062759">
            <text:p>0,1106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1236544">
            <text:p>0,1124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1475499">
            <text:p>0,1148</text:p>
          </table:table-cell>
          <table:table-cell office:value-type="float" office:value="-0.18104947">
            <text:p>-0,181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1714632">
            <text:p>0,1171</text:p>
          </table:table-cell>
          <table:table-cell office:value-type="float" office:value="-0.16694731">
            <text:p>-0,1669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1923749">
            <text:p>0,1192</text:p>
          </table:table-cell>
          <table:table-cell office:value-type="float" office:value="-0.15625102">
            <text:p>-0,1563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2182502">
            <text:p>0,1218</text:p>
          </table:table-cell>
          <table:table-cell office:value-type="float" office:value="-0.14896282">
            <text:p>-0,149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2444436">
            <text:p>0,1244</text:p>
          </table:table-cell>
          <table:table-cell office:value-type="float" office:value="-0.14581052">
            <text:p>-0,1458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2625816">
            <text:p>0,1263</text:p>
          </table:table-cell>
          <table:table-cell office:value-type="float" office:value="-0.14203787">
            <text:p>-0,142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table:formula="oooc:=[.C237]+0.2683" office:value-type="float" office:value="0.14509984">
            <text:p>0,1451</text:p>
          </table:table-cell>
          <table:table-cell office:value-type="float" office:value="-0.12320016">
            <text:p>-0,1232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formula="oooc:=[.C238]+0.2683" office:value-type="float" office:value="0.14834529">
            <text:p>0,1483</text:p>
          </table:table-cell>
          <table:table-cell office:value-type="float" office:value="-0.11995471">
            <text:p>-0,12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formula="oooc:=[.C239]+0.2683" office:value-type="float" office:value="0.14915347">
            <text:p>0,1492</text:p>
          </table:table-cell>
          <table:table-cell office:value-type="float" office:value="-0.11914653">
            <text:p>-0,1191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formula="oooc:=[.C240]+0.2683" office:value-type="float" office:value="0.15293252">
            <text:p>0,1529</text:p>
          </table:table-cell>
          <table:table-cell office:value-type="float" office:value="-0.11536748">
            <text:p>-0,1154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formula="oooc:=[.C241]+0.2683" office:value-type="float" office:value="0.14880888">
            <text:p>0,1488</text:p>
          </table:table-cell>
          <table:table-cell office:value-type="float" office:value="-0.11949112">
            <text:p>-0,1195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formula="oooc:=[.C242]+0.2683" office:value-type="float" office:value="0.15296713">
            <text:p>0,153</text:p>
          </table:table-cell>
          <table:table-cell office:value-type="float" office:value="-0.11533287">
            <text:p>-0,1153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formula="oooc:=[.C243]+0.2683" office:value-type="float" office:value="0.15938667">
            <text:p>0,1594</text:p>
          </table:table-cell>
          <table:table-cell office:value-type="float" office:value="-0.10891333">
            <text:p>-0,1089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formula="oooc:=[.C244]+0.2683" office:value-type="float" office:value="0.16099389">
            <text:p>0,161</text:p>
          </table:table-cell>
          <table:table-cell office:value-type="float" office:value="-0.10730611">
            <text:p>-0,1073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formula="oooc:=[.C245]+0.2683" office:value-type="float" office:value="0.16396888">
            <text:p>0,164</text:p>
          </table:table-cell>
          <table:table-cell office:value-type="float" office:value="-0.10433112">
            <text:p>-0,1043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formula="oooc:=[.C246]+0.2683" office:value-type="float" office:value="0.17247443">
            <text:p>0,1725</text:p>
          </table:table-cell>
          <table:table-cell office:value-type="float" office:value="-0.09582557">
            <text:p>-0,0958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formula="oooc:=[.C247]+0.2683" office:value-type="float" office:value="0.17041185">
            <text:p>0,1704</text:p>
          </table:table-cell>
          <table:table-cell office:value-type="float" office:value="-0.09788815">
            <text:p>-0,0979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formula="oooc:=[.C248]+0.2683" office:value-type="float" office:value="0.17600355">
            <text:p>0,176</text:p>
          </table:table-cell>
          <table:table-cell office:value-type="float" office:value="-0.09229645">
            <text:p>-0,0923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formula="oooc:=[.C249]+0.2683" office:value-type="float" office:value="0.18948971">
            <text:p>0,1895</text:p>
          </table:table-cell>
          <table:table-cell office:value-type="float" office:value="-0.07881029">
            <text:p>-0,0788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formula="oooc:=[.C250]+0.2683" office:value-type="float" office:value="0.19298984">
            <text:p>0,193</text:p>
          </table:table-cell>
          <table:table-cell office:value-type="float" office:value="-0.07531016">
            <text:p>-0,0753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formula="oooc:=[.C251]+0.2683" office:value-type="float" office:value="0.19566603">
            <text:p>0,1957</text:p>
          </table:table-cell>
          <table:table-cell office:value-type="float" office:value="-0.07263397">
            <text:p>-0,0726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formula="oooc:=[.C252]+0.2683" office:value-type="float" office:value="0.20122023">
            <text:p>0,2012</text:p>
          </table:table-cell>
          <table:table-cell office:value-type="float" office:value="-0.06707977">
            <text:p>-0,0671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formula="oooc:=[.C253]+0.2683" office:value-type="float" office:value="0.20862296">
            <text:p>0,2086</text:p>
          </table:table-cell>
          <table:table-cell office:value-type="float" office:value="-0.05967704">
            <text:p>-0,0597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formula="oooc:=[.C254]+0.2683" office:value-type="float" office:value="0.21366496">
            <text:p>0,2137</text:p>
          </table:table-cell>
          <table:table-cell office:value-type="float" office:value="-0.05463504">
            <text:p>-0,0546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formula="oooc:=[.C255]+0.2683" office:value-type="float" office:value="0.22177896">
            <text:p>0,2218</text:p>
          </table:table-cell>
          <table:table-cell office:value-type="float" office:value="-0.04652104">
            <text:p>-0,0465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formula="oooc:=[.C256]+0.2683" office:value-type="float" office:value="0.22753583">
            <text:p>0,2275</text:p>
          </table:table-cell>
          <table:table-cell office:value-type="float" office:value="-0.04076417">
            <text:p>-0,0408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formula="oooc:=[.C257]+0.2683" office:value-type="float" office:value="0.23678738">
            <text:p>0,2368</text:p>
          </table:table-cell>
          <table:table-cell office:value-type="float" office:value="-0.03151262">
            <text:p>-0,0315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formula="oooc:=[.C258]+0.2683" office:value-type="float" office:value="0.23734095">
            <text:p>0,2373</text:p>
          </table:table-cell>
          <table:table-cell office:value-type="float" office:value="-0.03095905">
            <text:p>-0,031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formula="oooc:=[.C259]+0.2683" office:value-type="float" office:value="0.23500014">
            <text:p>0,235</text:p>
          </table:table-cell>
          <table:table-cell office:value-type="float" office:value="-0.03329986">
            <text:p>-0,0333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formula="oooc:=[.C260]+0.2683" office:value-type="float" office:value="0.23255697">
            <text:p>0,2326</text:p>
          </table:table-cell>
          <table:table-cell office:value-type="float" office:value="-0.03574303">
            <text:p>-0,0357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formula="oooc:=[.C261]+0.2683" office:value-type="float" office:value="0.23083516">
            <text:p>0,2308</text:p>
          </table:table-cell>
          <table:table-cell office:value-type="float" office:value="-0.03746484">
            <text:p>-0,0375</text:p>
          </table:table-cell>
          <table:table-cell office:value-type="float" office:value="0.11091853">
            <text:p>0,1109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ooc:=[.C262]+0.2683" office:value-type="float" office:value="0.23167501">
            <text:p>0,2317</text:p>
          </table:table-cell>
          <table:table-cell office:value-type="float" office:value="-0.03662499">
            <text:p>-0,0366</text:p>
          </table:table-cell>
          <table:table-cell office:value-type="float" office:value="0.11263307">
            <text:p>0,1126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ooc:=[.C263]+0.2683" office:value-type="float" office:value="0.23417293">
            <text:p>0,2342</text:p>
          </table:table-cell>
          <table:table-cell office:value-type="float" office:value="-0.03412707">
            <text:p>-0,0341</text:p>
          </table:table-cell>
          <table:table-cell office:value-type="float" office:value="0.11282019">
            <text:p>0,1128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ooc:=[.C264]+0.2683" office:value-type="float" office:value="0.23347618">
            <text:p>0,2335</text:p>
          </table:table-cell>
          <table:table-cell office:value-type="float" office:value="-0.03482382">
            <text:p>-0,0348</text:p>
          </table:table-cell>
          <table:table-cell office:value-type="float" office:value="0.10620499">
            <text:p>0,1062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ooc:=[.C265]+0.2683" office:value-type="float" office:value="0.23328631">
            <text:p>0,2333</text:p>
          </table:table-cell>
          <table:table-cell office:value-type="float" office:value="-0.03501369">
            <text:p>-0,035</text:p>
          </table:table-cell>
          <table:table-cell office:value-type="float" office:value="0.10087668">
            <text:p>0,1009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ooc:=[.C266]+0.2683" office:value-type="float" office:value="0.23075181">
            <text:p>0,2308</text:p>
          </table:table-cell>
          <table:table-cell office:value-type="float" office:value="-0.03754819">
            <text:p>-0,0375</text:p>
          </table:table-cell>
          <table:table-cell office:value-type="float" office:value="0.08696637">
            <text:p>0,087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formula="oooc:=[.D267]+0.1438" office:value-type="float" office:value="0.22601229">
            <text:p>0,226</text:p>
          </table:table-cell>
          <table:table-cell/>
          <table:table-cell office:value-type="float" office:value="0.08221229">
            <text:p>0,0822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ooc:=[.D268]+0.1438" office:value-type="float" office:value="0.23519646">
            <text:p>0,2352</text:p>
          </table:table-cell>
          <table:table-cell/>
          <table:table-cell office:value-type="float" office:value="0.09139646">
            <text:p>0,0914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ooc:=[.D269]+0.1438" office:value-type="float" office:value="0.18610135">
            <text:p>0,1861</text:p>
          </table:table-cell>
          <table:table-cell/>
          <table:table-cell office:value-type="float" office:value="0.04230135">
            <text:p>0,0423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ooc:=[.D270]+0.1438" office:value-type="float" office:value="0.18813533">
            <text:p>0,1881</text:p>
          </table:table-cell>
          <table:table-cell/>
          <table:table-cell office:value-type="float" office:value="0.04433533">
            <text:p>0,0443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ooc:=[.D271]+0.1438" office:value-type="float" office:value="0.19202814">
            <text:p>0,192</text:p>
          </table:table-cell>
          <table:table-cell/>
          <table:table-cell office:value-type="float" office:value="0.04822814">
            <text:p>0,0482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ooc:=[.D272]+0.1438" office:value-type="float" office:value="0.18733756">
            <text:p>0,1873</text:p>
          </table:table-cell>
          <table:table-cell/>
          <table:table-cell office:value-type="float" office:value="0.04353756">
            <text:p>0,0435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ooc:=[.D273]+0.1438" office:value-type="float" office:value="0.18831644">
            <text:p>0,1883</text:p>
          </table:table-cell>
          <table:table-cell/>
          <table:table-cell office:value-type="float" office:value="0.04451644">
            <text:p>0,0445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ooc:=[.D274]+0.1438" office:value-type="float" office:value="0.20767349">
            <text:p>0,2077</text:p>
          </table:table-cell>
          <table:table-cell/>
          <table:table-cell office:value-type="float" office:value="0.06387349">
            <text:p>0,0639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ooc:=[.D275]+0.1438" office:value-type="float" office:value="0.20570876">
            <text:p>0,2057</text:p>
          </table:table-cell>
          <table:table-cell/>
          <table:table-cell office:value-type="float" office:value="0.06190876">
            <text:p>0,0619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ooc:=[.D276]+0.1438" office:value-type="float" office:value="0.20061907">
            <text:p>0,2006</text:p>
          </table:table-cell>
          <table:table-cell/>
          <table:table-cell office:value-type="float" office:value="0.05681907">
            <text:p>0,0568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ooc:=[.D277]+0.1438" office:value-type="float" office:value="0.19999061">
            <text:p>0,2</text:p>
          </table:table-cell>
          <table:table-cell/>
          <table:table-cell office:value-type="float" office:value="0.05619061">
            <text:p>0,0562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ooc:=[.D278]+0.1438" office:value-type="float" office:value="0.19060071">
            <text:p>0,1906</text:p>
          </table:table-cell>
          <table:table-cell/>
          <table:table-cell office:value-type="float" office:value="0.04680071">
            <text:p>0,0468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ooc:=[.D279]+0.1438" office:value-type="float" office:value="0.20904345">
            <text:p>0,209</text:p>
          </table:table-cell>
          <table:table-cell/>
          <table:table-cell office:value-type="float" office:value="0.06524345">
            <text:p>0,0652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formula="oooc:=[.D280]+0.1438" office:value-type="float" office:value="0.20801308">
            <text:p>0,208</text:p>
          </table:table-cell>
          <table:table-cell/>
          <table:table-cell office:value-type="float" office:value="0.06421308">
            <text:p>0,0642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formula="oooc:=[.D281]+0.1438" office:value-type="float" office:value="0.21182002">
            <text:p>0,2118</text:p>
          </table:table-cell>
          <table:table-cell/>
          <table:table-cell office:value-type="float" office:value="0.06802002">
            <text:p>0,068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formula="oooc:=[.D282]+0.1438" office:value-type="float" office:value="0.20179707">
            <text:p>0,2018</text:p>
          </table:table-cell>
          <table:table-cell/>
          <table:table-cell office:value-type="float" office:value="0.05799707">
            <text:p>0,058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formula="oooc:=[.D283]+0.1438" office:value-type="float" office:value="0.20284751">
            <text:p>0,2028</text:p>
          </table:table-cell>
          <table:table-cell/>
          <table:table-cell office:value-type="float" office:value="0.05904751">
            <text:p>0,059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formula="oooc:=[.D284]+0.1438" office:value-type="float" office:value="0.17758778">
            <text:p>0,1776</text:p>
          </table:table-cell>
          <table:table-cell/>
          <table:table-cell office:value-type="float" office:value="0.03378778">
            <text:p>0,0338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formula="oooc:=[.D285]+0.1438" office:value-type="float" office:value="0.17324783">
            <text:p>0,1732</text:p>
          </table:table-cell>
          <table:table-cell/>
          <table:table-cell office:value-type="float" office:value="0.02944783">
            <text:p>0,0294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formula="oooc:=[.D286]+0.1438" office:value-type="float" office:value="0.15958223">
            <text:p>0,1596</text:p>
          </table:table-cell>
          <table:table-cell/>
          <table:table-cell office:value-type="float" office:value="0.01578223">
            <text:p>0,0158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formula="oooc:=[.D287]+0.1438" office:value-type="float" office:value="0.13083131">
            <text:p>0,1308</text:p>
          </table:table-cell>
          <table:table-cell/>
          <table:table-cell office:value-type="float" office:value="-0.01296869">
            <text:p>-0,013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formula="oooc:=[.D288]+0.1438" office:value-type="float" office:value="0.10152997">
            <text:p>0,1015</text:p>
          </table:table-cell>
          <table:table-cell/>
          <table:table-cell office:value-type="float" office:value="-0.04227003">
            <text:p>-0,0423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formula="oooc:=[.D289]+0.1438" office:value-type="float" office:value="0.09728736">
            <text:p>0,0973</text:p>
          </table:table-cell>
          <table:table-cell/>
          <table:table-cell office:value-type="float" office:value="-0.04651264">
            <text:p>-0,0465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formula="oooc:=[.D290]+0.1438" office:value-type="float" office:value="0.07623592">
            <text:p>0,0762</text:p>
          </table:table-cell>
          <table:table-cell/>
          <table:table-cell office:value-type="float" office:value="-0.06756408">
            <text:p>-0,0676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formula="oooc:=[.D291]+0.1438" office:value-type="float" office:value="0.08057211">
            <text:p>0,0806</text:p>
          </table:table-cell>
          <table:table-cell/>
          <table:table-cell office:value-type="float" office:value="-0.06322789">
            <text:p>-0,0632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formula="oooc:=[.D292]+0.1438" office:value-type="float" office:value="0.07889227">
            <text:p>0,0789</text:p>
          </table:table-cell>
          <table:table-cell/>
          <table:table-cell office:value-type="float" office:value="-0.06490773">
            <text:p>-0,0649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formula="oooc:=[.D293]+0.1438" office:value-type="float" office:value="0.10747598">
            <text:p>0,1075</text:p>
          </table:table-cell>
          <table:table-cell/>
          <table:table-cell office:value-type="float" office:value="-0.03632402">
            <text:p>-0,0363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formula="oooc:=[.D294]+0.1438" office:value-type="float" office:value="0.08326275">
            <text:p>0,0833</text:p>
          </table:table-cell>
          <table:table-cell/>
          <table:table-cell office:value-type="float" office:value="-0.06053725">
            <text:p>-0,0605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formula="oooc:=[.D295]+0.1438" office:value-type="float" office:value="0.05699754">
            <text:p>0,057</text:p>
          </table:table-cell>
          <table:table-cell/>
          <table:table-cell office:value-type="float" office:value="-0.08680246">
            <text:p>-0,0868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formula="oooc:=[.D296]+0.1438" office:value-type="float" office:value="0.04714994">
            <text:p>0,0471</text:p>
          </table:table-cell>
          <table:table-cell/>
          <table:table-cell office:value-type="float" office:value="-0.09665006">
            <text:p>-0,0967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0.08161307">
            <text:p>-0,0816</text:p>
          </table:table-cell>
          <table:table-cell table:number-columns-repeated="2"/>
          <table:table-cell office:value-type="string">
            <text:p>Portance gauche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07977395">
            <text:p>-0,0798</text:p>
          </table:table-cell>
          <table:table-cell>
            <draw:frame table:end-cell-address="Feuille1.L328" table:end-x="0.503cm" table:end-y="0.375cm" draw:z-index="3" svg:width="19.71cm" svg:height="11.902cm" svg:x="1.115cm" svg:y="0.214cm">
              <draw:object draw:notify-on-update-of-ranges="Feuille1.A301:Feuille1.B39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07609257">
            <text:p>-0,0761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07497773">
            <text:p>-0,075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07408178">
            <text:p>-0,0741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7151055">
            <text:p>-0,0715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06860595">
            <text:p>-0,0686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06469659">
            <text:p>-0,0647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06145847">
            <text:p>-0,0615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0581257">
            <text:p>-0,0581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05594309">
            <text:p>-0,0559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05352626">
            <text:p>-0,053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05046739">
            <text:p>-0,050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04582669">
            <text:p>-0,045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04268289">
            <text:p>-0,0427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03775188">
            <text:p>-0,0378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03515555">
            <text:p>-0,0352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03058848">
            <text:p>-0,0306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02807782">
            <text:p>-0,028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02487579">
            <text:p>-0,024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0211269">
            <text:p>-0,021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01827346">
            <text:p>-0,0183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01523545">
            <text:p>-0,0152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01228446">
            <text:p>-0,0123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00787092">
            <text:p>-0,007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00518084999999999">
            <text:p>-0,0052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00137605">
            <text:p>-0,0014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122509">
            <text:p>0,0012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407772000000001">
            <text:p>0,004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707380999999999">
            <text:p>0,007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978998">
            <text:p>0,0098</text:p>
          </table:table-cell>
          <table:table-cell office:value-type="float" office:value="0.01806127">
            <text:p>0,0181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1345874">
            <text:p>0,0135</text:p>
          </table:table-cell>
          <table:table-cell office:value-type="float" office:value="0.0134534">
            <text:p>0,0135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1660323">
            <text:p>0,0166</text:p>
          </table:table-cell>
          <table:table-cell office:value-type="float" office:value="0.01336245">
            <text:p>0,0134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1863338">
            <text:p>0,0186</text:p>
          </table:table-cell>
          <table:table-cell office:value-type="float" office:value="0.01518338">
            <text:p>0,0152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2290244">
            <text:p>0,0229</text:p>
          </table:table-cell>
          <table:table-cell office:value-type="float" office:value="0.01858694">
            <text:p>0,0186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578189">
            <text:p>0,0258</text:p>
          </table:table-cell>
          <table:table-cell office:value-type="float" office:value="0.01798614">
            <text:p>0,018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2628451">
            <text:p>0,0263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2906792">
            <text:p>0,029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2945205">
            <text:p>0,0295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3427061">
            <text:p>0,0343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3515158">
            <text:p>0,0352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3613197">
            <text:p>0,0361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3469074">
            <text:p>0,0347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3827593">
            <text:p>0,0383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4159272">
            <text:p>0,0416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4297043">
            <text:p>0,043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4470016">
            <text:p>0,0447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4704069">
            <text:p>0,047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5401241">
            <text:p>0,054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5624201">
            <text:p>0,0562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6290283">
            <text:p>0,0629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661998">
            <text:p>0,0662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6638189">
            <text:p>0,0664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6998044">
            <text:p>0,07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7063947">
            <text:p>0,0706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7212353">
            <text:p>0,0721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8209929">
            <text:p>0,0821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8218875">
            <text:p>0,0822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865053">
            <text:p>0,0865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9533952">
            <text:p>0,0953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0260183">
            <text:p>0,1026</text:p>
          </table:table-cell>
          <table:table-cell/>
          <table:table-cell office:value-type="float" office:value="0.15862488">
            <text:p>0,1586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0857751">
            <text:p>0,1086</text:p>
          </table:table-cell>
          <table:table-cell/>
          <table:table-cell office:value-type="float" office:value="0.15764249">
            <text:p>0,1576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1141507">
            <text:p>0,1114</text:p>
          </table:table-cell>
          <table:table-cell/>
          <table:table-cell office:value-type="float" office:value="0.16176406">
            <text:p>0,1618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1312952">
            <text:p>0,1131</text:p>
          </table:table-cell>
          <table:table-cell/>
          <table:table-cell office:value-type="float" office:value="0.16519224">
            <text:p>0,1652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1177247">
            <text:p>0,1118</text:p>
          </table:table-cell>
          <table:table-cell/>
          <table:table-cell office:value-type="float" office:value="0.18024665">
            <text:p>0,1802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0944632">
            <text:p>0,1094</text:p>
          </table:table-cell>
          <table:table-cell/>
          <table:table-cell office:value-type="float" office:value="0.18300792">
            <text:p>0,183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formula="oooc:=[.D367]-0.0736" office:value-type="float" office:value="0.10732887">
            <text:p>0,1073</text:p>
          </table:table-cell>
          <table:table-cell/>
          <table:table-cell office:value-type="float" office:value="0.18092887">
            <text:p>0,1809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ooc:=[.D368]-0.0736" office:value-type="float" office:value="0.11788141">
            <text:p>0,1179</text:p>
          </table:table-cell>
          <table:table-cell/>
          <table:table-cell office:value-type="float" office:value="0.19148141">
            <text:p>0,1915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ooc:=[.D369]-0.0736" office:value-type="float" office:value="0.15623129">
            <text:p>0,1562</text:p>
          </table:table-cell>
          <table:table-cell/>
          <table:table-cell office:value-type="float" office:value="0.22983129">
            <text:p>0,2298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ooc:=[.D370]-0.0736" office:value-type="float" office:value="0.15758475">
            <text:p>0,1576</text:p>
          </table:table-cell>
          <table:table-cell/>
          <table:table-cell office:value-type="float" office:value="0.23118475">
            <text:p>0,2312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ooc:=[.D371]-0.0736" office:value-type="float" office:value="0.14763189">
            <text:p>0,1476</text:p>
          </table:table-cell>
          <table:table-cell/>
          <table:table-cell office:value-type="float" office:value="0.22123189">
            <text:p>0,2212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ooc:=[.D372]-0.0736" office:value-type="float" office:value="0.16538446">
            <text:p>0,1654</text:p>
          </table:table-cell>
          <table:table-cell/>
          <table:table-cell office:value-type="float" office:value="0.23898446">
            <text:p>0,239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ooc:=[.D373]-0.0736" office:value-type="float" office:value="0.1640801">
            <text:p>0,1641</text:p>
          </table:table-cell>
          <table:table-cell/>
          <table:table-cell office:value-type="float" office:value="0.2376801">
            <text:p>0,2377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ooc:=[.D374]-0.0736" office:value-type="float" office:value="0.15312689">
            <text:p>0,1531</text:p>
          </table:table-cell>
          <table:table-cell/>
          <table:table-cell office:value-type="float" office:value="0.22672689">
            <text:p>0,2267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ooc:=[.D375]-0.0736" office:value-type="float" office:value="0.16232351">
            <text:p>0,1623</text:p>
          </table:table-cell>
          <table:table-cell/>
          <table:table-cell office:value-type="float" office:value="0.23592351">
            <text:p>0,2359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ooc:=[.D376]-0.0736" office:value-type="float" office:value="0.16377869">
            <text:p>0,1638</text:p>
          </table:table-cell>
          <table:table-cell/>
          <table:table-cell office:value-type="float" office:value="0.23737869">
            <text:p>0,2374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ooc:=[.D377]-0.0736" office:value-type="float" office:value="0.15912924">
            <text:p>0,1591</text:p>
          </table:table-cell>
          <table:table-cell/>
          <table:table-cell office:value-type="float" office:value="0.23272924">
            <text:p>0,2327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ooc:=[.D378]-0.0736" office:value-type="float" office:value="0.17552257">
            <text:p>0,1755</text:p>
          </table:table-cell>
          <table:table-cell/>
          <table:table-cell office:value-type="float" office:value="0.24912257">
            <text:p>0,2491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ooc:=[.D379]-0.0736" office:value-type="float" office:value="0.1646886">
            <text:p>0,1647</text:p>
          </table:table-cell>
          <table:table-cell/>
          <table:table-cell office:value-type="float" office:value="0.2382886">
            <text:p>0,2383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formula="oooc:=[.D380]-0.0736" office:value-type="float" office:value="0.16014316">
            <text:p>0,1601</text:p>
          </table:table-cell>
          <table:table-cell/>
          <table:table-cell office:value-type="float" office:value="0.23374316">
            <text:p>0,2337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formula="oooc:=[.D381]-0.0736" office:value-type="float" office:value="0.1514176">
            <text:p>0,1514</text:p>
          </table:table-cell>
          <table:table-cell/>
          <table:table-cell office:value-type="float" office:value="0.2250176">
            <text:p>0,225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formula="oooc:=[.D382]-0.0736" office:value-type="float" office:value="0.16913608">
            <text:p>0,1691</text:p>
          </table:table-cell>
          <table:table-cell/>
          <table:table-cell office:value-type="float" office:value="0.24273608">
            <text:p>0,2427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formula="oooc:=[.D383]-0.0736" office:value-type="float" office:value="0.1727693">
            <text:p>0,1728</text:p>
          </table:table-cell>
          <table:table-cell/>
          <table:table-cell office:value-type="float" office:value="0.2463693">
            <text:p>0,2464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formula="oooc:=[.D384]-0.0736" office:value-type="float" office:value="0.1995985">
            <text:p>0,1996</text:p>
          </table:table-cell>
          <table:table-cell/>
          <table:table-cell office:value-type="float" office:value="0.2731985">
            <text:p>0,2732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formula="oooc:=[.D385]-0.0736" office:value-type="float" office:value="0.20397361">
            <text:p>0,204</text:p>
          </table:table-cell>
          <table:table-cell/>
          <table:table-cell office:value-type="float" office:value="0.27757361">
            <text:p>0,2776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formula="oooc:=[.D386]-0.0736" office:value-type="float" office:value="0.20574994">
            <text:p>0,2057</text:p>
          </table:table-cell>
          <table:table-cell/>
          <table:table-cell office:value-type="float" office:value="0.27934994">
            <text:p>0,2793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formula="oooc:=[.D387]-0.0736" office:value-type="float" office:value="0.24191405">
            <text:p>0,2419</text:p>
          </table:table-cell>
          <table:table-cell/>
          <table:table-cell office:value-type="float" office:value="0.31551405">
            <text:p>0,3155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formula="oooc:=[.D388]-0.0736" office:value-type="float" office:value="0.26996818">
            <text:p>0,27</text:p>
          </table:table-cell>
          <table:table-cell/>
          <table:table-cell office:value-type="float" office:value="0.34356818">
            <text:p>0,3436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formula="oooc:=[.D389]-0.0736" office:value-type="float" office:value="0.27389784">
            <text:p>0,2739</text:p>
          </table:table-cell>
          <table:table-cell/>
          <table:table-cell office:value-type="float" office:value="0.34749784">
            <text:p>0,3475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formula="oooc:=[.D390]-0.0736" office:value-type="float" office:value="0.29859471">
            <text:p>0,2986</text:p>
          </table:table-cell>
          <table:table-cell/>
          <table:table-cell office:value-type="float" office:value="0.37219471">
            <text:p>0,3722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formula="oooc:=[.D391]-0.0736" office:value-type="float" office:value="0.2967925">
            <text:p>0,2968</text:p>
          </table:table-cell>
          <table:table-cell/>
          <table:table-cell office:value-type="float" office:value="0.3703925">
            <text:p>0,3704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formula="oooc:=[.D392]-0.0736" office:value-type="float" office:value="0.29898789">
            <text:p>0,299</text:p>
          </table:table-cell>
          <table:table-cell/>
          <table:table-cell office:value-type="float" office:value="0.37258789">
            <text:p>0,3726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formula="oooc:=[.D393]-0.0736" office:value-type="float" office:value="0.27552932">
            <text:p>0,2755</text:p>
          </table:table-cell>
          <table:table-cell/>
          <table:table-cell office:value-type="float" office:value="0.34912932">
            <text:p>0,3491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formula="oooc:=[.D394]-0.0736" office:value-type="float" office:value="0.30879408">
            <text:p>0,3088</text:p>
          </table:table-cell>
          <table:table-cell/>
          <table:table-cell office:value-type="float" office:value="0.38239408">
            <text:p>0,3824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formula="oooc:=[.D395]-0.0736" office:value-type="float" office:value="0.3487985">
            <text:p>0,3488</text:p>
          </table:table-cell>
          <table:table-cell/>
          <table:table-cell office:value-type="float" office:value="0.4223985">
            <text:p>0,4224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formula="oooc:=[.D396]-0.0736" office:value-type="float" office:value="0.36575312">
            <text:p>0,3658</text:p>
          </table:table-cell>
          <table:table-cell/>
          <table:table-cell office:value-type="float" office:value="0.43935312">
            <text:p>0,4394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0.13856551">
            <text:p>-0,1386</text:p>
          </table:table-cell>
          <table:table-cell table:number-columns-repeated="2"/>
          <table:table-cell office:value-type="string">
            <text:p>Portance 3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06086332">
            <text:p>-0,0609</text:p>
          </table:table-cell>
          <table:table-cell>
            <draw:frame table:end-cell-address="Feuille1.L428" table:end-x="0.977cm" table:end-y="0.242cm" draw:z-index="4" svg:width="20.184cm" svg:height="11.743cm" svg:x="1.115cm" svg:y="0.241cm">
              <draw:object draw:notify-on-update-of-ranges="Feuille1.A401:Feuille1.B49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08133766">
            <text:p>-0,0813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0724887">
            <text:p>-0,0725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07491556">
            <text:p>-0,0749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3141915">
            <text:p>-0,1314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10126704">
            <text:p>-0,101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13364875">
            <text:p>-0,1336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12118829">
            <text:p>-0,121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08662462">
            <text:p>-0,0866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10211268">
            <text:p>-0,102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10035387">
            <text:p>-0,10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10219887">
            <text:p>-0,102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09074161">
            <text:p>-0,0907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08502248">
            <text:p>-0,08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08474993">
            <text:p>-0,0847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08505631">
            <text:p>-0,085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08588752">
            <text:p>-0,085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08613637">
            <text:p>-0,086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08659074">
            <text:p>-0,086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08594316">
            <text:p>-0,085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08621905">
            <text:p>-0,0862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08591911">
            <text:p>-0,085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08643833">
            <text:p>-0,086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08735681">
            <text:p>-0,087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08650854">
            <text:p>-0,086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0847347899999999">
            <text:p>-0,0847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08536225">
            <text:p>-0,0854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08533075">
            <text:p>-0,0853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0840978">
            <text:p>-0,084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08333609">
            <text:p>-0,0833</text:p>
          </table:table-cell>
          <table:table-cell office:value-type="float" office:value="-0.21894361">
            <text:p>-0,2189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08571056">
            <text:p>-0,0857</text:p>
          </table:table-cell>
          <table:table-cell office:value-type="float" office:value="-0.18072106">
            <text:p>-0,1807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08855295">
            <text:p>-0,0886</text:p>
          </table:table-cell>
          <table:table-cell office:value-type="float" office:value="-0.17709167">
            <text:p>-0,1771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0900163">
            <text:p>-0,09</text:p>
          </table:table-cell>
          <table:table-cell office:value-type="float" office:value="-0.17732424">
            <text:p>-0,1773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0908618799999999">
            <text:p>-0,0909</text:p>
          </table:table-cell>
          <table:table-cell office:value-type="float" office:value="-0.17820793">
            <text:p>-0,1782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09712014">
            <text:p>-0,0971</text:p>
          </table:table-cell>
          <table:table-cell table:formula="oooc:=[.F436]*COS(RADIANS(30))" office:value-type="float" office:value="-0.150213232119436">
            <text:p>-0,1502</text:p>
          </table:table-cell>
          <table:table-cell table:formula="oooc:=[.B436]-[.C436]" office:value-type="float" office:value="0.0530930921194358">
            <text:p>0,0531</text:p>
          </table:table-cell>
          <table:table-cell/>
          <table:table-cell office:value-type="float" office:value="-0.1734513">
            <text:p>-0,1735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formula="oooc:=[.C437]+[.$D$436]" office:value-type="float" office:value="-0.117644699582578">
            <text:p>-0,1176</text:p>
          </table:table-cell>
          <table:table-cell table:formula="oooc:=[.F437]*COS(RADIANS(30))" office:value-type="float" office:value="-0.170737791702014">
            <text:p>-0,1707</text:p>
          </table:table-cell>
          <table:table-cell table:number-columns-repeated="2"/>
          <table:table-cell office:value-type="float" office:value="-0.19715102">
            <text:p>-0,197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formula="oooc:=[.C438]+[.$D$436]" office:value-type="float" office:value="-0.125668260403814">
            <text:p>-0,1257</text:p>
          </table:table-cell>
          <table:table-cell table:formula="oooc:=[.F438]*COS(RADIANS(30))" office:value-type="float" office:value="-0.17876135252325">
            <text:p>-0,1788</text:p>
          </table:table-cell>
          <table:table-cell table:number-columns-repeated="2"/>
          <table:table-cell office:value-type="float" office:value="-0.20641583">
            <text:p>-0,2064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formula="oooc:=[.C439]+[.$D$436]" office:value-type="float" office:value="-0.124484455638365">
            <text:p>-0,1245</text:p>
          </table:table-cell>
          <table:table-cell table:formula="oooc:=[.F439]*COS(RADIANS(30))" office:value-type="float" office:value="-0.177577547757801">
            <text:p>-0,1776</text:p>
          </table:table-cell>
          <table:table-cell table:number-columns-repeated="2"/>
          <table:table-cell office:value-type="float" office:value="-0.20504889">
            <text:p>-0,205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formula="oooc:=[.C440]+[.$D$436]" office:value-type="float" office:value="-0.127753303165966">
            <text:p>-0,1278</text:p>
          </table:table-cell>
          <table:table-cell table:formula="oooc:=[.F440]*COS(RADIANS(30))" office:value-type="float" office:value="-0.180846395285401">
            <text:p>-0,1808</text:p>
          </table:table-cell>
          <table:table-cell table:number-columns-repeated="2"/>
          <table:table-cell office:value-type="float" office:value="-0.20882343">
            <text:p>-0,2088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formula="oooc:=[.C441]+[.$D$436]" office:value-type="float" office:value="-0.121654258638035">
            <text:p>-0,1217</text:p>
          </table:table-cell>
          <table:table-cell table:formula="oooc:=[.F441]*COS(RADIANS(30))" office:value-type="float" office:value="-0.174747350757471">
            <text:p>-0,1747</text:p>
          </table:table-cell>
          <table:table-cell table:number-columns-repeated="2"/>
          <table:table-cell office:value-type="float" office:value="-0.20178086">
            <text:p>-0,2018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formula="oooc:=[.C442]+[.$D$436]" office:value-type="float" office:value="-0.121631967144142">
            <text:p>-0,1216</text:p>
          </table:table-cell>
          <table:table-cell table:formula="oooc:=[.F442]*COS(RADIANS(30))" office:value-type="float" office:value="-0.174725059263578">
            <text:p>-0,1747</text:p>
          </table:table-cell>
          <table:table-cell table:number-columns-repeated="2"/>
          <table:table-cell office:value-type="float" office:value="-0.20175512">
            <text:p>-0,2018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formula="oooc:=[.C443]+[.$D$436]" office:value-type="float" office:value="-0.11856187244671">
            <text:p>-0,1186</text:p>
          </table:table-cell>
          <table:table-cell table:formula="oooc:=[.F443]*COS(RADIANS(30))" office:value-type="float" office:value="-0.171654964566146">
            <text:p>-0,1717</text:p>
          </table:table-cell>
          <table:table-cell table:number-columns-repeated="2"/>
          <table:table-cell office:value-type="float" office:value="-0.19821008">
            <text:p>-0,1982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formula="oooc:=[.C444]+[.$D$436]" office:value-type="float" office:value="-0.11880854246247">
            <text:p>-0,1188</text:p>
          </table:table-cell>
          <table:table-cell table:formula="oooc:=[.F444]*COS(RADIANS(30))" office:value-type="float" office:value="-0.171901634581906">
            <text:p>-0,1719</text:p>
          </table:table-cell>
          <table:table-cell table:number-columns-repeated="2"/>
          <table:table-cell office:value-type="float" office:value="-0.19849491">
            <text:p>-0,1985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formula="oooc:=[.C445]+[.$D$436]" office:value-type="float" office:value="-0.113181568382143">
            <text:p>-0,1132</text:p>
          </table:table-cell>
          <table:table-cell table:formula="oooc:=[.F445]*COS(RADIANS(30))" office:value-type="float" office:value="-0.166274660501579">
            <text:p>-0,1663</text:p>
          </table:table-cell>
          <table:table-cell table:number-columns-repeated="2"/>
          <table:table-cell office:value-type="float" office:value="-0.19199744">
            <text:p>-0,192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formula="oooc:=[.C446]+[.$D$436]" office:value-type="float" office:value="-0.113409055935209">
            <text:p>-0,1134</text:p>
          </table:table-cell>
          <table:table-cell table:formula="oooc:=[.F446]*COS(RADIANS(30))" office:value-type="float" office:value="-0.166502148054645">
            <text:p>-0,1665</text:p>
          </table:table-cell>
          <table:table-cell table:number-columns-repeated="2"/>
          <table:table-cell office:value-type="float" office:value="-0.19226012">
            <text:p>-0,1923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formula="oooc:=[.C447]+[.$D$436]" office:value-type="float" office:value="-0.107753165266649">
            <text:p>-0,1078</text:p>
          </table:table-cell>
          <table:table-cell table:formula="oooc:=[.F447]*COS(RADIANS(30))" office:value-type="float" office:value="-0.160846257386085">
            <text:p>-0,1608</text:p>
          </table:table-cell>
          <table:table-cell table:number-columns-repeated="2"/>
          <table:table-cell office:value-type="float" office:value="-0.18572926">
            <text:p>-0,1857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formula="oooc:=[.C448]+[.$D$436]" office:value-type="float" office:value="-0.107158647487205">
            <text:p>-0,1072</text:p>
          </table:table-cell>
          <table:table-cell table:formula="oooc:=[.F448]*COS(RADIANS(30))" office:value-type="float" office:value="-0.160251739606641">
            <text:p>-0,1603</text:p>
          </table:table-cell>
          <table:table-cell table:number-columns-repeated="2"/>
          <table:table-cell office:value-type="float" office:value="-0.18504277">
            <text:p>-0,185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formula="oooc:=[.C449]+[.$D$436]" office:value-type="float" office:value="-0.11514572265818">
            <text:p>-0,1151</text:p>
          </table:table-cell>
          <table:table-cell table:formula="oooc:=[.F449]*COS(RADIANS(30))" office:value-type="float" office:value="-0.168238814777616">
            <text:p>-0,1682</text:p>
          </table:table-cell>
          <table:table-cell table:number-columns-repeated="2"/>
          <table:table-cell office:value-type="float" office:value="-0.19426545">
            <text:p>-0,1943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formula="oooc:=[.C450]+[.$D$436]" office:value-type="float" office:value="-0.115830558226985">
            <text:p>-0,1158</text:p>
          </table:table-cell>
          <table:table-cell table:formula="oooc:=[.F450]*COS(RADIANS(30))" office:value-type="float" office:value="-0.16892365034642">
            <text:p>-0,1689</text:p>
          </table:table-cell>
          <table:table-cell table:number-columns-repeated="2"/>
          <table:table-cell office:value-type="float" office:value="-0.19505623">
            <text:p>-0,1951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formula="oooc:=[.C451]+[.$D$436]" office:value-type="float" office:value="-0.119879694643395">
            <text:p>-0,1199</text:p>
          </table:table-cell>
          <table:table-cell table:formula="oooc:=[.F451]*COS(RADIANS(30))" office:value-type="float" office:value="-0.172972786762831">
            <text:p>-0,173</text:p>
          </table:table-cell>
          <table:table-cell table:number-columns-repeated="2"/>
          <table:table-cell office:value-type="float" office:value="-0.19973177">
            <text:p>-0,1997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formula="oooc:=[.C452]+[.$D$436]" office:value-type="float" office:value="-0.12260214942324">
            <text:p>-0,1226</text:p>
          </table:table-cell>
          <table:table-cell table:formula="oooc:=[.F452]*COS(RADIANS(30))" office:value-type="float" office:value="-0.175695241542675">
            <text:p>-0,1757</text:p>
          </table:table-cell>
          <table:table-cell table:number-columns-repeated="2"/>
          <table:table-cell office:value-type="float" office:value="-0.20287539">
            <text:p>-0,2029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formula="oooc:=[.C453]+[.$D$436]" office:value-type="float" office:value="-0.124522318269019">
            <text:p>-0,1245</text:p>
          </table:table-cell>
          <table:table-cell table:formula="oooc:=[.F453]*COS(RADIANS(30))" office:value-type="float" office:value="-0.177615410388454">
            <text:p>-0,1776</text:p>
          </table:table-cell>
          <table:table-cell table:number-columns-repeated="2"/>
          <table:table-cell office:value-type="float" office:value="-0.20509261">
            <text:p>-0,2051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formula="oooc:=[.C454]+[.$D$436]" office:value-type="float" office:value="-0.1299602390037">
            <text:p>-0,13</text:p>
          </table:table-cell>
          <table:table-cell table:formula="oooc:=[.F454]*COS(RADIANS(30))" office:value-type="float" office:value="-0.183053331123136">
            <text:p>-0,1831</text:p>
          </table:table-cell>
          <table:table-cell table:number-columns-repeated="2"/>
          <table:table-cell office:value-type="float" office:value="-0.21137178">
            <text:p>-0,2114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formula="oooc:=[.C455]+[.$D$436]" office:value-type="float" office:value="-0.134165303294061">
            <text:p>-0,1342</text:p>
          </table:table-cell>
          <table:table-cell table:formula="oooc:=[.F455]*COS(RADIANS(30))" office:value-type="float" office:value="-0.187258395413497">
            <text:p>-0,1873</text:p>
          </table:table-cell>
          <table:table-cell table:number-columns-repeated="2"/>
          <table:table-cell office:value-type="float" office:value="-0.21622737">
            <text:p>-0,2162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formula="oooc:=[.C456]+[.$D$436]" office:value-type="float" office:value="-0.138130712374434">
            <text:p>-0,1381</text:p>
          </table:table-cell>
          <table:table-cell table:formula="oooc:=[.F456]*COS(RADIANS(30))" office:value-type="float" office:value="-0.19122380449387">
            <text:p>-0,1912</text:p>
          </table:table-cell>
          <table:table-cell table:number-columns-repeated="2"/>
          <table:table-cell office:value-type="float" office:value="-0.22080623">
            <text:p>-0,2208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formula="oooc:=[.C457]+[.$D$436]" office:value-type="float" office:value="-0.151157371235365">
            <text:p>-0,1512</text:p>
          </table:table-cell>
          <table:table-cell table:formula="oooc:=[.F457]*COS(RADIANS(30))" office:value-type="float" office:value="-0.204250463354801">
            <text:p>-0,2043</text:p>
          </table:table-cell>
          <table:table-cell table:number-columns-repeated="2"/>
          <table:table-cell office:value-type="float" office:value="-0.23584812">
            <text:p>-0,2358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formula="oooc:=[.C458]+[.$D$436]" office:value-type="float" office:value="-0.148613283047684">
            <text:p>-0,1486</text:p>
          </table:table-cell>
          <table:table-cell table:formula="oooc:=[.F458]*COS(RADIANS(30))" office:value-type="float" office:value="-0.201706375167119">
            <text:p>-0,2017</text:p>
          </table:table-cell>
          <table:table-cell table:number-columns-repeated="2"/>
          <table:table-cell office:value-type="float" office:value="-0.23291046">
            <text:p>-0,2329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formula="oooc:=[.C459]+[.$D$436]" office:value-type="float" office:value="-0.147140433643467">
            <text:p>-0,1471</text:p>
          </table:table-cell>
          <table:table-cell table:formula="oooc:=[.F459]*COS(RADIANS(30))" office:value-type="float" office:value="-0.200233525762903">
            <text:p>-0,2002</text:p>
          </table:table-cell>
          <table:table-cell table:number-columns-repeated="2"/>
          <table:table-cell office:value-type="float" office:value="-0.23120976">
            <text:p>-0,2312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formula="oooc:=[.C460]+[.$D$436]" office:value-type="float" office:value="-0.145097358472383">
            <text:p>-0,1451</text:p>
          </table:table-cell>
          <table:table-cell table:formula="oooc:=[.F460]*COS(RADIANS(30))" office:value-type="float" office:value="-0.198190450591819">
            <text:p>-0,1982</text:p>
          </table:table-cell>
          <table:table-cell table:number-columns-repeated="2"/>
          <table:table-cell office:value-type="float" office:value="-0.22885062">
            <text:p>-0,2289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formula="oooc:=[.C461]+[.$D$436]" office:value-type="float" office:value="-0.144437663621051">
            <text:p>-0,1444</text:p>
          </table:table-cell>
          <table:table-cell table:formula="oooc:=[.F461]*COS(RADIANS(30))" office:value-type="float" office:value="-0.197530755740486">
            <text:p>-0,1975</text:p>
          </table:table-cell>
          <table:table-cell office:value-type="float" office:value="0.24907799">
            <text:p>0,2491</text:p>
          </table:table-cell>
          <table:table-cell/>
          <table:table-cell office:value-type="float" office:value="-0.22808887">
            <text:p>-0,2281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formula="oooc:=[.C462]+[.$D$436]" office:value-type="float" office:value="-0.146987987191639">
            <text:p>-0,147</text:p>
          </table:table-cell>
          <table:table-cell table:formula="oooc:=[.F462]*COS(RADIANS(30))" office:value-type="float" office:value="-0.200081079311075">
            <text:p>-0,2001</text:p>
          </table:table-cell>
          <table:table-cell office:value-type="float" office:value="0.25109345">
            <text:p>0,2511</text:p>
          </table:table-cell>
          <table:table-cell/>
          <table:table-cell office:value-type="float" office:value="-0.23103373">
            <text:p>-0,231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formula="oooc:=[.C463]+[.$D$436]" office:value-type="float" office:value="-0.14999189156746">
            <text:p>-0,15</text:p>
          </table:table-cell>
          <table:table-cell table:formula="oooc:=[.F463]*COS(RADIANS(30))" office:value-type="float" office:value="-0.203084983686896">
            <text:p>-0,2031</text:p>
          </table:table-cell>
          <table:table-cell office:value-type="float" office:value="0.24748178">
            <text:p>0,2475</text:p>
          </table:table-cell>
          <table:table-cell/>
          <table:table-cell office:value-type="float" office:value="-0.23450234">
            <text:p>-0,2345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formula="oooc:=[.C464]+[.$D$436]" office:value-type="float" office:value="-0.153437841290134">
            <text:p>-0,1534</text:p>
          </table:table-cell>
          <table:table-cell table:formula="oooc:=[.F464]*COS(RADIANS(30))" office:value-type="float" office:value="-0.20653093340957">
            <text:p>-0,2065</text:p>
          </table:table-cell>
          <table:table-cell office:value-type="float" office:value="0.25434141">
            <text:p>0,2543</text:p>
          </table:table-cell>
          <table:table-cell/>
          <table:table-cell office:value-type="float" office:value="-0.23848138">
            <text:p>-0,2385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formula="oooc:=[.C465]+[.$D$436]" office:value-type="float" office:value="-0.152586191908053">
            <text:p>-0,1526</text:p>
          </table:table-cell>
          <table:table-cell table:formula="oooc:=[.F465]*COS(RADIANS(30))" office:value-type="float" office:value="-0.205679284027489">
            <text:p>-0,2057</text:p>
          </table:table-cell>
          <table:table-cell office:value-type="float" office:value="0.24829652">
            <text:p>0,2483</text:p>
          </table:table-cell>
          <table:table-cell/>
          <table:table-cell office:value-type="float" office:value="-0.23749798">
            <text:p>-0,2375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formula="oooc:=[.C466]+[.$D$436]" office:value-type="float" office:value="-0.154098376186109">
            <text:p>-0,1541</text:p>
          </table:table-cell>
          <table:table-cell table:formula="oooc:=[.F466]*COS(RADIANS(30))" office:value-type="float" office:value="-0.207191468305545">
            <text:p>-0,2072</text:p>
          </table:table-cell>
          <table:table-cell table:formula="oooc:=[.G466]*COS(RADIANS(60))" office:value-type="float" office:value="0.130042425">
            <text:p>0,13</text:p>
          </table:table-cell>
          <table:table-cell table:formula="oooc:=[.B466]-[.D466]" office:value-type="float" office:value="-0.284140801186109">
            <text:p>-0,2841</text:p>
          </table:table-cell>
          <table:table-cell office:value-type="float" office:value="-0.2392441">
            <text:p>-0,2392</text:p>
          </table:table-cell>
          <table:table-cell office:value-type="float" office:value="0.26008485">
            <text:p>0,2601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formula="oooc:=[.D467]+[.$E$466]" office:value-type="float" office:value="-0.149533276186109">
            <text:p>-0,1495</text:p>
          </table:table-cell>
          <table:table-cell/>
          <table:table-cell table:formula="oooc:=[.G467]*COS(RADIANS(60))" office:value-type="float" office:value="0.134607525">
            <text:p>0,1346</text:p>
          </table:table-cell>
          <table:table-cell table:number-columns-repeated="2"/>
          <table:table-cell office:value-type="float" office:value="0.26921505">
            <text:p>0,2692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formula="oooc:=[.D468]+[.$E$466]" office:value-type="float" office:value="-0.157937271186109">
            <text:p>-0,1579</text:p>
          </table:table-cell>
          <table:table-cell/>
          <table:table-cell table:formula="oooc:=[.G468]*COS(RADIANS(60))" office:value-type="float" office:value="0.12620353">
            <text:p>0,1262</text:p>
          </table:table-cell>
          <table:table-cell table:number-columns-repeated="2"/>
          <table:table-cell office:value-type="float" office:value="0.25240706">
            <text:p>0,2524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formula="oooc:=[.D469]+[.$E$466]" office:value-type="float" office:value="-0.139036611186109">
            <text:p>-0,139</text:p>
          </table:table-cell>
          <table:table-cell/>
          <table:table-cell table:formula="oooc:=[.G469]*COS(RADIANS(60))" office:value-type="float" office:value="0.14510419">
            <text:p>0,1451</text:p>
          </table:table-cell>
          <table:table-cell table:number-columns-repeated="2"/>
          <table:table-cell office:value-type="float" office:value="0.29020838">
            <text:p>0,2902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formula="oooc:=[.D470]+[.$E$466]" office:value-type="float" office:value="-0.148318981186109">
            <text:p>-0,1483</text:p>
          </table:table-cell>
          <table:table-cell/>
          <table:table-cell table:formula="oooc:=[.G470]*COS(RADIANS(60))" office:value-type="float" office:value="0.13582182">
            <text:p>0,1358</text:p>
          </table:table-cell>
          <table:table-cell table:number-columns-repeated="2"/>
          <table:table-cell office:value-type="float" office:value="0.27164364">
            <text:p>0,2716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formula="oooc:=[.D471]+[.$E$466]" office:value-type="float" office:value="-0.146517571186109">
            <text:p>-0,1465</text:p>
          </table:table-cell>
          <table:table-cell/>
          <table:table-cell table:formula="oooc:=[.G471]*COS(RADIANS(60))" office:value-type="float" office:value="0.13762323">
            <text:p>0,1376</text:p>
          </table:table-cell>
          <table:table-cell table:number-columns-repeated="2"/>
          <table:table-cell office:value-type="float" office:value="0.27524646">
            <text:p>0,2752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table:formula="oooc:=[.D472]+[.$E$466]" office:value-type="float" office:value="-0.145769176186109">
            <text:p>-0,1458</text:p>
          </table:table-cell>
          <table:table-cell/>
          <table:table-cell table:formula="oooc:=[.G472]*COS(RADIANS(60))" office:value-type="float" office:value="0.138371625">
            <text:p>0,1384</text:p>
          </table:table-cell>
          <table:table-cell table:number-columns-repeated="2"/>
          <table:table-cell office:value-type="float" office:value="0.27674325">
            <text:p>0,2767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table:formula="oooc:=[.D473]+[.$E$466]" office:value-type="float" office:value="-0.150163841186109">
            <text:p>-0,1502</text:p>
          </table:table-cell>
          <table:table-cell/>
          <table:table-cell table:formula="oooc:=[.G473]*COS(RADIANS(60))" office:value-type="float" office:value="0.13397696">
            <text:p>0,134</text:p>
          </table:table-cell>
          <table:table-cell table:number-columns-repeated="2"/>
          <table:table-cell office:value-type="float" office:value="0.26795392">
            <text:p>0,268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table:formula="oooc:=[.D474]+[.$E$466]" office:value-type="float" office:value="-0.161049766186109">
            <text:p>-0,161</text:p>
          </table:table-cell>
          <table:table-cell/>
          <table:table-cell table:formula="oooc:=[.G474]*COS(RADIANS(60))" office:value-type="float" office:value="0.123091035">
            <text:p>0,1231</text:p>
          </table:table-cell>
          <table:table-cell table:number-columns-repeated="2"/>
          <table:table-cell office:value-type="float" office:value="0.24618207">
            <text:p>0,2462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table:formula="oooc:=[.D475]+[.$E$466]" office:value-type="float" office:value="-0.159674781186109">
            <text:p>-0,1597</text:p>
          </table:table-cell>
          <table:table-cell/>
          <table:table-cell table:formula="oooc:=[.G475]*COS(RADIANS(60))" office:value-type="float" office:value="0.12446602">
            <text:p>0,1245</text:p>
          </table:table-cell>
          <table:table-cell table:number-columns-repeated="2"/>
          <table:table-cell office:value-type="float" office:value="0.24893204">
            <text:p>0,2489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formula="oooc:=[.D476]+[.$E$466]" office:value-type="float" office:value="-0.159782101186109">
            <text:p>-0,1598</text:p>
          </table:table-cell>
          <table:table-cell/>
          <table:table-cell table:formula="oooc:=[.G476]*COS(RADIANS(60))" office:value-type="float" office:value="0.1243587">
            <text:p>0,1244</text:p>
          </table:table-cell>
          <table:table-cell table:number-columns-repeated="2"/>
          <table:table-cell office:value-type="float" office:value="0.2487174">
            <text:p>0,2487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table:formula="oooc:=[.D477]+[.$E$466]" office:value-type="float" office:value="-0.159443576186109">
            <text:p>-0,1594</text:p>
          </table:table-cell>
          <table:table-cell/>
          <table:table-cell table:formula="oooc:=[.G477]*COS(RADIANS(60))" office:value-type="float" office:value="0.124697225">
            <text:p>0,1247</text:p>
          </table:table-cell>
          <table:table-cell table:number-columns-repeated="2"/>
          <table:table-cell office:value-type="float" office:value="0.24939445">
            <text:p>0,2494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table:formula="oooc:=[.D478]+[.$E$466]" office:value-type="float" office:value="-0.157445841186109">
            <text:p>-0,1574</text:p>
          </table:table-cell>
          <table:table-cell/>
          <table:table-cell table:formula="oooc:=[.G478]*COS(RADIANS(60))" office:value-type="float" office:value="0.12669496">
            <text:p>0,1267</text:p>
          </table:table-cell>
          <table:table-cell table:number-columns-repeated="2"/>
          <table:table-cell office:value-type="float" office:value="0.25338992">
            <text:p>0,2534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table:formula="oooc:=[.D479]+[.$E$466]" office:value-type="float" office:value="-0.160968086186109">
            <text:p>-0,161</text:p>
          </table:table-cell>
          <table:table-cell/>
          <table:table-cell table:formula="oooc:=[.G479]*COS(RADIANS(60))" office:value-type="float" office:value="0.123172715">
            <text:p>0,1232</text:p>
          </table:table-cell>
          <table:table-cell table:number-columns-repeated="2"/>
          <table:table-cell office:value-type="float" office:value="0.24634543">
            <text:p>0,2463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table:formula="oooc:=[.D480]+[.$E$466]" office:value-type="float" office:value="-0.158953196186109">
            <text:p>-0,159</text:p>
          </table:table-cell>
          <table:table-cell/>
          <table:table-cell table:formula="oooc:=[.G480]*COS(RADIANS(60))" office:value-type="float" office:value="0.125187605">
            <text:p>0,1252</text:p>
          </table:table-cell>
          <table:table-cell table:number-columns-repeated="2"/>
          <table:table-cell office:value-type="float" office:value="0.25037521">
            <text:p>0,2504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formula="oooc:=[.D481]+[.$E$466]" office:value-type="float" office:value="-0.156099586186109">
            <text:p>-0,1561</text:p>
          </table:table-cell>
          <table:table-cell/>
          <table:table-cell table:formula="oooc:=[.G481]*COS(RADIANS(60))" office:value-type="float" office:value="0.128041215">
            <text:p>0,128</text:p>
          </table:table-cell>
          <table:table-cell table:number-columns-repeated="2"/>
          <table:table-cell office:value-type="float" office:value="0.25608243">
            <text:p>0,2561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table:formula="oooc:=[.D482]+[.$E$466]" office:value-type="float" office:value="-0.157946951186109">
            <text:p>-0,1579</text:p>
          </table:table-cell>
          <table:table-cell/>
          <table:table-cell table:formula="oooc:=[.G482]*COS(RADIANS(60))" office:value-type="float" office:value="0.12619385">
            <text:p>0,1262</text:p>
          </table:table-cell>
          <table:table-cell table:number-columns-repeated="2"/>
          <table:table-cell office:value-type="float" office:value="0.2523877">
            <text:p>0,2524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table:formula="oooc:=[.D483]+[.$E$466]" office:value-type="float" office:value="-0.160332426186109">
            <text:p>-0,1603</text:p>
          </table:table-cell>
          <table:table-cell/>
          <table:table-cell table:formula="oooc:=[.G483]*COS(RADIANS(60))" office:value-type="float" office:value="0.123808375">
            <text:p>0,1238</text:p>
          </table:table-cell>
          <table:table-cell table:number-columns-repeated="2"/>
          <table:table-cell office:value-type="float" office:value="0.24761675">
            <text:p>0,2476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table:formula="oooc:=[.D484]+[.$E$466]" office:value-type="float" office:value="-0.160524896186109">
            <text:p>-0,1605</text:p>
          </table:table-cell>
          <table:table-cell/>
          <table:table-cell table:formula="oooc:=[.G484]*COS(RADIANS(60))" office:value-type="float" office:value="0.123615905">
            <text:p>0,1236</text:p>
          </table:table-cell>
          <table:table-cell table:number-columns-repeated="2"/>
          <table:table-cell office:value-type="float" office:value="0.24723181">
            <text:p>0,2472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table:formula="oooc:=[.D485]+[.$E$466]" office:value-type="float" office:value="-0.160484471186109">
            <text:p>-0,1605</text:p>
          </table:table-cell>
          <table:table-cell/>
          <table:table-cell table:formula="oooc:=[.G485]*COS(RADIANS(60))" office:value-type="float" office:value="0.12365633">
            <text:p>0,1237</text:p>
          </table:table-cell>
          <table:table-cell table:number-columns-repeated="2"/>
          <table:table-cell office:value-type="float" office:value="0.24731266">
            <text:p>0,2473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formula="oooc:=[.D486]+[.$E$466]" office:value-type="float" office:value="-0.152314931186109">
            <text:p>-0,1523</text:p>
          </table:table-cell>
          <table:table-cell/>
          <table:table-cell table:formula="oooc:=[.G486]*COS(RADIANS(60))" office:value-type="float" office:value="0.13182587">
            <text:p>0,1318</text:p>
          </table:table-cell>
          <table:table-cell table:number-columns-repeated="2"/>
          <table:table-cell office:value-type="float" office:value="0.26365174">
            <text:p>0,2637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table:formula="oooc:=[.D487]+[.$E$466]" office:value-type="float" office:value="-0.147323231186109">
            <text:p>-0,1473</text:p>
          </table:table-cell>
          <table:table-cell/>
          <table:table-cell table:formula="oooc:=[.G487]*COS(RADIANS(60))" office:value-type="float" office:value="0.13681757">
            <text:p>0,1368</text:p>
          </table:table-cell>
          <table:table-cell table:number-columns-repeated="2"/>
          <table:table-cell office:value-type="float" office:value="0.27363514">
            <text:p>0,2736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table:formula="oooc:=[.D488]+[.$E$466]" office:value-type="float" office:value="-0.146843296186109">
            <text:p>-0,1468</text:p>
          </table:table-cell>
          <table:table-cell/>
          <table:table-cell table:formula="oooc:=[.G488]*COS(RADIANS(60))" office:value-type="float" office:value="0.137297505">
            <text:p>0,1373</text:p>
          </table:table-cell>
          <table:table-cell table:number-columns-repeated="2"/>
          <table:table-cell office:value-type="float" office:value="0.27459501">
            <text:p>0,2746</text:p>
          </table:table-cell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table:formula="oooc:=[.D489]+[.$E$466]" office:value-type="float" office:value="-0.145826736186109">
            <text:p>-0,1458</text:p>
          </table:table-cell>
          <table:table-cell/>
          <table:table-cell table:formula="oooc:=[.G489]*COS(RADIANS(60))" office:value-type="float" office:value="0.138314065">
            <text:p>0,1383</text:p>
          </table:table-cell>
          <table:table-cell table:number-columns-repeated="2"/>
          <table:table-cell office:value-type="float" office:value="0.27662813">
            <text:p>0,2766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table:formula="oooc:=[.D490]+[.$E$466]" office:value-type="float" office:value="-0.150464631186109">
            <text:p>-0,1505</text:p>
          </table:table-cell>
          <table:table-cell/>
          <table:table-cell table:formula="oooc:=[.G490]*COS(RADIANS(60))" office:value-type="float" office:value="0.13367617">
            <text:p>0,1337</text:p>
          </table:table-cell>
          <table:table-cell table:number-columns-repeated="2"/>
          <table:table-cell office:value-type="float" office:value="0.26735234">
            <text:p>0,2674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formula="oooc:=[.D491]+[.$E$466]" office:value-type="float" office:value="-0.150891861186109">
            <text:p>-0,1509</text:p>
          </table:table-cell>
          <table:table-cell/>
          <table:table-cell table:formula="oooc:=[.G491]*COS(RADIANS(60))" office:value-type="float" office:value="0.13324894">
            <text:p>0,1332</text:p>
          </table:table-cell>
          <table:table-cell table:number-columns-repeated="2"/>
          <table:table-cell office:value-type="float" office:value="0.26649788">
            <text:p>0,2665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table:formula="oooc:=[.D492]+[.$E$466]" office:value-type="float" office:value="-0.149661346186109">
            <text:p>-0,1497</text:p>
          </table:table-cell>
          <table:table-cell/>
          <table:table-cell table:formula="oooc:=[.G492]*COS(RADIANS(60))" office:value-type="float" office:value="0.134479455">
            <text:p>0,1345</text:p>
          </table:table-cell>
          <table:table-cell table:number-columns-repeated="2"/>
          <table:table-cell office:value-type="float" office:value="0.26895891">
            <text:p>0,269</text:p>
          </table:table-cell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table:formula="oooc:=[.D493]+[.$E$466]" office:value-type="float" office:value="-0.156105356186109">
            <text:p>-0,1561</text:p>
          </table:table-cell>
          <table:table-cell/>
          <table:table-cell table:formula="oooc:=[.G493]*COS(RADIANS(60))" office:value-type="float" office:value="0.128035445">
            <text:p>0,128</text:p>
          </table:table-cell>
          <table:table-cell table:number-columns-repeated="2"/>
          <table:table-cell office:value-type="float" office:value="0.25607089">
            <text:p>0,2561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table:formula="oooc:=[.D494]+[.$E$466]" office:value-type="float" office:value="-0.163128916186109">
            <text:p>-0,1631</text:p>
          </table:table-cell>
          <table:table-cell/>
          <table:table-cell table:formula="oooc:=[.G494]*COS(RADIANS(60))" office:value-type="float" office:value="0.121011885">
            <text:p>0,121</text:p>
          </table:table-cell>
          <table:table-cell table:number-columns-repeated="2"/>
          <table:table-cell office:value-type="float" office:value="0.24202377">
            <text:p>0,242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table:formula="oooc:=[.D495]+[.$E$466]" office:value-type="float" office:value="-0.165457646186109">
            <text:p>-0,1655</text:p>
          </table:table-cell>
          <table:table-cell/>
          <table:table-cell table:formula="oooc:=[.G495]*COS(RADIANS(60))" office:value-type="float" office:value="0.118683155">
            <text:p>0,1187</text:p>
          </table:table-cell>
          <table:table-cell table:number-columns-repeated="2"/>
          <table:table-cell office:value-type="float" office:value="0.23736631">
            <text:p>0,2374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formula="oooc:=[.D496]+[.$E$466]" office:value-type="float" office:value="-0.156526111186109">
            <text:p>-0,1565</text:p>
          </table:table-cell>
          <table:table-cell/>
          <table:table-cell table:formula="oooc:=[.G496]*COS(RADIANS(60))" office:value-type="float" office:value="0.12761469">
            <text:p>0,1276</text:p>
          </table:table-cell>
          <table:table-cell table:number-columns-repeated="2"/>
          <table:table-cell office:value-type="float" office:value="0.25522938">
            <text:p>0,2552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>
            <text:p>L</text:p>
          </table:table-cell>
          <table:table-cell office:value-type="float" office:value="0.065">
            <text:p>0,065</text:p>
          </table:table-cell>
          <table:table-cell table:number-columns-repeated="9"/>
        </table:table-row>
        <table:table-row table:style-name="ro1">
          <table:table-cell office:value-type="string">
            <text:p>D1</text:p>
          </table:table-cell>
          <table:table-cell office:value-type="float" office:value="0.08">
            <text:p>0,08</text:p>
          </table:table-cell>
          <table:table-cell table:number-columns-repeated="9"/>
        </table:table-row>
        <table:table-row table:style-name="ro1">
          <table:table-cell office:value-type="string">
            <text:p>D2</text:p>
          </table:table-cell>
          <table:table-cell office:value-type="float" office:value="0.092">
            <text:p>0,092</text:p>
          </table:table-cell>
          <table:table-cell table:number-columns-repeated="9"/>
        </table:table-row>
        <table:table-row table:style-name="ro1">
          <table:table-cell office:value-type="string">
            <text:p>D3</text:p>
          </table:table-cell>
          <table:table-cell office:value-type="float" office:value="0.16">
            <text:p>0,16</text:p>
          </table:table-cell>
          <table:table-cell table:number-columns-repeated="9"/>
        </table:table-row>
        <table:table-row table:style-name="ro1">
          <table:table-cell>
            <draw:frame table:end-cell-address="Feuille1.G530" table:end-x="0.811cm" table:end-y="0.154cm" draw:z-index="6" svg:width="12.683cm" svg:height="11.097cm" svg:x="1.675cm" svg:y="0.347cm">
              <draw:object draw:notify-on-update-of-ranges="Feuille1.A507:Feuille1.A602 Feuille1.C507:Feuille1.C60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5"/>
          <table:table-cell>
            <draw:frame table:end-cell-address="Feuille1.K521" table:end-x="0.402cm" table:end-y="0.211cm" draw:z-index="5" svg:width="7.999cm" svg:height="6.999cm" svg:x="1.435cm" svg:y="0.437cm">
              <draw:object draw:notify-on-update-of-ranges="Feuille1.A507:Feuille1.B60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cet</text:p>
          </table:table-cell>
          <table:table-cell office:value-type="string">
            <text:p>Roulis</text:p>
          </table:table-cell>
          <table:table-cell office:value-type="string">
            <text:p>Tangage</text:p>
          </table:table-cell>
          <table:table-cell office:value-type="string">
            <text:p>Poussée</text:p>
          </table:table-cell>
          <table:table-cell office:value-type="string">
            <text:p>Portance</text:p>
          </table:table-cell>
          <table:table-cell table:number-columns-repeated="5"/>
        </table:table-row>
        <table:table-row table:style-name="ro1">
          <table:table-cell office:value-type="float" office:value="-5">
            <text:p>-5</text:p>
          </table:table-cell>
          <table:table-cell table:formula="oooc:=[.$B$501]/2*(([.B301]-[.B201])*SIN(RADIANS([.A507]))+([.B1]-[.B101])*COS(RADIANS([.A507])))" office:value-type="float" office:value="-0.00045549824296116">
            <text:p>-0,0005</text:p>
          </table:table-cell>
          <table:table-cell table:formula="oooc:=[.$B$501]/2*(([.B301]-[.B201])*COS(RADIANS([.A507]))+([.B101]-[.B1])*SIN(RADIANS([.A507])))" office:value-type="float" office:value="-0.00416903412118245">
            <text:p>-0,0042</text:p>
          </table:table-cell>
          <table:table-cell table:formula="oooc:=-[.B401]*[.$B$502]" office:value-type="float" office:value="0.0110852408">
            <text:p>0,0111</text:p>
          </table:table-cell>
          <table:table-cell table:formula="oooc:=([.B301]+[.B201])*SIN(RADIANS([.A507]))-([.B101]+[.B1])*COS(RADIANS([.A507]))" office:value-type="float" office:value="0.354970274896751">
            <text:p>0,355</text:p>
          </table:table-cell>
          <table:table-cell table:formula="oooc:=-([.B301]+[.B201])*COS(RADIANS([.A507]))-([.B1]+[.B101])*SIN(RADIANS([.A507]))-[.B401]" office:value-type="float" office:value="0.144307481974947">
            <text:p>0,1443</text:p>
          </table:table-cell>
          <table:table-cell table:number-columns-repeated="5"/>
        </table:table-row>
        <table:table-row table:style-name="ro1">
          <table:table-cell office:value-type="float" office:value="-4">
            <text:p>-4</text:p>
          </table:table-cell>
          <table:table-cell table:formula="oooc:=[.$B$501]/2*(([.B302]-[.B202])*SIN(RADIANS([.A508]))+([.B2]-[.B102])*COS(RADIANS([.A508])))" office:value-type="float" office:value="-0.00047858692331781">
            <text:p>-0,0005</text:p>
          </table:table-cell>
          <table:table-cell table:formula="oooc:=[.$B$501]/2*(([.B302]-[.B202])*COS(RADIANS([.A508]))+([.B102]-[.B2])*SIN(RADIANS([.A508])))" office:value-type="float" office:value="-0.00422841887701552">
            <text:p>-0,0042</text:p>
          </table:table-cell>
          <table:table-cell table:formula="oooc:=-[.B402]*[.$B$502]" office:value-type="float" office:value="0.0048690656">
            <text:p>0,0049</text:p>
          </table:table-cell>
          <table:table-cell table:formula="oooc:=([.B302]+[.B202])*SIN(RADIANS([.A508]))-([.B102]+[.B2])*COS(RADIANS([.A508]))" office:value-type="float" office:value="0.358395082007228">
            <text:p>0,3584</text:p>
          </table:table-cell>
          <table:table-cell table:formula="oooc:=-([.B302]+[.B202])*COS(RADIANS([.A508]))-([.B2]+[.B102])*SIN(RADIANS([.A508]))-[.B402]" office:value-type="float" office:value="0.0666639228489419">
            <text:p>0,0667</text:p>
          </table:table-cell>
          <table:table-cell table:number-columns-repeated="5"/>
        </table:table-row>
        <table:table-row table:style-name="ro1">
          <table:table-cell office:value-type="float" office:value="-3">
            <text:p>-3</text:p>
          </table:table-cell>
          <table:table-cell table:formula="oooc:=[.$B$501]/2*(([.B303]-[.B203])*SIN(RADIANS([.A509]))+([.B3]-[.B103])*COS(RADIANS([.A509])))" office:value-type="float" office:value="-0.000498570555076562">
            <text:p>-0,0005</text:p>
          </table:table-cell>
          <table:table-cell table:formula="oooc:=[.$B$501]/2*(([.B303]-[.B203])*COS(RADIANS([.A509]))+([.B103]-[.B3])*SIN(RADIANS([.A509])))" office:value-type="float" office:value="-0.00419563784260018">
            <text:p>-0,0042</text:p>
          </table:table-cell>
          <table:table-cell table:formula="oooc:=-[.B403]*[.$B$502]" office:value-type="float" office:value="0.0065070128">
            <text:p>0,0065</text:p>
          </table:table-cell>
          <table:table-cell table:formula="oooc:=([.B303]+[.B203])*SIN(RADIANS([.A509]))-([.B103]+[.B3])*COS(RADIANS([.A509]))" office:value-type="float" office:value="0.358328759307964">
            <text:p>0,3583</text:p>
          </table:table-cell>
          <table:table-cell table:formula="oooc:=-([.B303]+[.B203])*COS(RADIANS([.A509]))-([.B3]+[.B103])*SIN(RADIANS([.A509]))-[.B403]" office:value-type="float" office:value="0.0866598556163917">
            <text:p>0,0867</text:p>
          </table:table-cell>
          <table:table-cell table:number-columns-repeated="5"/>
        </table:table-row>
        <table:table-row table:style-name="ro1">
          <table:table-cell office:value-type="float" office:value="-2">
            <text:p>-2</text:p>
          </table:table-cell>
          <table:table-cell table:formula="oooc:=[.$B$501]/2*(([.B304]-[.B204])*SIN(RADIANS([.A510]))+([.B4]-[.B104])*COS(RADIANS([.A510])))" office:value-type="float" office:value="-0.000402736990550774">
            <text:p>-0,0004</text:p>
          </table:table-cell>
          <table:table-cell table:formula="oooc:=[.$B$501]/2*(([.B304]-[.B204])*COS(RADIANS([.A510]))+([.B104]-[.B4])*SIN(RADIANS([.A510])))" office:value-type="float" office:value="-0.00426589736268636">
            <text:p>-0,0043</text:p>
          </table:table-cell>
          <table:table-cell table:formula="oooc:=-[.B404]*[.$B$502]" office:value-type="float" office:value="0.005799096">
            <text:p>0,0058</text:p>
          </table:table-cell>
          <table:table-cell table:formula="oooc:=([.B304]+[.B204])*SIN(RADIANS([.A510]))-([.B104]+[.B4])*COS(RADIANS([.A510]))" office:value-type="float" office:value="0.355821911653115">
            <text:p>0,3558</text:p>
          </table:table-cell>
          <table:table-cell table:formula="oooc:=-([.B304]+[.B204])*COS(RADIANS([.A510]))-([.B4]+[.B104])*SIN(RADIANS([.A510]))-[.B404]" office:value-type="float" office:value="0.0792843440903522">
            <text:p>0,0793</text:p>
          </table:table-cell>
          <table:table-cell table:number-columns-repeated="5"/>
        </table:table-row>
        <table:table-row table:style-name="ro1">
          <table:table-cell office:value-type="float" office:value="-1">
            <text:p>-1</text:p>
          </table:table-cell>
          <table:table-cell table:formula="oooc:=[.$B$501]/2*(([.B305]-[.B205])*SIN(RADIANS([.A511]))+([.B5]-[.B105])*COS(RADIANS([.A511])))" office:value-type="float" office:value="-0.000350452454124276">
            <text:p>-0,0004</text:p>
          </table:table-cell>
          <table:table-cell table:formula="oooc:=[.$B$501]/2*(([.B305]-[.B205])*COS(RADIANS([.A511]))+([.B105]-[.B5])*SIN(RADIANS([.A511])))" office:value-type="float" office:value="-0.0043165778743844">
            <text:p>-0,0043</text:p>
          </table:table-cell>
          <table:table-cell table:formula="oooc:=-[.B405]*[.$B$502]" office:value-type="float" office:value="0.0059932448">
            <text:p>0,006</text:p>
          </table:table-cell>
          <table:table-cell table:formula="oooc:=([.B305]+[.B205])*SIN(RADIANS([.A511]))-([.B105]+[.B5])*COS(RADIANS([.A511]))" office:value-type="float" office:value="0.357626143080081">
            <text:p>0,3576</text:p>
          </table:table-cell>
          <table:table-cell table:formula="oooc:=-([.B305]+[.B205])*COS(RADIANS([.A511]))-([.B5]+[.B105])*SIN(RADIANS([.A511]))-[.B405]" office:value-type="float" office:value="0.0842297417933697">
            <text:p>0,084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ooc:=[.$B$501]/2*(([.B306]-[.B206])*SIN(RADIANS([.A512]))+([.B6]-[.B106])*COS(RADIANS([.A512])))" office:value-type="float" office:value="-0.0000666828500000001">
            <text:p>-0,0001</text:p>
          </table:table-cell>
          <table:table-cell table:formula="oooc:=[.$B$501]/2*(([.B306]-[.B206])*COS(RADIANS([.A512]))+([.B106]-[.B6])*SIN(RADIANS([.A512])))" office:value-type="float" office:value="-0.0043021563">
            <text:p>-0,0043</text:p>
          </table:table-cell>
          <table:table-cell table:formula="oooc:=-[.B406]*[.$B$502]" office:value-type="float" office:value="0.010513532">
            <text:p>0,0105</text:p>
          </table:table-cell>
          <table:table-cell table:formula="oooc:=([.B306]+[.B206])*SIN(RADIANS([.A512]))-([.B106]+[.B6])*COS(RADIANS([.A512]))" office:value-type="float" office:value="0.35582824">
            <text:p>0,3558</text:p>
          </table:table-cell>
          <table:table-cell table:formula="oooc:=-([.B306]+[.B206])*COS(RADIANS([.A512]))-([.B6]+[.B106])*SIN(RADIANS([.A512]))-[.B406]" office:value-type="float" office:value="0.14206621">
            <text:p>0,142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ooc:=[.$B$501]/2*(([.B307]-[.B207])*SIN(RADIANS([.A513]))+([.B7]-[.B107])*COS(RADIANS([.A513])))" office:value-type="float" office:value="0.000310131255930027">
            <text:p>0,0003</text:p>
          </table:table-cell>
          <table:table-cell table:formula="oooc:=[.$B$501]/2*(([.B307]-[.B207])*COS(RADIANS([.A513]))+([.B107]-[.B7])*SIN(RADIANS([.A513])))" office:value-type="float" office:value="-0.00433237552850472">
            <text:p>-0,0043</text:p>
          </table:table-cell>
          <table:table-cell table:formula="oooc:=-[.B407]*[.$B$502]" office:value-type="float" office:value="0.0081013632">
            <text:p>0,0081</text:p>
          </table:table-cell>
          <table:table-cell table:formula="oooc:=([.B307]+[.B207])*SIN(RADIANS([.A513]))-([.B107]+[.B7])*COS(RADIANS([.A513]))" office:value-type="float" office:value="0.356422150514733">
            <text:p>0,3564</text:p>
          </table:table-cell>
          <table:table-cell table:formula="oooc:=-([.B307]+[.B207])*COS(RADIANS([.A513]))-([.B7]+[.B107])*SIN(RADIANS([.A513]))-[.B407]" office:value-type="float" office:value="0.11158391554415">
            <text:p>0,11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ooc:=[.$B$501]/2*(([.B308]-[.B208])*SIN(RADIANS([.A514]))+([.B8]-[.B108])*COS(RADIANS([.A514])))" office:value-type="float" office:value="0.000248448707323399">
            <text:p>0,0002</text:p>
          </table:table-cell>
          <table:table-cell table:formula="oooc:=[.$B$501]/2*(([.B308]-[.B208])*COS(RADIANS([.A514]))+([.B108]-[.B8])*SIN(RADIANS([.A514])))" office:value-type="float" office:value="-0.00426258198461589">
            <text:p>-0,0043</text:p>
          </table:table-cell>
          <table:table-cell table:formula="oooc:=-[.B408]*[.$B$502]" office:value-type="float" office:value="0.0106919">
            <text:p>0,0107</text:p>
          </table:table-cell>
          <table:table-cell table:formula="oooc:=([.B308]+[.B208])*SIN(RADIANS([.A514]))-([.B108]+[.B8])*COS(RADIANS([.A514]))" office:value-type="float" office:value="0.358413626287462">
            <text:p>0,3584</text:p>
          </table:table-cell>
          <table:table-cell table:formula="oooc:=-([.B308]+[.B208])*COS(RADIANS([.A514]))-([.B8]+[.B108])*SIN(RADIANS([.A514]))-[.B408]" office:value-type="float" office:value="0.144747466206787">
            <text:p>0,144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formula="oooc:=[.$B$501]/2*(([.B309]-[.B209])*SIN(RADIANS([.A515]))+([.B9]-[.B109])*COS(RADIANS([.A515])))" office:value-type="float" office:value="0.0000833700175296911">
            <text:p>0,0001</text:p>
          </table:table-cell>
          <table:table-cell table:formula="oooc:=[.$B$501]/2*(([.B309]-[.B209])*COS(RADIANS([.A515]))+([.B109]-[.B9])*SIN(RADIANS([.A515])))" office:value-type="float" office:value="-0.00422557748166989">
            <text:p>-0,0042</text:p>
          </table:table-cell>
          <table:table-cell table:formula="oooc:=-[.B409]*[.$B$502]" office:value-type="float" office:value="0.0096950632">
            <text:p>0,0097</text:p>
          </table:table-cell>
          <table:table-cell table:formula="oooc:=([.B309]+[.B209])*SIN(RADIANS([.A515]))-([.B109]+[.B9])*COS(RADIANS([.A515]))" office:value-type="float" office:value="0.36021802068574">
            <text:p>0,3602</text:p>
          </table:table-cell>
          <table:table-cell table:formula="oooc:=-([.B309]+[.B209])*COS(RADIANS([.A515]))-([.B9]+[.B109])*SIN(RADIANS([.A515]))-[.B409]" office:value-type="float" office:value="0.133268810502023">
            <text:p>0,1333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formula="oooc:=[.$B$501]/2*(([.B310]-[.B210])*SIN(RADIANS([.A516]))+([.B10]-[.B110])*COS(RADIANS([.A516])))" office:value-type="float" office:value="-0.0000950614193766938">
            <text:p>-0,0001</text:p>
          </table:table-cell>
          <table:table-cell table:formula="oooc:=[.$B$501]/2*(([.B310]-[.B210])*COS(RADIANS([.A516]))+([.B110]-[.B10])*SIN(RADIANS([.A516])))" office:value-type="float" office:value="-0.00418639502346485">
            <text:p>-0,0042</text:p>
          </table:table-cell>
          <table:table-cell table:formula="oooc:=-[.B410]*[.$B$502]" office:value-type="float" office:value="0.0069299696">
            <text:p>0,0069</text:p>
          </table:table-cell>
          <table:table-cell table:formula="oooc:=([.B310]+[.B210])*SIN(RADIANS([.A516]))-([.B110]+[.B10])*COS(RADIANS([.A516]))" office:value-type="float" office:value="0.363231345509156">
            <text:p>0,3632</text:p>
          </table:table-cell>
          <table:table-cell table:formula="oooc:=-([.B310]+[.B210])*COS(RADIANS([.A516]))-([.B10]+[.B110])*SIN(RADIANS([.A516]))-[.B410]" office:value-type="float" office:value="0.0995428158919794">
            <text:p>0,099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formula="oooc:=[.$B$501]/2*(([.B311]-[.B211])*SIN(RADIANS([.A517]))+([.B11]-[.B111])*COS(RADIANS([.A517])))" office:value-type="float" office:value="-0.000212865303850887">
            <text:p>-0,0002</text:p>
          </table:table-cell>
          <table:table-cell table:formula="oooc:=[.$B$501]/2*(([.B311]-[.B211])*COS(RADIANS([.A517]))+([.B111]-[.B11])*SIN(RADIANS([.A517])))" office:value-type="float" office:value="-0.00420720598028286">
            <text:p>-0,0042</text:p>
          </table:table-cell>
          <table:table-cell table:formula="oooc:=-[.B411]*[.$B$502]" office:value-type="float" office:value="0.0081690144">
            <text:p>0,0082</text:p>
          </table:table-cell>
          <table:table-cell table:formula="oooc:=([.B311]+[.B211])*SIN(RADIANS([.A517]))-([.B111]+[.B11])*COS(RADIANS([.A517]))" office:value-type="float" office:value="0.364253558679275">
            <text:p>0,3643</text:p>
          </table:table-cell>
          <table:table-cell table:formula="oooc:=-([.B311]+[.B211])*COS(RADIANS([.A517]))-([.B11]+[.B111])*SIN(RADIANS([.A517]))-[.B411]" office:value-type="float" office:value="0.116268787718886">
            <text:p>0,1163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formula="oooc:=[.$B$501]/2*(([.B312]-[.B212])*SIN(RADIANS([.A518]))+([.B12]-[.B112])*COS(RADIANS([.A518])))" office:value-type="float" office:value="-0.000276227203569454">
            <text:p>-0,0003</text:p>
          </table:table-cell>
          <table:table-cell table:formula="oooc:=[.$B$501]/2*(([.B312]-[.B212])*COS(RADIANS([.A518]))+([.B112]-[.B12])*SIN(RADIANS([.A518])))" office:value-type="float" office:value="-0.00422394234301156">
            <text:p>-0,0042</text:p>
          </table:table-cell>
          <table:table-cell table:formula="oooc:=-[.B412]*[.$B$502]" office:value-type="float" office:value="0.0080283096">
            <text:p>0,008</text:p>
          </table:table-cell>
          <table:table-cell table:formula="oooc:=([.B312]+[.B212])*SIN(RADIANS([.A518]))-([.B112]+[.B12])*COS(RADIANS([.A518]))" office:value-type="float" office:value="0.364635984892423">
            <text:p>0,3646</text:p>
          </table:table-cell>
          <table:table-cell table:formula="oooc:=-([.B312]+[.B212])*COS(RADIANS([.A518]))-([.B12]+[.B112])*SIN(RADIANS([.A518]))-[.B412]" office:value-type="float" office:value="0.115460082565918">
            <text:p>0,115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formula="oooc:=[.$B$501]/2*(([.B313]-[.B213])*SIN(RADIANS([.A519]))+([.B13]-[.B113])*COS(RADIANS([.A519])))" office:value-type="float" office:value="-0.0000294652170941787">
            <text:p>0</text:p>
          </table:table-cell>
          <table:table-cell table:formula="oooc:=[.$B$501]/2*(([.B313]-[.B213])*COS(RADIANS([.A519]))+([.B113]-[.B13])*SIN(RADIANS([.A519])))" office:value-type="float" office:value="-0.00422829604588104">
            <text:p>-0,0042</text:p>
          </table:table-cell>
          <table:table-cell table:formula="oooc:=-[.B413]*[.$B$502]" office:value-type="float" office:value="0.0081759096">
            <text:p>0,0082</text:p>
          </table:table-cell>
          <table:table-cell table:formula="oooc:=([.B313]+[.B213])*SIN(RADIANS([.A519]))-([.B113]+[.B13])*COS(RADIANS([.A519]))" office:value-type="float" office:value="0.366292425811027">
            <text:p>0,3663</text:p>
          </table:table-cell>
          <table:table-cell table:formula="oooc:=-([.B313]+[.B213])*COS(RADIANS([.A519]))-([.B13]+[.B113])*SIN(RADIANS([.A519]))-[.B413]" office:value-type="float" office:value="0.118653971257368">
            <text:p>0,1187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formula="oooc:=[.$B$501]/2*(([.B314]-[.B214])*SIN(RADIANS([.A520]))+([.B14]-[.B114])*COS(RADIANS([.A520])))" office:value-type="float" office:value="0.0000625370681895929">
            <text:p>0,0001</text:p>
          </table:table-cell>
          <table:table-cell table:formula="oooc:=[.$B$501]/2*(([.B314]-[.B214])*COS(RADIANS([.A520]))+([.B114]-[.B14])*SIN(RADIANS([.A520])))" office:value-type="float" office:value="-0.00411219613783953">
            <text:p>-0,0041</text:p>
          </table:table-cell>
          <table:table-cell table:formula="oooc:=-[.B414]*[.$B$502]" office:value-type="float" office:value="0.0072593288">
            <text:p>0,0073</text:p>
          </table:table-cell>
          <table:table-cell table:formula="oooc:=([.B314]+[.B214])*SIN(RADIANS([.A520]))-([.B114]+[.B14])*COS(RADIANS([.A520]))" office:value-type="float" office:value="0.367314163027625">
            <text:p>0,3673</text:p>
          </table:table-cell>
          <table:table-cell table:formula="oooc:=-([.B314]+[.B214])*COS(RADIANS([.A520]))-([.B14]+[.B114])*SIN(RADIANS([.A520]))-[.B414]" office:value-type="float" office:value="0.108659678506091">
            <text:p>0,1087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formula="oooc:=[.$B$501]/2*(([.B315]-[.B215])*SIN(RADIANS([.A521]))+([.B15]-[.B115])*COS(RADIANS([.A521])))" office:value-type="float" office:value="0.00017761670875488">
            <text:p>0,0002</text:p>
          </table:table-cell>
          <table:table-cell table:formula="oooc:=[.$B$501]/2*(([.B315]-[.B215])*COS(RADIANS([.A521]))+([.B115]-[.B15])*SIN(RADIANS([.A521])))" office:value-type="float" office:value="-0.00408612528258101">
            <text:p>-0,0041</text:p>
          </table:table-cell>
          <table:table-cell table:formula="oooc:=-[.B415]*[.$B$502]" office:value-type="float" office:value="0.0068017984">
            <text:p>0,0068</text:p>
          </table:table-cell>
          <table:table-cell table:formula="oooc:=([.B315]+[.B215])*SIN(RADIANS([.A521]))-([.B115]+[.B15])*COS(RADIANS([.A521]))" office:value-type="float" office:value="0.367616154082673">
            <text:p>0,3676</text:p>
          </table:table-cell>
          <table:table-cell table:formula="oooc:=-([.B315]+[.B215])*COS(RADIANS([.A521]))-([.B15]+[.B115])*SIN(RADIANS([.A521]))-[.B415]" office:value-type="float" office:value="0.104815693709793">
            <text:p>0,1048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formula="oooc:=[.$B$501]/2*(([.B316]-[.B216])*SIN(RADIANS([.A522]))+([.B16]-[.B116])*COS(RADIANS([.A522])))" office:value-type="float" office:value="0.000120729604837484">
            <text:p>0,0001</text:p>
          </table:table-cell>
          <table:table-cell table:formula="oooc:=[.$B$501]/2*(([.B316]-[.B216])*COS(RADIANS([.A522]))+([.B116]-[.B16])*SIN(RADIANS([.A522])))" office:value-type="float" office:value="-0.00399827906901304">
            <text:p>-0,004</text:p>
          </table:table-cell>
          <table:table-cell table:formula="oooc:=-[.B416]*[.$B$502]" office:value-type="float" office:value="0.0067799944">
            <text:p>0,0068</text:p>
          </table:table-cell>
          <table:table-cell table:formula="oooc:=([.B316]+[.B216])*SIN(RADIANS([.A522]))-([.B116]+[.B16])*COS(RADIANS([.A522]))" office:value-type="float" office:value="0.368380424937722">
            <text:p>0,3684</text:p>
          </table:table-cell>
          <table:table-cell table:formula="oooc:=-([.B316]+[.B216])*COS(RADIANS([.A522]))-([.B16]+[.B116])*SIN(RADIANS([.A522]))-[.B416]" office:value-type="float" office:value="0.104004905827114">
            <text:p>0,104</text:p>
          </table:table-cell>
          <table:table-cell>
            <draw:frame table:end-cell-address="Feuille1.K537" table:end-x="0.389cm" table:end-y="0.305cm" draw:z-index="7" svg:width="7.999cm" svg:height="6.999cm" svg:x="1.422cm" svg:y="0.079cm">
              <draw:object draw:notify-on-update-of-ranges="Feuille1.A507:Feuille1.A602 Feuille1.D507:Feuille1.D60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ooc:=[.$B$501]/2*(([.B317]-[.B217])*SIN(RADIANS([.A523]))+([.B17]-[.B117])*COS(RADIANS([.A523])))" office:value-type="float" office:value="0.000021937416956961">
            <text:p>0</text:p>
          </table:table-cell>
          <table:table-cell table:formula="oooc:=[.$B$501]/2*(([.B317]-[.B217])*COS(RADIANS([.A523]))+([.B117]-[.B17])*SIN(RADIANS([.A523])))" office:value-type="float" office:value="-0.00396474735736392">
            <text:p>-0,004</text:p>
          </table:table-cell>
          <table:table-cell table:formula="oooc:=-[.B417]*[.$B$502]" office:value-type="float" office:value="0.0068045048">
            <text:p>0,0068</text:p>
          </table:table-cell>
          <table:table-cell table:formula="oooc:=([.B317]+[.B217])*SIN(RADIANS([.A523]))-([.B117]+[.B17])*COS(RADIANS([.A523]))" office:value-type="float" office:value="0.368107323004629">
            <text:p>0,3681</text:p>
          </table:table-cell>
          <table:table-cell table:formula="oooc:=-([.B317]+[.B217])*COS(RADIANS([.A523]))-([.B17]+[.B117])*SIN(RADIANS([.A523]))-[.B417]" office:value-type="float" office:value="0.106375196483728">
            <text:p>0,1064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formula="oooc:=[.$B$501]/2*(([.B318]-[.B218])*SIN(RADIANS([.A524]))+([.B18]-[.B118])*COS(RADIANS([.A524])))" office:value-type="float" office:value="0.0000382823816119141">
            <text:p>0</text:p>
          </table:table-cell>
          <table:table-cell table:formula="oooc:=[.$B$501]/2*(([.B318]-[.B218])*COS(RADIANS([.A524]))+([.B118]-[.B18])*SIN(RADIANS([.A524])))" office:value-type="float" office:value="-0.00394099834912189">
            <text:p>-0,0039</text:p>
          </table:table-cell>
          <table:table-cell table:formula="oooc:=-[.B418]*[.$B$502]" office:value-type="float" office:value="0.0068710016">
            <text:p>0,0069</text:p>
          </table:table-cell>
          <table:table-cell table:formula="oooc:=([.B318]+[.B218])*SIN(RADIANS([.A524]))-([.B118]+[.B18])*COS(RADIANS([.A524]))" office:value-type="float" office:value="0.368296400206634">
            <text:p>0,3683</text:p>
          </table:table-cell>
          <table:table-cell table:formula="oooc:=-([.B318]+[.B218])*COS(RADIANS([.A524]))-([.B18]+[.B118])*SIN(RADIANS([.A524]))-[.B418]" office:value-type="float" office:value="0.105703913021374">
            <text:p>0,1057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formula="oooc:=[.$B$501]/2*(([.B319]-[.B219])*SIN(RADIANS([.A525]))+([.B19]-[.B119])*COS(RADIANS([.A525])))" office:value-type="float" office:value="-0.0000271721678962291">
            <text:p>0</text:p>
          </table:table-cell>
          <table:table-cell table:formula="oooc:=[.$B$501]/2*(([.B319]-[.B219])*COS(RADIANS([.A525]))+([.B119]-[.B19])*SIN(RADIANS([.A525])))" office:value-type="float" office:value="-0.00393706555222268">
            <text:p>-0,0039</text:p>
          </table:table-cell>
          <table:table-cell table:formula="oooc:=-[.B419]*[.$B$502]" office:value-type="float" office:value="0.0068909096">
            <text:p>0,0069</text:p>
          </table:table-cell>
          <table:table-cell table:formula="oooc:=([.B319]+[.B219])*SIN(RADIANS([.A525]))-([.B119]+[.B19])*COS(RADIANS([.A525]))" office:value-type="float" office:value="0.368944706339562">
            <text:p>0,3689</text:p>
          </table:table-cell>
          <table:table-cell table:formula="oooc:=-([.B319]+[.B219])*COS(RADIANS([.A525]))-([.B19]+[.B119])*SIN(RADIANS([.A525]))-[.B419]" office:value-type="float" office:value="0.107613231248077">
            <text:p>0,1076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formula="oooc:=[.$B$501]/2*(([.B320]-[.B220])*SIN(RADIANS([.A526]))+([.B20]-[.B120])*COS(RADIANS([.A526])))" office:value-type="float" office:value="-0.0000192821382303557">
            <text:p>0</text:p>
          </table:table-cell>
          <table:table-cell table:formula="oooc:=[.$B$501]/2*(([.B320]-[.B220])*COS(RADIANS([.A526]))+([.B120]-[.B20])*SIN(RADIANS([.A526])))" office:value-type="float" office:value="-0.00392179219233796">
            <text:p>-0,0039</text:p>
          </table:table-cell>
          <table:table-cell table:formula="oooc:=-[.B420]*[.$B$502]" office:value-type="float" office:value="0.0069272592">
            <text:p>0,0069</text:p>
          </table:table-cell>
          <table:table-cell table:formula="oooc:=([.B320]+[.B220])*SIN(RADIANS([.A526]))-([.B120]+[.B20])*COS(RADIANS([.A526]))" office:value-type="float" office:value="0.369440405792446">
            <text:p>0,3694</text:p>
          </table:table-cell>
          <table:table-cell table:formula="oooc:=-([.B320]+[.B220])*COS(RADIANS([.A526]))-([.B20]+[.B120])*SIN(RADIANS([.A526]))-[.B420]" office:value-type="float" office:value="0.109158780533851">
            <text:p>0,1092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ooc:=[.$B$501]/2*(([.B321]-[.B221])*SIN(RADIANS([.A527]))+([.B21]-[.B121])*COS(RADIANS([.A527])))" office:value-type="float" office:value="0.0000739303580379826">
            <text:p>0,0001</text:p>
          </table:table-cell>
          <table:table-cell table:formula="oooc:=[.$B$501]/2*(([.B321]-[.B221])*COS(RADIANS([.A527]))+([.B121]-[.B21])*SIN(RADIANS([.A527])))" office:value-type="float" office:value="-0.00392828919302126">
            <text:p>-0,0039</text:p>
          </table:table-cell>
          <table:table-cell table:formula="oooc:=-[.B421]*[.$B$502]" office:value-type="float" office:value="0.0068754528">
            <text:p>0,0069</text:p>
          </table:table-cell>
          <table:table-cell table:formula="oooc:=([.B321]+[.B221])*SIN(RADIANS([.A527]))-([.B121]+[.B21])*COS(RADIANS([.A527]))" office:value-type="float" office:value="0.369075682254934">
            <text:p>0,3691</text:p>
          </table:table-cell>
          <table:table-cell table:formula="oooc:=-([.B321]+[.B221])*COS(RADIANS([.A527]))-([.B21]+[.B121])*SIN(RADIANS([.A527]))-[.B421]" office:value-type="float" office:value="0.108320132499869">
            <text:p>0,1083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formula="oooc:=[.$B$501]/2*(([.B322]-[.B222])*SIN(RADIANS([.A528]))+([.B22]-[.B122])*COS(RADIANS([.A528])))" office:value-type="float" office:value="0.0000549975397258665">
            <text:p>0,0001</text:p>
          </table:table-cell>
          <table:table-cell table:formula="oooc:=[.$B$501]/2*(([.B322]-[.B222])*COS(RADIANS([.A528]))+([.B122]-[.B22])*SIN(RADIANS([.A528])))" office:value-type="float" office:value="-0.00390285214970972">
            <text:p>-0,0039</text:p>
          </table:table-cell>
          <table:table-cell table:formula="oooc:=-[.B422]*[.$B$502]" office:value-type="float" office:value="0.006897524">
            <text:p>0,0069</text:p>
          </table:table-cell>
          <table:table-cell table:formula="oooc:=([.B322]+[.B222])*SIN(RADIANS([.A528]))-([.B122]+[.B22])*COS(RADIANS([.A528]))" office:value-type="float" office:value="0.368953955091055">
            <text:p>0,369</text:p>
          </table:table-cell>
          <table:table-cell table:formula="oooc:=-([.B322]+[.B222])*COS(RADIANS([.A528]))-([.B22]+[.B122])*SIN(RADIANS([.A528]))-[.B422]" office:value-type="float" office:value="0.11043211570091">
            <text:p>0,1104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formula="oooc:=[.$B$501]/2*(([.B323]-[.B223])*SIN(RADIANS([.A529]))+([.B23]-[.B123])*COS(RADIANS([.A529])))" office:value-type="float" office:value="-0.0000675734065681245">
            <text:p>-0,0001</text:p>
          </table:table-cell>
          <table:table-cell table:formula="oooc:=[.$B$501]/2*(([.B323]-[.B223])*COS(RADIANS([.A529]))+([.B123]-[.B23])*SIN(RADIANS([.A529])))" office:value-type="float" office:value="-0.00389485961426268">
            <text:p>-0,0039</text:p>
          </table:table-cell>
          <table:table-cell table:formula="oooc:=-[.B423]*[.$B$502]" office:value-type="float" office:value="0.0068735288">
            <text:p>0,0069</text:p>
          </table:table-cell>
          <table:table-cell table:formula="oooc:=([.B323]+[.B223])*SIN(RADIANS([.A529]))-([.B123]+[.B23])*COS(RADIANS([.A529]))" office:value-type="float" office:value="0.369439513879757">
            <text:p>0,3694</text:p>
          </table:table-cell>
          <table:table-cell table:formula="oooc:=-([.B323]+[.B223])*COS(RADIANS([.A529]))-([.B23]+[.B123])*SIN(RADIANS([.A529]))-[.B423]" office:value-type="float" office:value="0.110253769343536">
            <text:p>0,1103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formula="oooc:=[.$B$501]/2*(([.B324]-[.B224])*SIN(RADIANS([.A530]))+([.B24]-[.B124])*COS(RADIANS([.A530])))" office:value-type="float" office:value="-0.0000429527343700278">
            <text:p>0</text:p>
          </table:table-cell>
          <table:table-cell table:formula="oooc:=[.$B$501]/2*(([.B324]-[.B224])*COS(RADIANS([.A530]))+([.B124]-[.B24])*SIN(RADIANS([.A530])))" office:value-type="float" office:value="-0.00386719452220584">
            <text:p>-0,0039</text:p>
          </table:table-cell>
          <table:table-cell table:formula="oooc:=-[.B424]*[.$B$502]" office:value-type="float" office:value="0.0069150664">
            <text:p>0,0069</text:p>
          </table:table-cell>
          <table:table-cell table:formula="oooc:=([.B324]+[.B224])*SIN(RADIANS([.A530]))-([.B124]+[.B24])*COS(RADIANS([.A530]))" office:value-type="float" office:value="0.367901158305013">
            <text:p>0,3679</text:p>
          </table:table-cell>
          <table:table-cell table:formula="oooc:=-([.B324]+[.B224])*COS(RADIANS([.A530]))-([.B24]+[.B124])*SIN(RADIANS([.A530]))-[.B424]" office:value-type="float" office:value="0.112389931974848">
            <text:p>0,1124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formula="oooc:=[.$B$501]/2*(([.B325]-[.B225])*SIN(RADIANS([.A531]))+([.B25]-[.B125])*COS(RADIANS([.A531])))" office:value-type="float" office:value="-0.0000408794069172611">
            <text:p>0</text:p>
          </table:table-cell>
          <table:table-cell table:formula="oooc:=[.$B$501]/2*(([.B325]-[.B225])*COS(RADIANS([.A531]))+([.B125]-[.B25])*SIN(RADIANS([.A531])))" office:value-type="float" office:value="-0.00378424047847678">
            <text:p>-0,0038</text:p>
          </table:table-cell>
          <table:table-cell table:formula="oooc:=-[.B425]*[.$B$502]" office:value-type="float" office:value="0.0069885448">
            <text:p>0,007</text:p>
          </table:table-cell>
          <table:table-cell table:formula="oooc:=([.B325]+[.B225])*SIN(RADIANS([.A531]))-([.B125]+[.B25])*COS(RADIANS([.A531]))" office:value-type="float" office:value="0.368332977540472">
            <text:p>0,3683</text:p>
          </table:table-cell>
          <table:table-cell table:formula="oooc:=-([.B325]+[.B225])*COS(RADIANS([.A531]))-([.B25]+[.B125])*SIN(RADIANS([.A531]))-[.B425]" office:value-type="float" office:value="0.113961647147294">
            <text:p>0,114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formula="oooc:=[.$B$501]/2*(([.B326]-[.B226])*SIN(RADIANS([.A532]))+([.B26]-[.B126])*COS(RADIANS([.A532])))" office:value-type="float" office:value="-0.0000215266361093889">
            <text:p>0</text:p>
          </table:table-cell>
          <table:table-cell table:formula="oooc:=[.$B$501]/2*(([.B326]-[.B226])*COS(RADIANS([.A532]))+([.B126]-[.B26])*SIN(RADIANS([.A532])))" office:value-type="float" office:value="-0.00382805624654586">
            <text:p>-0,0038</text:p>
          </table:table-cell>
          <table:table-cell table:formula="oooc:=-[.B426]*[.$B$502]" office:value-type="float" office:value="0.0069206832">
            <text:p>0,0069</text:p>
          </table:table-cell>
          <table:table-cell table:formula="oooc:=([.B326]+[.B226])*SIN(RADIANS([.A532]))-([.B126]+[.B26])*COS(RADIANS([.A532]))" office:value-type="float" office:value="0.368710140795421">
            <text:p>0,3687</text:p>
          </table:table-cell>
          <table:table-cell table:formula="oooc:=-([.B326]+[.B226])*COS(RADIANS([.A532]))-([.B26]+[.B126])*SIN(RADIANS([.A532]))-[.B426]" office:value-type="float" office:value="0.11370732249028">
            <text:p>0,1137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formula="oooc:=[.$B$501]/2*(([.B327]-[.B227])*SIN(RADIANS([.A533]))+([.B27]-[.B127])*COS(RADIANS([.A533])))" office:value-type="float" office:value="0.0000428032949728354">
            <text:p>0</text:p>
          </table:table-cell>
          <table:table-cell table:formula="oooc:=[.$B$501]/2*(([.B327]-[.B227])*COS(RADIANS([.A533]))+([.B127]-[.B27])*SIN(RADIANS([.A533])))" office:value-type="float" office:value="-0.00377650326526395">
            <text:p>-0,0038</text:p>
          </table:table-cell>
          <table:table-cell table:formula="oooc:=-[.B427]*[.$B$502]" office:value-type="float" office:value="0.00677878319999999">
            <text:p>0,0068</text:p>
          </table:table-cell>
          <table:table-cell table:formula="oooc:=([.B327]+[.B227])*SIN(RADIANS([.A533]))-([.B127]+[.B27])*COS(RADIANS([.A533]))" office:value-type="float" office:value="0.367826677034454">
            <text:p>0,3678</text:p>
          </table:table-cell>
          <table:table-cell table:formula="oooc:=-([.B327]+[.B227])*COS(RADIANS([.A533]))-([.B27]+[.B127])*SIN(RADIANS([.A533]))-[.B427]" office:value-type="float" office:value="0.113183578431168">
            <text:p>0,1132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formula="oooc:=[.$B$501]/2*(([.B328]-[.B228])*SIN(RADIANS([.A534]))+([.B28]-[.B128])*COS(RADIANS([.A534])))" office:value-type="float" office:value="0.00000478184202396025">
            <text:p>0</text:p>
          </table:table-cell>
          <table:table-cell table:formula="oooc:=[.$B$501]/2*(([.B328]-[.B228])*COS(RADIANS([.A534]))+([.B128]-[.B28])*SIN(RADIANS([.A534])))" office:value-type="float" office:value="-0.00378928582205782">
            <text:p>-0,0038</text:p>
          </table:table-cell>
          <table:table-cell table:formula="oooc:=-[.B428]*[.$B$502]" office:value-type="float" office:value="0.00682898">
            <text:p>0,0068</text:p>
          </table:table-cell>
          <table:table-cell table:formula="oooc:=([.B328]+[.B228])*SIN(RADIANS([.A534]))-([.B128]+[.B28])*COS(RADIANS([.A534]))" office:value-type="float" office:value="0.367109312857962">
            <text:p>0,3671</text:p>
          </table:table-cell>
          <table:table-cell table:formula="oooc:=-([.B328]+[.B228])*COS(RADIANS([.A534]))-([.B28]+[.B128])*SIN(RADIANS([.A534]))-[.B428]" office:value-type="float" office:value="0.114507471811054">
            <text:p>0,1145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formula="oooc:=[.$B$501]/2*(([.B329]-[.B229])*SIN(RADIANS([.A535]))+([.B29]-[.B129])*COS(RADIANS([.A535])))" office:value-type="float" office:value="0.00000556455698310934">
            <text:p>0</text:p>
          </table:table-cell>
          <table:table-cell table:formula="oooc:=[.$B$501]/2*(([.B329]-[.B229])*COS(RADIANS([.A535]))+([.B129]-[.B29])*SIN(RADIANS([.A535])))" office:value-type="float" office:value="-0.00376428761633746">
            <text:p>-0,0038</text:p>
          </table:table-cell>
          <table:table-cell table:formula="oooc:=-[.B429]*[.$B$502]" office:value-type="float" office:value="0.00682646">
            <text:p>0,0068</text:p>
          </table:table-cell>
          <table:table-cell table:formula="oooc:=([.B329]+[.B229])*SIN(RADIANS([.A535]))-([.B129]+[.B29])*COS(RADIANS([.A535]))" office:value-type="float" office:value="0.366911573425149">
            <text:p>0,3669</text:p>
          </table:table-cell>
          <table:table-cell table:formula="oooc:=-([.B329]+[.B229])*COS(RADIANS([.A535]))-([.B29]+[.B129])*SIN(RADIANS([.A535]))-[.B429]" office:value-type="float" office:value="0.116464168832825">
            <text:p>0,1165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formula="oooc:=[.$B$501]/2*(([.B330]-[.B230])*SIN(RADIANS([.A536]))+([.B30]-[.B130])*COS(RADIANS([.A536])))" office:value-type="float" office:value="-0.0000710794137667409">
            <text:p>-0,0001</text:p>
          </table:table-cell>
          <table:table-cell table:formula="oooc:=[.$B$501]/2*(([.B330]-[.B230])*COS(RADIANS([.A536]))+([.B130]-[.B30])*SIN(RADIANS([.A536])))" office:value-type="float" office:value="-0.00371417464173979">
            <text:p>-0,0037</text:p>
          </table:table-cell>
          <table:table-cell table:formula="oooc:=-[.B430]*[.$B$502]" office:value-type="float" office:value="0.006727824">
            <text:p>0,0067</text:p>
          </table:table-cell>
          <table:table-cell table:formula="oooc:=([.B330]+[.B230])*SIN(RADIANS([.A536]))-([.B130]+[.B30])*COS(RADIANS([.A536]))" office:value-type="float" office:value="0.36645999052691">
            <text:p>0,3665</text:p>
          </table:table-cell>
          <table:table-cell table:formula="oooc:=-([.B330]+[.B230])*COS(RADIANS([.A536]))-([.B30]+[.B130])*SIN(RADIANS([.A536]))-[.B430]" office:value-type="float" office:value="0.116513763672921">
            <text:p>0,116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formula="oooc:=[.$B$501]/2*(([.B331]-[.B231])*SIN(RADIANS([.A537]))+([.B31]-[.B131])*COS(RADIANS([.A537])))" office:value-type="float" office:value="-0.0000466752226573435">
            <text:p>0</text:p>
          </table:table-cell>
          <table:table-cell table:formula="oooc:=[.$B$501]/2*(([.B331]-[.B231])*COS(RADIANS([.A537]))+([.B131]-[.B31])*SIN(RADIANS([.A537])))" office:value-type="float" office:value="-0.0037422574009033">
            <text:p>-0,0037</text:p>
          </table:table-cell>
          <table:table-cell table:formula="oooc:=-[.B431]*[.$B$502]" office:value-type="float" office:value="0.0066668872">
            <text:p>0,0067</text:p>
          </table:table-cell>
          <table:table-cell table:formula="oooc:=([.B331]+[.B231])*SIN(RADIANS([.A537]))-([.B131]+[.B31])*COS(RADIANS([.A537]))" office:value-type="float" office:value="0.365874526178014">
            <text:p>0,3659</text:p>
          </table:table-cell>
          <table:table-cell table:formula="oooc:=-([.B331]+[.B231])*COS(RADIANS([.A537]))-([.B31]+[.B131])*SIN(RADIANS([.A537]))-[.B431]" office:value-type="float" office:value="0.116526013664793">
            <text:p>0,116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formula="oooc:=[.$B$501]/2*(([.B332]-[.B232])*SIN(RADIANS([.A538]))+([.B32]-[.B132])*COS(RADIANS([.A538])))" office:value-type="float" office:value="-0.0000482890208979627">
            <text:p>0</text:p>
          </table:table-cell>
          <table:table-cell table:formula="oooc:=[.$B$501]/2*(([.B332]-[.B232])*COS(RADIANS([.A538]))+([.B132]-[.B32])*SIN(RADIANS([.A538])))" office:value-type="float" office:value="-0.00372574545895136">
            <text:p>-0,0037</text:p>
          </table:table-cell>
          <table:table-cell table:formula="oooc:=-[.B432]*[.$B$502]" office:value-type="float" office:value="0.0068568448">
            <text:p>0,0069</text:p>
          </table:table-cell>
          <table:table-cell table:formula="oooc:=([.B332]+[.B232])*SIN(RADIANS([.A538]))-([.B132]+[.B32])*COS(RADIANS([.A538]))" office:value-type="float" office:value="0.365696157081862">
            <text:p>0,3657</text:p>
          </table:table-cell>
          <table:table-cell table:formula="oooc:=-([.B332]+[.B232])*COS(RADIANS([.A538]))-([.B32]+[.B132])*SIN(RADIANS([.A538]))-[.B432]" office:value-type="float" office:value="0.118761050130246">
            <text:p>0,1188</text:p>
          </table:table-cell>
          <table:table-cell>
            <draw:frame table:end-cell-address="Feuille1.M563" table:end-x="0.652cm" table:end-y="0.188cm" draw:z-index="9" svg:width="13.056cm" svg:height="11.424cm" svg:x="1.144cm" svg:y="0.053cm">
              <draw:object draw:notify-on-update-of-ranges="Feuille1.A507:Feuille1.A602 Feuille1.F507:Feuille1.F602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formula="oooc:=[.$B$501]/2*(([.B333]-[.B233])*SIN(RADIANS([.A539]))+([.B33]-[.B133])*COS(RADIANS([.A539])))" office:value-type="float" office:value="-0.00011793715856622">
            <text:p>-0,0001</text:p>
          </table:table-cell>
          <table:table-cell table:formula="oooc:=[.$B$501]/2*(([.B333]-[.B233])*COS(RADIANS([.A539]))+([.B133]-[.B33])*SIN(RADIANS([.A539])))" office:value-type="float" office:value="-0.00368355450981052">
            <text:p>-0,0037</text:p>
          </table:table-cell>
          <table:table-cell table:formula="oooc:=-[.B433]*[.$B$502]" office:value-type="float" office:value="0.007084236">
            <text:p>0,0071</text:p>
          </table:table-cell>
          <table:table-cell table:formula="oooc:=([.B333]+[.B233])*SIN(RADIANS([.A539]))-([.B133]+[.B33])*COS(RADIANS([.A539]))" office:value-type="float" office:value="0.365764677107535">
            <text:p>0,3658</text:p>
          </table:table-cell>
          <table:table-cell table:formula="oooc:=-([.B333]+[.B233])*COS(RADIANS([.A539]))-([.B33]+[.B133])*SIN(RADIANS([.A539]))-[.B433]" office:value-type="float" office:value="0.122461757317259">
            <text:p>0,1225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formula="oooc:=[.$B$501]/2*(([.B334]-[.B234])*SIN(RADIANS([.A540]))+([.B34]-[.B134])*COS(RADIANS([.A540])))" office:value-type="float" office:value="-0.00022614578514079">
            <text:p>-0,0002</text:p>
          </table:table-cell>
          <table:table-cell table:formula="oooc:=[.$B$501]/2*(([.B334]-[.B234])*COS(RADIANS([.A540]))+([.B134]-[.B34])*SIN(RADIANS([.A540])))" office:value-type="float" office:value="-0.00367808838383842">
            <text:p>-0,0037</text:p>
          </table:table-cell>
          <table:table-cell table:formula="oooc:=-[.B434]*[.$B$502]" office:value-type="float" office:value="0.007201304">
            <text:p>0,0072</text:p>
          </table:table-cell>
          <table:table-cell table:formula="oooc:=([.B334]+[.B234])*SIN(RADIANS([.A540]))-([.B134]+[.B34])*COS(RADIANS([.A540]))" office:value-type="float" office:value="0.365942208858456">
            <text:p>0,3659</text:p>
          </table:table-cell>
          <table:table-cell table:formula="oooc:=-([.B334]+[.B234])*COS(RADIANS([.A540]))-([.B34]+[.B134])*SIN(RADIANS([.A540]))-[.B434]" office:value-type="float" office:value="0.125512246685375">
            <text:p>0,1255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formula="oooc:=[.$B$501]/2*(([.B335]-[.B235])*SIN(RADIANS([.A541]))+([.B35]-[.B135])*COS(RADIANS([.A541])))" office:value-type="float" office:value="-0.000198686483491561">
            <text:p>-0,0002</text:p>
          </table:table-cell>
          <table:table-cell table:formula="oooc:=[.$B$501]/2*(([.B335]-[.B235])*COS(RADIANS([.A541]))+([.B135]-[.B35])*SIN(RADIANS([.A541])))" office:value-type="float" office:value="-0.00366306322077849">
            <text:p>-0,0037</text:p>
          </table:table-cell>
          <table:table-cell table:formula="oooc:=-[.B435]*[.$B$502]" office:value-type="float" office:value="0.00726895039999999">
            <text:p>0,0073</text:p>
          </table:table-cell>
          <table:table-cell table:formula="oooc:=([.B335]+[.B235])*SIN(RADIANS([.A541]))-([.B135]+[.B35])*COS(RADIANS([.A541]))" office:value-type="float" office:value="0.366690097777352">
            <text:p>0,3667</text:p>
          </table:table-cell>
          <table:table-cell table:formula="oooc:=-([.B335]+[.B235])*COS(RADIANS([.A541]))-([.B35]+[.B135])*SIN(RADIANS([.A541]))-[.B435]" office:value-type="float" office:value="0.12565195710797">
            <text:p>0,1257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ooc:=[.$B$501]/2*(([.B336]-[.B236])*SIN(RADIANS([.A542]))+([.B36]-[.B136])*COS(RADIANS([.A542])))" office:value-type="float" office:value="-0.00021621740137897">
            <text:p>-0,0002</text:p>
          </table:table-cell>
          <table:table-cell table:formula="oooc:=[.$B$501]/2*(([.B336]-[.B236])*COS(RADIANS([.A542]))+([.B136]-[.B36])*SIN(RADIANS([.A542])))" office:value-type="float" office:value="-0.00364581692466889">
            <text:p>-0,0036</text:p>
          </table:table-cell>
          <table:table-cell table:formula="oooc:=-[.B436]*[.$B$502]" office:value-type="float" office:value="0.0077696112">
            <text:p>0,0078</text:p>
          </table:table-cell>
          <table:table-cell table:formula="oooc:=([.B336]+[.B236])*SIN(RADIANS([.A542]))-([.B136]+[.B36])*COS(RADIANS([.A542]))" office:value-type="float" office:value="0.367054807465499">
            <text:p>0,3671</text:p>
          </table:table-cell>
          <table:table-cell table:formula="oooc:=-([.B336]+[.B236])*COS(RADIANS([.A542]))-([.B36]+[.B136])*SIN(RADIANS([.A542]))-[.B436]" office:value-type="float" office:value="0.133478604307344">
            <text:p>0,1335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formula="oooc:=[.$B$501]/2*(([.B337]-[.B237])*SIN(RADIANS([.A543]))+([.B37]-[.B137])*COS(RADIANS([.A543])))" office:value-type="float" office:value="-0.000946927579378584">
            <text:p>-0,0009</text:p>
          </table:table-cell>
          <table:table-cell table:formula="oooc:=[.$B$501]/2*(([.B337]-[.B237])*COS(RADIANS([.A543]))+([.B137]-[.B37])*SIN(RADIANS([.A543])))" office:value-type="float" office:value="-0.00393598130105304">
            <text:p>-0,0039</text:p>
          </table:table-cell>
          <table:table-cell table:formula="oooc:=-[.B437]*[.$B$502]" office:value-type="float" office:value="0.00941157596660625">
            <text:p>0,0094</text:p>
          </table:table-cell>
          <table:table-cell table:formula="oooc:=([.B337]+[.B237])*SIN(RADIANS([.A543]))-([.B137]+[.B37])*COS(RADIANS([.A543]))" office:value-type="float" office:value="0.378843274749025">
            <text:p>0,3788</text:p>
          </table:table-cell>
          <table:table-cell table:formula="oooc:=-([.B337]+[.B237])*COS(RADIANS([.A543]))-([.B37]+[.B137])*SIN(RADIANS([.A543]))-[.B437]" office:value-type="float" office:value="0.145333997692664">
            <text:p>0,1453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formula="oooc:=[.$B$501]/2*(([.B338]-[.B238])*SIN(RADIANS([.A544]))+([.B38]-[.B138])*COS(RADIANS([.A544])))" office:value-type="float" office:value="-0.00100167244883058">
            <text:p>-0,001</text:p>
          </table:table-cell>
          <table:table-cell table:formula="oooc:=[.$B$501]/2*(([.B338]-[.B238])*COS(RADIANS([.A544]))+([.B138]-[.B38])*SIN(RADIANS([.A544])))" office:value-type="float" office:value="-0.00394518779427328">
            <text:p>-0,0039</text:p>
          </table:table-cell>
          <table:table-cell table:formula="oooc:=-[.B438]*[.$B$502]" office:value-type="float" office:value="0.0100534608323051">
            <text:p>0,0101</text:p>
          </table:table-cell>
          <table:table-cell table:formula="oooc:=([.B338]+[.B238])*SIN(RADIANS([.A544]))-([.B138]+[.B38])*COS(RADIANS([.A544]))" office:value-type="float" office:value="0.383202945597111">
            <text:p>0,3832</text:p>
          </table:table-cell>
          <table:table-cell table:formula="oooc:=-([.B338]+[.B238])*COS(RADIANS([.A544]))-([.B38]+[.B138])*SIN(RADIANS([.A544]))-[.B438]" office:value-type="float" office:value="0.155918210965682">
            <text:p>0,1559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formula="oooc:=[.$B$501]/2*(([.B339]-[.B239])*SIN(RADIANS([.A545]))+([.B39]-[.B139])*COS(RADIANS([.A545])))" office:value-type="float" office:value="-0.000931066744730615">
            <text:p>-0,0009</text:p>
          </table:table-cell>
          <table:table-cell table:formula="oooc:=[.$B$501]/2*(([.B339]-[.B239])*COS(RADIANS([.A545]))+([.B139]-[.B39])*SIN(RADIANS([.A545])))" office:value-type="float" office:value="-0.00403400451371926">
            <text:p>-0,004</text:p>
          </table:table-cell>
          <table:table-cell table:formula="oooc:=-[.B439]*[.$B$502]" office:value-type="float" office:value="0.00995875645106921">
            <text:p>0,01</text:p>
          </table:table-cell>
          <table:table-cell table:formula="oooc:=([.B339]+[.B239])*SIN(RADIANS([.A545]))-([.B139]+[.B39])*COS(RADIANS([.A545]))" office:value-type="float" office:value="0.37785007604807">
            <text:p>0,3779</text:p>
          </table:table-cell>
          <table:table-cell table:formula="oooc:=-([.B339]+[.B239])*COS(RADIANS([.A545]))-([.B39]+[.B139])*SIN(RADIANS([.A545]))-[.B439]" office:value-type="float" office:value="0.156900498168362">
            <text:p>0,1569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formula="oooc:=[.$B$501]/2*(([.B340]-[.B240])*SIN(RADIANS([.A546]))+([.B40]-[.B140])*COS(RADIANS([.A546])))" office:value-type="float" office:value="-0.000887809592139967">
            <text:p>-0,0009</text:p>
          </table:table-cell>
          <table:table-cell table:formula="oooc:=[.$B$501]/2*(([.B340]-[.B240])*COS(RADIANS([.A546]))+([.B140]-[.B40])*SIN(RADIANS([.A546])))" office:value-type="float" office:value="-0.00405295895225423">
            <text:p>-0,0041</text:p>
          </table:table-cell>
          <table:table-cell table:formula="oooc:=-[.B440]*[.$B$502]" office:value-type="float" office:value="0.0102202642532773">
            <text:p>0,0102</text:p>
          </table:table-cell>
          <table:table-cell table:formula="oooc:=([.B340]+[.B240])*SIN(RADIANS([.A546]))-([.B140]+[.B40])*COS(RADIANS([.A546]))" office:value-type="float" office:value="0.377569241221654">
            <text:p>0,3776</text:p>
          </table:table-cell>
          <table:table-cell table:formula="oooc:=-([.B340]+[.B240])*COS(RADIANS([.A546]))-([.B40]+[.B140])*SIN(RADIANS([.A546]))-[.B440]" office:value-type="float" office:value="0.156619196645594">
            <text:p>0,1566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formula="oooc:=[.$B$501]/2*(([.B341]-[.B241])*SIN(RADIANS([.A547]))+([.B41]-[.B141])*COS(RADIANS([.A547])))" office:value-type="float" office:value="-0.000584454123739708">
            <text:p>-0,0006</text:p>
          </table:table-cell>
          <table:table-cell table:formula="oooc:=[.$B$501]/2*(([.B341]-[.B241])*COS(RADIANS([.A547]))+([.B141]-[.B41])*SIN(RADIANS([.A547])))" office:value-type="float" office:value="-0.00410013398600492">
            <text:p>-0,0041</text:p>
          </table:table-cell>
          <table:table-cell table:formula="oooc:=-[.B441]*[.$B$502]" office:value-type="float" office:value="0.00973234069104284">
            <text:p>0,0097</text:p>
          </table:table-cell>
          <table:table-cell table:formula="oooc:=([.B341]+[.B241])*SIN(RADIANS([.A547]))-([.B141]+[.B41])*COS(RADIANS([.A547]))" office:value-type="float" office:value="0.368025436440597">
            <text:p>0,368</text:p>
          </table:table-cell>
          <table:table-cell table:formula="oooc:=-([.B341]+[.B241])*COS(RADIANS([.A547]))-([.B41]+[.B141])*SIN(RADIANS([.A547]))-[.B441]" office:value-type="float" office:value="0.154774188581792">
            <text:p>0,1548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formula="oooc:=[.$B$501]/2*(([.B342]-[.B242])*SIN(RADIANS([.A548]))+([.B42]-[.B142])*COS(RADIANS([.A548])))" office:value-type="float" office:value="-0.000757545497901438">
            <text:p>-0,0008</text:p>
          </table:table-cell>
          <table:table-cell table:formula="oooc:=[.$B$501]/2*(([.B342]-[.B242])*COS(RADIANS([.A548]))+([.B142]-[.B42])*SIN(RADIANS([.A548])))" office:value-type="float" office:value="-0.0041431374763427">
            <text:p>-0,0041</text:p>
          </table:table-cell>
          <table:table-cell table:formula="oooc:=-[.B442]*[.$B$502]" office:value-type="float" office:value="0.00973055737153137">
            <text:p>0,0097</text:p>
          </table:table-cell>
          <table:table-cell table:formula="oooc:=([.B342]+[.B242])*SIN(RADIANS([.A548]))-([.B142]+[.B42])*COS(RADIANS([.A548]))" office:value-type="float" office:value="0.364974561569058">
            <text:p>0,365</text:p>
          </table:table-cell>
          <table:table-cell table:formula="oooc:=-([.B342]+[.B242])*COS(RADIANS([.A548]))-([.B42]+[.B142])*SIN(RADIANS([.A548]))-[.B442]" office:value-type="float" office:value="0.153062165680144">
            <text:p>0,1531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formula="oooc:=[.$B$501]/2*(([.B343]-[.B243])*SIN(RADIANS([.A549]))+([.B43]-[.B143])*COS(RADIANS([.A549])))" office:value-type="float" office:value="-0.00100392740355557">
            <text:p>-0,001</text:p>
          </table:table-cell>
          <table:table-cell table:formula="oooc:=[.$B$501]/2*(([.B343]-[.B243])*COS(RADIANS([.A549]))+([.B143]-[.B43])*SIN(RADIANS([.A549])))" office:value-type="float" office:value="-0.00431791360138998">
            <text:p>-0,0043</text:p>
          </table:table-cell>
          <table:table-cell table:formula="oooc:=-[.B443]*[.$B$502]" office:value-type="float" office:value="0.00948494979573681">
            <text:p>0,0095</text:p>
          </table:table-cell>
          <table:table-cell table:formula="oooc:=([.B343]+[.B243])*SIN(RADIANS([.A549]))-([.B143]+[.B43])*COS(RADIANS([.A549]))" office:value-type="float" office:value="0.359896178503955">
            <text:p>0,3599</text:p>
          </table:table-cell>
          <table:table-cell table:formula="oooc:=-([.B343]+[.B243])*COS(RADIANS([.A549]))-([.B43]+[.B143])*SIN(RADIANS([.A549]))-[.B443]" office:value-type="float" office:value="0.146751849871278">
            <text:p>0,1468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formula="oooc:=[.$B$501]/2*(([.B344]-[.B244])*SIN(RADIANS([.A550]))+([.B44]-[.B144])*COS(RADIANS([.A550])))" office:value-type="float" office:value="-0.000897637070920377">
            <text:p>-0,0009</text:p>
          </table:table-cell>
          <table:table-cell table:formula="oooc:=[.$B$501]/2*(([.B344]-[.B244])*COS(RADIANS([.A550]))+([.B144]-[.B44])*SIN(RADIANS([.A550])))" office:value-type="float" office:value="-0.00435995717175813">
            <text:p>-0,0044</text:p>
          </table:table-cell>
          <table:table-cell table:formula="oooc:=-[.B444]*[.$B$502]" office:value-type="float" office:value="0.0095046833969976">
            <text:p>0,0095</text:p>
          </table:table-cell>
          <table:table-cell table:formula="oooc:=([.B344]+[.B244])*SIN(RADIANS([.A550]))-([.B144]+[.B44])*COS(RADIANS([.A550]))" office:value-type="float" office:value="0.356497362125497">
            <text:p>0,3565</text:p>
          </table:table-cell>
          <table:table-cell table:formula="oooc:=-([.B344]+[.B244])*COS(RADIANS([.A550]))-([.B44]+[.B144])*SIN(RADIANS([.A550]))-[.B444]" office:value-type="float" office:value="0.144457776084447">
            <text:p>0,1445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formula="oooc:=[.$B$501]/2*(([.B345]-[.B245])*SIN(RADIANS([.A551]))+([.B45]-[.B145])*COS(RADIANS([.A551])))" office:value-type="float" office:value="-0.000890666402456706">
            <text:p>-0,0009</text:p>
          </table:table-cell>
          <table:table-cell table:formula="oooc:=[.$B$501]/2*(([.B345]-[.B245])*COS(RADIANS([.A551]))+([.B145]-[.B45])*SIN(RADIANS([.A551])))" office:value-type="float" office:value="-0.00439648514019869">
            <text:p>-0,0044</text:p>
          </table:table-cell>
          <table:table-cell table:formula="oooc:=-[.B445]*[.$B$502]" office:value-type="float" office:value="0.00905452547057142">
            <text:p>0,0091</text:p>
          </table:table-cell>
          <table:table-cell table:formula="oooc:=([.B345]+[.B245])*SIN(RADIANS([.A551]))-([.B145]+[.B45])*COS(RADIANS([.A551]))" office:value-type="float" office:value="0.352457687931168">
            <text:p>0,3525</text:p>
          </table:table-cell>
          <table:table-cell table:formula="oooc:=-([.B345]+[.B245])*COS(RADIANS([.A551]))-([.B45]+[.B145])*SIN(RADIANS([.A551]))-[.B445]" office:value-type="float" office:value="0.134087821265326">
            <text:p>0,1341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formula="oooc:=[.$B$501]/2*(([.B346]-[.B246])*SIN(RADIANS([.A552]))+([.B46]-[.B146])*COS(RADIANS([.A552])))" office:value-type="float" office:value="-0.00132755829910822">
            <text:p>-0,0013</text:p>
          </table:table-cell>
          <table:table-cell table:formula="oooc:=[.$B$501]/2*(([.B346]-[.B246])*COS(RADIANS([.A552]))+([.B146]-[.B46])*SIN(RADIANS([.A552])))" office:value-type="float" office:value="-0.0043803489527768">
            <text:p>-0,0044</text:p>
          </table:table-cell>
          <table:table-cell table:formula="oooc:=-[.B446]*[.$B$502]" office:value-type="float" office:value="0.00907272447481671">
            <text:p>0,0091</text:p>
          </table:table-cell>
          <table:table-cell table:formula="oooc:=([.B346]+[.B246])*SIN(RADIANS([.A552]))-([.B146]+[.B46])*COS(RADIANS([.A552]))" office:value-type="float" office:value="0.349053261988533">
            <text:p>0,3491</text:p>
          </table:table-cell>
          <table:table-cell table:formula="oooc:=-([.B346]+[.B246])*COS(RADIANS([.A552]))-([.B46]+[.B146])*SIN(RADIANS([.A552]))-[.B446]" office:value-type="float" office:value="0.125056228637841">
            <text:p>0,1251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formula="oooc:=[.$B$501]/2*(([.B347]-[.B247])*SIN(RADIANS([.A553]))+([.B47]-[.B147])*COS(RADIANS([.A553])))" office:value-type="float" office:value="-0.00121229955290313">
            <text:p>-0,0012</text:p>
          </table:table-cell>
          <table:table-cell table:formula="oooc:=[.$B$501]/2*(([.B347]-[.B247])*COS(RADIANS([.A553]))+([.B147]-[.B47])*SIN(RADIANS([.A553])))" office:value-type="float" office:value="-0.0043596768130405">
            <text:p>-0,0044</text:p>
          </table:table-cell>
          <table:table-cell table:formula="oooc:=-[.B447]*[.$B$502]" office:value-type="float" office:value="0.00862025322133194">
            <text:p>0,0086</text:p>
          </table:table-cell>
          <table:table-cell table:formula="oooc:=([.B347]+[.B247])*SIN(RADIANS([.A553]))-([.B147]+[.B47])*COS(RADIANS([.A553]))" office:value-type="float" office:value="0.341666836257819">
            <text:p>0,3417</text:p>
          </table:table-cell>
          <table:table-cell table:formula="oooc:=-([.B347]+[.B247])*COS(RADIANS([.A553]))-([.B47]+[.B147])*SIN(RADIANS([.A553]))-[.B447]" office:value-type="float" office:value="0.11973340650182">
            <text:p>0,1197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formula="oooc:=[.$B$501]/2*(([.B348]-[.B248])*SIN(RADIANS([.A554]))+([.B48]-[.B148])*COS(RADIANS([.A554])))" office:value-type="float" office:value="-0.00134050763505484">
            <text:p>-0,0013</text:p>
          </table:table-cell>
          <table:table-cell table:formula="oooc:=[.$B$501]/2*(([.B348]-[.B248])*COS(RADIANS([.A554]))+([.B148]-[.B48])*SIN(RADIANS([.A554])))" office:value-type="float" office:value="-0.00443294247687296">
            <text:p>-0,0044</text:p>
          </table:table-cell>
          <table:table-cell table:formula="oooc:=-[.B448]*[.$B$502]" office:value-type="float" office:value="0.00857269179897642">
            <text:p>0,0086</text:p>
          </table:table-cell>
          <table:table-cell table:formula="oooc:=([.B348]+[.B248])*SIN(RADIANS([.A554]))-([.B148]+[.B48])*COS(RADIANS([.A554]))" office:value-type="float" office:value="0.341445845990785">
            <text:p>0,3414</text:p>
          </table:table-cell>
          <table:table-cell table:formula="oooc:=-([.B348]+[.B248])*COS(RADIANS([.A554]))-([.B48]+[.B148])*SIN(RADIANS([.A554]))-[.B448]" office:value-type="float" office:value="0.114462238631826">
            <text:p>0,1145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formula="oooc:=[.$B$501]/2*(([.B349]-[.B249])*SIN(RADIANS([.A555]))+([.B49]-[.B149])*COS(RADIANS([.A555])))" office:value-type="float" office:value="-0.00162005184244171">
            <text:p>-0,0016</text:p>
          </table:table-cell>
          <table:table-cell table:formula="oooc:=[.$B$501]/2*(([.B349]-[.B249])*COS(RADIANS([.A555]))+([.B149]-[.B49])*SIN(RADIANS([.A555])))" office:value-type="float" office:value="-0.0045096367775765">
            <text:p>-0,0045</text:p>
          </table:table-cell>
          <table:table-cell table:formula="oooc:=-[.B449]*[.$B$502]" office:value-type="float" office:value="0.00921165781265439">
            <text:p>0,0092</text:p>
          </table:table-cell>
          <table:table-cell table:formula="oooc:=([.B349]+[.B249])*SIN(RADIANS([.A555]))-([.B149]+[.B49])*COS(RADIANS([.A555]))" office:value-type="float" office:value="0.350523297485315">
            <text:p>0,3505</text:p>
          </table:table-cell>
          <table:table-cell table:formula="oooc:=-([.B349]+[.B249])*COS(RADIANS([.A555]))-([.B49]+[.B149])*SIN(RADIANS([.A555]))-[.B449]" office:value-type="float" office:value="0.10906685009423">
            <text:p>0,1091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formula="oooc:=[.$B$501]/2*(([.B350]-[.B250])*SIN(RADIANS([.A556]))+([.B50]-[.B150])*COS(RADIANS([.A556])))" office:value-type="float" office:value="-0.00160941714542825">
            <text:p>-0,0016</text:p>
          </table:table-cell>
          <table:table-cell table:formula="oooc:=[.$B$501]/2*(([.B350]-[.B250])*COS(RADIANS([.A556]))+([.B150]-[.B50])*SIN(RADIANS([.A556])))" office:value-type="float" office:value="-0.00462411419721539">
            <text:p>-0,0046</text:p>
          </table:table-cell>
          <table:table-cell table:formula="oooc:=-[.B450]*[.$B$502]" office:value-type="float" office:value="0.00926644465815876">
            <text:p>0,0093</text:p>
          </table:table-cell>
          <table:table-cell table:formula="oooc:=([.B350]+[.B250])*SIN(RADIANS([.A556]))-([.B150]+[.B50])*COS(RADIANS([.A556]))" office:value-type="float" office:value="0.349524194856842">
            <text:p>0,3495</text:p>
          </table:table-cell>
          <table:table-cell table:formula="oooc:=-([.B350]+[.B250])*COS(RADIANS([.A556]))-([.B50]+[.B150])*SIN(RADIANS([.A556]))-[.B450]" office:value-type="float" office:value="0.106889106131987">
            <text:p>0,1069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formula="oooc:=[.$B$501]/2*(([.B351]-[.B251])*SIN(RADIANS([.A557]))+([.B51]-[.B151])*COS(RADIANS([.A557])))" office:value-type="float" office:value="-0.00134816208154636">
            <text:p>-0,0013</text:p>
          </table:table-cell>
          <table:table-cell table:formula="oooc:=[.$B$501]/2*(([.B351]-[.B251])*COS(RADIANS([.A557]))+([.B151]-[.B51])*SIN(RADIANS([.A557])))" office:value-type="float" office:value="-0.00475389225423533">
            <text:p>-0,0048</text:p>
          </table:table-cell>
          <table:table-cell table:formula="oooc:=-[.B451]*[.$B$502]" office:value-type="float" office:value="0.00959037557147159">
            <text:p>0,0096</text:p>
          </table:table-cell>
          <table:table-cell table:formula="oooc:=([.B351]+[.B251])*SIN(RADIANS([.A557]))-([.B151]+[.B51])*COS(RADIANS([.A557]))" office:value-type="float" office:value="0.352409065547144">
            <text:p>0,3524</text:p>
          </table:table-cell>
          <table:table-cell table:formula="oooc:=-([.B351]+[.B251])*COS(RADIANS([.A557]))-([.B51]+[.B151])*SIN(RADIANS([.A557]))-[.B451]" office:value-type="float" office:value="0.106617171571189">
            <text:p>0,1066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formula="oooc:=[.$B$501]/2*(([.B352]-[.B252])*SIN(RADIANS([.A558]))+([.B52]-[.B152])*COS(RADIANS([.A558])))" office:value-type="float" office:value="-0.00152686855812394">
            <text:p>-0,0015</text:p>
          </table:table-cell>
          <table:table-cell table:formula="oooc:=[.$B$501]/2*(([.B352]-[.B252])*COS(RADIANS([.A558]))+([.B152]-[.B52])*SIN(RADIANS([.A558])))" office:value-type="float" office:value="-0.00473589147005024">
            <text:p>-0,0047</text:p>
          </table:table-cell>
          <table:table-cell table:formula="oooc:=-[.B452]*[.$B$502]" office:value-type="float" office:value="0.00980817195385917">
            <text:p>0,0098</text:p>
          </table:table-cell>
          <table:table-cell table:formula="oooc:=([.B352]+[.B252])*SIN(RADIANS([.A558]))-([.B152]+[.B52])*COS(RADIANS([.A558]))" office:value-type="float" office:value="0.352581571899736">
            <text:p>0,3526</text:p>
          </table:table-cell>
          <table:table-cell table:formula="oooc:=-([.B352]+[.B252])*COS(RADIANS([.A558]))-([.B52]+[.B152])*SIN(RADIANS([.A558]))-[.B452]" office:value-type="float" office:value="0.102744802195938">
            <text:p>0,1027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formula="oooc:=[.$B$501]/2*(([.B353]-[.B253])*SIN(RADIANS([.A559]))+([.B53]-[.B153])*COS(RADIANS([.A559])))" office:value-type="float" office:value="-0.00189846609130558">
            <text:p>-0,0019</text:p>
          </table:table-cell>
          <table:table-cell table:formula="oooc:=[.$B$501]/2*(([.B353]-[.B253])*COS(RADIANS([.A559]))+([.B153]-[.B53])*SIN(RADIANS([.A559])))" office:value-type="float" office:value="-0.00474251077587457">
            <text:p>-0,0047</text:p>
          </table:table-cell>
          <table:table-cell table:formula="oooc:=-[.B453]*[.$B$502]" office:value-type="float" office:value="0.00996178546152149">
            <text:p>0,01</text:p>
          </table:table-cell>
          <table:table-cell table:formula="oooc:=([.B353]+[.B253])*SIN(RADIANS([.A559]))-([.B153]+[.B53])*COS(RADIANS([.A559]))" office:value-type="float" office:value="0.351608234839761">
            <text:p>0,3516</text:p>
          </table:table-cell>
          <table:table-cell table:formula="oooc:=-([.B353]+[.B253])*COS(RADIANS([.A559]))-([.B53]+[.B153])*SIN(RADIANS([.A559]))-[.B453]" office:value-type="float" office:value="0.0983420999932419">
            <text:p>0,0983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formula="oooc:=[.$B$501]/2*(([.B354]-[.B254])*SIN(RADIANS([.A560]))+([.B54]-[.B154])*COS(RADIANS([.A560])))" office:value-type="float" office:value="-0.00206887255842518">
            <text:p>-0,0021</text:p>
          </table:table-cell>
          <table:table-cell table:formula="oooc:=[.$B$501]/2*(([.B354]-[.B254])*COS(RADIANS([.A560]))+([.B154]-[.B54])*SIN(RADIANS([.A560])))" office:value-type="float" office:value="-0.00468111148087926">
            <text:p>-0,0047</text:p>
          </table:table-cell>
          <table:table-cell table:formula="oooc:=-[.B454]*[.$B$502]" office:value-type="float" office:value="0.010396819120296">
            <text:p>0,0104</text:p>
          </table:table-cell>
          <table:table-cell table:formula="oooc:=([.B354]+[.B254])*SIN(RADIANS([.A560]))-([.B154]+[.B54])*COS(RADIANS([.A560]))" office:value-type="float" office:value="0.352322598211015">
            <text:p>0,3523</text:p>
          </table:table-cell>
          <table:table-cell table:formula="oooc:=-([.B354]+[.B254])*COS(RADIANS([.A560]))-([.B54]+[.B154])*SIN(RADIANS([.A560]))-[.B454]" office:value-type="float" office:value="0.0973527270570235">
            <text:p>0,0974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formula="oooc:=[.$B$501]/2*(([.B355]-[.B255])*SIN(RADIANS([.A561]))+([.B55]-[.B155])*COS(RADIANS([.A561])))" office:value-type="float" office:value="-0.00245830449681537">
            <text:p>-0,0025</text:p>
          </table:table-cell>
          <table:table-cell table:formula="oooc:=[.$B$501]/2*(([.B355]-[.B255])*COS(RADIANS([.A561]))+([.B155]-[.B55])*SIN(RADIANS([.A561])))" office:value-type="float" office:value="-0.00465922628159264">
            <text:p>-0,0047</text:p>
          </table:table-cell>
          <table:table-cell table:formula="oooc:=-[.B455]*[.$B$502]" office:value-type="float" office:value="0.0107332242635249">
            <text:p>0,0107</text:p>
          </table:table-cell>
          <table:table-cell table:formula="oooc:=([.B355]+[.B255])*SIN(RADIANS([.A561]))-([.B155]+[.B55])*COS(RADIANS([.A561]))" office:value-type="float" office:value="0.353260129999063">
            <text:p>0,3533</text:p>
          </table:table-cell>
          <table:table-cell table:formula="oooc:=-([.B355]+[.B255])*COS(RADIANS([.A561]))-([.B55]+[.B155])*SIN(RADIANS([.A561]))-[.B455]" office:value-type="float" office:value="0.0948249018386017">
            <text:p>0,0948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formula="oooc:=[.$B$501]/2*(([.B356]-[.B256])*SIN(RADIANS([.A562]))+([.B56]-[.B156])*COS(RADIANS([.A562])))" office:value-type="float" office:value="-0.00273885897954947">
            <text:p>-0,0027</text:p>
          </table:table-cell>
          <table:table-cell table:formula="oooc:=[.$B$501]/2*(([.B356]-[.B256])*COS(RADIANS([.A562]))+([.B156]-[.B56])*SIN(RADIANS([.A562])))" office:value-type="float" office:value="-0.00459376005967131">
            <text:p>-0,0046</text:p>
          </table:table-cell>
          <table:table-cell table:formula="oooc:=-[.B456]*[.$B$502]" office:value-type="float" office:value="0.0110504569899547">
            <text:p>0,0111</text:p>
          </table:table-cell>
          <table:table-cell table:formula="oooc:=([.B356]+[.B256])*SIN(RADIANS([.A562]))-([.B156]+[.B56])*COS(RADIANS([.A562]))" office:value-type="float" office:value="0.352294545710302">
            <text:p>0,3523</text:p>
          </table:table-cell>
          <table:table-cell table:formula="oooc:=-([.B356]+[.B256])*COS(RADIANS([.A562]))-([.B56]+[.B156])*SIN(RADIANS([.A562]))-[.B456]" office:value-type="float" office:value="0.0917917965822895">
            <text:p>0,0918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formula="oooc:=[.$B$501]/2*(([.B357]-[.B257])*SIN(RADIANS([.A563]))+([.B57]-[.B157])*COS(RADIANS([.A563])))" office:value-type="float" office:value="-0.00274630263321432">
            <text:p>-0,0027</text:p>
          </table:table-cell>
          <table:table-cell table:formula="oooc:=[.$B$501]/2*(([.B357]-[.B257])*COS(RADIANS([.A563]))+([.B157]-[.B57])*SIN(RADIANS([.A563])))" office:value-type="float" office:value="-0.00459715745080591">
            <text:p>-0,0046</text:p>
          </table:table-cell>
          <table:table-cell table:formula="oooc:=-[.B457]*[.$B$502]" office:value-type="float" office:value="0.0120925896988292">
            <text:p>0,0121</text:p>
          </table:table-cell>
          <table:table-cell table:formula="oooc:=([.B357]+[.B257])*SIN(RADIANS([.A563]))-([.B157]+[.B57])*COS(RADIANS([.A563]))" office:value-type="float" office:value="0.363492211860939">
            <text:p>0,3635</text:p>
          </table:table-cell>
          <table:table-cell table:formula="oooc:=-([.B357]+[.B257])*COS(RADIANS([.A563]))-([.B57]+[.B157])*SIN(RADIANS([.A563]))-[.B457]" office:value-type="float" office:value="0.0933169356656754">
            <text:p>0,0933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formula="oooc:=[.$B$501]/2*(([.B358]-[.B258])*SIN(RADIANS([.A564]))+([.B58]-[.B158])*COS(RADIANS([.A564])))" office:value-type="float" office:value="-0.00285328330961464">
            <text:p>-0,0029</text:p>
          </table:table-cell>
          <table:table-cell table:formula="oooc:=[.$B$501]/2*(([.B358]-[.B258])*COS(RADIANS([.A564]))+([.B158]-[.B58])*SIN(RADIANS([.A564])))" office:value-type="float" office:value="-0.00453825467552467">
            <text:p>-0,0045</text:p>
          </table:table-cell>
          <table:table-cell table:formula="oooc:=-[.B458]*[.$B$502]" office:value-type="float" office:value="0.0118890626438147">
            <text:p>0,0119</text:p>
          </table:table-cell>
          <table:table-cell table:formula="oooc:=([.B358]+[.B258])*SIN(RADIANS([.A564]))-([.B158]+[.B58])*COS(RADIANS([.A564]))" office:value-type="float" office:value="0.358034616101671">
            <text:p>0,358</text:p>
          </table:table-cell>
          <table:table-cell table:formula="oooc:=-([.B358]+[.B258])*COS(RADIANS([.A564]))-([.B58]+[.B158])*SIN(RADIANS([.A564]))-[.B458]" office:value-type="float" office:value="0.087874429234151">
            <text:p>0,0879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formula="oooc:=[.$B$501]/2*(([.B359]-[.B259])*SIN(RADIANS([.A565]))+([.B59]-[.B159])*COS(RADIANS([.A565])))" office:value-type="float" office:value="-0.00264448510311055">
            <text:p>-0,0026</text:p>
          </table:table-cell>
          <table:table-cell table:formula="oooc:=[.$B$501]/2*(([.B359]-[.B259])*COS(RADIANS([.A565]))+([.B159]-[.B59])*SIN(RADIANS([.A565])))" office:value-type="float" office:value="-0.00450986181210555">
            <text:p>-0,0045</text:p>
          </table:table-cell>
          <table:table-cell table:formula="oooc:=-[.B459]*[.$B$502]" office:value-type="float" office:value="0.0117712346914774">
            <text:p>0,0118</text:p>
          </table:table-cell>
          <table:table-cell table:formula="oooc:=([.B359]+[.B259])*SIN(RADIANS([.A565]))-([.B159]+[.B59])*COS(RADIANS([.A565]))" office:value-type="float" office:value="0.353267187489979">
            <text:p>0,3533</text:p>
          </table:table-cell>
          <table:table-cell table:formula="oooc:=-([.B359]+[.B259])*COS(RADIANS([.A565]))-([.B59]+[.B159])*SIN(RADIANS([.A565]))-[.B459]" office:value-type="float" office:value="0.0817154807572044">
            <text:p>0,0817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formula="oooc:=[.$B$501]/2*(([.B360]-[.B260])*SIN(RADIANS([.A566]))+([.B60]-[.B160])*COS(RADIANS([.A566])))" office:value-type="float" office:value="-0.00215119378483151">
            <text:p>-0,0022</text:p>
          </table:table-cell>
          <table:table-cell table:formula="oooc:=[.$B$501]/2*(([.B360]-[.B260])*COS(RADIANS([.A566]))+([.B160]-[.B60])*SIN(RADIANS([.A566])))" office:value-type="float" office:value="-0.00462620452669083">
            <text:p>-0,0046</text:p>
          </table:table-cell>
          <table:table-cell table:formula="oooc:=-[.B460]*[.$B$502]" office:value-type="float" office:value="0.0116077886777907">
            <text:p>0,0116</text:p>
          </table:table-cell>
          <table:table-cell table:formula="oooc:=([.B360]+[.B260])*SIN(RADIANS([.A566]))-([.B160]+[.B60])*COS(RADIANS([.A566]))" office:value-type="float" office:value="0.353726567184372">
            <text:p>0,3537</text:p>
          </table:table-cell>
          <table:table-cell table:formula="oooc:=-([.B360]+[.B260])*COS(RADIANS([.A566]))-([.B60]+[.B160])*SIN(RADIANS([.A566]))-[.B460]" office:value-type="float" office:value="0.0741093817866921">
            <text:p>0,0741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formula="oooc:=[.$B$501]/2*(([.B361]-[.B261])*SIN(RADIANS([.A567]))+([.B61]-[.B161])*COS(RADIANS([.A567])))" office:value-type="float" office:value="-0.001828753067615">
            <text:p>-0,0018</text:p>
          </table:table-cell>
          <table:table-cell table:formula="oooc:=[.$B$501]/2*(([.B361]-[.B261])*COS(RADIANS([.A567]))+([.B161]-[.B61])*SIN(RADIANS([.A567])))" office:value-type="float" office:value="-0.0046542295707726">
            <text:p>-0,0047</text:p>
          </table:table-cell>
          <table:table-cell table:formula="oooc:=-[.B461]*[.$B$502]" office:value-type="float" office:value="0.011555013089684">
            <text:p>0,0116</text:p>
          </table:table-cell>
          <table:table-cell table:formula="oooc:=([.B361]+[.B261])*SIN(RADIANS([.A567]))-([.B161]+[.B61])*COS(RADIANS([.A567]))" office:value-type="float" office:value="0.353865305320548">
            <text:p>0,3539</text:p>
          </table:table-cell>
          <table:table-cell table:formula="oooc:=-([.B361]+[.B261])*COS(RADIANS([.A567]))-([.B61]+[.B161])*SIN(RADIANS([.A567]))-[.B461]" office:value-type="float" office:value="0.0684800423127364">
            <text:p>0,0685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formula="oooc:=[.$B$501]/2*(([.B362]-[.B262])*SIN(RADIANS([.A568]))+([.B62]-[.B162])*COS(RADIANS([.A568])))" office:value-type="float" office:value="-0.00167333470843333">
            <text:p>-0,0017</text:p>
          </table:table-cell>
          <table:table-cell table:formula="oooc:=[.$B$501]/2*(([.B362]-[.B262])*COS(RADIANS([.A568]))+([.B162]-[.B62])*SIN(RADIANS([.A568])))" office:value-type="float" office:value="-0.00467354179394562">
            <text:p>-0,0047</text:p>
          </table:table-cell>
          <table:table-cell table:formula="oooc:=-[.B462]*[.$B$502]" office:value-type="float" office:value="0.0117590389753311">
            <text:p>0,0118</text:p>
          </table:table-cell>
          <table:table-cell table:formula="oooc:=([.B362]+[.B262])*SIN(RADIANS([.A568]))-([.B162]+[.B62])*COS(RADIANS([.A568]))" office:value-type="float" office:value="0.355717830254519">
            <text:p>0,3557</text:p>
          </table:table-cell>
          <table:table-cell table:formula="oooc:=-([.B362]+[.B262])*COS(RADIANS([.A568]))-([.B62]+[.B162])*SIN(RADIANS([.A568]))-[.B462]" office:value-type="float" office:value="0.0658906177333025">
            <text:p>0,0659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formula="oooc:=[.$B$501]/2*(([.B363]-[.B263])*SIN(RADIANS([.A569]))+([.B63]-[.B163])*COS(RADIANS([.A569])))" office:value-type="float" office:value="-0.00177196991935221">
            <text:p>-0,0018</text:p>
          </table:table-cell>
          <table:table-cell table:formula="oooc:=[.$B$501]/2*(([.B363]-[.B263])*COS(RADIANS([.A569]))+([.B163]-[.B63])*SIN(RADIANS([.A569])))" office:value-type="float" office:value="-0.00459668013198063">
            <text:p>-0,0046</text:p>
          </table:table-cell>
          <table:table-cell table:formula="oooc:=-[.B463]*[.$B$502]" office:value-type="float" office:value="0.0119993513253968">
            <text:p>0,012</text:p>
          </table:table-cell>
          <table:table-cell table:formula="oooc:=([.B363]+[.B263])*SIN(RADIANS([.A569]))-([.B163]+[.B63])*COS(RADIANS([.A569]))" office:value-type="float" office:value="0.354570116545299">
            <text:p>0,3546</text:p>
          </table:table-cell>
          <table:table-cell table:formula="oooc:=-([.B363]+[.B263])*COS(RADIANS([.A569]))-([.B63]+[.B163])*SIN(RADIANS([.A569]))-[.B463]" office:value-type="float" office:value="0.0614553088395094">
            <text:p>0,0615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formula="oooc:=[.$B$501]/2*(([.B364]-[.B264])*SIN(RADIANS([.A570]))+([.B64]-[.B164])*COS(RADIANS([.A570])))" office:value-type="float" office:value="-0.00179071180330654">
            <text:p>-0,0018</text:p>
          </table:table-cell>
          <table:table-cell table:formula="oooc:=[.$B$501]/2*(([.B364]-[.B264])*COS(RADIANS([.A570]))+([.B164]-[.B64])*SIN(RADIANS([.A570])))" office:value-type="float" office:value="-0.00451513442883272">
            <text:p>-0,0045</text:p>
          </table:table-cell>
          <table:table-cell table:formula="oooc:=-[.B464]*[.$B$502]" office:value-type="float" office:value="0.0122750273032107">
            <text:p>0,0123</text:p>
          </table:table-cell>
          <table:table-cell table:formula="oooc:=([.B364]+[.B264])*SIN(RADIANS([.A570]))-([.B164]+[.B64])*COS(RADIANS([.A570]))" office:value-type="float" office:value="0.352947839913331">
            <text:p>0,3529</text:p>
          </table:table-cell>
          <table:table-cell table:formula="oooc:=-([.B364]+[.B264])*COS(RADIANS([.A570]))-([.B64]+[.B164])*SIN(RADIANS([.A570]))-[.B464]" office:value-type="float" office:value="0.0641998016287465">
            <text:p>0,0642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formula="oooc:=[.$B$501]/2*(([.B365]-[.B265])*SIN(RADIANS([.A571]))+([.B65]-[.B165])*COS(RADIANS([.A571])))" office:value-type="float" office:value="-0.00190058806978538">
            <text:p>-0,0019</text:p>
          </table:table-cell>
          <table:table-cell table:formula="oooc:=[.$B$501]/2*(([.B365]-[.B265])*COS(RADIANS([.A571]))+([.B165]-[.B65])*SIN(RADIANS([.A571])))" office:value-type="float" office:value="-0.004504672503835">
            <text:p>-0,0045</text:p>
          </table:table-cell>
          <table:table-cell table:formula="oooc:=-[.B465]*[.$B$502]" office:value-type="float" office:value="0.0122068953526442">
            <text:p>0,0122</text:p>
          </table:table-cell>
          <table:table-cell table:formula="oooc:=([.B365]+[.B265])*SIN(RADIANS([.A571]))-([.B165]+[.B65])*COS(RADIANS([.A571]))" office:value-type="float" office:value="0.348125713876144">
            <text:p>0,3481</text:p>
          </table:table-cell>
          <table:table-cell table:formula="oooc:=-([.B365]+[.B265])*COS(RADIANS([.A571]))-([.B65]+[.B165])*SIN(RADIANS([.A571]))-[.B465]" office:value-type="float" office:value="0.0619971581945012">
            <text:p>0,062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formula="oooc:=[.$B$501]/2*(([.B366]-[.B266])*SIN(RADIANS([.A572]))+([.B66]-[.B166])*COS(RADIANS([.A572])))" office:value-type="float" office:value="-0.00199271624365187">
            <text:p>-0,002</text:p>
          </table:table-cell>
          <table:table-cell table:formula="oooc:=[.$B$501]/2*(([.B366]-[.B266])*COS(RADIANS([.A572]))+([.B166]-[.B66])*SIN(RADIANS([.A572])))" office:value-type="float" office:value="-0.00443337107092715">
            <text:p>-0,0044</text:p>
          </table:table-cell>
          <table:table-cell table:formula="oooc:=-[.B466]*[.$B$502]" office:value-type="float" office:value="0.0123278700948887">
            <text:p>0,0123</text:p>
          </table:table-cell>
          <table:table-cell table:formula="oooc:=([.B366]+[.B266])*SIN(RADIANS([.A572]))-([.B166]+[.B66])*COS(RADIANS([.A572]))" office:value-type="float" office:value="0.343161352899961">
            <text:p>0,3432</text:p>
          </table:table-cell>
          <table:table-cell table:formula="oooc:=-([.B366]+[.B266])*COS(RADIANS([.A572]))-([.B66]+[.B166])*SIN(RADIANS([.A572]))-[.B466]" office:value-type="float" office:value="0.0680750146029146">
            <text:p>0,0681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formula="oooc:=[.$B$501]/2*(([.B367]-[.B267])*SIN(RADIANS([.A573]))+([.B67]-[.B167])*COS(RADIANS([.A573])))" office:value-type="float" office:value="-0.00270744230024946">
            <text:p>-0,0027</text:p>
          </table:table-cell>
          <table:table-cell table:formula="oooc:=[.$B$501]/2*(([.B367]-[.B267])*COS(RADIANS([.A573]))+([.B167]-[.B67])*SIN(RADIANS([.A573])))" office:value-type="float" office:value="-0.00307178054243708">
            <text:p>-0,0031</text:p>
          </table:table-cell>
          <table:table-cell table:formula="oooc:=-[.B467]*[.$B$502]" office:value-type="float" office:value="0.0119626620948887">
            <text:p>0,012</text:p>
          </table:table-cell>
          <table:table-cell table:formula="oooc:=([.B367]+[.B267])*SIN(RADIANS([.A573]))-([.B167]+[.B67])*COS(RADIANS([.A573]))" office:value-type="float" office:value="0.354877006645116">
            <text:p>0,3549</text:p>
          </table:table-cell>
          <table:table-cell table:formula="oooc:=-([.B367]+[.B267])*COS(RADIANS([.A573]))-([.B67]+[.B167])*SIN(RADIANS([.A573]))-[.B467]" office:value-type="float" office:value="0.102177086418509">
            <text:p>0,1022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formula="oooc:=[.$B$501]/2*(([.B368]-[.B268])*SIN(RADIANS([.A574]))+([.B68]-[.B168])*COS(RADIANS([.A574])))" office:value-type="float" office:value="-0.0027498787192177">
            <text:p>-0,0027</text:p>
          </table:table-cell>
          <table:table-cell table:formula="oooc:=[.$B$501]/2*(([.B368]-[.B268])*COS(RADIANS([.A574]))+([.B168]-[.B68])*SIN(RADIANS([.A574])))" office:value-type="float" office:value="-0.00294957232552182">
            <text:p>-0,0029</text:p>
          </table:table-cell>
          <table:table-cell table:formula="oooc:=-[.B468]*[.$B$502]" office:value-type="float" office:value="0.0126349816948887">
            <text:p>0,0126</text:p>
          </table:table-cell>
          <table:table-cell table:formula="oooc:=([.B368]+[.B268])*SIN(RADIANS([.A574]))-([.B168]+[.B68])*COS(RADIANS([.A574]))" office:value-type="float" office:value="0.374463008504694">
            <text:p>0,3745</text:p>
          </table:table-cell>
          <table:table-cell table:formula="oooc:=-([.B368]+[.B268])*COS(RADIANS([.A574]))-([.B68]+[.B168])*SIN(RADIANS([.A574]))-[.B468]" office:value-type="float" office:value="0.11012466696176">
            <text:p>0,1101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formula="oooc:=[.$B$501]/2*(([.B369]-[.B269])*SIN(RADIANS([.A575]))+([.B69]-[.B169])*COS(RADIANS([.A575])))" office:value-type="float" office:value="0.000373224731534041">
            <text:p>0,0004</text:p>
          </table:table-cell>
          <table:table-cell table:formula="oooc:=[.$B$501]/2*(([.B369]-[.B269])*COS(RADIANS([.A575]))+([.B169]-[.B69])*SIN(RADIANS([.A575])))" office:value-type="float" office:value="-0.00287081474509488">
            <text:p>-0,0029</text:p>
          </table:table-cell>
          <table:table-cell table:formula="oooc:=-[.B469]*[.$B$502]" office:value-type="float" office:value="0.0111229288948887">
            <text:p>0,0111</text:p>
          </table:table-cell>
          <table:table-cell table:formula="oooc:=([.B369]+[.B269])*SIN(RADIANS([.A575]))-([.B169]+[.B69])*COS(RADIANS([.A575]))" office:value-type="float" office:value="0.361312404993793">
            <text:p>0,3613</text:p>
          </table:table-cell>
          <table:table-cell table:formula="oooc:=-([.B369]+[.B269])*COS(RADIANS([.A575]))-([.B69]+[.B169])*SIN(RADIANS([.A575]))-[.B469]" office:value-type="float" office:value="0.0940997019511265">
            <text:p>0,0941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formula="oooc:=[.$B$501]/2*(([.B370]-[.B270])*SIN(RADIANS([.A576]))+([.B70]-[.B170])*COS(RADIANS([.A576])))" office:value-type="float" office:value="0.000210890407723486">
            <text:p>0,0002</text:p>
          </table:table-cell>
          <table:table-cell table:formula="oooc:=[.$B$501]/2*(([.B370]-[.B270])*COS(RADIANS([.A576]))+([.B170]-[.B70])*SIN(RADIANS([.A576])))" office:value-type="float" office:value="-0.00269735109517234">
            <text:p>-0,0027</text:p>
          </table:table-cell>
          <table:table-cell table:formula="oooc:=-[.B470]*[.$B$502]" office:value-type="float" office:value="0.0118655184948887">
            <text:p>0,0119</text:p>
          </table:table-cell>
          <table:table-cell table:formula="oooc:=([.B370]+[.B270])*SIN(RADIANS([.A576]))-([.B170]+[.B70])*COS(RADIANS([.A576]))" office:value-type="float" office:value="0.364504275089314">
            <text:p>0,3645</text:p>
          </table:table-cell>
          <table:table-cell table:formula="oooc:=-([.B370]+[.B270])*COS(RADIANS([.A576]))-([.B70]+[.B170])*SIN(RADIANS([.A576]))-[.B470]" office:value-type="float" office:value="0.107016519033319">
            <text:p>0,107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formula="oooc:=[.$B$501]/2*(([.B371]-[.B271])*SIN(RADIANS([.A577]))+([.B71]-[.B171])*COS(RADIANS([.A577])))" office:value-type="float" office:value="-0.000491054252430305">
            <text:p>-0,0005</text:p>
          </table:table-cell>
          <table:table-cell table:formula="oooc:=[.$B$501]/2*(([.B371]-[.B271])*COS(RADIANS([.A577]))+([.B171]-[.B71])*SIN(RADIANS([.A577])))" office:value-type="float" office:value="-0.00236107126098867">
            <text:p>-0,0024</text:p>
          </table:table-cell>
          <table:table-cell table:formula="oooc:=-[.B471]*[.$B$502]" office:value-type="float" office:value="0.0117214056948887">
            <text:p>0,0117</text:p>
          </table:table-cell>
          <table:table-cell table:formula="oooc:=([.B371]+[.B271])*SIN(RADIANS([.A577]))-([.B171]+[.B71])*COS(RADIANS([.A577]))" office:value-type="float" office:value="0.356315244211865">
            <text:p>0,3563</text:p>
          </table:table-cell>
          <table:table-cell table:formula="oooc:=-([.B371]+[.B271])*COS(RADIANS([.A577]))-([.B71]+[.B171])*SIN(RADIANS([.A577]))-[.B471]" office:value-type="float" office:value="0.106933977561882">
            <text:p>0,1069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formula="oooc:=[.$B$501]/2*(([.B372]-[.B272])*SIN(RADIANS([.A578]))+([.B72]-[.B172])*COS(RADIANS([.A578])))" office:value-type="float" office:value="0.0001936113513868">
            <text:p>0,0002</text:p>
          </table:table-cell>
          <table:table-cell table:formula="oooc:=[.$B$501]/2*(([.B372]-[.B272])*COS(RADIANS([.A578]))+([.B172]-[.B72])*SIN(RADIANS([.A578])))" office:value-type="float" office:value="-0.00218900493910388">
            <text:p>-0,0022</text:p>
          </table:table-cell>
          <table:table-cell table:formula="oooc:=-[.B472]*[.$B$502]" office:value-type="float" office:value="0.0116615340948887">
            <text:p>0,0117</text:p>
          </table:table-cell>
          <table:table-cell table:formula="oooc:=([.B372]+[.B272])*SIN(RADIANS([.A578]))-([.B172]+[.B72])*COS(RADIANS([.A578]))" office:value-type="float" office:value="0.369067984833631">
            <text:p>0,3691</text:p>
          </table:table-cell>
          <table:table-cell table:formula="oooc:=-([.B372]+[.B272])*COS(RADIANS([.A578]))-([.B72]+[.B172])*SIN(RADIANS([.A578]))-[.B472]" office:value-type="float" office:value="0.107509434510884">
            <text:p>0,107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formula="oooc:=[.$B$501]/2*(([.B373]-[.B273])*SIN(RADIANS([.A579]))+([.B73]-[.B173])*COS(RADIANS([.A579])))" office:value-type="float" office:value="0.0000628464391234977">
            <text:p>0,0001</text:p>
          </table:table-cell>
          <table:table-cell table:formula="oooc:=[.$B$501]/2*(([.B373]-[.B273])*COS(RADIANS([.A579]))+([.B173]-[.B73])*SIN(RADIANS([.A579])))" office:value-type="float" office:value="-0.00216397271828471">
            <text:p>-0,0022</text:p>
          </table:table-cell>
          <table:table-cell table:formula="oooc:=-[.B473]*[.$B$502]" office:value-type="float" office:value="0.0120131072948887">
            <text:p>0,012</text:p>
          </table:table-cell>
          <table:table-cell table:formula="oooc:=([.B373]+[.B273])*SIN(RADIANS([.A579]))-([.B173]+[.B73])*COS(RADIANS([.A579]))" office:value-type="float" office:value="0.367164783164356">
            <text:p>0,3672</text:p>
          </table:table-cell>
          <table:table-cell table:formula="oooc:=-([.B373]+[.B273])*COS(RADIANS([.A579]))-([.B73]+[.B173])*SIN(RADIANS([.A579]))-[.B473]" office:value-type="float" office:value="0.113259755411961">
            <text:p>0,1133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formula="oooc:=[.$B$501]/2*(([.B374]-[.B274])*SIN(RADIANS([.A580]))+([.B74]-[.B174])*COS(RADIANS([.A580])))" office:value-type="float" office:value="-0.00110658842318438">
            <text:p>-0,0011</text:p>
          </table:table-cell>
          <table:table-cell table:formula="oooc:=[.$B$501]/2*(([.B374]-[.B274])*COS(RADIANS([.A580]))+([.B174]-[.B74])*SIN(RADIANS([.A580])))" office:value-type="float" office:value="-0.00199343416132517">
            <text:p>-0,002</text:p>
          </table:table-cell>
          <table:table-cell table:formula="oooc:=-[.B474]*[.$B$502]" office:value-type="float" office:value="0.0128839812948887">
            <text:p>0,0129</text:p>
          </table:table-cell>
          <table:table-cell table:formula="oooc:=([.B374]+[.B274])*SIN(RADIANS([.A580]))-([.B174]+[.B74])*COS(RADIANS([.A580]))" office:value-type="float" office:value="0.375364743684248">
            <text:p>0,3754</text:p>
          </table:table-cell>
          <table:table-cell table:formula="oooc:=-([.B374]+[.B274])*COS(RADIANS([.A580]))-([.B74]+[.B174])*SIN(RADIANS([.A580]))-[.B474]" office:value-type="float" office:value="0.126965341867958">
            <text:p>0,127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formula="oooc:=[.$B$501]/2*(([.B375]-[.B275])*SIN(RADIANS([.A581]))+([.B75]-[.B175])*COS(RADIANS([.A581])))" office:value-type="float" office:value="-0.000837531149116045">
            <text:p>-0,0008</text:p>
          </table:table-cell>
          <table:table-cell table:formula="oooc:=[.$B$501]/2*(([.B375]-[.B275])*COS(RADIANS([.A581]))+([.B175]-[.B75])*SIN(RADIANS([.A581])))" office:value-type="float" office:value="-0.00175271794924884">
            <text:p>-0,0018</text:p>
          </table:table-cell>
          <table:table-cell table:formula="oooc:=-[.B475]*[.$B$502]" office:value-type="float" office:value="0.0127739824948887">
            <text:p>0,0128</text:p>
          </table:table-cell>
          <table:table-cell table:formula="oooc:=([.B375]+[.B275])*SIN(RADIANS([.A581]))-([.B175]+[.B75])*COS(RADIANS([.A581]))" office:value-type="float" office:value="0.381363898378418">
            <text:p>0,3814</text:p>
          </table:table-cell>
          <table:table-cell table:formula="oooc:=-([.B375]+[.B275])*COS(RADIANS([.A581]))-([.B75]+[.B175])*SIN(RADIANS([.A581]))-[.B475]" office:value-type="float" office:value="0.126194111063502">
            <text:p>0,1262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formula="oooc:=[.$B$501]/2*(([.B376]-[.B276])*SIN(RADIANS([.A582]))+([.B76]-[.B176])*COS(RADIANS([.A582])))" office:value-type="float" office:value="-0.000737529046244977">
            <text:p>-0,0007</text:p>
          </table:table-cell>
          <table:table-cell table:formula="oooc:=[.$B$501]/2*(([.B376]-[.B276])*COS(RADIANS([.A582]))+([.B176]-[.B76])*SIN(RADIANS([.A582])))" office:value-type="float" office:value="-0.00147436271654963">
            <text:p>-0,0015</text:p>
          </table:table-cell>
          <table:table-cell table:formula="oooc:=-[.B476]*[.$B$502]" office:value-type="float" office:value="0.0127825680948887">
            <text:p>0,0128</text:p>
          </table:table-cell>
          <table:table-cell table:formula="oooc:=([.B376]+[.B276])*SIN(RADIANS([.A582]))-([.B176]+[.B76])*COS(RADIANS([.A582]))" office:value-type="float" office:value="0.377359035111344">
            <text:p>0,3774</text:p>
          </table:table-cell>
          <table:table-cell table:formula="oooc:=-([.B376]+[.B276])*COS(RADIANS([.A582]))-([.B76]+[.B176])*SIN(RADIANS([.A582]))-[.B476]" office:value-type="float" office:value="0.131139755084138">
            <text:p>0,1311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formula="oooc:=[.$B$501]/2*(([.B377]-[.B277])*SIN(RADIANS([.A583]))+([.B77]-[.B177])*COS(RADIANS([.A583])))" office:value-type="float" office:value="-0.000992565255055215">
            <text:p>-0,001</text:p>
          </table:table-cell>
          <table:table-cell table:formula="oooc:=[.$B$501]/2*(([.B377]-[.B277])*COS(RADIANS([.A583]))+([.B177]-[.B77])*SIN(RADIANS([.A583])))" office:value-type="float" office:value="-0.00119638740312384">
            <text:p>-0,0012</text:p>
          </table:table-cell>
          <table:table-cell table:formula="oooc:=-[.B477]*[.$B$502]" office:value-type="float" office:value="0.0127554860948887">
            <text:p>0,0128</text:p>
          </table:table-cell>
          <table:table-cell table:formula="oooc:=([.B377]+[.B277])*SIN(RADIANS([.A583]))-([.B177]+[.B77])*COS(RADIANS([.A583]))" office:value-type="float" office:value="0.369755131940853">
            <text:p>0,3698</text:p>
          </table:table-cell>
          <table:table-cell table:formula="oooc:=-([.B377]+[.B277])*COS(RADIANS([.A583]))-([.B77]+[.B177])*SIN(RADIANS([.A583]))-[.B477]" office:value-type="float" office:value="0.130234625013954">
            <text:p>0,1302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formula="oooc:=[.$B$501]/2*(([.B378]-[.B278])*SIN(RADIANS([.A584]))+([.B78]-[.B178])*COS(RADIANS([.A584])))" office:value-type="float" office:value="-0.00029877923218003">
            <text:p>-0,0003</text:p>
          </table:table-cell>
          <table:table-cell table:formula="oooc:=[.$B$501]/2*(([.B378]-[.B278])*COS(RADIANS([.A584]))+([.B178]-[.B78])*SIN(RADIANS([.A584])))" office:value-type="float" office:value="-0.000666253371333066">
            <text:p>-0,0007</text:p>
          </table:table-cell>
          <table:table-cell table:formula="oooc:=-[.B478]*[.$B$502]" office:value-type="float" office:value="0.0125956672948887">
            <text:p>0,0126</text:p>
          </table:table-cell>
          <table:table-cell table:formula="oooc:=([.B378]+[.B278])*SIN(RADIANS([.A584]))-([.B178]+[.B78])*COS(RADIANS([.A584]))" office:value-type="float" office:value="0.376045225221999">
            <text:p>0,376</text:p>
          </table:table-cell>
          <table:table-cell table:formula="oooc:=-([.B378]+[.B278])*COS(RADIANS([.A584]))-([.B78]+[.B178])*SIN(RADIANS([.A584]))-[.B478]" office:value-type="float" office:value="0.129994217860025">
            <text:p>0,13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formula="oooc:=[.$B$501]/2*(([.B379]-[.B279])*SIN(RADIANS([.A585]))+([.B79]-[.B179])*COS(RADIANS([.A585])))" office:value-type="float" office:value="-0.00147452273881972">
            <text:p>-0,0015</text:p>
          </table:table-cell>
          <table:table-cell table:formula="oooc:=[.$B$501]/2*(([.B379]-[.B279])*COS(RADIANS([.A585]))+([.B179]-[.B79])*SIN(RADIANS([.A585])))" office:value-type="float" office:value="-0.000107532694112353">
            <text:p>-0,0001</text:p>
          </table:table-cell>
          <table:table-cell table:formula="oooc:=-[.B479]*[.$B$502]" office:value-type="float" office:value="0.0128774468948887">
            <text:p>0,0129</text:p>
          </table:table-cell>
          <table:table-cell table:formula="oooc:=([.B379]+[.B279])*SIN(RADIANS([.A585]))-([.B179]+[.B79])*COS(RADIANS([.A585]))" office:value-type="float" office:value="0.383948707576423">
            <text:p>0,3839</text:p>
          </table:table-cell>
          <table:table-cell table:formula="oooc:=-([.B379]+[.B279])*COS(RADIANS([.A585]))-([.B79]+[.B179])*SIN(RADIANS([.A585]))-[.B479]" office:value-type="float" office:value="0.138530638263347">
            <text:p>0,1385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formula="oooc:=[.$B$501]/2*(([.B380]-[.B280])*SIN(RADIANS([.A586]))+([.B80]-[.B180])*COS(RADIANS([.A586])))" office:value-type="float" office:value="-0.00169856213513286">
            <text:p>-0,0017</text:p>
          </table:table-cell>
          <table:table-cell table:formula="oooc:=[.$B$501]/2*(([.B380]-[.B280])*COS(RADIANS([.A586]))+([.B180]-[.B80])*SIN(RADIANS([.A586])))" office:value-type="float" office:value="0.000279317433031609">
            <text:p>0,0003</text:p>
          </table:table-cell>
          <table:table-cell table:formula="oooc:=-[.B480]*[.$B$502]" office:value-type="float" office:value="0.0127162556948887">
            <text:p>0,0127</text:p>
          </table:table-cell>
          <table:table-cell table:formula="oooc:=([.B380]+[.B280])*SIN(RADIANS([.A586]))-([.B180]+[.B80])*COS(RADIANS([.A586]))" office:value-type="float" office:value="0.376648165165592">
            <text:p>0,3766</text:p>
          </table:table-cell>
          <table:table-cell table:formula="oooc:=-([.B380]+[.B280])*COS(RADIANS([.A586]))-([.B80]+[.B180])*SIN(RADIANS([.A586]))-[.B480]" office:value-type="float" office:value="0.136827073394118">
            <text:p>0,1368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formula="oooc:=[.$B$501]/2*(([.B381]-[.B281])*SIN(RADIANS([.A587]))+([.B81]-[.B181])*COS(RADIANS([.A587])))" office:value-type="float" office:value="-0.00219201810857244">
            <text:p>-0,0022</text:p>
          </table:table-cell>
          <table:table-cell table:formula="oooc:=[.$B$501]/2*(([.B381]-[.B281])*COS(RADIANS([.A587]))+([.B181]-[.B81])*SIN(RADIANS([.A587])))" office:value-type="float" office:value="0.000595969484016646">
            <text:p>0,0006</text:p>
          </table:table-cell>
          <table:table-cell table:formula="oooc:=-[.B481]*[.$B$502]" office:value-type="float" office:value="0.0124879668948887">
            <text:p>0,0125</text:p>
          </table:table-cell>
          <table:table-cell table:formula="oooc:=([.B381]+[.B281])*SIN(RADIANS([.A587]))-([.B181]+[.B81])*COS(RADIANS([.A587]))" office:value-type="float" office:value="0.370775714364138">
            <text:p>0,3708</text:p>
          </table:table-cell>
          <table:table-cell table:formula="oooc:=-([.B381]+[.B281])*COS(RADIANS([.A587]))-([.B81]+[.B181])*SIN(RADIANS([.A587]))-[.B481]" office:value-type="float" office:value="0.136410997454618">
            <text:p>0,1364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formula="oooc:=[.$B$501]/2*(([.B382]-[.B282])*SIN(RADIANS([.A588]))+([.B82]-[.B182])*COS(RADIANS([.A588])))" office:value-type="float" office:value="-0.00129991025931663">
            <text:p>-0,0013</text:p>
          </table:table-cell>
          <table:table-cell table:formula="oooc:=[.$B$501]/2*(([.B382]-[.B282])*COS(RADIANS([.A588]))+([.B182]-[.B82])*SIN(RADIANS([.A588])))" office:value-type="float" office:value="0.000825949191832991">
            <text:p>0,0008</text:p>
          </table:table-cell>
          <table:table-cell table:formula="oooc:=-[.B482]*[.$B$502]" office:value-type="float" office:value="0.0126357560948887">
            <text:p>0,0126</text:p>
          </table:table-cell>
          <table:table-cell table:formula="oooc:=([.B382]+[.B282])*SIN(RADIANS([.A588]))-([.B182]+[.B82])*COS(RADIANS([.A588]))" office:value-type="float" office:value="0.378228533632723">
            <text:p>0,3782</text:p>
          </table:table-cell>
          <table:table-cell table:formula="oooc:=-([.B382]+[.B282])*COS(RADIANS([.A588]))-([.B82]+[.B182])*SIN(RADIANS([.A588]))-[.B482]" office:value-type="float" office:value="0.141662272815984">
            <text:p>0,1417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formula="oooc:=[.$B$501]/2*(([.B383]-[.B283])*SIN(RADIANS([.A589]))+([.B83]-[.B183])*COS(RADIANS([.A589])))" office:value-type="float" office:value="-0.00127761510454991">
            <text:p>-0,0013</text:p>
          </table:table-cell>
          <table:table-cell table:formula="oooc:=[.$B$501]/2*(([.B383]-[.B283])*COS(RADIANS([.A589]))+([.B183]-[.B83])*SIN(RADIANS([.A589])))" office:value-type="float" office:value="0.00118838334841606">
            <text:p>0,0012</text:p>
          </table:table-cell>
          <table:table-cell table:formula="oooc:=-[.B483]*[.$B$502]" office:value-type="float" office:value="0.0128265940948887">
            <text:p>0,0128</text:p>
          </table:table-cell>
          <table:table-cell table:formula="oooc:=([.B383]+[.B283])*SIN(RADIANS([.A589]))-([.B183]+[.B83])*COS(RADIANS([.A589]))" office:value-type="float" office:value="0.382326092229815">
            <text:p>0,3823</text:p>
          </table:table-cell>
          <table:table-cell table:formula="oooc:=-([.B383]+[.B283])*COS(RADIANS([.A589]))-([.B83]+[.B183])*SIN(RADIANS([.A589]))-[.B483]" office:value-type="float" office:value="0.14659739056264">
            <text:p>0,1466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formula="oooc:=[.$B$501]/2*(([.B384]-[.B284])*SIN(RADIANS([.A590]))+([.B84]-[.B184])*COS(RADIANS([.A590])))" office:value-type="float" office:value="0.00046429467021344">
            <text:p>0,0005</text:p>
          </table:table-cell>
          <table:table-cell table:formula="oooc:=[.$B$501]/2*(([.B384]-[.B284])*COS(RADIANS([.A590]))+([.B184]-[.B84])*SIN(RADIANS([.A590])))" office:value-type="float" office:value="0.00125630108278124">
            <text:p>0,0013</text:p>
          </table:table-cell>
          <table:table-cell table:formula="oooc:=-[.B484]*[.$B$502]" office:value-type="float" office:value="0.0128419916948887">
            <text:p>0,0128</text:p>
          </table:table-cell>
          <table:table-cell table:formula="oooc:=([.B384]+[.B284])*SIN(RADIANS([.A590]))-([.B184]+[.B84])*COS(RADIANS([.A590]))" office:value-type="float" office:value="0.382248510622883">
            <text:p>0,3822</text:p>
          </table:table-cell>
          <table:table-cell table:formula="oooc:=-([.B384]+[.B284])*COS(RADIANS([.A590]))-([.B84]+[.B184])*SIN(RADIANS([.A590]))-[.B484]" office:value-type="float" office:value="0.144696943283542">
            <text:p>0,1447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formula="oooc:=[.$B$501]/2*(([.B385]-[.B285])*SIN(RADIANS([.A591]))+([.B85]-[.B185])*COS(RADIANS([.A591])))" office:value-type="float" office:value="0.000706656517600705">
            <text:p>0,0007</text:p>
          </table:table-cell>
          <table:table-cell table:formula="oooc:=[.$B$501]/2*(([.B385]-[.B285])*COS(RADIANS([.A591]))+([.B185]-[.B85])*SIN(RADIANS([.A591])))" office:value-type="float" office:value="0.00159800958210049">
            <text:p>0,0016</text:p>
          </table:table-cell>
          <table:table-cell table:formula="oooc:=-[.B485]*[.$B$502]" office:value-type="float" office:value="0.0128387576948887">
            <text:p>0,0128</text:p>
          </table:table-cell>
          <table:table-cell table:formula="oooc:=([.B385]+[.B285])*SIN(RADIANS([.A591]))-([.B185]+[.B85])*COS(RADIANS([.A591]))" office:value-type="float" office:value="0.381086958645503">
            <text:p>0,3811</text:p>
          </table:table-cell>
          <table:table-cell table:formula="oooc:=-([.B385]+[.B285])*COS(RADIANS([.A591]))-([.B85]+[.B185])*SIN(RADIANS([.A591]))-[.B485]" office:value-type="float" office:value="0.144048547240334">
            <text:p>0,144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formula="oooc:=[.$B$501]/2*(([.B386]-[.B286])*SIN(RADIANS([.A592]))+([.B86]-[.B186])*COS(RADIANS([.A592])))" office:value-type="float" office:value="0.00125049630616661">
            <text:p>0,0013</text:p>
          </table:table-cell>
          <table:table-cell table:formula="oooc:=[.$B$501]/2*(([.B386]-[.B286])*COS(RADIANS([.A592]))+([.B186]-[.B86])*SIN(RADIANS([.A592])))" office:value-type="float" office:value="0.00154883351606408">
            <text:p>0,0015</text:p>
          </table:table-cell>
          <table:table-cell table:formula="oooc:=-[.B486]*[.$B$502]" office:value-type="float" office:value="0.0121851944948887">
            <text:p>0,0122</text:p>
          </table:table-cell>
          <table:table-cell table:formula="oooc:=([.B386]+[.B286])*SIN(RADIANS([.A592]))-([.B186]+[.B86])*COS(RADIANS([.A592]))" office:value-type="float" office:value="0.370008997594103">
            <text:p>0,37</text:p>
          </table:table-cell>
          <table:table-cell table:formula="oooc:=-([.B386]+[.B286])*COS(RADIANS([.A592]))-([.B86]+[.B186])*SIN(RADIANS([.A592]))-[.B486]" office:value-type="float" office:value="0.146876115197708">
            <text:p>0,1469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formula="oooc:=[.$B$501]/2*(([.B387]-[.B287])*SIN(RADIANS([.A593]))+([.B87]-[.B187])*COS(RADIANS([.A593])))" office:value-type="float" office:value="0.00338912036694079">
            <text:p>0,0034</text:p>
          </table:table-cell>
          <table:table-cell table:formula="oooc:=[.$B$501]/2*(([.B387]-[.B287])*COS(RADIANS([.A593]))+([.B187]-[.B87])*SIN(RADIANS([.A593])))" office:value-type="float" office:value="0.00167990077270687">
            <text:p>0,0017</text:p>
          </table:table-cell>
          <table:table-cell table:formula="oooc:=-[.B487]*[.$B$502]" office:value-type="float" office:value="0.0117858584948887">
            <text:p>0,0118</text:p>
          </table:table-cell>
          <table:table-cell table:formula="oooc:=([.B387]+[.B287])*SIN(RADIANS([.A593]))-([.B187]+[.B87])*COS(RADIANS([.A593]))" office:value-type="float" office:value="0.376821434247897">
            <text:p>0,3768</text:p>
          </table:table-cell>
          <table:table-cell table:formula="oooc:=-([.B387]+[.B287])*COS(RADIANS([.A593]))-([.B87]+[.B187])*SIN(RADIANS([.A593]))-[.B487]" office:value-type="float" office:value="0.143722855099742">
            <text:p>0,1437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table:formula="oooc:=[.$B$501]/2*(([.B388]-[.B288])*SIN(RADIANS([.A594]))+([.B88]-[.B188])*COS(RADIANS([.A594])))" office:value-type="float" office:value="0.00522903902853741">
            <text:p>0,0052</text:p>
          </table:table-cell>
          <table:table-cell table:formula="oooc:=[.$B$501]/2*(([.B388]-[.B288])*COS(RADIANS([.A594]))+([.B188]-[.B88])*SIN(RADIANS([.A594])))" office:value-type="float" office:value="0.00212750483242389">
            <text:p>0,0021</text:p>
          </table:table-cell>
          <table:table-cell table:formula="oooc:=-[.B488]*[.$B$502]" office:value-type="float" office:value="0.0117474636948887">
            <text:p>0,0117</text:p>
          </table:table-cell>
          <table:table-cell table:formula="oooc:=([.B388]+[.B288])*SIN(RADIANS([.A594]))-([.B188]+[.B88])*COS(RADIANS([.A594]))" office:value-type="float" office:value="0.374916273192307">
            <text:p>0,3749</text:p>
          </table:table-cell>
          <table:table-cell table:formula="oooc:=-([.B388]+[.B288])*COS(RADIANS([.A594]))-([.B88]+[.B188])*SIN(RADIANS([.A594]))-[.B488]" office:value-type="float" office:value="0.145186825183617">
            <text:p>0,1452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formula="oooc:=[.$B$501]/2*(([.B389]-[.B289])*SIN(RADIANS([.A595]))+([.B89]-[.B189])*COS(RADIANS([.A595])))" office:value-type="float" office:value="0.00545765916229003">
            <text:p>0,0055</text:p>
          </table:table-cell>
          <table:table-cell table:formula="oooc:=[.$B$501]/2*(([.B389]-[.B289])*COS(RADIANS([.A595]))+([.B189]-[.B89])*SIN(RADIANS([.A595])))" office:value-type="float" office:value="0.00264924707459608">
            <text:p>0,0026</text:p>
          </table:table-cell>
          <table:table-cell table:formula="oooc:=-[.B489]*[.$B$502]" office:value-type="float" office:value="0.0116661388948887">
            <text:p>0,0117</text:p>
          </table:table-cell>
          <table:table-cell table:formula="oooc:=([.B389]+[.B289])*SIN(RADIANS([.A595]))-([.B189]+[.B89])*COS(RADIANS([.A595]))" office:value-type="float" office:value="0.374018552625725">
            <text:p>0,374</text:p>
          </table:table-cell>
          <table:table-cell table:formula="oooc:=-([.B389]+[.B289])*COS(RADIANS([.A595]))-([.B89]+[.B189])*SIN(RADIANS([.A595]))-[.B489]" office:value-type="float" office:value="0.146199882129546">
            <text:p>0,1462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formula="oooc:=[.$B$501]/2*(([.B390]-[.B290])*SIN(RADIANS([.A596]))+([.B90]-[.B190])*COS(RADIANS([.A596])))" office:value-type="float" office:value="0.00695172155515801">
            <text:p>0,007</text:p>
          </table:table-cell>
          <table:table-cell table:formula="oooc:=[.$B$501]/2*(([.B390]-[.B290])*COS(RADIANS([.A596]))+([.B190]-[.B90])*SIN(RADIANS([.A596])))" office:value-type="float" office:value="0.00299460422650871">
            <text:p>0,003</text:p>
          </table:table-cell>
          <table:table-cell table:formula="oooc:=-[.B490]*[.$B$502]" office:value-type="float" office:value="0.0120371704948887">
            <text:p>0,012</text:p>
          </table:table-cell>
          <table:table-cell table:formula="oooc:=([.B390]+[.B290])*SIN(RADIANS([.A596]))-([.B190]+[.B90])*COS(RADIANS([.A596]))" office:value-type="float" office:value="0.37713350274921">
            <text:p>0,3771</text:p>
          </table:table-cell>
          <table:table-cell table:formula="oooc:=-([.B390]+[.B290])*COS(RADIANS([.A596]))-([.B90]+[.B190])*SIN(RADIANS([.A596]))-[.B490]" office:value-type="float" office:value="0.152730960888225">
            <text:p>0,1527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table:formula="oooc:=[.$B$501]/2*(([.B391]-[.B291])*SIN(RADIANS([.A597]))+([.B91]-[.B191])*COS(RADIANS([.A597])))" office:value-type="float" office:value="0.00678554186410791">
            <text:p>0,0068</text:p>
          </table:table-cell>
          <table:table-cell table:formula="oooc:=[.$B$501]/2*(([.B391]-[.B291])*COS(RADIANS([.A597]))+([.B191]-[.B91])*SIN(RADIANS([.A597])))" office:value-type="float" office:value="0.00306855105429414">
            <text:p>0,0031</text:p>
          </table:table-cell>
          <table:table-cell table:formula="oooc:=-[.B491]*[.$B$502]" office:value-type="float" office:value="0.0120713488948887">
            <text:p>0,0121</text:p>
          </table:table-cell>
          <table:table-cell table:formula="oooc:=([.B391]+[.B291])*SIN(RADIANS([.A597]))-([.B191]+[.B91])*COS(RADIANS([.A597]))" office:value-type="float" office:value="0.378986584064422">
            <text:p>0,379</text:p>
          </table:table-cell>
          <table:table-cell table:formula="oooc:=-([.B391]+[.B291])*COS(RADIANS([.A597]))-([.B91]+[.B191])*SIN(RADIANS([.A597]))-[.B491]" office:value-type="float" office:value="0.152955014883277">
            <text:p>0,153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formula="oooc:=[.$B$501]/2*(([.B392]-[.B292])*SIN(RADIANS([.A598]))+([.B92]-[.B192])*COS(RADIANS([.A598])))" office:value-type="float" office:value="0.00694782059980694">
            <text:p>0,0069</text:p>
          </table:table-cell>
          <table:table-cell table:formula="oooc:=[.$B$501]/2*(([.B392]-[.B292])*COS(RADIANS([.A598]))+([.B192]-[.B92])*SIN(RADIANS([.A598])))" office:value-type="float" office:value="0.00318553361503118">
            <text:p>0,0032</text:p>
          </table:table-cell>
          <table:table-cell table:formula="oooc:=-[.B492]*[.$B$502]" office:value-type="float" office:value="0.0119729076948887">
            <text:p>0,012</text:p>
          </table:table-cell>
          <table:table-cell table:formula="oooc:=([.B392]+[.B292])*SIN(RADIANS([.A598]))-([.B192]+[.B92])*COS(RADIANS([.A598]))" office:value-type="float" office:value="0.379279484213265">
            <text:p>0,3793</text:p>
          </table:table-cell>
          <table:table-cell table:formula="oooc:=-([.B392]+[.B292])*COS(RADIANS([.A598]))-([.B92]+[.B192])*SIN(RADIANS([.A598]))-[.B492]" office:value-type="float" office:value="0.156476748782084">
            <text:p>0,1565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formula="oooc:=[.$B$501]/2*(([.B393]-[.B293])*SIN(RADIANS([.A599]))+([.B93]-[.B193])*COS(RADIANS([.A599])))" office:value-type="float" office:value="0.00529784544985098">
            <text:p>0,0053</text:p>
          </table:table-cell>
          <table:table-cell table:formula="oooc:=[.$B$501]/2*(([.B393]-[.B293])*COS(RADIANS([.A599]))+([.B193]-[.B93])*SIN(RADIANS([.A599])))" office:value-type="float" office:value="0.00327019176680757">
            <text:p>0,0033</text:p>
          </table:table-cell>
          <table:table-cell table:formula="oooc:=-[.B493]*[.$B$502]" office:value-type="float" office:value="0.0124884284948887">
            <text:p>0,0125</text:p>
          </table:table-cell>
          <table:table-cell table:formula="oooc:=([.B393]+[.B293])*SIN(RADIANS([.A599]))-([.B193]+[.B93])*COS(RADIANS([.A599]))" office:value-type="float" office:value="0.384158404686833">
            <text:p>0,3842</text:p>
          </table:table-cell>
          <table:table-cell table:formula="oooc:=-([.B393]+[.B293])*COS(RADIANS([.A599]))-([.B93]+[.B193])*SIN(RADIANS([.A599]))-[.B493]" office:value-type="float" office:value="0.168078557584452">
            <text:p>0,1681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table:formula="oooc:=[.$B$501]/2*(([.B394]-[.B294])*SIN(RADIANS([.A600]))+([.B94]-[.B194])*COS(RADIANS([.A600])))" office:value-type="float" office:value="0.00721615560928699">
            <text:p>0,0072</text:p>
          </table:table-cell>
          <table:table-cell table:formula="oooc:=[.$B$501]/2*(([.B394]-[.B294])*COS(RADIANS([.A600]))+([.B194]-[.B94])*SIN(RADIANS([.A600])))" office:value-type="float" office:value="0.00338138121996839">
            <text:p>0,0034</text:p>
          </table:table-cell>
          <table:table-cell table:formula="oooc:=-[.B494]*[.$B$502]" office:value-type="float" office:value="0.0130503132948887">
            <text:p>0,0131</text:p>
          </table:table-cell>
          <table:table-cell table:formula="oooc:=([.B394]+[.B294])*SIN(RADIANS([.A600]))-([.B194]+[.B94])*COS(RADIANS([.A600]))" office:value-type="float" office:value="0.392631380853137">
            <text:p>0,3926</text:p>
          </table:table-cell>
          <table:table-cell table:formula="oooc:=-([.B394]+[.B294])*COS(RADIANS([.A600]))-([.B94]+[.B194])*SIN(RADIANS([.A600]))-[.B494]" office:value-type="float" office:value="0.17273852251726">
            <text:p>0,1727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formula="oooc:=[.$B$501]/2*(([.B395]-[.B295])*SIN(RADIANS([.A601]))+([.B95]-[.B195])*COS(RADIANS([.A601])))" office:value-type="float" office:value="0.00942806186368086">
            <text:p>0,0094</text:p>
          </table:table-cell>
          <table:table-cell table:formula="oooc:=[.$B$501]/2*(([.B395]-[.B295])*COS(RADIANS([.A601]))+([.B195]-[.B95])*SIN(RADIANS([.A601])))" office:value-type="float" office:value="0.00326059767237938">
            <text:p>0,0033</text:p>
          </table:table-cell>
          <table:table-cell table:formula="oooc:=-[.B495]*[.$B$502]" office:value-type="float" office:value="0.0132366116948887">
            <text:p>0,0132</text:p>
          </table:table-cell>
          <table:table-cell table:formula="oooc:=([.B395]+[.B295])*SIN(RADIANS([.A601]))-([.B195]+[.B95])*COS(RADIANS([.A601]))" office:value-type="float" office:value="0.406061465474953">
            <text:p>0,4061</text:p>
          </table:table-cell>
          <table:table-cell table:formula="oooc:=-([.B395]+[.B295])*COS(RADIANS([.A601]))-([.B95]+[.B195])*SIN(RADIANS([.A601]))-[.B495]" office:value-type="float" office:value="0.177122533070894">
            <text:p>0,1771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formula="oooc:=[.$B$501]/2*(([.B396]-[.B296])*SIN(RADIANS([.A602]))+([.B96]-[.B196])*COS(RADIANS([.A602])))" office:value-type="float" office:value="0.01035460335">
            <text:p>0,0104</text:p>
          </table:table-cell>
          <table:table-cell table:formula="oooc:=[.$B$501]/2*(([.B396]-[.B296])*COS(RADIANS([.A602]))+([.B196]-[.B96])*SIN(RADIANS([.A602])))" office:value-type="float" office:value="0.00329884815">
            <text:p>0,0033</text:p>
          </table:table-cell>
          <table:table-cell table:formula="oooc:=-[.B496]*[.$B$502]" office:value-type="float" office:value="0.0125220888948887">
            <text:p>0,0125</text:p>
          </table:table-cell>
          <table:table-cell table:formula="oooc:=([.B396]+[.B296])*SIN(RADIANS([.A602]))-([.B196]+[.B96])*COS(RADIANS([.A602]))" office:value-type="float" office:value="0.41290306">
            <text:p>0,4129</text:p>
          </table:table-cell>
          <table:table-cell table:formula="oooc:=-([.B396]+[.B296])*COS(RADIANS([.A602]))-([.B96]+[.B196])*SIN(RADIANS([.A602]))-[.B496]" office:value-type="float" office:value="0.167520151186109">
            <text:p>0,1675</text:p>
          </table:table-cell>
          <table:table-cell table:number-columns-repeated="5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7910.99609375">
            <text:p>7910,9961</text:p>
          </table:table-cell>
          <table:table-cell table:number-columns-repeated="9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7911.07421875">
            <text:p>7911,0742</text:p>
          </table:table-cell>
          <table:table-cell table:number-columns-repeated="9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7911.09375">
            <text:p>7911,0938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7910.52734375">
            <text:p>7910,5273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930.01953125">
            <text:p>7930,0195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13.0859375">
            <text:p>7913,0859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927.9296875">
            <text:p>7927,9297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29.6875">
            <text:p>7929,6875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930.15625">
            <text:p>7930,156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920.56640625">
            <text:p>7920,5664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910.48828125">
            <text:p>7910,488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908.92578125">
            <text:p>7908,925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98.57421875">
            <text:p>7898,574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00.8203125">
            <text:p>7900,8203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94.84375">
            <text:p>7894,8438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95.33203125">
            <text:p>7895,332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895.83984375">
            <text:p>7895,8398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888.7109375">
            <text:p>7888,710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889.90234375">
            <text:p>7889,9023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890.078125">
            <text:p>7890,078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889.98046875">
            <text:p>7889,980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889.5703125">
            <text:p>7889,5703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889.296875">
            <text:p>7889,2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890.87890625">
            <text:p>7890,8789</text:p>
          </table:table-cell>
          <table:table-cell table:number-columns-repeated="2"/>
          <table:table-cell>
            <draw:frame table:end-cell-address="Feuille1.I651" table:end-x="2.064cm" table:end-y="0.401cm" draw:z-index="8" svg:width="9.757cm" svg:height="8.527cm" svg:x="1.339cm" svg:y="0.002cm">
              <draw:object draw:notify-on-update-of-ranges="Feuille1.A507:Feuille1.A602 Feuille1.E507:Feuille1.E60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896.9921875">
            <text:p>7896,9922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899.78515625">
            <text:p>7899,7852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889.19921875">
            <text:p>7889,1992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896.71875">
            <text:p>7896,7188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899.82421875">
            <text:p>7899,8242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899.6484375">
            <text:p>7899,6484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898.90625">
            <text:p>7898,9063</text:p>
          </table:table-cell>
          <table:table-cell office:value-type="float" office:value="8006.796875">
            <text:p>8006,7969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898.84765625">
            <text:p>7898,8477</text:p>
          </table:table-cell>
          <table:table-cell office:value-type="float" office:value="8006.640625">
            <text:p>8006,6406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899.6484375">
            <text:p>7899,6484</text:p>
          </table:table-cell>
          <table:table-cell office:value-type="float" office:value="8012.54833984">
            <text:p>8012,5483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900.76171875">
            <text:p>7900,7617</text:p>
          </table:table-cell>
          <table:table-cell office:value-type="float" office:value="8012.13818359">
            <text:p>8012,1382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899.140625">
            <text:p>7899,1406</text:p>
          </table:table-cell>
          <table:table-cell office:value-type="float" office:value="8011.13330078">
            <text:p>8011,1333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899.00390625">
            <text:p>7899,0039</text:p>
          </table:table-cell>
          <table:table-cell office:value-type="float" office:value="8012.11914063">
            <text:p>8012,1191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012.72509766">
            <text:p>8012,725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015.98632813">
            <text:p>8015,9863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012.84228516">
            <text:p>8012,8423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012.19726563">
            <text:p>8012,1973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012.39306641">
            <text:p>8012,3931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010.24414063">
            <text:p>8010,2441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012.31494141">
            <text:p>8012,3149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012.43212891">
            <text:p>8012,4321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012.56835938">
            <text:p>8012,5684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010.20507813">
            <text:p>8010,2051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007.04101563">
            <text:p>8007,041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006.44482422">
            <text:p>8006,4448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010.73242188">
            <text:p>8010,7324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006.85498047">
            <text:p>8006,855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003.35986328">
            <text:p>8003,3599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007.23632813">
            <text:p>8007,2363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006.89404297">
            <text:p>8006,894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006.86572266">
            <text:p>8006,8657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006.49462891">
            <text:p>8006,4946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002.72460938">
            <text:p>8002,7246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005.82958984">
            <text:p>8005,8296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007.13818359">
            <text:p>8007,1382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006.23974609">
            <text:p>8006,2397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002.93945313">
            <text:p>8002,9395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005.51806641">
            <text:p>8005,5181</text:p>
          </table:table-cell>
          <table:table-cell/>
          <table:table-cell office:value-type="float" office:value="8006.796875">
            <text:p>8006,7969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004.56982422">
            <text:p>8004,5698</text:p>
          </table:table-cell>
          <table:table-cell/>
          <table:table-cell office:value-type="float" office:value="8006.640625">
            <text:p>8006,6406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006.41650391">
            <text:p>8006,4165</text:p>
          </table:table-cell>
          <table:table-cell/>
          <table:table-cell office:value-type="float" office:value="8012.54833984">
            <text:p>8012,5483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007.49023438">
            <text:p>8007,4902</text:p>
          </table:table-cell>
          <table:table-cell/>
          <table:table-cell office:value-type="float" office:value="8012.13818359">
            <text:p>8012,1382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014.52148438">
            <text:p>8014,5215</text:p>
          </table:table-cell>
          <table:table-cell/>
          <table:table-cell office:value-type="float" office:value="8011.13330078">
            <text:p>8011,1333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010.88916016">
            <text:p>8010,8892</text:p>
          </table:table-cell>
          <table:table-cell/>
          <table:table-cell office:value-type="float" office:value="8012.11914063">
            <text:p>8012,1191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012.72509766">
            <text:p>8012,7251</text:p>
          </table:table-cell>
          <table:table-cell table:number-columns-repeated="9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015.98632813">
            <text:p>8015,9863</text:p>
          </table:table-cell>
          <table:table-cell table:number-columns-repeated="9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012.84228516">
            <text:p>8012,8423</text:p>
          </table:table-cell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012.19726563">
            <text:p>8012,1973</text:p>
          </table:table-cell>
          <table:table-cell table:number-columns-repeated="9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012.39306641">
            <text:p>8012,3931</text:p>
          </table:table-cell>
          <table:table-cell table:number-columns-repeated="9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010.24414063">
            <text:p>8010,2441</text:p>
          </table:table-cell>
          <table:table-cell table:number-columns-repeated="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012.31494141">
            <text:p>8012,3149</text:p>
          </table:table-cell>
          <table:table-cell table:number-columns-repeated="9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012.43212891">
            <text:p>8012,4321</text:p>
          </table:table-cell>
          <table:table-cell table:number-columns-repeated="9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012.56835938">
            <text:p>8012,5684</text:p>
          </table:table-cell>
          <table:table-cell table:number-columns-repeated="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010.20507813">
            <text:p>8010,2051</text:p>
          </table:table-cell>
          <table:table-cell table:number-columns-repeated="9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007.04101563">
            <text:p>8007,041</text:p>
          </table:table-cell>
          <table:table-cell table:number-columns-repeated="9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006.44482422">
            <text:p>8006,4448</text:p>
          </table:table-cell>
          <table:table-cell table:number-columns-repeated="9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010.73242188">
            <text:p>8010,7324</text:p>
          </table:table-cell>
          <table:table-cell table:number-columns-repeated="9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006.85498047">
            <text:p>8006,855</text:p>
          </table:table-cell>
          <table:table-cell table:number-columns-repeated="9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003.35986328">
            <text:p>8003,3599</text:p>
          </table:table-cell>
          <table:table-cell table:number-columns-repeated="9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007.23632813">
            <text:p>8007,2363</text:p>
          </table:table-cell>
          <table:table-cell table:number-columns-repeated="9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006.89404297">
            <text:p>8006,894</text:p>
          </table:table-cell>
          <table:table-cell table:number-columns-repeated="9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006.86572266">
            <text:p>8006,8657</text:p>
          </table:table-cell>
          <table:table-cell table:number-columns-repeated="9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006.49462891">
            <text:p>8006,4946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002.72460938">
            <text:p>8002,7246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05.82958984">
            <text:p>8005,8296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007.13818359">
            <text:p>8007,1382</text:p>
          </table:table-cell>
          <table:table-cell table:number-columns-repeated="9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006.23974609">
            <text:p>8006,2397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002.93945313">
            <text:p>8002,9395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005.51806641">
            <text:p>8005,5181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004.56982422">
            <text:p>8004,5698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006.41650391">
            <text:p>8006,4165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007.49023438">
            <text:p>8007,4902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014.52148438">
            <text:p>8014,5215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010.88916016">
            <text:p>8010,8892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table:formula="oooc:=[.E710]/(287.053*(273.15+[.F710]))" office:value-type="float" office:value="1.15946185624052">
            <text:p>1,1595</text:p>
          </table:table-cell>
          <table:table-cell table:number-columns-repeated="6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90029299">
            <text:p>0,9003</text:p>
          </table:table-cell>
          <table:table-cell table:number-columns-repeated="2"/>
          <table:table-cell office:value-type="float" office:value="98600">
            <text:p>98600</text:p>
          </table:table-cell>
          <table:table-cell office:value-type="float" office:value="23.1">
            <text:p>23,1</text:p>
          </table:table-cell>
          <table:table-cell/>
          <table:table-cell table:formula="oooc:=([.B710]*2/[.$E$709])^(1/2)" office:value-type="float" office:value="1.24617403798088">
            <text:p>1,2462</text:p>
          </table:table-cell>
          <table:table-cell table:formula="oooc:=[.E507]/([.$E$709]*(2*3.1416/60*[.B610])^2*(0.045*2.5)^4)" office:value-type="float" office:value="0.00278486292868613">
            <text:p>0,0028</text:p>
          </table:table-cell>
          <table:table-cell table:formula="oooc:=ABS([.C507])/([.$E$709]*(2*3.1416/60*[.B610])^2*(0.045*2.5)^5)" office:value-type="float" office:value="0.000290733290921596">
            <text:p>0,0003</text:p>
          </table:table-cell>
          <table:table-cell table:formula="oooc:=[.H710]/(2*3.1416/60*[.B610]*(0.045*2.5))" office:value-type="float" office:value="0.0133710456992746">
            <text:p>0,0134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89208984">
            <text:p>0,8921</text:p>
          </table:table-cell>
          <table:table-cell table:number-columns-repeated="5"/>
          <table:table-cell table:formula="oooc:=([.B711]*2/[.$E$709])^(1/2)" office:value-type="float" office:value="1.24048369859369">
            <text:p>1,2405</text:p>
          </table:table-cell>
          <table:table-cell table:formula="oooc:=[.E508]/([.$E$709]*(2*3.1416/60*[.B611])^2*(0.045*2.5)^4)" office:value-type="float" office:value="0.00281167617541189">
            <text:p>0,0028</text:p>
          </table:table-cell>
          <table:table-cell table:formula="oooc:=ABS([.C508])/([.$E$709]*(2*3.1416/60*[.B611])^2*(0.045*2.5)^5)" office:value-type="float" office:value="0.000294868744033507">
            <text:p>0,0003</text:p>
          </table:table-cell>
          <table:table-cell table:formula="oooc:=[.H711]/(2*3.1416/60*[.B611]*(0.045*2.5))" office:value-type="float" office:value="0.0133098587506013">
            <text:p>0,0133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8941406">
            <text:p>0,8941</text:p>
          </table:table-cell>
          <table:table-cell table:number-columns-repeated="5"/>
          <table:table-cell table:formula="oooc:=([.B712]*2/[.$E$709])^(1/2)" office:value-type="float" office:value="1.24190870866425">
            <text:p>1,2419</text:p>
          </table:table-cell>
          <table:table-cell table:formula="oooc:=[.E509]/([.$E$709]*(2*3.1416/60*[.B612])^2*(0.045*2.5)^4)" office:value-type="float" office:value="0.00281114198089353">
            <text:p>0,0028</text:p>
          </table:table-cell>
          <table:table-cell table:formula="oooc:=ABS([.C509])/([.$E$709]*(2*3.1416/60*[.B612])^2*(0.045*2.5)^5)" office:value-type="float" office:value="0.000292581314277799">
            <text:p>0,0003</text:p>
          </table:table-cell>
          <table:table-cell table:formula="oooc:=[.H712]/(2*3.1416/60*[.B612]*(0.045*2.5))" office:value-type="float" office:value="0.0133251156005828">
            <text:p>0,0133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88662112">
            <text:p>0,8866</text:p>
          </table:table-cell>
          <table:table-cell table:number-columns-repeated="5"/>
          <table:table-cell table:formula="oooc:=([.B713]*2/[.$E$709])^(1/2)" office:value-type="float" office:value="1.23667562548412">
            <text:p>1,2367</text:p>
          </table:table-cell>
          <table:table-cell table:formula="oooc:=[.E510]/([.$E$709]*(2*3.1416/60*[.B613])^2*(0.045*2.5)^4)" office:value-type="float" office:value="0.00279187515361067">
            <text:p>0,0028</text:p>
          </table:table-cell>
          <table:table-cell table:formula="oooc:=ABS([.C510])/([.$E$709]*(2*3.1416/60*[.B613])^2*(0.045*2.5)^5)" office:value-type="float" office:value="0.0002975234386689">
            <text:p>0,0003</text:p>
          </table:table-cell>
          <table:table-cell table:formula="oooc:=[.H713]/(2*3.1416/60*[.B613]*(0.045*2.5))" office:value-type="float" office:value="0.0132699170771557">
            <text:p>0,0133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8203125">
            <text:p>0,8203</text:p>
          </table:table-cell>
          <table:table-cell table:number-columns-repeated="5"/>
          <table:table-cell table:formula="oooc:=([.B714]*2/[.$E$709])^(1/2)" office:value-type="float" office:value="1.18953282163323">
            <text:p>1,1895</text:p>
          </table:table-cell>
          <table:table-cell table:formula="oooc:=[.E511]/([.$E$709]*(2*3.1416/60*[.B614])^2*(0.045*2.5)^4)" office:value-type="float" office:value="0.00279225400336284">
            <text:p>0,0028</text:p>
          </table:table-cell>
          <table:table-cell table:formula="oooc:=ABS([.C511])/([.$E$709]*(2*3.1416/60*[.B614])^2*(0.045*2.5)^5)" office:value-type="float" office:value="0.000299579934304706">
            <text:p>0,0003</text:p>
          </table:table-cell>
          <table:table-cell table:formula="oooc:=[.H714]/(2*3.1416/60*[.B614]*(0.045*2.5))" office:value-type="float" office:value="0.0127326856350775">
            <text:p>0,012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578123">
            <text:p>0,8258</text:p>
          </table:table-cell>
          <table:table-cell table:number-columns-repeated="5"/>
          <table:table-cell table:formula="oooc:=([.B715]*2/[.$E$709])^(1/2)" office:value-type="float" office:value="1.19349133000715">
            <text:p>1,1935</text:p>
          </table:table-cell>
          <table:table-cell table:formula="oooc:=[.E512]/([.$E$709]*(2*3.1416/60*[.B615])^2*(0.045*2.5)^4)" office:value-type="float" office:value="0.00279011963404021">
            <text:p>0,0028</text:p>
          </table:table-cell>
          <table:table-cell table:formula="oooc:=ABS([.C512])/([.$E$709]*(2*3.1416/60*[.B615])^2*(0.045*2.5)^5)" office:value-type="float" office:value="0.000299858300206609">
            <text:p>0,0003</text:p>
          </table:table-cell>
          <table:table-cell table:formula="oooc:=[.H715]/(2*3.1416/60*[.B615]*(0.045*2.5))" office:value-type="float" office:value="0.012802395223874">
            <text:p>0,01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9091799">
            <text:p>0,7909</text:p>
          </table:table-cell>
          <table:table-cell table:number-columns-repeated="5"/>
          <table:table-cell table:formula="oooc:=([.B716]*2/[.$E$709])^(1/2)" office:value-type="float" office:value="1.16802595081268">
            <text:p>1,168</text:p>
          </table:table-cell>
          <table:table-cell table:formula="oooc:=[.E513]/([.$E$709]*(2*3.1416/60*[.B616])^2*(0.045*2.5)^4)" office:value-type="float" office:value="0.00278432087839376">
            <text:p>0,0028</text:p>
          </table:table-cell>
          <table:table-cell table:formula="oooc:=ABS([.C513])/([.$E$709]*(2*3.1416/60*[.B616])^2*(0.045*2.5)^5)" office:value-type="float" office:value="0.000300834866610651">
            <text:p>0,0003</text:p>
          </table:table-cell>
          <table:table-cell table:formula="oooc:=[.H716]/(2*3.1416/60*[.B616]*(0.045*2.5))" office:value-type="float" office:value="0.012505773140565">
            <text:p>0,0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4970701">
            <text:p>0,8497</text:p>
          </table:table-cell>
          <table:table-cell table:number-columns-repeated="5"/>
          <table:table-cell table:formula="oooc:=([.B717]*2/[.$E$709])^(1/2)" office:value-type="float" office:value="1.21065769138661">
            <text:p>1,2107</text:p>
          </table:table-cell>
          <table:table-cell table:formula="oooc:=[.E514]/([.$E$709]*(2*3.1416/60*[.B617])^2*(0.045*2.5)^4)" office:value-type="float" office:value="0.00279863682592049">
            <text:p>0,0028</text:p>
          </table:table-cell>
          <table:table-cell table:formula="oooc:=ABS([.C514])/([.$E$709]*(2*3.1416/60*[.B617])^2*(0.045*2.5)^5)" office:value-type="float" office:value="0.000295857276266572">
            <text:p>0,0003</text:p>
          </table:table-cell>
          <table:table-cell table:formula="oooc:=[.H717]/(2*3.1416/60*[.B617]*(0.045*2.5))" office:value-type="float" office:value="0.0129593475423596">
            <text:p>0,0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6269534">
            <text:p>0,8627</text:p>
          </table:table-cell>
          <table:table-cell table:number-columns-repeated="5"/>
          <table:table-cell table:formula="oooc:=([.B718]*2/[.$E$709])^(1/2)" office:value-type="float" office:value="1.21987544927965">
            <text:p>1,2199</text:p>
          </table:table-cell>
          <table:table-cell table:formula="oooc:=[.E515]/([.$E$709]*(2*3.1416/60*[.B618])^2*(0.045*2.5)^4)" office:value-type="float" office:value="0.00281239374888636">
            <text:p>0,0028</text:p>
          </table:table-cell>
          <table:table-cell table:formula="oooc:=ABS([.C515])/([.$E$709]*(2*3.1416/60*[.B618])^2*(0.045*2.5)^5)" office:value-type="float" office:value="0.000293254196377085">
            <text:p>0,0003</text:p>
          </table:table-cell>
          <table:table-cell table:formula="oooc:=[.H718]/(2*3.1416/60*[.B618]*(0.045*2.5))" office:value-type="float" office:value="0.0130572461262706">
            <text:p>0,01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7841797">
            <text:p>0,8784</text:p>
          </table:table-cell>
          <table:table-cell table:number-columns-repeated="5"/>
          <table:table-cell table:formula="oooc:=([.B719]*2/[.$E$709])^(1/2)" office:value-type="float" office:value="1.23094137805407">
            <text:p>1,2309</text:p>
          </table:table-cell>
          <table:table-cell table:formula="oooc:=[.E516]/([.$E$709]*(2*3.1416/60*[.B619])^2*(0.045*2.5)^4)" office:value-type="float" office:value="0.00284279156267721">
            <text:p>0,0028</text:p>
          </table:table-cell>
          <table:table-cell table:formula="oooc:=ABS([.C516])/([.$E$709]*(2*3.1416/60*[.B619])^2*(0.045*2.5)^5)" office:value-type="float" office:value="0.000291238899527304">
            <text:p>0,0003</text:p>
          </table:table-cell>
          <table:table-cell table:formula="oooc:=[.H719]/(2*3.1416/60*[.B619]*(0.045*2.5))" office:value-type="float" office:value="0.01319164560059">
            <text:p>0,01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6269534">
            <text:p>0,8627</text:p>
          </table:table-cell>
          <table:table-cell table:number-columns-repeated="5"/>
          <table:table-cell table:formula="oooc:=([.B720]*2/[.$E$709])^(1/2)" office:value-type="float" office:value="1.21987544927965">
            <text:p>1,2199</text:p>
          </table:table-cell>
          <table:table-cell table:formula="oooc:=[.E517]/([.$E$709]*(2*3.1416/60*[.B620])^2*(0.045*2.5)^4)" office:value-type="float" office:value="0.00285806036768397">
            <text:p>0,0029</text:p>
          </table:table-cell>
          <table:table-cell table:formula="oooc:=ABS([.C517])/([.$E$709]*(2*3.1416/60*[.B620])^2*(0.045*2.5)^5)" office:value-type="float" office:value="0.000293432927803323">
            <text:p>0,0003</text:p>
          </table:table-cell>
          <table:table-cell table:formula="oooc:=[.H720]/(2*3.1416/60*[.B620]*(0.045*2.5))" office:value-type="float" office:value="0.0130897105582553">
            <text:p>0,013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8818357">
            <text:p>0,7882</text:p>
          </table:table-cell>
          <table:table-cell table:number-columns-repeated="5"/>
          <table:table-cell table:formula="oooc:=([.B721]*2/[.$E$709])^(1/2)" office:value-type="float" office:value="1.1660051099247">
            <text:p>1,166</text:p>
          </table:table-cell>
          <table:table-cell table:formula="oooc:=[.E518]/([.$E$709]*(2*3.1416/60*[.B621])^2*(0.045*2.5)^4)" office:value-type="float" office:value="0.00286219160026243">
            <text:p>0,0029</text:p>
          </table:table-cell>
          <table:table-cell table:formula="oooc:=ABS([.C518])/([.$E$709]*(2*3.1416/60*[.B621])^2*(0.045*2.5)^5)" office:value-type="float" office:value="0.00029471662565314">
            <text:p>0,0003</text:p>
          </table:table-cell>
          <table:table-cell table:formula="oooc:=[.H721]/(2*3.1416/60*[.B621]*(0.045*2.5))" office:value-type="float" office:value="0.0125141339017038">
            <text:p>0,01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6083982">
            <text:p>0,7608</text:p>
          </table:table-cell>
          <table:table-cell table:number-columns-repeated="5"/>
          <table:table-cell table:formula="oooc:=([.B722]*2/[.$E$709])^(1/2)" office:value-type="float" office:value="1.14560099449114">
            <text:p>1,1456</text:p>
          </table:table-cell>
          <table:table-cell table:formula="oooc:=[.E519]/([.$E$709]*(2*3.1416/60*[.B622])^2*(0.045*2.5)^4)" office:value-type="float" office:value="0.00288273492025956">
            <text:p>0,0029</text:p>
          </table:table-cell>
          <table:table-cell table:formula="oooc:=ABS([.C519])/([.$E$709]*(2*3.1416/60*[.B622])^2*(0.045*2.5)^5)" office:value-type="float" office:value="0.000295794187151445">
            <text:p>0,0003</text:p>
          </table:table-cell>
          <table:table-cell table:formula="oooc:=[.H722]/(2*3.1416/60*[.B622]*(0.045*2.5))" office:value-type="float" office:value="0.0123112605506357">
            <text:p>0,01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7431639">
            <text:p>0,8743</text:p>
          </table:table-cell>
          <table:table-cell table:number-columns-repeated="5"/>
          <table:table-cell table:formula="oooc:=([.B723]*2/[.$E$709])^(1/2)" office:value-type="float" office:value="1.22806421019038">
            <text:p>1,2281</text:p>
          </table:table-cell>
          <table:table-cell table:formula="oooc:=[.E520]/([.$E$709]*(2*3.1416/60*[.B623])^2*(0.045*2.5)^4)" office:value-type="float" office:value="0.00288913264837294">
            <text:p>0,0029</text:p>
          </table:table-cell>
          <table:table-cell table:formula="oooc:=ABS([.C520])/([.$E$709]*(2*3.1416/60*[.B623])^2*(0.045*2.5)^5)" office:value-type="float" office:value="0.000287508776209264">
            <text:p>0,0003</text:p>
          </table:table-cell>
          <table:table-cell table:formula="oooc:=[.H723]/(2*3.1416/60*[.B623]*(0.045*2.5))" office:value-type="float" office:value="0.013193703924638">
            <text:p>0,01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298828">
            <text:p>0,8299</text:p>
          </table:table-cell>
          <table:table-cell table:number-columns-repeated="5"/>
          <table:table-cell table:formula="oooc:=([.B724]*2/[.$E$709])^(1/2)" office:value-type="float" office:value="1.19645163270731">
            <text:p>1,1965</text:p>
          </table:table-cell>
          <table:table-cell table:formula="oooc:=[.E521]/([.$E$709]*(2*3.1416/60*[.B624])^2*(0.045*2.5)^4)" office:value-type="float" office:value="0.00289588749958961">
            <text:p>0,0029</text:p>
          </table:table-cell>
          <table:table-cell table:formula="oooc:=ABS([.C521])/([.$E$709]*(2*3.1416/60*[.B624])^2*(0.045*2.5)^5)" office:value-type="float" office:value="0.000286118707634916">
            <text:p>0,0003</text:p>
          </table:table-cell>
          <table:table-cell table:formula="oooc:=[.H724]/(2*3.1416/60*[.B624]*(0.045*2.5))" office:value-type="float" office:value="0.0128638051034563">
            <text:p>0,01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4150392">
            <text:p>0,8415</text:p>
          </table:table-cell>
          <table:table-cell table:number-columns-repeated="5"/>
          <table:table-cell table:formula="oooc:=([.B725]*2/[.$E$709])^(1/2)" office:value-type="float" office:value="1.20479966083535">
            <text:p>1,2048</text:p>
          </table:table-cell>
          <table:table-cell table:formula="oooc:=[.E522]/([.$E$709]*(2*3.1416/60*[.B625])^2*(0.045*2.5)^4)" office:value-type="float" office:value="0.00290154910323246">
            <text:p>0,0029</text:p>
          </table:table-cell>
          <table:table-cell table:formula="oooc:=ABS([.C522])/([.$E$709]*(2*3.1416/60*[.B625])^2*(0.045*2.5)^5)" office:value-type="float" office:value="0.000279932911422067">
            <text:p>0,0003</text:p>
          </table:table-cell>
          <table:table-cell table:formula="oooc:=[.H725]/(2*3.1416/60*[.B625]*(0.045*2.5))" office:value-type="float" office:value="0.0129527589081744">
            <text:p>0,01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77724612">
            <text:p>0,7772</text:p>
          </table:table-cell>
          <table:table-cell table:number-columns-repeated="5"/>
          <table:table-cell table:formula="oooc:=([.B726]*2/[.$E$709])^(1/2)" office:value-type="float" office:value="1.15788664881362">
            <text:p>1,1579</text:p>
          </table:table-cell>
          <table:table-cell table:formula="oooc:=[.E523]/([.$E$709]*(2*3.1416/60*[.B626])^2*(0.045*2.5)^4)" office:value-type="float" office:value="0.00289902508397184">
            <text:p>0,0029</text:p>
          </table:table-cell>
          <table:table-cell table:formula="oooc:=ABS([.C523])/([.$E$709]*(2*3.1416/60*[.B626])^2*(0.045*2.5)^5)" office:value-type="float" office:value="0.000277549539913561">
            <text:p>0,0003</text:p>
          </table:table-cell>
          <table:table-cell table:formula="oooc:=[.H726]/(2*3.1416/60*[.B626]*(0.045*2.5))" office:value-type="float" office:value="0.0124475981554404">
            <text:p>0,012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0185544">
            <text:p>0,8019</text:p>
          </table:table-cell>
          <table:table-cell table:number-columns-repeated="5"/>
          <table:table-cell table:formula="oooc:=([.B727]*2/[.$E$709])^(1/2)" office:value-type="float" office:value="1.17607442223761">
            <text:p>1,1761</text:p>
          </table:table-cell>
          <table:table-cell table:formula="oooc:=[.E524]/([.$E$709]*(2*3.1416/60*[.B627])^2*(0.045*2.5)^4)" office:value-type="float" office:value="0.0029057588277504">
            <text:p>0,0029</text:p>
          </table:table-cell>
          <table:table-cell table:formula="oooc:=ABS([.C524])/([.$E$709]*(2*3.1416/60*[.B627])^2*(0.045*2.5)^5)" office:value-type="float" office:value="0.000276385861114658">
            <text:p>0,0003</text:p>
          </table:table-cell>
          <table:table-cell table:formula="oooc:=[.H727]/(2*3.1416/60*[.B627]*(0.045*2.5))" office:value-type="float" office:value="0.0126545470879129">
            <text:p>0,012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83671874">
            <text:p>0,8367</text:p>
          </table:table-cell>
          <table:table-cell table:number-columns-repeated="5"/>
          <table:table-cell table:formula="oooc:=([.B728]*2/[.$E$709])^(1/2)" office:value-type="float" office:value="1.20136925346381">
            <text:p>1,2014</text:p>
          </table:table-cell>
          <table:table-cell table:formula="oooc:=[.E525]/([.$E$709]*(2*3.1416/60*[.B628])^2*(0.045*2.5)^4)" office:value-type="float" office:value="0.00290999474713517">
            <text:p>0,0029</text:p>
          </table:table-cell>
          <table:table-cell table:formula="oooc:=ABS([.C525])/([.$E$709]*(2*3.1416/60*[.B628])^2*(0.045*2.5)^5)" office:value-type="float" office:value="0.000276026669320059">
            <text:p>0,0003</text:p>
          </table:table-cell>
          <table:table-cell table:formula="oooc:=[.H728]/(2*3.1416/60*[.B628]*(0.045*2.5))" office:value-type="float" office:value="0.0129247671919695">
            <text:p>0,012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2236326">
            <text:p>0,8224</text:p>
          </table:table-cell>
          <table:table-cell table:number-columns-repeated="5"/>
          <table:table-cell table:formula="oooc:=([.B729]*2/[.$E$709])^(1/2)" office:value-type="float" office:value="1.19101879410954">
            <text:p>1,191</text:p>
          </table:table-cell>
          <table:table-cell table:formula="oooc:=[.E526]/([.$E$709]*(2*3.1416/60*[.B629])^2*(0.045*2.5)^4)" office:value-type="float" office:value="0.00291377466551138">
            <text:p>0,0029</text:p>
          </table:table-cell>
          <table:table-cell table:formula="oooc:=ABS([.C526])/([.$E$709]*(2*3.1416/60*[.B629])^2*(0.045*2.5)^5)" office:value-type="float" office:value="0.000274943606703367">
            <text:p>0,0003</text:p>
          </table:table-cell>
          <table:table-cell table:formula="oooc:=[.H729]/(2*3.1416/60*[.B629]*(0.045*2.5))" office:value-type="float" office:value="0.0128131277201718">
            <text:p>0,012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82646483">
            <text:p>0,8265</text:p>
          </table:table-cell>
          <table:table-cell table:number-columns-repeated="5"/>
          <table:table-cell table:formula="oooc:=([.B730]*2/[.$E$709])^(1/2)" office:value-type="float" office:value="1.19398522709784">
            <text:p>1,194</text:p>
          </table:table-cell>
          <table:table-cell table:formula="oooc:=[.E527]/([.$E$709]*(2*3.1416/60*[.B630])^2*(0.045*2.5)^4)" office:value-type="float" office:value="0.00291097015102766">
            <text:p>0,0029</text:p>
          </table:table-cell>
          <table:table-cell table:formula="oooc:=ABS([.C527])/([.$E$709]*(2*3.1416/60*[.B630])^2*(0.045*2.5)^5)" office:value-type="float" office:value="0.000275405906889086">
            <text:p>0,0003</text:p>
          </table:table-cell>
          <table:table-cell table:formula="oooc:=[.H730]/(2*3.1416/60*[.B630]*(0.045*2.5))" office:value-type="float" office:value="0.012845199959982">
            <text:p>0,012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5380858">
            <text:p>0,8538</text:p>
          </table:table-cell>
          <table:table-cell table:number-columns-repeated="5"/>
          <table:table-cell table:formula="oooc:=([.B731]*2/[.$E$709])^(1/2)" office:value-type="float" office:value="1.21357612052945">
            <text:p>1,2136</text:p>
          </table:table-cell>
          <table:table-cell table:formula="oooc:=[.E528]/([.$E$709]*(2*3.1416/60*[.B631])^2*(0.045*2.5)^4)" office:value-type="float" office:value="0.00291031263982389">
            <text:p>0,0029</text:p>
          </table:table-cell>
          <table:table-cell table:formula="oooc:=ABS([.C528])/([.$E$709]*(2*3.1416/60*[.B631])^2*(0.045*2.5)^5)" office:value-type="float" office:value="0.000273651007990013">
            <text:p>0,0003</text:p>
          </table:table-cell>
          <table:table-cell table:formula="oooc:=[.H731]/(2*3.1416/60*[.B631]*(0.045*2.5))" office:value-type="float" office:value="0.0130566425692228">
            <text:p>0,013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81962889">
            <text:p>0,8196</text:p>
          </table:table-cell>
          <table:table-cell table:number-columns-repeated="5"/>
          <table:table-cell table:formula="oooc:=([.B732]*2/[.$E$709])^(1/2)" office:value-type="float" office:value="1.18903706786949">
            <text:p>1,189</text:p>
          </table:table-cell>
          <table:table-cell table:formula="oooc:=[.E529]/([.$E$709]*(2*3.1416/60*[.B632])^2*(0.045*2.5)^4)" office:value-type="float" office:value="0.00291434474039527">
            <text:p>0,0029</text:p>
          </table:table-cell>
          <table:table-cell table:formula="oooc:=ABS([.C529])/([.$E$709]*(2*3.1416/60*[.B632])^2*(0.045*2.5)^5)" office:value-type="float" office:value="0.00027310953677308">
            <text:p>0,0003</text:p>
          </table:table-cell>
          <table:table-cell table:formula="oooc:=[.H732]/(2*3.1416/60*[.B632]*(0.045*2.5))" office:value-type="float" office:value="0.0127930747926639">
            <text:p>0,012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7294924">
            <text:p>0,8729</text:p>
          </table:table-cell>
          <table:table-cell table:number-columns-repeated="5"/>
          <table:table-cell table:formula="oooc:=([.B733]*2/[.$E$709])^(1/2)" office:value-type="float" office:value="1.22710368557271">
            <text:p>1,2271</text:p>
          </table:table-cell>
          <table:table-cell table:formula="oooc:=[.E530]/([.$E$709]*(2*3.1416/60*[.B633])^2*(0.045*2.5)^4)" office:value-type="float" office:value="0.00290104573133092">
            <text:p>0,0029</text:p>
          </table:table-cell>
          <table:table-cell table:formula="oooc:=ABS([.C530])/([.$E$709]*(2*3.1416/60*[.B633])^2*(0.045*2.5)^5)" office:value-type="float" office:value="0.000271060924505051">
            <text:p>0,0003</text:p>
          </table:table-cell>
          <table:table-cell table:formula="oooc:=[.H733]/(2*3.1416/60*[.B633]*(0.045*2.5))" office:value-type="float" office:value="0.013199993756241">
            <text:p>0,013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87910157">
            <text:p>0,8791</text:p>
          </table:table-cell>
          <table:table-cell table:number-columns-repeated="5"/>
          <table:table-cell table:formula="oooc:=([.B734]*2/[.$E$709])^(1/2)" office:value-type="float" office:value="1.23142025479984">
            <text:p>1,2314</text:p>
          </table:table-cell>
          <table:table-cell table:formula="oooc:=[.E531]/([.$E$709]*(2*3.1416/60*[.B634])^2*(0.045*2.5)^4)" office:value-type="float" office:value="0.00289995570461559">
            <text:p>0,0029</text:p>
          </table:table-cell>
          <table:table-cell table:formula="oooc:=ABS([.C531])/([.$E$709]*(2*3.1416/60*[.B634])^2*(0.045*2.5)^5)" office:value-type="float" office:value="0.000264835966544916">
            <text:p>0,0003</text:p>
          </table:table-cell>
          <table:table-cell table:formula="oooc:=[.H734]/(2*3.1416/60*[.B634]*(0.045*2.5))" office:value-type="float" office:value="0.013236172802379">
            <text:p>0,013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1416017">
            <text:p>0,8142</text:p>
          </table:table-cell>
          <table:table-cell table:number-columns-repeated="5"/>
          <table:table-cell table:formula="oooc:=([.B735]*2/[.$E$709])^(1/2)" office:value-type="float" office:value="1.18506368814403">
            <text:p>1,1851</text:p>
          </table:table-cell>
          <table:table-cell table:formula="oooc:=[.E532]/([.$E$709]*(2*3.1416/60*[.B635])^2*(0.045*2.5)^4)" office:value-type="float" office:value="0.002900872887453">
            <text:p>0,0029</text:p>
          </table:table-cell>
          <table:table-cell table:formula="oooc:=ABS([.C532])/([.$E$709]*(2*3.1416/60*[.B635])^2*(0.045*2.5)^5)" office:value-type="float" office:value="0.00026771296530702">
            <text:p>0,0003</text:p>
          </table:table-cell>
          <table:table-cell table:formula="oooc:=[.H735]/(2*3.1416/60*[.B635]*(0.045*2.5))" office:value-type="float" office:value="0.0127333962679131">
            <text:p>0,012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85859376">
            <text:p>0,8586</text:p>
          </table:table-cell>
          <table:table-cell table:number-columns-repeated="5"/>
          <table:table-cell table:formula="oooc:=([.B736]*2/[.$E$709])^(1/2)" office:value-type="float" office:value="1.21697211960673">
            <text:p>1,217</text:p>
          </table:table-cell>
          <table:table-cell table:formula="oooc:=[.E533]/([.$E$709]*(2*3.1416/60*[.B636])^2*(0.045*2.5)^4)" office:value-type="float" office:value="0.00290169362041895">
            <text:p>0,0029</text:p>
          </table:table-cell>
          <table:table-cell table:formula="oooc:=ABS([.C533])/([.$E$709]*(2*3.1416/60*[.B636])^2*(0.045*2.5)^5)" office:value-type="float" office:value="0.000264816885330812">
            <text:p>0,0003</text:p>
          </table:table-cell>
          <table:table-cell table:formula="oooc:=[.H736]/(2*3.1416/60*[.B636]*(0.045*2.5))" office:value-type="float" office:value="0.0130937953791408">
            <text:p>0,013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79912108">
            <text:p>0,7991</text:p>
          </table:table-cell>
          <table:table-cell table:number-columns-repeated="5"/>
          <table:table-cell table:formula="oooc:=([.B737]*2/[.$E$709])^(1/2)" office:value-type="float" office:value="1.17406747878325">
            <text:p>1,1741</text:p>
          </table:table-cell>
          <table:table-cell table:formula="oooc:=[.E534]/([.$E$709]*(2*3.1416/60*[.B637])^2*(0.045*2.5)^4)" office:value-type="float" office:value="0.00289052172764429">
            <text:p>0,0029</text:p>
          </table:table-cell>
          <table:table-cell table:formula="oooc:=ABS([.C534])/([.$E$709]*(2*3.1416/60*[.B637])^2*(0.045*2.5)^5)" office:value-type="float" office:value="0.000265207425019308">
            <text:p>0,0003</text:p>
          </table:table-cell>
          <table:table-cell table:formula="oooc:=[.H737]/(2*3.1416/60*[.B637]*(0.045*2.5))" office:value-type="float" office:value="0.0126201417226043">
            <text:p>0,012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82373047">
            <text:p>0,8237</text:p>
          </table:table-cell>
          <table:table-cell table:number-columns-repeated="5"/>
          <table:table-cell table:formula="oooc:=([.B738]*2/[.$E$709])^(1/2)" office:value-type="float" office:value="1.19200843982868">
            <text:p>1,192</text:p>
          </table:table-cell>
          <table:table-cell table:formula="oooc:=[.E535]/([.$E$709]*(2*3.1416/60*[.B638])^2*(0.045*2.5)^4)" office:value-type="float" office:value="0.00288669388693095">
            <text:p>0,0029</text:p>
          </table:table-cell>
          <table:table-cell table:formula="oooc:=ABS([.C535])/([.$E$709]*(2*3.1416/60*[.B638])^2*(0.045*2.5)^5)" office:value-type="float" office:value="0.00026325073851308">
            <text:p>0,0003</text:p>
          </table:table-cell>
          <table:table-cell table:formula="oooc:=[.H738]/(2*3.1416/60*[.B638]*(0.045*2.5))" office:value-type="float" office:value="0.0128079536300102">
            <text:p>0,012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79775393">
            <text:p>0,7978</text:p>
          </table:table-cell>
          <table:table-cell table:number-columns-repeated="2"/>
          <table:table-cell table:formula="oooc:=[.E740]/(287.053*(273.15+[.F740]))" office:value-type="float" office:value="1.15475815702656">
            <text:p>1,1548</text:p>
          </table:table-cell>
          <table:table-cell table:number-columns-repeated="2"/>
          <table:table-cell table:formula="oooc:=([.B739]*2/[.$E$709])^(1/2)" office:value-type="float" office:value="1.17306274151559">
            <text:p>1,1731</text:p>
          </table:table-cell>
          <table:table-cell table:formula="oooc:=[.E536]/([.$E$709]*(2*3.1416/60*[.B639])^2*(0.045*2.5)^4)" office:value-type="float" office:value="0.0028832693489295">
            <text:p>0,0029</text:p>
          </table:table-cell>
          <table:table-cell table:formula="oooc:=ABS([.C536])/([.$E$709]*(2*3.1416/60*[.B639])^2*(0.045*2.5)^5)" office:value-type="float" office:value="0.000259757710174322">
            <text:p>0,0003</text:p>
          </table:table-cell>
          <table:table-cell table:formula="oooc:=[.H739]/(2*3.1416/60*[.B639]*(0.045*2.5))" office:value-type="float" office:value="0.0126046653857684">
            <text:p>0,012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78750002">
            <text:p>0,7875</text:p>
          </table:table-cell>
          <table:table-cell office:value-type="float" office:value="0.47031251">
            <text:p>0,4703</text:p>
          </table:table-cell>
          <table:table-cell/>
          <table:table-cell office:value-type="float" office:value="98200">
            <text:p>98200</text:p>
          </table:table-cell>
          <table:table-cell office:value-type="float" office:value="23.1">
            <text:p>23,1</text:p>
          </table:table-cell>
          <table:table-cell/>
          <table:table-cell table:formula="oooc:=([.B740]*2/[.$E$709])^(1/2)" office:value-type="float" office:value="1.1654993929178">
            <text:p>1,1655</text:p>
          </table:table-cell>
          <table:table-cell table:formula="oooc:=[.E537]/([.$E$709]*(2*3.1416/60*[.B640])^2*(0.045*2.5)^4)" office:value-type="float" office:value="0.00287920396424304">
            <text:p>0,0029</text:p>
          </table:table-cell>
          <table:table-cell table:formula="oooc:=ABS([.C537])/([.$E$709]*(2*3.1416/60*[.B640])^2*(0.045*2.5)^5)" office:value-type="float" office:value="0.000261770915630635">
            <text:p>0,0003</text:p>
          </table:table-cell>
          <table:table-cell table:formula="oooc:=[.H740]/(2*3.1416/60*[.B640]*(0.045*2.5))" office:value-type="float" office:value="0.0125245732284524">
            <text:p>0,01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80458987">
            <text:p>0,8046</text:p>
          </table:table-cell>
          <table:table-cell office:value-type="float" office:value="0.4470703">
            <text:p>0,4471</text:p>
          </table:table-cell>
          <table:table-cell table:number-columns-repeated="4"/>
          <table:table-cell table:formula="oooc:=([.B741]*2/[.$E$709])^(1/2)" office:value-type="float" office:value="1.17807799796629">
            <text:p>1,1781</text:p>
          </table:table-cell>
          <table:table-cell table:formula="oooc:=[.E538]/([.$E$709]*(2*3.1416/60*[.B641])^2*(0.045*2.5)^4)" office:value-type="float" office:value="0.00287784300615628">
            <text:p>0,0029</text:p>
          </table:table-cell>
          <table:table-cell table:formula="oooc:=ABS([.C538])/([.$E$709]*(2*3.1416/60*[.B641])^2*(0.045*2.5)^5)" office:value-type="float" office:value="0.000260619771763427">
            <text:p>0,0003</text:p>
          </table:table-cell>
          <table:table-cell table:formula="oooc:=[.H741]/(2*3.1416/60*[.B641]*(0.045*2.5))" office:value-type="float" office:value="0.012659838088486">
            <text:p>0,012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83671874">
            <text:p>0,8367</text:p>
          </table:table-cell>
          <table:table-cell office:value-type="float" office:value="0.49013671">
            <text:p>0,4901</text:p>
          </table:table-cell>
          <table:table-cell table:number-columns-repeated="4"/>
          <table:table-cell table:formula="oooc:=([.B742]*2/[.$E$709])^(1/2)" office:value-type="float" office:value="1.20136925346381">
            <text:p>1,2014</text:p>
          </table:table-cell>
          <table:table-cell table:formula="oooc:=[.E539]/([.$E$709]*(2*3.1416/60*[.B642])^2*(0.045*2.5)^4)" office:value-type="float" office:value="0.00287779869477405">
            <text:p>0,0029</text:p>
          </table:table-cell>
          <table:table-cell table:formula="oooc:=ABS([.C539])/([.$E$709]*(2*3.1416/60*[.B642])^2*(0.045*2.5)^5)" office:value-type="float" office:value="0.000257616234308918">
            <text:p>0,0003</text:p>
          </table:table-cell>
          <table:table-cell table:formula="oooc:=[.H742]/(2*3.1416/60*[.B642]*(0.045*2.5))" office:value-type="float" office:value="0.012908821419984">
            <text:p>0,012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87363279">
            <text:p>0,8736</text:p>
          </table:table-cell>
          <table:table-cell office:value-type="float" office:value="0.45117188">
            <text:p>0,4512</text:p>
          </table:table-cell>
          <table:table-cell table:number-columns-repeated="4"/>
          <table:table-cell table:formula="oooc:=([.B743]*2/[.$E$709])^(1/2)" office:value-type="float" office:value="1.22758402426265">
            <text:p>1,2276</text:p>
          </table:table-cell>
          <table:table-cell table:formula="oooc:=[.E540]/([.$E$709]*(2*3.1416/60*[.B643])^2*(0.045*2.5)^4)" office:value-type="float" office:value="0.00287838414953628">
            <text:p>0,0029</text:p>
          </table:table-cell>
          <table:table-cell table:formula="oooc:=ABS([.C540])/([.$E$709]*(2*3.1416/60*[.B643])^2*(0.045*2.5)^5)" office:value-type="float" office:value="0.000257161463042293">
            <text:p>0,0003</text:p>
          </table:table-cell>
          <table:table-cell table:formula="oooc:=[.H743]/(2*3.1416/60*[.B643]*(0.045*2.5))" office:value-type="float" office:value="0.0131886428577449">
            <text:p>0,013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91328126">
            <text:p>0,9133</text:p>
          </table:table-cell>
          <table:table-cell office:value-type="float" office:value="0.46210939">
            <text:p>0,4621</text:p>
          </table:table-cell>
          <table:table-cell table:number-columns-repeated="4"/>
          <table:table-cell table:formula="oooc:=([.B744]*2/[.$E$709])^(1/2)" office:value-type="float" office:value="1.25513094754409">
            <text:p>1,2551</text:p>
          </table:table-cell>
          <table:table-cell table:formula="oooc:=[.E541]/([.$E$709]*(2*3.1416/60*[.B644])^2*(0.045*2.5)^4)" office:value-type="float" office:value="0.0028854507675063">
            <text:p>0,0029</text:p>
          </table:table-cell>
          <table:table-cell table:formula="oooc:=ABS([.C541])/([.$E$709]*(2*3.1416/60*[.B644])^2*(0.045*2.5)^5)" office:value-type="float" office:value="0.000256216077484883">
            <text:p>0,0003</text:p>
          </table:table-cell>
          <table:table-cell table:formula="oooc:=[.H744]/(2*3.1416/60*[.B644]*(0.045*2.5))" office:value-type="float" office:value="0.0134873626984461">
            <text:p>0,013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79843748">
            <text:p>0,7984</text:p>
          </table:table-cell>
          <table:table-cell office:value-type="float" office:value="0.45732421">
            <text:p>0,4573</text:p>
          </table:table-cell>
          <table:table-cell table:number-columns-repeated="4"/>
          <table:table-cell table:formula="oooc:=([.B745]*2/[.$E$709])^(1/2)" office:value-type="float" office:value="1.17356519930118">
            <text:p>1,1736</text:p>
          </table:table-cell>
          <table:table-cell table:formula="oooc:=[.E542]/([.$E$709]*(2*3.1416/60*[.B645])^2*(0.045*2.5)^4)" office:value-type="float" office:value="0.00288842061962497">
            <text:p>0,0029</text:p>
          </table:table-cell>
          <table:table-cell table:formula="oooc:=ABS([.C542])/([.$E$709]*(2*3.1416/60*[.B645])^2*(0.045*2.5)^5)" office:value-type="float" office:value="0.000255018598286424">
            <text:p>0,0003</text:p>
          </table:table-cell>
          <table:table-cell table:formula="oooc:=[.H745]/(2*3.1416/60*[.B645]*(0.045*2.5))" office:value-type="float" office:value="0.0126110932775739">
            <text:p>0,012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48808593">
            <text:p>0,4881</text:p>
          </table:table-cell>
          <table:table-cell table:number-columns-repeated="5"/>
          <table:table-cell table:formula="oooc:=([.B746]*2/[.$E$739])^(1/2)" office:value-type="float" office:value="0.919427782399345">
            <text:p>0,9194</text:p>
          </table:table-cell>
          <table:table-cell table:formula="oooc:=[.E543]/([.$E$739]*(2*3.1416/60*[.B646])^2*(0.045*2.5)^4)" office:value-type="float" office:value="0.00290896636802888">
            <text:p>0,0029</text:p>
          </table:table-cell>
          <table:table-cell table:formula="oooc:=ABS([.C543])/([.$E$739]*(2*3.1416/60*[.B646])^2*(0.045*2.5)^5)" office:value-type="float" office:value="0.000268645532173083">
            <text:p>0,0003</text:p>
          </table:table-cell>
          <table:table-cell table:formula="oooc:=[.H746]/(2*3.1416/60*[.B646]*(0.045*2.5))" office:value-type="float" office:value="0.00973991627337963">
            <text:p>0,009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7646484">
            <text:p>0,4765</text:p>
          </table:table-cell>
          <table:table-cell table:number-columns-repeated="5"/>
          <table:table-cell table:formula="oooc:=([.B747]*2/[.$E$739])^(1/2)" office:value-type="float" office:value="0.908416277411166">
            <text:p>0,9084</text:p>
          </table:table-cell>
          <table:table-cell table:formula="oooc:=[.E544]/([.$E$739]*(2*3.1416/60*[.B647])^2*(0.045*2.5)^4)" office:value-type="float" office:value="0.00294004858676452">
            <text:p>0,0029</text:p>
          </table:table-cell>
          <table:table-cell table:formula="oooc:=ABS([.C544])/([.$E$739]*(2*3.1416/60*[.B647])^2*(0.045*2.5)^5)" office:value-type="float" office:value="0.000269054851305141">
            <text:p>0,0003</text:p>
          </table:table-cell>
          <table:table-cell table:formula="oooc:=[.H747]/(2*3.1416/60*[.B647]*(0.045*2.5))" office:value-type="float" office:value="0.00961935125995913">
            <text:p>0,009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9287111">
            <text:p>0,4929</text:p>
          </table:table-cell>
          <table:table-cell table:number-columns-repeated="5"/>
          <table:table-cell table:formula="oooc:=([.B748]*2/[.$E$739])^(1/2)" office:value-type="float" office:value="0.923923810916451">
            <text:p>0,9239</text:p>
          </table:table-cell>
          <table:table-cell table:formula="oooc:=[.E545]/([.$E$739]*(2*3.1416/60*[.B648])^2*(0.045*2.5)^4)" office:value-type="float" office:value="0.00290125518052698">
            <text:p>0,0029</text:p>
          </table:table-cell>
          <table:table-cell table:formula="oooc:=ABS([.C545])/([.$E$739]*(2*3.1416/60*[.B648])^2*(0.045*2.5)^5)" office:value-type="float" office:value="0.000275327931734333">
            <text:p>0,0003</text:p>
          </table:table-cell>
          <table:table-cell table:formula="oooc:=[.H748]/(2*3.1416/60*[.B648]*(0.045*2.5))" office:value-type="float" office:value="0.00978740160393741">
            <text:p>0,009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48466796">
            <text:p>0,4847</text:p>
          </table:table-cell>
          <table:table-cell table:number-columns-repeated="5"/>
          <table:table-cell table:formula="oooc:=([.B749]*2/[.$E$739])^(1/2)" office:value-type="float" office:value="0.916202840392074">
            <text:p>0,9162</text:p>
          </table:table-cell>
          <table:table-cell table:formula="oooc:=[.E546]/([.$E$739]*(2*3.1416/60*[.B649])^2*(0.045*2.5)^4)" office:value-type="float" office:value="0.00289956564078212">
            <text:p>0,0029</text:p>
          </table:table-cell>
          <table:table-cell table:formula="oooc:=ABS([.C546])/([.$E$739]*(2*3.1416/60*[.B649])^2*(0.045*2.5)^5)" office:value-type="float" office:value="0.000276666146107141">
            <text:p>0,0003</text:p>
          </table:table-cell>
          <table:table-cell table:formula="oooc:=[.H749]/(2*3.1416/60*[.B649]*(0.045*2.5))" office:value-type="float" office:value="0.00970639239837588">
            <text:p>0,009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44365233">
            <text:p>0,4437</text:p>
          </table:table-cell>
          <table:table-cell table:number-columns-repeated="5"/>
          <table:table-cell table:formula="oooc:=([.B750]*2/[.$E$739])^(1/2)" office:value-type="float" office:value="0.876578595676884">
            <text:p>0,8766</text:p>
          </table:table-cell>
          <table:table-cell table:formula="oooc:=[.E547]/([.$E$739]*(2*3.1416/60*[.B650])^2*(0.045*2.5)^4)" office:value-type="float" office:value="0.00282613528841011">
            <text:p>0,0028</text:p>
          </table:table-cell>
          <table:table-cell table:formula="oooc:=ABS([.C547])/([.$E$739]*(2*3.1416/60*[.B650])^2*(0.045*2.5)^5)" office:value-type="float" office:value="0.000279872764765111">
            <text:p>0,0003</text:p>
          </table:table-cell>
          <table:table-cell table:formula="oooc:=[.H750]/(2*3.1416/60*[.B650]*(0.045*2.5))" office:value-type="float" office:value="0.00928638017735098">
            <text:p>0,009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7714844">
            <text:p>0,4771</text:p>
          </table:table-cell>
          <table:table-cell table:number-columns-repeated="5"/>
          <table:table-cell table:formula="oooc:=([.B751]*2/[.$E$739])^(1/2)" office:value-type="float" office:value="0.909067711404603">
            <text:p>0,9091</text:p>
          </table:table-cell>
          <table:table-cell table:formula="oooc:=[.E548]/([.$E$739]*(2*3.1416/60*[.B651])^2*(0.045*2.5)^4)" office:value-type="float" office:value="0.00280421103533732">
            <text:p>0,0028</text:p>
          </table:table-cell>
          <table:table-cell table:formula="oooc:=ABS([.C548])/([.$E$739]*(2*3.1416/60*[.B651])^2*(0.045*2.5)^5)" office:value-type="float" office:value="0.000282959917526112">
            <text:p>0,0003</text:p>
          </table:table-cell>
          <table:table-cell table:formula="oooc:=[.H751]/(2*3.1416/60*[.B651]*(0.045*2.5))" office:value-type="float" office:value="0.00963315001840726">
            <text:p>0,009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47509766">
            <text:p>0,4751</text:p>
          </table:table-cell>
          <table:table-cell table:number-columns-repeated="5"/>
          <table:table-cell table:formula="oooc:=([.B752]*2/[.$E$739])^(1/2)" office:value-type="float" office:value="0.907112025054881">
            <text:p>0,9071</text:p>
          </table:table-cell>
          <table:table-cell table:formula="oooc:=[.E549]/([.$E$739]*(2*3.1416/60*[.B652])^2*(0.045*2.5)^4)" office:value-type="float" office:value="0.00276376311150575">
            <text:p>0,0028</text:p>
          </table:table-cell>
          <table:table-cell table:formula="oooc:=ABS([.C549])/([.$E$739]*(2*3.1416/60*[.B652])^2*(0.045*2.5)^5)" office:value-type="float" office:value="0.000294744022624586">
            <text:p>0,0003</text:p>
          </table:table-cell>
          <table:table-cell table:formula="oooc:=[.H752]/(2*3.1416/60*[.B652]*(0.045*2.5))" office:value-type="float" office:value="0.00960994177448344">
            <text:p>0,00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6621093">
            <text:p>0,4662</text:p>
          </table:table-cell>
          <table:table-cell table:number-columns-repeated="5"/>
          <table:table-cell table:formula="oooc:=([.B753]*2/[.$E$739])^(1/2)" office:value-type="float" office:value="0.898588184960017">
            <text:p>0,8986</text:p>
          </table:table-cell>
          <table:table-cell table:formula="oooc:=[.E550]/([.$E$739]*(2*3.1416/60*[.B653])^2*(0.045*2.5)^4)" office:value-type="float" office:value="0.00273758238397764">
            <text:p>0,0027</text:p>
          </table:table-cell>
          <table:table-cell table:formula="oooc:=ABS([.C550])/([.$E$739]*(2*3.1416/60*[.B653])^2*(0.045*2.5)^5)" office:value-type="float" office:value="0.000297605242721427">
            <text:p>0,0003</text:p>
          </table:table-cell>
          <table:table-cell table:formula="oooc:=[.H753]/(2*3.1416/60*[.B653]*(0.045*2.5))" office:value-type="float" office:value="0.00951950100939942">
            <text:p>0,009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46210939">
            <text:p>0,4621</text:p>
          </table:table-cell>
          <table:table-cell table:number-columns-repeated="5"/>
          <table:table-cell table:formula="oooc:=([.B754]*2/[.$E$739])^(1/2)" office:value-type="float" office:value="0.894626740574277">
            <text:p>0,8946</text:p>
          </table:table-cell>
          <table:table-cell table:formula="oooc:=[.E551]/([.$E$739]*(2*3.1416/60*[.B654])^2*(0.045*2.5)^4)" office:value-type="float" office:value="0.00270646924866309">
            <text:p>0,0027</text:p>
          </table:table-cell>
          <table:table-cell table:formula="oooc:=ABS([.C551])/([.$E$739]*(2*3.1416/60*[.B654])^2*(0.045*2.5)^5)" office:value-type="float" office:value="0.000300088391797751">
            <text:p>0,0003</text:p>
          </table:table-cell>
          <table:table-cell table:formula="oooc:=[.H754]/(2*3.1416/60*[.B654]*(0.045*2.5))" office:value-type="float" office:value="0.00947737295660524">
            <text:p>0,009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47236329">
            <text:p>0,4724</text:p>
          </table:table-cell>
          <table:table-cell table:number-columns-repeated="5"/>
          <table:table-cell table:formula="oooc:=([.B755]*2/[.$E$739])^(1/2)" office:value-type="float" office:value="0.904497868735318">
            <text:p>0,9045</text:p>
          </table:table-cell>
          <table:table-cell table:formula="oooc:=[.E552]/([.$E$739]*(2*3.1416/60*[.B655])^2*(0.045*2.5)^4)" office:value-type="float" office:value="0.00268190898457511">
            <text:p>0,0027</text:p>
          </table:table-cell>
          <table:table-cell table:formula="oooc:=ABS([.C552])/([.$E$739]*(2*3.1416/60*[.B655])^2*(0.045*2.5)^5)" office:value-type="float" office:value="0.000299163441771365">
            <text:p>0,0003</text:p>
          </table:table-cell>
          <table:table-cell table:formula="oooc:=[.H755]/(2*3.1416/60*[.B655]*(0.045*2.5))" office:value-type="float" office:value="0.00958477134550978">
            <text:p>0,009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45664063">
            <text:p>0,4566</text:p>
          </table:table-cell>
          <table:table-cell table:number-columns-repeated="5"/>
          <table:table-cell table:formula="oooc:=([.B756]*2/[.$E$739])^(1/2)" office:value-type="float" office:value="0.889317326608675">
            <text:p>0,8893</text:p>
          </table:table-cell>
          <table:table-cell table:formula="oooc:=[.E553]/([.$E$739]*(2*3.1416/60*[.B656])^2*(0.045*2.5)^4)" office:value-type="float" office:value="0.00262723138957593">
            <text:p>0,0026</text:p>
          </table:table-cell>
          <table:table-cell table:formula="oooc:=ABS([.C553])/([.$E$739]*(2*3.1416/60*[.B656])^2*(0.045*2.5)^5)" office:value-type="float" office:value="0.000297986968099684">
            <text:p>0,0003</text:p>
          </table:table-cell>
          <table:table-cell table:formula="oooc:=[.H756]/(2*3.1416/60*[.B656]*(0.045*2.5))" office:value-type="float" office:value="0.00942763032360767">
            <text:p>0,009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44023436">
            <text:p>0,4402</text:p>
          </table:table-cell>
          <table:table-cell table:number-columns-repeated="5"/>
          <table:table-cell table:formula="oooc:=([.B757]*2/[.$E$739])^(1/2)" office:value-type="float" office:value="0.873195414608656">
            <text:p>0,8732</text:p>
          </table:table-cell>
          <table:table-cell table:formula="oooc:=[.E554]/([.$E$739]*(2*3.1416/60*[.B657])^2*(0.045*2.5)^4)" office:value-type="float" office:value="0.00262592312457917">
            <text:p>0,0026</text:p>
          </table:table-cell>
          <table:table-cell table:formula="oooc:=ABS([.C554])/([.$E$739]*(2*3.1416/60*[.B657])^2*(0.045*2.5)^5)" office:value-type="float" office:value="0.000303039853653243">
            <text:p>0,0003</text:p>
          </table:table-cell>
          <table:table-cell table:formula="oooc:=[.H757]/(2*3.1416/60*[.B657]*(0.045*2.5))" office:value-type="float" office:value="0.0092574116372063">
            <text:p>0,009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45322266">
            <text:p>0,4532</text:p>
          </table:table-cell>
          <table:table-cell table:number-columns-repeated="5"/>
          <table:table-cell table:formula="oooc:=([.B758]*2/[.$E$739])^(1/2)" office:value-type="float" office:value="0.885982790521987">
            <text:p>0,886</text:p>
          </table:table-cell>
          <table:table-cell table:formula="oooc:=[.E555]/([.$E$739]*(2*3.1416/60*[.B658])^2*(0.045*2.5)^4)" office:value-type="float" office:value="0.00269284925278304">
            <text:p>0,0027</text:p>
          </table:table-cell>
          <table:table-cell table:formula="oooc:=ABS([.C555])/([.$E$739]*(2*3.1416/60*[.B658])^2*(0.045*2.5)^5)" office:value-type="float" office:value="0.000307952826567599">
            <text:p>0,0003</text:p>
          </table:table-cell>
          <table:table-cell table:formula="oooc:=[.H758]/(2*3.1416/60*[.B658]*(0.045*2.5))" office:value-type="float" office:value="0.00938795295719358">
            <text:p>0,009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47304687">
            <text:p>0,473</text:p>
          </table:table-cell>
          <table:table-cell table:number-columns-repeated="5"/>
          <table:table-cell table:formula="oooc:=([.B759]*2/[.$E$739])^(1/2)" office:value-type="float" office:value="0.90515210366009">
            <text:p>0,9052</text:p>
          </table:table-cell>
          <table:table-cell table:formula="oooc:=[.E556]/([.$E$739]*(2*3.1416/60*[.B659])^2*(0.045*2.5)^4)" office:value-type="float" office:value="0.00268777508016036">
            <text:p>0,0027</text:p>
          </table:table-cell>
          <table:table-cell table:formula="oooc:=ABS([.C556])/([.$E$739]*(2*3.1416/60*[.B659])^2*(0.045*2.5)^5)" office:value-type="float" office:value="0.000316076136008757">
            <text:p>0,0003</text:p>
          </table:table-cell>
          <table:table-cell table:formula="oooc:=[.H759]/(2*3.1416/60*[.B659]*(0.045*2.5))" office:value-type="float" office:value="0.00959571733811161">
            <text:p>0,009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44843751">
            <text:p>0,4484</text:p>
          </table:table-cell>
          <table:table-cell table:number-columns-repeated="5"/>
          <table:table-cell table:formula="oooc:=([.B760]*2/[.$E$739])^(1/2)" office:value-type="float" office:value="0.881293251834744">
            <text:p>0,8813</text:p>
          </table:table-cell>
          <table:table-cell table:formula="oooc:=[.E557]/([.$E$739]*(2*3.1416/60*[.B660])^2*(0.045*2.5)^4)" office:value-type="float" office:value="0.00271232662020158">
            <text:p>0,0027</text:p>
          </table:table-cell>
          <table:table-cell table:formula="oooc:=ABS([.C557])/([.$E$739]*(2*3.1416/60*[.B660])^2*(0.045*2.5)^5)" office:value-type="float" office:value="0.00032523084414764">
            <text:p>0,0003</text:p>
          </table:table-cell>
          <table:table-cell table:formula="oooc:=[.H760]/(2*3.1416/60*[.B660]*(0.045*2.5))" office:value-type="float" office:value="0.00934686443333011">
            <text:p>0,009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47714844">
            <text:p>0,4771</text:p>
          </table:table-cell>
          <table:table-cell table:number-columns-repeated="5"/>
          <table:table-cell table:formula="oooc:=([.B761]*2/[.$E$739])^(1/2)" office:value-type="float" office:value="0.909067711404603">
            <text:p>0,9091</text:p>
          </table:table-cell>
          <table:table-cell table:formula="oooc:=[.E558]/([.$E$739]*(2*3.1416/60*[.B661])^2*(0.045*2.5)^4)" office:value-type="float" office:value="0.00271102748662314">
            <text:p>0,0027</text:p>
          </table:table-cell>
          <table:table-cell table:formula="oooc:=ABS([.C558])/([.$E$739]*(2*3.1416/60*[.B661])^2*(0.045*2.5)^5)" office:value-type="float" office:value="0.000323685712526785">
            <text:p>0,0003</text:p>
          </table:table-cell>
          <table:table-cell table:formula="oooc:=[.H761]/(2*3.1416/60*[.B661]*(0.045*2.5))" office:value-type="float" office:value="0.00963676858389633">
            <text:p>0,009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46826172">
            <text:p>0,4683</text:p>
          </table:table-cell>
          <table:table-cell table:number-columns-repeated="5"/>
          <table:table-cell table:formula="oooc:=([.B762]*2/[.$E$739])^(1/2)" office:value-type="float" office:value="0.900562391724537">
            <text:p>0,9006</text:p>
          </table:table-cell>
          <table:table-cell table:formula="oooc:=[.E559]/([.$E$739]*(2*3.1416/60*[.B662])^2*(0.045*2.5)^4)" office:value-type="float" office:value="0.00270377457272571">
            <text:p>0,0027</text:p>
          </table:table-cell>
          <table:table-cell table:formula="oooc:=ABS([.C559])/([.$E$739]*(2*3.1416/60*[.B662])^2*(0.045*2.5)^5)" office:value-type="float" office:value="0.000324165838279415">
            <text:p>0,0003</text:p>
          </table:table-cell>
          <table:table-cell table:formula="oooc:=[.H762]/(2*3.1416/60*[.B662]*(0.045*2.5))" office:value-type="float" office:value="0.00954701421195387">
            <text:p>0,009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43886718">
            <text:p>0,4389</text:p>
          </table:table-cell>
          <table:table-cell table:number-columns-repeated="5"/>
          <table:table-cell table:formula="oooc:=([.B763]*2/[.$E$739])^(1/2)" office:value-type="float" office:value="0.87183847416089">
            <text:p>0,8718</text:p>
          </table:table-cell>
          <table:table-cell table:formula="oooc:=[.E560]/([.$E$739]*(2*3.1416/60*[.B663])^2*(0.045*2.5)^4)" office:value-type="float" office:value="0.00270928700401589">
            <text:p>0,0027</text:p>
          </table:table-cell>
          <table:table-cell table:formula="oooc:=ABS([.C560])/([.$E$739]*(2*3.1416/60*[.B663])^2*(0.045*2.5)^5)" office:value-type="float" office:value="0.000319971262798947">
            <text:p>0,0003</text:p>
          </table:table-cell>
          <table:table-cell table:formula="oooc:=[.H763]/(2*3.1416/60*[.B663]*(0.045*2.5))" office:value-type="float" office:value="0.00924253979503622">
            <text:p>0,009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43339843">
            <text:p>0,4334</text:p>
          </table:table-cell>
          <table:table-cell table:number-columns-repeated="5"/>
          <table:table-cell table:formula="oooc:=([.B764]*2/[.$E$739])^(1/2)" office:value-type="float" office:value="0.866389430223314">
            <text:p>0,8664</text:p>
          </table:table-cell>
          <table:table-cell table:formula="oooc:=[.E561]/([.$E$739]*(2*3.1416/60*[.B664])^2*(0.045*2.5)^4)" office:value-type="float" office:value="0.0027167482472643">
            <text:p>0,0027</text:p>
          </table:table-cell>
          <table:table-cell table:formula="oooc:=ABS([.C561])/([.$E$739]*(2*3.1416/60*[.B664])^2*(0.045*2.5)^5)" office:value-type="float" office:value="0.000318504851347127">
            <text:p>0,0003</text:p>
          </table:table-cell>
          <table:table-cell table:formula="oooc:=[.H764]/(2*3.1416/60*[.B664]*(0.045*2.5))" office:value-type="float" office:value="0.00918519906032572">
            <text:p>0,009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45390624">
            <text:p>0,4539</text:p>
          </table:table-cell>
          <table:table-cell table:number-columns-repeated="5"/>
          <table:table-cell table:formula="oooc:=([.B765]*2/[.$E$739])^(1/2)" office:value-type="float" office:value="0.886650687314164">
            <text:p>0,8867</text:p>
          </table:table-cell>
          <table:table-cell table:formula="oooc:=[.E562]/([.$E$739]*(2*3.1416/60*[.B665])^2*(0.045*2.5)^4)" office:value-type="float" office:value="0.00271187569946246">
            <text:p>0,0027</text:p>
          </table:table-cell>
          <table:table-cell table:formula="oooc:=ABS([.C562])/([.$E$739]*(2*3.1416/60*[.B665])^2*(0.045*2.5)^5)" office:value-type="float" office:value="0.00031432552174624">
            <text:p>0,0003</text:p>
          </table:table-cell>
          <table:table-cell table:formula="oooc:=[.H765]/(2*3.1416/60*[.B665]*(0.045*2.5))" office:value-type="float" office:value="0.00940443105451809">
            <text:p>0,009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47031251">
            <text:p>0,4703</text:p>
          </table:table-cell>
          <table:table-cell table:number-columns-repeated="5"/>
          <table:table-cell table:formula="oooc:=([.B766]*2/[.$E$739])^(1/2)" office:value-type="float" office:value="0.902532280102766">
            <text:p>0,9025</text:p>
          </table:table-cell>
          <table:table-cell table:formula="oooc:=[.E563]/([.$E$739]*(2*3.1416/60*[.B666])^2*(0.045*2.5)^4)" office:value-type="float" office:value="0.00279590255783779">
            <text:p>0,0028</text:p>
          </table:table-cell>
          <table:table-cell table:formula="oooc:=ABS([.C563])/([.$E$739]*(2*3.1416/60*[.B666])^2*(0.045*2.5)^5)" office:value-type="float" office:value="0.000314314037393303">
            <text:p>0,0003</text:p>
          </table:table-cell>
          <table:table-cell table:formula="oooc:=[.H766]/(2*3.1416/60*[.B666]*(0.045*2.5))" office:value-type="float" office:value="0.0095691694770584">
            <text:p>0,009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48876953">
            <text:p>0,4888</text:p>
          </table:table-cell>
          <table:table-cell table:number-columns-repeated="5"/>
          <table:table-cell table:formula="oooc:=([.B767]*2/[.$E$739])^(1/2)" office:value-type="float" office:value="0.920071419999893">
            <text:p>0,9201</text:p>
          </table:table-cell>
          <table:table-cell table:formula="oooc:=[.E564]/([.$E$739]*(2*3.1416/60*[.B667])^2*(0.045*2.5)^4)" office:value-type="float" office:value="0.00275302386024938">
            <text:p>0,0028</text:p>
          </table:table-cell>
          <table:table-cell table:formula="oooc:=ABS([.C564])/([.$E$739]*(2*3.1416/60*[.B667])^2*(0.045*2.5)^5)" office:value-type="float" office:value="0.000310185361817636">
            <text:p>0,0003</text:p>
          </table:table-cell>
          <table:table-cell table:formula="oooc:=[.H767]/(2*3.1416/60*[.B667]*(0.045*2.5))" office:value-type="float" office:value="0.00975353532195572">
            <text:p>0,009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46347657">
            <text:p>0,4635</text:p>
          </table:table-cell>
          <table:table-cell table:number-columns-repeated="5"/>
          <table:table-cell table:formula="oooc:=([.B768]*2/[.$E$739])^(1/2)" office:value-type="float" office:value="0.895949168210423">
            <text:p>0,8959</text:p>
          </table:table-cell>
          <table:table-cell table:formula="oooc:=[.E565]/([.$E$739]*(2*3.1416/60*[.B668])^2*(0.045*2.5)^4)" office:value-type="float" office:value="0.0027169755073279">
            <text:p>0,0027</text:p>
          </table:table-cell>
          <table:table-cell table:formula="oooc:=ABS([.C565])/([.$E$739]*(2*3.1416/60*[.B668])^2*(0.045*2.5)^5)" office:value-type="float" office:value="0.000308313921368886">
            <text:p>0,0003</text:p>
          </table:table-cell>
          <table:table-cell table:formula="oooc:=[.H768]/(2*3.1416/60*[.B668]*(0.045*2.5))" office:value-type="float" office:value="0.00949888486675419">
            <text:p>0,009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45664063">
            <text:p>0,4566</text:p>
          </table:table-cell>
          <table:table-cell table:number-columns-repeated="2"/>
          <table:table-cell table:formula="oooc:=[.E770]/(287.053*(273.15+[.F770]))" office:value-type="float" office:value="1.15475815702656">
            <text:p>1,1548</text:p>
          </table:table-cell>
          <table:table-cell table:number-columns-repeated="2"/>
          <table:table-cell table:formula="oooc:=([.B769]*2/[.$E$739])^(1/2)" office:value-type="float" office:value="0.889317326608675">
            <text:p>0,8893</text:p>
          </table:table-cell>
          <table:table-cell table:formula="oooc:=[.E566]/([.$E$739]*(2*3.1416/60*[.B669])^2*(0.045*2.5)^4)" office:value-type="float" office:value="0.00272275285044764">
            <text:p>0,0027</text:p>
          </table:table-cell>
          <table:table-cell table:formula="oooc:=ABS([.C566])/([.$E$739]*(2*3.1416/60*[.B669])^2*(0.045*2.5)^5)" office:value-type="float" office:value="0.000316528521188661">
            <text:p>0,0003</text:p>
          </table:table-cell>
          <table:table-cell table:formula="oooc:=[.H769]/(2*3.1416/60*[.B669]*(0.045*2.5))" office:value-type="float" office:value="0.00943246205015335">
            <text:p>0,009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46757811">
            <text:p>0,4676</text:p>
          </table:table-cell>
          <table:table-cell/>
          <table:table-cell office:value-type="float" office:value="0.47919923">
            <text:p>0,4792</text:p>
          </table:table-cell>
          <table:table-cell office:value-type="float" office:value="98200">
            <text:p>98200</text:p>
          </table:table-cell>
          <table:table-cell office:value-type="float" office:value="23.1">
            <text:p>23,1</text:p>
          </table:table-cell>
          <table:table-cell/>
          <table:table-cell table:formula="oooc:=([.B770]*2/[.$E$739])^(1/2)" office:value-type="float" office:value="0.899904791195231">
            <text:p>0,8999</text:p>
          </table:table-cell>
          <table:table-cell table:formula="oooc:=[.E567]/([.$E$739]*(2*3.1416/60*[.B670])^2*(0.045*2.5)^4)" office:value-type="float" office:value="0.00272206633756383">
            <text:p>0,0027</text:p>
          </table:table-cell>
          <table:table-cell table:formula="oooc:=ABS([.C567])/([.$E$739]*(2*3.1416/60*[.B670])^2*(0.045*2.5)^5)" office:value-type="float" office:value="0.000318240903816791">
            <text:p>0,0003</text:p>
          </table:table-cell>
          <table:table-cell table:formula="oooc:=[.H770]/(2*3.1416/60*[.B670]*(0.045*2.5))" office:value-type="float" office:value="0.00954168260593989">
            <text:p>0,009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45117188">
            <text:p>0,4512</text:p>
          </table:table-cell>
          <table:table-cell/>
          <table:table-cell office:value-type="float" office:value="0.47783202">
            <text:p>0,4778</text:p>
          </table:table-cell>
          <table:table-cell table:number-columns-repeated="3"/>
          <table:table-cell table:formula="oooc:=([.B771]*2/[.$E$739])^(1/2)" office:value-type="float" office:value="0.883976033149028">
            <text:p>0,884</text:p>
          </table:table-cell>
          <table:table-cell table:formula="oooc:=[.E568]/([.$E$739]*(2*3.1416/60*[.B671])^2*(0.045*2.5)^4)" office:value-type="float" office:value="0.00273696500380003">
            <text:p>0,0027</text:p>
          </table:table-cell>
          <table:table-cell table:formula="oooc:=ABS([.C568])/([.$E$739]*(2*3.1416/60*[.B671])^2*(0.045*2.5)^5)" office:value-type="float" office:value="0.000319637126731068">
            <text:p>0,0003</text:p>
          </table:table-cell>
          <table:table-cell table:formula="oooc:=[.H771]/(2*3.1416/60*[.B671]*(0.045*2.5))" office:value-type="float" office:value="0.00937390044925359">
            <text:p>0,009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44160157">
            <text:p>0,4416</text:p>
          </table:table-cell>
          <table:table-cell/>
          <table:table-cell office:value-type="float" office:value="0.4826172">
            <text:p>0,4826</text:p>
          </table:table-cell>
          <table:table-cell table:number-columns-repeated="3"/>
          <table:table-cell table:formula="oooc:=([.B772]*2/[.$E$739])^(1/2)" office:value-type="float" office:value="0.874550279354429">
            <text:p>0,8746</text:p>
          </table:table-cell>
          <table:table-cell table:formula="oooc:=[.E569]/([.$E$739]*(2*3.1416/60*[.B672])^2*(0.045*2.5)^4)" office:value-type="float" office:value="0.00272687591914629">
            <text:p>0,0027</text:p>
          </table:table-cell>
          <table:table-cell table:formula="oooc:=ABS([.C569])/([.$E$739]*(2*3.1416/60*[.B672])^2*(0.045*2.5)^5)" office:value-type="float" office:value="0.000314235327043851">
            <text:p>0,0003</text:p>
          </table:table-cell>
          <table:table-cell table:formula="oooc:=[.H772]/(2*3.1416/60*[.B672]*(0.045*2.5))" office:value-type="float" office:value="0.00927180838951784">
            <text:p>0,009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43339843">
            <text:p>0,4334</text:p>
          </table:table-cell>
          <table:table-cell/>
          <table:table-cell office:value-type="float" office:value="0.47919923">
            <text:p>0,4792</text:p>
          </table:table-cell>
          <table:table-cell table:number-columns-repeated="3"/>
          <table:table-cell table:formula="oooc:=([.B773]*2/[.$E$739])^(1/2)" office:value-type="float" office:value="0.866389430223314">
            <text:p>0,8664</text:p>
          </table:table-cell>
          <table:table-cell table:formula="oooc:=[.E570]/([.$E$739]*(2*3.1416/60*[.B673])^2*(0.045*2.5)^4)" office:value-type="float" office:value="0.00271367164863222">
            <text:p>0,0027</text:p>
          </table:table-cell>
          <table:table-cell table:formula="oooc:=ABS([.C570])/([.$E$739]*(2*3.1416/60*[.B673])^2*(0.045*2.5)^5)" office:value-type="float" office:value="0.000308577979927769">
            <text:p>0,0003</text:p>
          </table:table-cell>
          <table:table-cell table:formula="oooc:=[.H773]/(2*3.1416/60*[.B673]*(0.045*2.5))" office:value-type="float" office:value="0.00918405702528605">
            <text:p>0,009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45322266">
            <text:p>0,4532</text:p>
          </table:table-cell>
          <table:table-cell/>
          <table:table-cell office:value-type="float" office:value="0.48808593">
            <text:p>0,4881</text:p>
          </table:table-cell>
          <table:table-cell table:number-columns-repeated="3"/>
          <table:table-cell table:formula="oooc:=([.B774]*2/[.$E$739])^(1/2)" office:value-type="float" office:value="0.885982790521987">
            <text:p>0,886</text:p>
          </table:table-cell>
          <table:table-cell table:formula="oooc:=[.E571]/([.$E$739]*(2*3.1416/60*[.B674])^2*(0.045*2.5)^4)" office:value-type="float" office:value="0.0026719019235093">
            <text:p>0,0027</text:p>
          </table:table-cell>
          <table:table-cell table:formula="oooc:=ABS([.C571])/([.$E$739]*(2*3.1416/60*[.B674])^2*(0.045*2.5)^5)" office:value-type="float" office:value="0.000307323032342107">
            <text:p>0,0003</text:p>
          </table:table-cell>
          <table:table-cell table:formula="oooc:=[.H774]/(2*3.1416/60*[.B674]*(0.045*2.5))" office:value-type="float" office:value="0.00938351457112509">
            <text:p>0,009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49013671">
            <text:p>0,4901</text:p>
          </table:table-cell>
          <table:table-cell/>
          <table:table-cell office:value-type="float" office:value="0.46210939">
            <text:p>0,4621</text:p>
          </table:table-cell>
          <table:table-cell table:number-columns-repeated="3"/>
          <table:table-cell table:formula="oooc:=([.B775]*2/[.$E$739])^(1/2)" office:value-type="float" office:value="0.921357327515777">
            <text:p>0,9214</text:p>
          </table:table-cell>
          <table:table-cell table:formula="oooc:=[.E572]/([.$E$739]*(2*3.1416/60*[.B675])^2*(0.045*2.5)^4)" office:value-type="float" office:value="0.00263618891867001">
            <text:p>0,0026</text:p>
          </table:table-cell>
          <table:table-cell table:formula="oooc:=ABS([.C572])/([.$E$739]*(2*3.1416/60*[.B675])^2*(0.045*2.5)^5)" office:value-type="float" office:value="0.000302732968442203">
            <text:p>0,0003</text:p>
          </table:table-cell>
          <table:table-cell table:formula="oooc:=[.H775]/(2*3.1416/60*[.B675]*(0.045*2.5))" office:value-type="float" office:value="0.00976259370247326">
            <text:p>0,009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45800781">
            <text:p>0,458</text:p>
          </table:table-cell>
          <table:table-cell table:number-columns-repeated="5"/>
          <table:table-cell table:formula="oooc:=([.B776]*2/[.$E$769])^(1/2)" office:value-type="float" office:value="0.890647637661941">
            <text:p>0,8906</text:p>
          </table:table-cell>
          <table:table-cell table:formula="oooc:=[.E573]/([.$E$769]*(2*3.1416/60*[.B676])^2*(0.045*2.5)^4)" office:value-type="float" office:value="0.00272494022178774">
            <text:p>0,0027</text:p>
          </table:table-cell>
          <table:table-cell table:formula="oooc:=ABS([.C573])/([.$E$769]*(2*3.1416/60*[.B676])^2*(0.045*2.5)^5)" office:value-type="float" office:value="0.000209660579007616">
            <text:p>0,0002</text:p>
          </table:table-cell>
          <table:table-cell table:formula="oooc:=[.H776]/(2*3.1416/60*[.B676]*(0.045*2.5))" office:value-type="float" office:value="0.00943503512290302">
            <text:p>0,009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45937499">
            <text:p>0,4594</text:p>
          </table:table-cell>
          <table:table-cell table:number-columns-repeated="5"/>
          <table:table-cell table:formula="oooc:=([.B777]*2/[.$E$769])^(1/2)" office:value-type="float" office:value="0.891975964664514">
            <text:p>0,892</text:p>
          </table:table-cell>
          <table:table-cell table:formula="oooc:=[.E574]/([.$E$769]*(2*3.1416/60*[.B677])^2*(0.045*2.5)^4)" office:value-type="float" office:value="0.00287299315310408">
            <text:p>0,0029</text:p>
          </table:table-cell>
          <table:table-cell table:formula="oooc:=ABS([.C574])/([.$E$769]*(2*3.1416/60*[.B677])^2*(0.045*2.5)^5)" office:value-type="float" office:value="0.000201155631833038">
            <text:p>0,0002</text:p>
          </table:table-cell>
          <table:table-cell table:formula="oooc:=[.H777]/(2*3.1416/60*[.B677]*(0.045*2.5))" office:value-type="float" office:value="0.00944526241207507">
            <text:p>0,009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48535156">
            <text:p>0,4854</text:p>
          </table:table-cell>
          <table:table-cell table:number-columns-repeated="5"/>
          <table:table-cell table:formula="oooc:=([.B778]*2/[.$E$769])^(1/2)" office:value-type="float" office:value="0.916848741939119">
            <text:p>0,9168</text:p>
          </table:table-cell>
          <table:table-cell table:formula="oooc:=[.E575]/([.$E$769]*(2*3.1416/60*[.B678])^2*(0.045*2.5)^4)" office:value-type="float" office:value="0.00277427358951635">
            <text:p>0,0028</text:p>
          </table:table-cell>
          <table:table-cell table:formula="oooc:=ABS([.C575])/([.$E$769]*(2*3.1416/60*[.B678])^2*(0.045*2.5)^5)" office:value-type="float" office:value="0.000195938175941864">
            <text:p>0,0002</text:p>
          </table:table-cell>
          <table:table-cell table:formula="oooc:=[.H778]/(2*3.1416/60*[.B678]*(0.045*2.5))" office:value-type="float" office:value="0.00971245327958583">
            <text:p>0,009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47304687">
            <text:p>0,473</text:p>
          </table:table-cell>
          <table:table-cell table:number-columns-repeated="5"/>
          <table:table-cell table:formula="oooc:=([.B779]*2/[.$E$769])^(1/2)" office:value-type="float" office:value="0.90515210366009">
            <text:p>0,9052</text:p>
          </table:table-cell>
          <table:table-cell table:formula="oooc:=[.E576]/([.$E$769]*(2*3.1416/60*[.B679])^2*(0.045*2.5)^4)" office:value-type="float" office:value="0.00279923244951701">
            <text:p>0,0028</text:p>
          </table:table-cell>
          <table:table-cell table:formula="oooc:=ABS([.C576])/([.$E$769]*(2*3.1416/60*[.B679])^2*(0.045*2.5)^5)" office:value-type="float" office:value="0.000184128618372545">
            <text:p>0,0002</text:p>
          </table:table-cell>
          <table:table-cell table:formula="oooc:=[.H779]/(2*3.1416/60*[.B679]*(0.045*2.5))" office:value-type="float" office:value="0.00958931921077707">
            <text:p>0,009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47031251">
            <text:p>0,4703</text:p>
          </table:table-cell>
          <table:table-cell table:number-columns-repeated="5"/>
          <table:table-cell table:formula="oooc:=([.B780]*2/[.$E$769])^(1/2)" office:value-type="float" office:value="0.902532280102766">
            <text:p>0,9025</text:p>
          </table:table-cell>
          <table:table-cell table:formula="oooc:=[.E577]/([.$E$769]*(2*3.1416/60*[.B680])^2*(0.045*2.5)^4)" office:value-type="float" office:value="0.00273621055980503">
            <text:p>0,0027</text:p>
          </table:table-cell>
          <table:table-cell table:formula="oooc:=ABS([.C577])/([.$E$769]*(2*3.1416/60*[.B680])^2*(0.045*2.5)^5)" office:value-type="float" office:value="0.000161165353102086">
            <text:p>0,0002</text:p>
          </table:table-cell>
          <table:table-cell table:formula="oooc:=[.H780]/(2*3.1416/60*[.B680]*(0.045*2.5))" office:value-type="float" office:value="0.00956133074284548">
            <text:p>0,009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45732421">
            <text:p>0,4573</text:p>
          </table:table-cell>
          <table:table-cell table:number-columns-repeated="5"/>
          <table:table-cell table:formula="oooc:=([.B781]*2/[.$E$769])^(1/2)" office:value-type="float" office:value="0.889982720967073">
            <text:p>0,89</text:p>
          </table:table-cell>
          <table:table-cell table:formula="oooc:=[.E578]/([.$E$769]*(2*3.1416/60*[.B681])^2*(0.045*2.5)^4)" office:value-type="float" office:value="0.00283566205658513">
            <text:p>0,0028</text:p>
          </table:table-cell>
          <table:table-cell table:formula="oooc:=ABS([.C578])/([.$E$769]*(2*3.1416/60*[.B681])^2*(0.045*2.5)^5)" office:value-type="float" office:value="0.000149500387223417">
            <text:p>0,0001</text:p>
          </table:table-cell>
          <table:table-cell table:formula="oooc:=[.H781]/(2*3.1416/60*[.B681]*(0.045*2.5))" office:value-type="float" office:value="0.00943091142420999">
            <text:p>0,009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45732421">
            <text:p>0,4573</text:p>
          </table:table-cell>
          <table:table-cell table:number-columns-repeated="5"/>
          <table:table-cell table:formula="oooc:=([.B782]*2/[.$E$769])^(1/2)" office:value-type="float" office:value="0.889982720967073">
            <text:p>0,89</text:p>
          </table:table-cell>
          <table:table-cell table:formula="oooc:=[.E579]/([.$E$769]*(2*3.1416/60*[.B682])^2*(0.045*2.5)^4)" office:value-type="float" office:value="0.00281958115746567">
            <text:p>0,0028</text:p>
          </table:table-cell>
          <table:table-cell table:formula="oooc:=ABS([.C579])/([.$E$769]*(2*3.1416/60*[.B682])^2*(0.045*2.5)^5)" office:value-type="float" office:value="0.000147714401610948">
            <text:p>0,0001</text:p>
          </table:table-cell>
          <table:table-cell table:formula="oooc:=[.H782]/(2*3.1416/60*[.B682]*(0.045*2.5))" office:value-type="float" office:value="0.00942847398398502">
            <text:p>0,009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45664063">
            <text:p>0,4566</text:p>
          </table:table-cell>
          <table:table-cell table:number-columns-repeated="5"/>
          <table:table-cell table:formula="oooc:=([.B783]*2/[.$E$769])^(1/2)" office:value-type="float" office:value="0.889317326608675">
            <text:p>0,8893</text:p>
          </table:table-cell>
          <table:table-cell table:formula="oooc:=[.E580]/([.$E$769]*(2*3.1416/60*[.B683])^2*(0.045*2.5)^4)" office:value-type="float" office:value="0.00288246707843672">
            <text:p>0,0029</text:p>
          </table:table-cell>
          <table:table-cell table:formula="oooc:=ABS([.C580])/([.$E$769]*(2*3.1416/60*[.B683])^2*(0.045*2.5)^5)" office:value-type="float" office:value="0.00013606933143133">
            <text:p>0,0001</text:p>
          </table:table-cell>
          <table:table-cell table:formula="oooc:=[.H783]/(2*3.1416/60*[.B683]*(0.045*2.5))" office:value-type="float" office:value="0.00942128700335">
            <text:p>0,009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46552736">
            <text:p>0,4655</text:p>
          </table:table-cell>
          <table:table-cell table:number-columns-repeated="5"/>
          <table:table-cell table:formula="oooc:=([.B784]*2/[.$E$769])^(1/2)" office:value-type="float" office:value="0.897929177193741">
            <text:p>0,8979</text:p>
          </table:table-cell>
          <table:table-cell table:formula="oooc:=[.E581]/([.$E$769]*(2*3.1416/60*[.B684])^2*(0.045*2.5)^4)" office:value-type="float" office:value="0.00292843566434855">
            <text:p>0,0029</text:p>
          </table:table-cell>
          <table:table-cell table:formula="oooc:=ABS([.C581])/([.$E$769]*(2*3.1416/60*[.B684])^2*(0.045*2.5)^5)" office:value-type="float" office:value="0.000119634274629066">
            <text:p>0,0001</text:p>
          </table:table-cell>
          <table:table-cell table:formula="oooc:=[.H784]/(2*3.1416/60*[.B684]*(0.045*2.5))" office:value-type="float" office:value="0.00951235785263922">
            <text:p>0,009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42724609">
            <text:p>0,4272</text:p>
          </table:table-cell>
          <table:table-cell table:number-columns-repeated="5"/>
          <table:table-cell table:formula="oooc:=([.B785]*2/[.$E$769])^(1/2)" office:value-type="float" office:value="0.860218002046558">
            <text:p>0,8602</text:p>
          </table:table-cell>
          <table:table-cell table:formula="oooc:=[.E582]/([.$E$769]*(2*3.1416/60*[.B685])^2*(0.045*2.5)^4)" office:value-type="float" office:value="0.00289939300641447">
            <text:p>0,0029</text:p>
          </table:table-cell>
          <table:table-cell table:formula="oooc:=ABS([.C582])/([.$E$769]*(2*3.1416/60*[.B685])^2*(0.045*2.5)^5)" office:value-type="float" office:value="0.000100694129499148">
            <text:p>0,0001</text:p>
          </table:table-cell>
          <table:table-cell table:formula="oooc:=[.H785]/(2*3.1416/60*[.B685]*(0.045*2.5))" office:value-type="float" office:value="0.00911554702548474">
            <text:p>0,009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45322266">
            <text:p>0,4532</text:p>
          </table:table-cell>
          <table:table-cell table:number-columns-repeated="5"/>
          <table:table-cell table:formula="oooc:=([.B786]*2/[.$E$769])^(1/2)" office:value-type="float" office:value="0.885982790521987">
            <text:p>0,886</text:p>
          </table:table-cell>
          <table:table-cell table:formula="oooc:=[.E583]/([.$E$769]*(2*3.1416/60*[.B686])^2*(0.045*2.5)^4)" office:value-type="float" office:value="0.00284321504460785">
            <text:p>0,0028</text:p>
          </table:table-cell>
          <table:table-cell table:formula="oooc:=ABS([.C583])/([.$E$769]*(2*3.1416/60*[.B686])^2*(0.045*2.5)^5)" office:value-type="float" office:value="0.0000817739181636483">
            <text:p>0,0001</text:p>
          </table:table-cell>
          <table:table-cell table:formula="oooc:=[.H786]/(2*3.1416/60*[.B686]*(0.045*2.5))" office:value-type="float" office:value="0.00939228099150154">
            <text:p>0,009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45732421">
            <text:p>0,4573</text:p>
          </table:table-cell>
          <table:table-cell table:number-columns-repeated="5"/>
          <table:table-cell table:formula="oooc:=([.B787]*2/[.$E$769])^(1/2)" office:value-type="float" office:value="0.889982720967073">
            <text:p>0,89</text:p>
          </table:table-cell>
          <table:table-cell table:formula="oooc:=[.E584]/([.$E$769]*(2*3.1416/60*[.B687])^2*(0.045*2.5)^4)" office:value-type="float" office:value="0.00289201308023727">
            <text:p>0,0029</text:p>
          </table:table-cell>
          <table:table-cell table:formula="oooc:=ABS([.C584])/([.$E$769]*(2*3.1416/60*[.B687])^2*(0.045*2.5)^5)" office:value-type="float" office:value="0.0000455456675104829">
            <text:p>0</text:p>
          </table:table-cell>
          <table:table-cell table:formula="oooc:=[.H787]/(2*3.1416/60*[.B687]*(0.045*2.5))" office:value-type="float" office:value="0.00943538669598441">
            <text:p>0,009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48056641">
            <text:p>0,4806</text:p>
          </table:table-cell>
          <table:table-cell table:number-columns-repeated="5"/>
          <table:table-cell table:formula="oooc:=([.B788]*2/[.$E$769])^(1/2)" office:value-type="float" office:value="0.912317875646244">
            <text:p>0,9123</text:p>
          </table:table-cell>
          <table:table-cell table:formula="oooc:=[.E585]/([.$E$769]*(2*3.1416/60*[.B688])^2*(0.045*2.5)^4)" office:value-type="float" office:value="0.00294963558120555">
            <text:p>0,0029</text:p>
          </table:table-cell>
          <table:table-cell table:formula="oooc:=ABS([.C585])/([.$E$769]*(2*3.1416/60*[.B688])^2*(0.045*2.5)^5)" office:value-type="float" office:value="0.00000734316281634644">
            <text:p>0</text:p>
          </table:table-cell>
          <table:table-cell table:formula="oooc:=[.H788]/(2*3.1416/60*[.B688]*(0.045*2.5))" office:value-type="float" office:value="0.00966700187655753">
            <text:p>0,009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46552736">
            <text:p>0,4655</text:p>
          </table:table-cell>
          <table:table-cell table:number-columns-repeated="5"/>
          <table:table-cell table:formula="oooc:=([.B789]*2/[.$E$769])^(1/2)" office:value-type="float" office:value="0.897929177193741">
            <text:p>0,8979</text:p>
          </table:table-cell>
          <table:table-cell table:formula="oooc:=[.E586]/([.$E$769]*(2*3.1416/60*[.B689])^2*(0.045*2.5)^4)" office:value-type="float" office:value="0.00289635329175092">
            <text:p>0,0029</text:p>
          </table:table-cell>
          <table:table-cell table:formula="oooc:=ABS([.C586])/([.$E$769]*(2*3.1416/60*[.B689])^2*(0.045*2.5)^5)" office:value-type="float" office:value="0.0000190924296388875">
            <text:p>0</text:p>
          </table:table-cell>
          <table:table-cell table:formula="oooc:=[.H789]/(2*3.1416/60*[.B689]*(0.045*2.5))" office:value-type="float" office:value="0.00951914549958327">
            <text:p>0,009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45527345">
            <text:p>0,4553</text:p>
          </table:table-cell>
          <table:table-cell table:number-columns-repeated="5"/>
          <table:table-cell table:formula="oooc:=([.B790]*2/[.$E$769])^(1/2)" office:value-type="float" office:value="0.88798502258766">
            <text:p>0,888</text:p>
          </table:table-cell>
          <table:table-cell table:formula="oooc:=[.E587]/([.$E$769]*(2*3.1416/60*[.B690])^2*(0.045*2.5)^4)" office:value-type="float" office:value="0.00285368606688007">
            <text:p>0,0029</text:p>
          </table:table-cell>
          <table:table-cell table:formula="oooc:=ABS([.C587])/([.$E$769]*(2*3.1416/60*[.B690])^2*(0.045*2.5)^5)" office:value-type="float" office:value="0.0000407724130054237">
            <text:p>0</text:p>
          </table:table-cell>
          <table:table-cell table:formula="oooc:=[.H790]/(2*3.1416/60*[.B690]*(0.045*2.5))" office:value-type="float" office:value="0.0094178363531947">
            <text:p>0,009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45800781">
            <text:p>0,458</text:p>
          </table:table-cell>
          <table:table-cell table:number-columns-repeated="5"/>
          <table:table-cell table:formula="oooc:=([.B791]*2/[.$E$769])^(1/2)" office:value-type="float" office:value="0.890647637661941">
            <text:p>0,8906</text:p>
          </table:table-cell>
          <table:table-cell table:formula="oooc:=[.E588]/([.$E$769]*(2*3.1416/60*[.B691])^2*(0.045*2.5)^4)" office:value-type="float" office:value="0.00290822899614013">
            <text:p>0,0029</text:p>
          </table:table-cell>
          <table:table-cell table:formula="oooc:=ABS([.C588])/([.$E$769]*(2*3.1416/60*[.B691])^2*(0.045*2.5)^5)" office:value-type="float" office:value="0.0000564514525639137">
            <text:p>0,0001</text:p>
          </table:table-cell>
          <table:table-cell table:formula="oooc:=[.H791]/(2*3.1416/60*[.B691]*(0.045*2.5))" office:value-type="float" office:value="0.00944150261445378">
            <text:p>0,009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49013671">
            <text:p>0,4901</text:p>
          </table:table-cell>
          <table:table-cell table:number-columns-repeated="5"/>
          <table:table-cell table:formula="oooc:=([.B792]*2/[.$E$769])^(1/2)" office:value-type="float" office:value="0.921357327515777">
            <text:p>0,9214</text:p>
          </table:table-cell>
          <table:table-cell table:formula="oooc:=[.E589]/([.$E$769]*(2*3.1416/60*[.B692])^2*(0.045*2.5)^4)" office:value-type="float" office:value="0.00293998679277707">
            <text:p>0,0029</text:p>
          </table:table-cell>
          <table:table-cell table:formula="oooc:=ABS([.C589])/([.$E$769]*(2*3.1416/60*[.B692])^2*(0.045*2.5)^5)" office:value-type="float" office:value="0.0000812298173988964">
            <text:p>0,0001</text:p>
          </table:table-cell>
          <table:table-cell table:formula="oooc:=[.H792]/(2*3.1416/60*[.B692]*(0.045*2.5))" office:value-type="float" office:value="0.00976746484298173">
            <text:p>0,009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48671874">
            <text:p>0,4867</text:p>
          </table:table-cell>
          <table:table-cell table:number-columns-repeated="5"/>
          <table:table-cell table:formula="oooc:=([.B793]*2/[.$E$769])^(1/2)" office:value-type="float" office:value="0.918139163014921">
            <text:p>0,9181</text:p>
          </table:table-cell>
          <table:table-cell table:formula="oooc:=[.E590]/([.$E$769]*(2*3.1416/60*[.B693])^2*(0.045*2.5)^4)" office:value-type="float" office:value="0.00293941100398773">
            <text:p>0,0029</text:p>
          </table:table-cell>
          <table:table-cell table:formula="oooc:=ABS([.C590])/([.$E$769]*(2*3.1416/60*[.B693])^2*(0.045*2.5)^5)" office:value-type="float" office:value="0.0000858728200674453">
            <text:p>0,0001</text:p>
          </table:table-cell>
          <table:table-cell table:formula="oooc:=[.H793]/(2*3.1416/60*[.B693]*(0.045*2.5))" office:value-type="float" office:value="0.00973338296375832">
            <text:p>0,009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45322266">
            <text:p>0,4532</text:p>
          </table:table-cell>
          <table:table-cell table:number-columns-repeated="5"/>
          <table:table-cell table:formula="oooc:=([.B794]*2/[.$E$769])^(1/2)" office:value-type="float" office:value="0.885982790521987">
            <text:p>0,886</text:p>
          </table:table-cell>
          <table:table-cell table:formula="oooc:=[.E591]/([.$E$769]*(2*3.1416/60*[.B694])^2*(0.045*2.5)^4)" office:value-type="float" office:value="0.00293075056887455">
            <text:p>0,0029</text:p>
          </table:table-cell>
          <table:table-cell table:formula="oooc:=ABS([.C591])/([.$E$769]*(2*3.1416/60*[.B694])^2*(0.045*2.5)^5)" office:value-type="float" office:value="0.000109239983988118">
            <text:p>0,0001</text:p>
          </table:table-cell>
          <table:table-cell table:formula="oooc:=[.H794]/(2*3.1416/60*[.B694]*(0.045*2.5))" office:value-type="float" office:value="0.00939292194835496">
            <text:p>0,009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46347657">
            <text:p>0,4635</text:p>
          </table:table-cell>
          <table:table-cell table:number-columns-repeated="5"/>
          <table:table-cell table:formula="oooc:=([.B795]*2/[.$E$769])^(1/2)" office:value-type="float" office:value="0.895949168210423">
            <text:p>0,8959</text:p>
          </table:table-cell>
          <table:table-cell table:formula="oooc:=[.E592]/([.$E$769]*(2*3.1416/60*[.B695])^2*(0.045*2.5)^4)" office:value-type="float" office:value="0.00284823713956401">
            <text:p>0,0028</text:p>
          </table:table-cell>
          <table:table-cell table:formula="oooc:=ABS([.C592])/([.$E$769]*(2*3.1416/60*[.B695])^2*(0.045*2.5)^5)" office:value-type="float" office:value="0.000105978086950788">
            <text:p>0,0001</text:p>
          </table:table-cell>
          <table:table-cell table:formula="oooc:=[.H795]/(2*3.1416/60*[.B695]*(0.045*2.5))" office:value-type="float" office:value="0.0095030571806259">
            <text:p>0,009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45732421">
            <text:p>0,4573</text:p>
          </table:table-cell>
          <table:table-cell table:number-columns-repeated="5"/>
          <table:table-cell table:formula="oooc:=([.B796]*2/[.$E$769])^(1/2)" office:value-type="float" office:value="0.889982720967073">
            <text:p>0,89</text:p>
          </table:table-cell>
          <table:table-cell table:formula="oooc:=[.E593]/([.$E$769]*(2*3.1416/60*[.B696])^2*(0.045*2.5)^4)" office:value-type="float" office:value="0.00289842801986871">
            <text:p>0,0029</text:p>
          </table:table-cell>
          <table:table-cell table:formula="oooc:=ABS([.C593])/([.$E$769]*(2*3.1416/60*[.B696])^2*(0.045*2.5)^5)" office:value-type="float" office:value="0.000114857148126841">
            <text:p>0,0001</text:p>
          </table:table-cell>
          <table:table-cell table:formula="oooc:=[.H796]/(2*3.1416/60*[.B696]*(0.045*2.5))" office:value-type="float" office:value="0.00943611178939526">
            <text:p>0,009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45322266">
            <text:p>0,4532</text:p>
          </table:table-cell>
          <table:table-cell table:number-columns-repeated="5"/>
          <table:table-cell table:formula="oooc:=([.B797]*2/[.$E$769])^(1/2)" office:value-type="float" office:value="0.885982790521987">
            <text:p>0,886</text:p>
          </table:table-cell>
          <table:table-cell table:formula="oooc:=[.E594]/([.$E$769]*(2*3.1416/60*[.B697])^2*(0.045*2.5)^4)" office:value-type="float" office:value="0.00288283143382174">
            <text:p>0,0029</text:p>
          </table:table-cell>
          <table:table-cell table:formula="oooc:=ABS([.C594])/([.$E$769]*(2*3.1416/60*[.B697])^2*(0.045*2.5)^5)" office:value-type="float" office:value="0.000145412918268603">
            <text:p>0,0001</text:p>
          </table:table-cell>
          <table:table-cell table:formula="oooc:=[.H797]/(2*3.1416/60*[.B697]*(0.045*2.5))" office:value-type="float" office:value="0.00939216701460209">
            <text:p>0,009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44433594">
            <text:p>0,4443</text:p>
          </table:table-cell>
          <table:table-cell table:number-columns-repeated="5"/>
          <table:table-cell table:formula="oooc:=([.B798]*2/[.$E$769])^(1/2)" office:value-type="float" office:value="0.877253681993608">
            <text:p>0,8773</text:p>
          </table:table-cell>
          <table:table-cell table:formula="oooc:=[.E595]/([.$E$769]*(2*3.1416/60*[.B698])^2*(0.045*2.5)^4)" office:value-type="float" office:value="0.00287657411374826">
            <text:p>0,0029</text:p>
          </table:table-cell>
          <table:table-cell table:formula="oooc:=ABS([.C595])/([.$E$769]*(2*3.1416/60*[.B698])^2*(0.045*2.5)^5)" office:value-type="float" office:value="0.000181114142356043">
            <text:p>0,0002</text:p>
          </table:table-cell>
          <table:table-cell table:formula="oooc:=[.H798]/(2*3.1416/60*[.B698]*(0.045*2.5))" office:value-type="float" office:value="0.00930067465862795">
            <text:p>0,009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45937499">
            <text:p>0,4594</text:p>
          </table:table-cell>
          <table:table-cell table:number-columns-repeated="5"/>
          <table:table-cell table:formula="oooc:=([.B799]*2/[.$E$769])^(1/2)" office:value-type="float" office:value="0.891975964664514">
            <text:p>0,892</text:p>
          </table:table-cell>
          <table:table-cell table:formula="oooc:=[.E596]/([.$E$769]*(2*3.1416/60*[.B699])^2*(0.045*2.5)^4)" office:value-type="float" office:value="0.00290292393863223">
            <text:p>0,0029</text:p>
          </table:table-cell>
          <table:table-cell table:formula="oooc:=ABS([.C596])/([.$E$769]*(2*3.1416/60*[.B699])^2*(0.045*2.5)^5)" office:value-type="float" office:value="0.000204893156343035">
            <text:p>0,0002</text:p>
          </table:table-cell>
          <table:table-cell table:formula="oooc:=[.H799]/(2*3.1416/60*[.B699]*(0.045*2.5))" office:value-type="float" office:value="0.00946066064902967">
            <text:p>0,009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44843751">
            <text:p>0,4484</text:p>
          </table:table-cell>
          <table:table-cell table:number-columns-repeated="5"/>
          <table:table-cell table:formula="oooc:=([.B800]*2/[.$E$769])^(1/2)" office:value-type="float" office:value="0.881293251834744">
            <text:p>0,8813</text:p>
          </table:table-cell>
          <table:table-cell table:formula="oooc:=[.E597]/([.$E$769]*(2*3.1416/60*[.B700])^2*(0.045*2.5)^4)" office:value-type="float" office:value="0.00291530875550395">
            <text:p>0,0029</text:p>
          </table:table-cell>
          <table:table-cell table:formula="oooc:=ABS([.C597])/([.$E$769]*(2*3.1416/60*[.B700])^2*(0.045*2.5)^5)" office:value-type="float" office:value="0.000209817424361477">
            <text:p>0,0002</text:p>
          </table:table-cell>
          <table:table-cell table:formula="oooc:=[.H800]/(2*3.1416/60*[.B700]*(0.045*2.5))" office:value-type="float" office:value="0.00934434461738461">
            <text:p>0,009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42656249">
            <text:p>0,4266</text:p>
          </table:table-cell>
          <table:table-cell table:number-columns-repeated="5"/>
          <table:table-cell table:formula="oooc:=([.B801]*2/[.$E$769])^(1/2)" office:value-type="float" office:value="0.859529545851759">
            <text:p>0,8595</text:p>
          </table:table-cell>
          <table:table-cell table:formula="oooc:=[.E598]/([.$E$769]*(2*3.1416/60*[.B701])^2*(0.045*2.5)^4)" office:value-type="float" office:value="0.00291825313959742">
            <text:p>0,0029</text:p>
          </table:table-cell>
          <table:table-cell table:formula="oooc:=ABS([.C598])/([.$E$769]*(2*3.1416/60*[.B701])^2*(0.045*2.5)^5)" office:value-type="float" office:value="0.00021786791617716">
            <text:p>0,0002</text:p>
          </table:table-cell>
          <table:table-cell table:formula="oooc:=[.H801]/(2*3.1416/60*[.B701]*(0.045*2.5))" office:value-type="float" office:value="0.00911466385271126">
            <text:p>0,009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48876953">
            <text:p>0,4888</text:p>
          </table:table-cell>
          <table:table-cell table:number-columns-repeated="5"/>
          <table:table-cell table:formula="oooc:=([.B802]*2/[.$E$769])^(1/2)" office:value-type="float" office:value="0.920071419999893">
            <text:p>0,9201</text:p>
          </table:table-cell>
          <table:table-cell table:formula="oooc:=[.E599]/([.$E$769]*(2*3.1416/60*[.B702])^2*(0.045*2.5)^4)" office:value-type="float" office:value="0.00295442919184745">
            <text:p>0,003</text:p>
          </table:table-cell>
          <table:table-cell table:formula="oooc:=ABS([.C599])/([.$E$769]*(2*3.1416/60*[.B702])^2*(0.045*2.5)^5)" office:value-type="float" office:value="0.000223554772103776">
            <text:p>0,0002</text:p>
          </table:table-cell>
          <table:table-cell table:formula="oooc:=[.H802]/(2*3.1416/60*[.B702]*(0.045*2.5))" office:value-type="float" office:value="0.00975441448284456">
            <text:p>0,009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43886718">
            <text:p>0,4389</text:p>
          </table:table-cell>
          <table:table-cell table:number-columns-repeated="5"/>
          <table:table-cell table:formula="oooc:=([.B803]*2/[.$E$769])^(1/2)" office:value-type="float" office:value="0.87183847416089">
            <text:p>0,8718</text:p>
          </table:table-cell>
          <table:table-cell table:formula="oooc:=[.E600]/([.$E$769]*(2*3.1416/60*[.B703])^2*(0.045*2.5)^4)" office:value-type="float" office:value="0.00301878217145659">
            <text:p>0,003</text:p>
          </table:table-cell>
          <table:table-cell table:formula="oooc:=ABS([.C600])/([.$E$769]*(2*3.1416/60*[.B703])^2*(0.045*2.5)^5)" office:value-type="float" office:value="0.00023109384729732">
            <text:p>0,0002</text:p>
          </table:table-cell>
          <table:table-cell table:formula="oooc:=[.H803]/(2*3.1416/60*[.B703]*(0.045*2.5))" office:value-type="float" office:value="0.00924181896063548">
            <text:p>0,009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47988281">
            <text:p>0,4799</text:p>
          </table:table-cell>
          <table:table-cell table:number-columns-repeated="5"/>
          <table:table-cell table:formula="oooc:=([.B804]*2/[.$E$769])^(1/2)" office:value-type="float" office:value="0.911668764064468">
            <text:p>0,9117</text:p>
          </table:table-cell>
          <table:table-cell table:formula="oooc:=[.E601]/([.$E$769]*(2*3.1416/60*[.B704])^2*(0.045*2.5)^4)" office:value-type="float" office:value="0.00311656498620937">
            <text:p>0,0031</text:p>
          </table:table-cell>
          <table:table-cell table:formula="oooc:=ABS([.C601])/([.$E$769]*(2*3.1416/60*[.B704])^2*(0.045*2.5)^5)" office:value-type="float" office:value="0.000222448305192032">
            <text:p>0,0002</text:p>
          </table:table-cell>
          <table:table-cell table:formula="oooc:=[.H804]/(2*3.1416/60*[.B704]*(0.045*2.5))" office:value-type="float" office:value="0.00965555677057617">
            <text:p>0,009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48876953">
            <text:p>0,4888</text:p>
          </table:table-cell>
          <table:table-cell table:number-columns-repeated="5"/>
          <table:table-cell table:formula="oooc:=([.B805]*2/[.$E$769])^(1/2)" office:value-type="float" office:value="0.920071419999893">
            <text:p>0,9201</text:p>
          </table:table-cell>
          <table:table-cell table:formula="oooc:=[.E602]/([.$E$769]*(2*3.1416/60*[.B705])^2*(0.045*2.5)^4)" office:value-type="float" office:value="0.00317194946942133">
            <text:p>0,0032</text:p>
          </table:table-cell>
          <table:table-cell table:formula="oooc:=ABS([.C602])/([.$E$769]*(2*3.1416/60*[.B705])^2*(0.045*2.5)^5)" office:value-type="float" office:value="0.000225262013242829">
            <text:p>0,0002</text:p>
          </table:table-cell>
          <table:table-cell table:formula="oooc:=[.H805]/(2*3.1416/60*[.B705]*(0.045*2.5))" office:value-type="float" office:value="0.00974896837792044">
            <text:p>0,0097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3">03/12/2006</text:date>, <text:time>15:4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20T21:29:40</meta:creation-date>
    <dc:date>2006-12-03T15:49:10</dc:date>
    <dc:language>fr-FR</dc:language>
    <meta:editing-cycles>11</meta:editing-cycles>
    <meta:editing-duration>PT2H8M30S</meta:editing-duration>
    <meta:user-defined meta:name="Info 1"/>
    <meta:user-defined meta:name="Info 2"/>
    <meta:user-defined meta:name="Info 3"/>
    <meta:user-defined meta:name="Info 4"/>
    <meta:document-statistic meta:table-count="3" meta:cell-count="274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2.3999996185303pt" style:font-family-asian="'Lucida Sans Unicode'" style:font-family-generic-asian="system" style:font-pitch-asian="variable" style:font-size-asian="22.3999996185303pt" style:font-family-complex="Tahoma" style:font-family-generic-complex="system" style:font-pitch-complex="variable" style:font-size-complex="22.3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.3000001907349pt" style:font-family-asian="'Lucida Sans Unicode'" style:font-family-generic-asian="system" style:font-pitch-asian="variable" style:font-size-asian="10.3000001907349pt" style:font-family-complex="Tahoma" style:font-family-generic-complex="system" style:font-pitch-complex="variable" style:font-size-complex="10.3000001907349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1000003814697pt" style:font-family-asian="'Lucida Sans Unicode'" style:font-family-generic-asian="system" style:font-pitch-asian="variable" style:font-size-asian="12.1000003814697pt" style:font-family-complex="Tahoma" style:font-family-generic-complex="system" style:font-pitch-complex="variable" style:font-size-complex="12.1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1000003814697pt" style:font-family-asian="'Lucida Sans Unicode'" style:font-family-generic-asian="system" style:font-pitch-asian="variable" style:font-size-asian="12.1000003814697pt" style:font-family-complex="Tahoma" style:font-family-generic-complex="system" style:font-pitch-complex="variable" style:font-size-complex="12.100000381469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.3000001907349pt" style:font-family-asian="'Lucida Sans Unicode'" style:font-family-generic-asian="system" style:font-pitch-asian="variable" style:font-size-asian="10.3000001907349pt" style:font-family-complex="Tahoma" style:font-family-generic-complex="system" style:font-pitch-complex="variable" style:font-size-complex="10.3000001907349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9.823cm" svg:height="12.062cm" chart:class="chart:scatter" chart:style-name="ch1">
        <chart:title svg:x="7.4cm" svg:y="0.24cm" chart:style-name="ch2">
          <text:p>Trainée Droite</text:p>
        </chart:title>
        <chart:legend chart:legend-position="end" svg:x="17.044cm" svg:y="5.699cm" chart:style-name="ch3"/>
        <chart:plot-area chart:style-name="ch4" table:cell-range-address="Feuille1.$A$1:.$B$96" chart:table-number-list="0" svg:x="0.396cm" svg:y="1.646cm" svg:width="15.857cm" svg:height="10.176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</table:table-cell>
              <table:table-cell office:value-type="float" office:value="-5">
                <text:p>-5</text:p>
              </table:table-cell>
              <table:table-cell office:value-type="float" office:value="-0.18913061">
                <text:p>-0.18913061</text:p>
              </table:table-cell>
            </table:table-row>
            <table:table-row>
              <table:table-cell office:value-type="string">
                <text:p>Ligne 2</text:p>
              </table:table-cell>
              <table:table-cell office:value-type="float" office:value="-4">
                <text:p>-4</text:p>
              </table:table-cell>
              <table:table-cell office:value-type="float" office:value="-0.19044149">
                <text:p>-0.19044149</text:p>
              </table:table-cell>
            </table:table-row>
            <table:table-row>
              <table:table-cell office:value-type="string">
                <text:p>Ligne 3</text:p>
              </table:table-cell>
              <table:table-cell office:value-type="float" office:value="-3">
                <text:p>-3</text:p>
              </table:table-cell>
              <table:table-cell office:value-type="float" office:value="-0.18981757">
                <text:p>-0.18981757</text:p>
              </table:table-cell>
            </table:table-row>
            <table:table-row>
              <table:table-cell office:value-type="string">
                <text:p>Ligne 4</text:p>
              </table:table-cell>
              <table:table-cell office:value-type="float" office:value="-2">
                <text:p>-2</text:p>
              </table:table-cell>
              <table:table-cell office:value-type="float" office:value="-0.1861666">
                <text:p>-0.1861666</text:p>
              </table:table-cell>
            </table:table-row>
            <table:table-row>
              <table:table-cell office:value-type="string">
                <text:p>Ligne 5</text:p>
              </table:table-cell>
              <table:table-cell office:value-type="float" office:value="-1">
                <text:p>-1</text:p>
              </table:table-cell>
              <table:table-cell office:value-type="float" office:value="-0.18525431">
                <text:p>-0.18525431</text:p>
              </table:table-cell>
            </table:table-row>
            <table:table-row>
              <table:table-cell office:value-type="string">
                <text:p>Ligne 6</text:p>
              </table:table-cell>
              <table:table-cell office:value-type="float" office:value="0">
                <text:p>0</text:p>
              </table:table-cell>
              <table:table-cell office:value-type="float" office:value="-0.17894001">
                <text:p>-0.17894001</text:p>
              </table:table-cell>
            </table:table-row>
            <table:table-row>
              <table:table-cell office:value-type="string">
                <text:p>Ligne 7</text:p>
              </table:table-cell>
              <table:table-cell office:value-type="float" office:value="1">
                <text:p>1</text:p>
              </table:table-cell>
              <table:table-cell office:value-type="float" office:value="-0.1723402">
                <text:p>-0.1723402</text:p>
              </table:table-cell>
            </table:table-row>
            <table:table-row>
              <table:table-cell office:value-type="string">
                <text:p>Ligne 8</text:p>
              </table:table-cell>
              <table:table-cell office:value-type="float" office:value="2">
                <text:p>2</text:p>
              </table:table-cell>
              <table:table-cell office:value-type="float" office:value="-0.17318271">
                <text:p>-0.17318271</text:p>
              </table:table-cell>
            </table:table-row>
            <table:table-row>
              <table:table-cell office:value-type="string">
                <text:p>Ligne 9</text:p>
              </table:table-cell>
              <table:table-cell office:value-type="float" office:value="3">
                <text:p>3</text:p>
              </table:table-cell>
              <table:table-cell office:value-type="float" office:value="-0.17549514">
                <text:p>-0.17549514</text:p>
              </table:table-cell>
            </table:table-row>
            <table:table-row>
              <table:table-cell office:value-type="string">
                <text:p>Ligne 10</text:p>
              </table:table-cell>
              <table:table-cell office:value-type="float" office:value="4">
                <text:p>4</text:p>
              </table:table-cell>
              <table:table-cell office:value-type="float" office:value="-0.17859001">
                <text:p>-0.17859001</text:p>
              </table:table-cell>
            </table:table-row>
            <table:table-row>
              <table:table-cell office:value-type="string">
                <text:p>Ligne 11</text:p>
              </table:table-cell>
              <table:table-cell office:value-type="float" office:value="5">
                <text:p>5</text:p>
              </table:table-cell>
              <table:table-cell office:value-type="float" office:value="-0.17967175">
                <text:p>-0.17967175</text:p>
              </table:table-cell>
            </table:table-row>
            <table:table-row>
              <table:table-cell office:value-type="string">
                <text:p>Ligne 12</text:p>
              </table:table-cell>
              <table:table-cell office:value-type="float" office:value="6">
                <text:p>6</text:p>
              </table:table-cell>
              <table:table-cell office:value-type="float" office:value="-0.17954247">
                <text:p>-0.17954247</text:p>
              </table:table-cell>
            </table:table-row>
            <table:table-row>
              <table:table-cell office:value-type="string">
                <text:p>Ligne 13</text:p>
              </table:table-cell>
              <table:table-cell office:value-type="float" office:value="7">
                <text:p>7</text:p>
              </table:table-cell>
              <table:table-cell office:value-type="float" office:value="-0.175306">
                <text:p>-0.175306</text:p>
              </table:table-cell>
            </table:table-row>
            <table:table-row>
              <table:table-cell office:value-type="string">
                <text:p>Ligne 14</text:p>
              </table:table-cell>
              <table:table-cell office:value-type="float" office:value="8">
                <text:p>8</text:p>
              </table:table-cell>
              <table:table-cell office:value-type="float" office:value="-0.17335913">
                <text:p>-0.17335913</text:p>
              </table:table-cell>
            </table:table-row>
            <table:table-row>
              <table:table-cell office:value-type="string">
                <text:p>Ligne 15</text:p>
              </table:table-cell>
              <table:table-cell office:value-type="float" office:value="9">
                <text:p>9</text:p>
              </table:table-cell>
              <table:table-cell office:value-type="float" office:value="-0.17056033">
                <text:p>-0.17056033</text:p>
              </table:table-cell>
            </table:table-row>
            <table:table-row>
              <table:table-cell office:value-type="string">
                <text:p>Ligne 16</text:p>
              </table:table-cell>
              <table:table-cell office:value-type="float" office:value="10">
                <text:p>10</text:p>
              </table:table-cell>
              <table:table-cell office:value-type="float" office:value="-0.17055314">
                <text:p>-0.17055314</text:p>
              </table:table-cell>
            </table:table-row>
            <table:table-row>
              <table:table-cell office:value-type="string">
                <text:p>Ligne 17</text:p>
              </table:table-cell>
              <table:table-cell office:value-type="float" office:value="11">
                <text:p>11</text:p>
              </table:table-cell>
              <table:table-cell office:value-type="float" office:value="-0.17073609">
                <text:p>-0.17073609</text:p>
              </table:table-cell>
            </table:table-row>
            <table:table-row>
              <table:table-cell office:value-type="string">
                <text:p>Ligne 18</text:p>
              </table:table-cell>
              <table:table-cell office:value-type="float" office:value="12">
                <text:p>12</text:p>
              </table:table-cell>
              <table:table-cell office:value-type="float" office:value="-0.16900222">
                <text:p>-0.16900222</text:p>
              </table:table-cell>
            </table:table-row>
            <table:table-row>
              <table:table-cell office:value-type="string">
                <text:p>Ligne 19</text:p>
              </table:table-cell>
              <table:table-cell office:value-type="float" office:value="13">
                <text:p>13</text:p>
              </table:table-cell>
              <table:table-cell office:value-type="float" office:value="-0.16894194">
                <text:p>-0.16894194</text:p>
              </table:table-cell>
            </table:table-row>
            <table:table-row>
              <table:table-cell office:value-type="string">
                <text:p>Ligne 20</text:p>
              </table:table-cell>
              <table:table-cell office:value-type="float" office:value="14">
                <text:p>14</text:p>
              </table:table-cell>
              <table:table-cell office:value-type="float" office:value="-0.16765449">
                <text:p>-0.16765449</text:p>
              </table:table-cell>
            </table:table-row>
            <table:table-row>
              <table:table-cell office:value-type="string">
                <text:p>Ligne 21</text:p>
              </table:table-cell>
              <table:table-cell office:value-type="float" office:value="15">
                <text:p>15</text:p>
              </table:table-cell>
              <table:table-cell office:value-type="float" office:value="-0.16440524">
                <text:p>-0.16440524</text:p>
              </table:table-cell>
            </table:table-row>
            <table:table-row>
              <table:table-cell office:value-type="string">
                <text:p>Ligne 22</text:p>
              </table:table-cell>
              <table:table-cell office:value-type="float" office:value="16">
                <text:p>16</text:p>
              </table:table-cell>
              <table:table-cell office:value-type="float" office:value="-0.16330399">
                <text:p>-0.16330399</text:p>
              </table:table-cell>
            </table:table-row>
            <table:table-row>
              <table:table-cell office:value-type="string">
                <text:p>Ligne 23</text:p>
              </table:table-cell>
              <table:table-cell office:value-type="float" office:value="17">
                <text:p>17</text:p>
              </table:table-cell>
              <table:table-cell office:value-type="float" office:value="-0.16368075">
                <text:p>-0.16368075</text:p>
              </table:table-cell>
            </table:table-row>
            <table:table-row>
              <table:table-cell office:value-type="string">
                <text:p>Ligne 24</text:p>
              </table:table-cell>
              <table:table-cell office:value-type="float" office:value="18">
                <text:p>18</text:p>
              </table:table-cell>
              <table:table-cell office:value-type="float" office:value="-0.16120055">
                <text:p>-0.16120055</text:p>
              </table:table-cell>
            </table:table-row>
            <table:table-row>
              <table:table-cell office:value-type="string">
                <text:p>Ligne 25</text:p>
              </table:table-cell>
              <table:table-cell office:value-type="float" office:value="19">
                <text:p>19</text:p>
              </table:table-cell>
              <table:table-cell office:value-type="float" office:value="-0.16010405">
                <text:p>-0.16010405</text:p>
              </table:table-cell>
            </table:table-row>
            <table:table-row>
              <table:table-cell office:value-type="string">
                <text:p>Ligne 26</text:p>
              </table:table-cell>
              <table:table-cell office:value-type="float" office:value="20">
                <text:p>20</text:p>
              </table:table-cell>
              <table:table-cell office:value-type="float" office:value="-0.15805692">
                <text:p>-0.15805692</text:p>
              </table:table-cell>
            </table:table-row>
            <table:table-row>
              <table:table-cell office:value-type="string">
                <text:p>Ligne 27</text:p>
              </table:table-cell>
              <table:table-cell office:value-type="float" office:value="21">
                <text:p>21</text:p>
              </table:table-cell>
              <table:table-cell office:value-type="float" office:value="-0.15535949">
                <text:p>-0.15535949</text:p>
              </table:table-cell>
            </table:table-row>
            <table:table-row>
              <table:table-cell office:value-type="string">
                <text:p>Ligne 28</text:p>
              </table:table-cell>
              <table:table-cell office:value-type="float" office:value="22">
                <text:p>22</text:p>
              </table:table-cell>
              <table:table-cell office:value-type="float" office:value="-0.15374137">
                <text:p>-0.15374137</text:p>
              </table:table-cell>
            </table:table-row>
            <table:table-row>
              <table:table-cell office:value-type="string">
                <text:p>Ligne 29</text:p>
              </table:table-cell>
              <table:table-cell office:value-type="float" office:value="23">
                <text:p>23</text:p>
              </table:table-cell>
              <table:table-cell office:value-type="float" office:value="-0.15224747">
                <text:p>-0.15224747</text:p>
              </table:table-cell>
            </table:table-row>
            <table:table-row>
              <table:table-cell office:value-type="string">
                <text:p>Ligne 30</text:p>
              </table:table-cell>
              <table:table-cell office:value-type="float" office:value="24">
                <text:p>24</text:p>
              </table:table-cell>
              <table:table-cell office:value-type="float" office:value="-0.1517389">
                <text:p>-0.1517389</text:p>
              </table:table-cell>
            </table:table-row>
            <table:table-row>
              <table:table-cell office:value-type="string">
                <text:p>Ligne 31</text:p>
              </table:table-cell>
              <table:table-cell office:value-type="float" office:value="25">
                <text:p>25</text:p>
              </table:table-cell>
              <table:table-cell office:value-type="float" office:value="-0.14913012">
                <text:p>-0.14913012</text:p>
              </table:table-cell>
            </table:table-row>
            <table:table-row>
              <table:table-cell office:value-type="string">
                <text:p>Ligne 32</text:p>
              </table:table-cell>
              <table:table-cell office:value-type="float" office:value="26">
                <text:p>26</text:p>
              </table:table-cell>
              <table:table-cell office:value-type="float" office:value="-0.14712761">
                <text:p>-0.14712761</text:p>
              </table:table-cell>
            </table:table-row>
            <table:table-row>
              <table:table-cell office:value-type="string">
                <text:p>Ligne 33</text:p>
              </table:table-cell>
              <table:table-cell office:value-type="float" office:value="27">
                <text:p>27</text:p>
              </table:table-cell>
              <table:table-cell office:value-type="float" office:value="-0.14653548">
                <text:p>-0.14653548</text:p>
              </table:table-cell>
            </table:table-row>
            <table:table-row>
              <table:table-cell office:value-type="string">
                <text:p>Ligne 34</text:p>
              </table:table-cell>
              <table:table-cell office:value-type="float" office:value="28">
                <text:p>28</text:p>
              </table:table-cell>
              <table:table-cell office:value-type="float" office:value="-0.14639248">
                <text:p>-0.14639248</text:p>
              </table:table-cell>
            </table:table-row>
            <table:table-row>
              <table:table-cell office:value-type="string">
                <text:p>Ligne 35</text:p>
              </table:table-cell>
              <table:table-cell office:value-type="float" office:value="29">
                <text:p>29</text:p>
              </table:table-cell>
              <table:table-cell office:value-type="float" office:value="-0.14414258">
                <text:p>-0.14414258</text:p>
              </table:table-cell>
            </table:table-row>
            <table:table-row>
              <table:table-cell office:value-type="string">
                <text:p>Ligne 36</text:p>
              </table:table-cell>
              <table:table-cell office:value-type="float" office:value="30">
                <text:p>30</text:p>
              </table:table-cell>
              <table:table-cell office:value-type="float" office:value="-0.14286503">
                <text:p>-0.14286503</text:p>
              </table:table-cell>
            </table:table-row>
            <table:table-row>
              <table:table-cell office:value-type="string">
                <text:p>Ligne 37</text:p>
              </table:table-cell>
              <table:table-cell office:value-type="float" office:value="31">
                <text:p>31</text:p>
              </table:table-cell>
              <table:table-cell office:value-type="float" office:value="-0.15079648">
                <text:p>-0.15079648</text:p>
              </table:table-cell>
            </table:table-row>
            <table:table-row>
              <table:table-cell office:value-type="string">
                <text:p>Ligne 38</text:p>
              </table:table-cell>
              <table:table-cell office:value-type="float" office:value="32">
                <text:p>32</text:p>
              </table:table-cell>
              <table:table-cell office:value-type="float" office:value="-0.15140744">
                <text:p>-0.15140744</text:p>
              </table:table-cell>
            </table:table-row>
            <table:table-row>
              <table:table-cell office:value-type="string">
                <text:p>Ligne 39</text:p>
              </table:table-cell>
              <table:table-cell office:value-type="float" office:value="33">
                <text:p>33</text:p>
              </table:table-cell>
              <table:table-cell office:value-type="float" office:value="-0.14548542">
                <text:p>-0.14548542</text:p>
              </table:table-cell>
            </table:table-row>
            <table:table-row>
              <table:table-cell office:value-type="string">
                <text:p>Ligne 40</text:p>
              </table:table-cell>
              <table:table-cell office:value-type="float" office:value="34">
                <text:p>34</text:p>
              </table:table-cell>
              <table:table-cell office:value-type="float" office:value="-0.14103637">
                <text:p>-0.14103637</text:p>
              </table:table-cell>
            </table:table-row>
            <table:table-row>
              <table:table-cell office:value-type="string">
                <text:p>Ligne 41</text:p>
              </table:table-cell>
              <table:table-cell office:value-type="float" office:value="35">
                <text:p>35</text:p>
              </table:table-cell>
              <table:table-cell office:value-type="float" office:value="-0.13141767">
                <text:p>-0.13141767</text:p>
              </table:table-cell>
            </table:table-row>
            <table:table-row>
              <table:table-cell office:value-type="string">
                <text:p>Ligne 42</text:p>
              </table:table-cell>
              <table:table-cell office:value-type="float" office:value="36">
                <text:p>36</text:p>
              </table:table-cell>
              <table:table-cell office:value-type="float" office:value="-0.12883537">
                <text:p>-0.12883537</text:p>
              </table:table-cell>
            </table:table-row>
            <table:table-row>
              <table:table-cell office:value-type="string">
                <text:p>Ligne 43</text:p>
              </table:table-cell>
              <table:table-cell office:value-type="float" office:value="37">
                <text:p>37</text:p>
              </table:table-cell>
              <table:table-cell office:value-type="float" office:value="-0.12455223">
                <text:p>-0.12455223</text:p>
              </table:table-cell>
            </table:table-row>
            <table:table-row>
              <table:table-cell office:value-type="string">
                <text:p>Ligne 44</text:p>
              </table:table-cell>
              <table:table-cell office:value-type="float" office:value="38">
                <text:p>38</text:p>
              </table:table-cell>
              <table:table-cell office:value-type="float" office:value="-0.1179435">
                <text:p>-0.1179435</text:p>
              </table:table-cell>
            </table:table-row>
            <table:table-row>
              <table:table-cell office:value-type="string">
                <text:p>Ligne 45</text:p>
              </table:table-cell>
              <table:table-cell office:value-type="float" office:value="39">
                <text:p>39</text:p>
              </table:table-cell>
              <table:table-cell office:value-type="float" office:value="-0.11161667">
                <text:p>-0.11161667</text:p>
              </table:table-cell>
            </table:table-row>
            <table:table-row>
              <table:table-cell office:value-type="string">
                <text:p>Ligne 46</text:p>
              </table:table-cell>
              <table:table-cell office:value-type="float" office:value="40">
                <text:p>40</text:p>
              </table:table-cell>
              <table:table-cell office:value-type="float" office:value="-0.10976671">
                <text:p>-0.10976671</text:p>
              </table:table-cell>
            </table:table-row>
            <table:table-row>
              <table:table-cell office:value-type="string">
                <text:p>Ligne 47</text:p>
              </table:table-cell>
              <table:table-cell office:value-type="float" office:value="41">
                <text:p>41</text:p>
              </table:table-cell>
              <table:table-cell office:value-type="float" office:value="-0.10293224">
                <text:p>-0.10293224</text:p>
              </table:table-cell>
            </table:table-row>
            <table:table-row>
              <table:table-cell office:value-type="string">
                <text:p>Ligne 48</text:p>
              </table:table-cell>
              <table:table-cell office:value-type="float" office:value="42">
                <text:p>42</text:p>
              </table:table-cell>
              <table:table-cell office:value-type="float" office:value="-0.09900729">
                <text:p>-0.09900729</text:p>
              </table:table-cell>
            </table:table-row>
            <table:table-row>
              <table:table-cell office:value-type="string">
                <text:p>Ligne 49</text:p>
              </table:table-cell>
              <table:table-cell office:value-type="float" office:value="43">
                <text:p>43</text:p>
              </table:table-cell>
              <table:table-cell office:value-type="float" office:value="-0.09701715">
                <text:p>-0.09701715</text:p>
              </table:table-cell>
            </table:table-row>
            <table:table-row>
              <table:table-cell office:value-type="string">
                <text:p>Ligne 50</text:p>
              </table:table-cell>
              <table:table-cell office:value-type="float" office:value="44">
                <text:p>44</text:p>
              </table:table-cell>
              <table:table-cell office:value-type="float" office:value="-0.0910006">
                <text:p>-0.0910006</text:p>
              </table:table-cell>
            </table:table-row>
            <table:table-row>
              <table:table-cell office:value-type="string">
                <text:p>Ligne 51</text:p>
              </table:table-cell>
              <table:table-cell office:value-type="float" office:value="45">
                <text:p>45</text:p>
              </table:table-cell>
              <table:table-cell office:value-type="float" office:value="-0.08285695">
                <text:p>-0.08285695</text:p>
              </table:table-cell>
            </table:table-row>
            <table:table-row>
              <table:table-cell office:value-type="string">
                <text:p>Ligne 52</text:p>
              </table:table-cell>
              <table:table-cell office:value-type="float" office:value="46">
                <text:p>46</text:p>
              </table:table-cell>
              <table:table-cell office:value-type="float" office:value="-0.0792265">
                <text:p>-0.0792265</text:p>
              </table:table-cell>
            </table:table-row>
            <table:table-row>
              <table:table-cell office:value-type="string">
                <text:p>Ligne 53</text:p>
              </table:table-cell>
              <table:table-cell office:value-type="float" office:value="47">
                <text:p>47</text:p>
              </table:table-cell>
              <table:table-cell office:value-type="float" office:value="-0.07688305">
                <text:p>-0.07688305</text:p>
              </table:table-cell>
            </table:table-row>
            <table:table-row>
              <table:table-cell office:value-type="string">
                <text:p>Ligne 54</text:p>
              </table:table-cell>
              <table:table-cell office:value-type="float" office:value="48">
                <text:p>48</text:p>
              </table:table-cell>
              <table:table-cell office:value-type="float" office:value="-0.07353736">
                <text:p>-0.07353736</text:p>
              </table:table-cell>
            </table:table-row>
            <table:table-row>
              <table:table-cell office:value-type="string">
                <text:p>Ligne 55</text:p>
              </table:table-cell>
              <table:table-cell office:value-type="float" office:value="49">
                <text:p>49</text:p>
              </table:table-cell>
              <table:table-cell office:value-type="float" office:value="-0.07174877">
                <text:p>-0.07174877</text:p>
              </table:table-cell>
            </table:table-row>
            <table:table-row>
              <table:table-cell office:value-type="string">
                <text:p>Ligne 56</text:p>
              </table:table-cell>
              <table:table-cell office:value-type="float" office:value="50">
                <text:p>50</text:p>
              </table:table-cell>
              <table:table-cell office:value-type="float" office:value="-0.0684223">
                <text:p>-0.0684223</text:p>
              </table:table-cell>
            </table:table-row>
            <table:table-row>
              <table:table-cell office:value-type="string">
                <text:p>Ligne 57</text:p>
              </table:table-cell>
              <table:table-cell office:value-type="float" office:value="51">
                <text:p>51</text:p>
              </table:table-cell>
              <table:table-cell office:value-type="float" office:value="-0.06352656">
                <text:p>-0.06352656</text:p>
              </table:table-cell>
            </table:table-row>
            <table:table-row>
              <table:table-cell office:value-type="string">
                <text:p>Ligne 58</text:p>
              </table:table-cell>
              <table:table-cell office:value-type="float" office:value="52">
                <text:p>52</text:p>
              </table:table-cell>
              <table:table-cell office:value-type="float" office:value="-0.05828975">
                <text:p>-0.05828975</text:p>
              </table:table-cell>
            </table:table-row>
            <table:table-row>
              <table:table-cell office:value-type="string">
                <text:p>Ligne 59</text:p>
              </table:table-cell>
              <table:table-cell office:value-type="float" office:value="53">
                <text:p>53</text:p>
              </table:table-cell>
              <table:table-cell office:value-type="float" office:value="-0.04924856">
                <text:p>-0.04924856</text:p>
              </table:table-cell>
            </table:table-row>
            <table:table-row>
              <table:table-cell office:value-type="string">
                <text:p>Ligne 60</text:p>
              </table:table-cell>
              <table:table-cell office:value-type="float" office:value="54">
                <text:p>54</text:p>
              </table:table-cell>
              <table:table-cell office:value-type="float" office:value="-0.03711565">
                <text:p>-0.03711565</text:p>
              </table:table-cell>
            </table:table-row>
            <table:table-row>
              <table:table-cell office:value-type="string">
                <text:p>Ligne 61</text:p>
              </table:table-cell>
              <table:table-cell office:value-type="float" office:value="55">
                <text:p>55</text:p>
              </table:table-cell>
              <table:table-cell office:value-type="float" office:value="-0.02785718">
                <text:p>-0.02785718</text:p>
              </table:table-cell>
            </table:table-row>
            <table:table-row>
              <table:table-cell office:value-type="string">
                <text:p>Ligne 62</text:p>
              </table:table-cell>
              <table:table-cell office:value-type="float" office:value="56">
                <text:p>56</text:p>
              </table:table-cell>
              <table:table-cell office:value-type="float" office:value="-0.02062837">
                <text:p>-0.02062837</text:p>
              </table:table-cell>
            </table:table-row>
            <table:table-row>
              <table:table-cell office:value-type="string">
                <text:p>Ligne 63</text:p>
              </table:table-cell>
              <table:table-cell office:value-type="float" office:value="57">
                <text:p>57</text:p>
              </table:table-cell>
              <table:table-cell office:value-type="float" office:value="-0.01496806">
                <text:p>-0.01496806</text:p>
              </table:table-cell>
            </table:table-row>
            <table:table-row>
              <table:table-cell office:value-type="string">
                <text:p>Ligne 64</text:p>
              </table:table-cell>
              <table:table-cell office:value-type="float" office:value="58">
                <text:p>58</text:p>
              </table:table-cell>
              <table:table-cell office:value-type="float" office:value="-0.01136834">
                <text:p>-0.01136834</text:p>
              </table:table-cell>
            </table:table-row>
            <table:table-row>
              <table:table-cell office:value-type="string">
                <text:p>Ligne 65</text:p>
              </table:table-cell>
              <table:table-cell office:value-type="float" office:value="59">
                <text:p>59</text:p>
              </table:table-cell>
              <table:table-cell office:value-type="float" office:value="-0.00647967000000001">
                <text:p>-0.00647967000000001</text:p>
              </table:table-cell>
            </table:table-row>
            <table:table-row>
              <table:table-cell office:value-type="string">
                <text:p>Ligne 66</text:p>
              </table:table-cell>
              <table:table-cell office:value-type="float" office:value="60">
                <text:p>60</text:p>
              </table:table-cell>
              <table:table-cell office:value-type="float" office:value="-0.00480184">
                <text:p>-0.00480184</text:p>
              </table:table-cell>
            </table:table-row>
            <table:table-row>
              <table:table-cell office:value-type="string">
                <text:p>Ligne 67</text:p>
              </table:table-cell>
              <table:table-cell office:value-type="float" office:value="61">
                <text:p>61</text:p>
              </table:table-cell>
              <table:table-cell office:value-type="float" office:value="-0.0441754">
                <text:p>-0.0441754</text:p>
              </table:table-cell>
            </table:table-row>
            <table:table-row>
              <table:table-cell office:value-type="string">
                <text:p>Ligne 68</text:p>
              </table:table-cell>
              <table:table-cell office:value-type="float" office:value="62">
                <text:p>62</text:p>
              </table:table-cell>
              <table:table-cell office:value-type="float" office:value="-0.04658681">
                <text:p>-0.04658681</text:p>
              </table:table-cell>
            </table:table-row>
            <table:table-row>
              <table:table-cell office:value-type="string">
                <text:p>Ligne 69</text:p>
              </table:table-cell>
              <table:table-cell office:value-type="float" office:value="63">
                <text:p>63</text:p>
              </table:table-cell>
              <table:table-cell office:value-type="float" office:value="-0.02003735">
                <text:p>-0.02003735</text:p>
              </table:table-cell>
            </table:table-row>
            <table:table-row>
              <table:table-cell office:value-type="string">
                <text:p>Ligne 70</text:p>
              </table:table-cell>
              <table:table-cell office:value-type="float" office:value="64">
                <text:p>64</text:p>
              </table:table-cell>
              <table:table-cell office:value-type="float" office:value="-0.0226127">
                <text:p>-0.0226127</text:p>
              </table:table-cell>
            </table:table-row>
            <table:table-row>
              <table:table-cell office:value-type="string">
                <text:p>Ligne 71</text:p>
              </table:table-cell>
              <table:table-cell office:value-type="float" office:value="65">
                <text:p>65</text:p>
              </table:table-cell>
              <table:table-cell office:value-type="float" office:value="-0.02762707">
                <text:p>-0.02762707</text:p>
              </table:table-cell>
            </table:table-row>
            <table:table-row>
              <table:table-cell office:value-type="string">
                <text:p>Ligne 72</text:p>
              </table:table-cell>
              <table:table-cell office:value-type="float" office:value="66">
                <text:p>66</text:p>
              </table:table-cell>
              <table:table-cell office:value-type="float" office:value="-0.02560374">
                <text:p>-0.02560374</text:p>
              </table:table-cell>
            </table:table-row>
            <table:table-row>
              <table:table-cell office:value-type="string">
                <text:p>Ligne 73</text:p>
              </table:table-cell>
              <table:table-cell office:value-type="float" office:value="67">
                <text:p>67</text:p>
              </table:table-cell>
              <table:table-cell office:value-type="float" office:value="-0.02372303">
                <text:p>-0.02372303</text:p>
              </table:table-cell>
            </table:table-row>
            <table:table-row>
              <table:table-cell office:value-type="string">
                <text:p>Ligne 74</text:p>
              </table:table-cell>
              <table:table-cell office:value-type="float" office:value="68">
                <text:p>68</text:p>
              </table:table-cell>
              <table:table-cell office:value-type="float" office:value="-0.03244818">
                <text:p>-0.03244818</text:p>
              </table:table-cell>
            </table:table-row>
            <table:table-row>
              <table:table-cell office:value-type="string">
                <text:p>Ligne 75</text:p>
              </table:table-cell>
              <table:table-cell office:value-type="float" office:value="69">
                <text:p>69</text:p>
              </table:table-cell>
              <table:table-cell office:value-type="float" office:value="-0.03214956">
                <text:p>-0.03214956</text:p>
              </table:table-cell>
            </table:table-row>
            <table:table-row>
              <table:table-cell office:value-type="string">
                <text:p>Ligne 76</text:p>
              </table:table-cell>
              <table:table-cell office:value-type="float" office:value="70">
                <text:p>70</text:p>
              </table:table-cell>
              <table:table-cell office:value-type="float" office:value="-0.03364088">
                <text:p>-0.03364088</text:p>
              </table:table-cell>
            </table:table-row>
            <table:table-row>
              <table:table-cell office:value-type="string">
                <text:p>Ligne 77</text:p>
              </table:table-cell>
              <table:table-cell office:value-type="float" office:value="71">
                <text:p>71</text:p>
              </table:table-cell>
              <table:table-cell office:value-type="float" office:value="-0.03394977">
                <text:p>-0.03394977</text:p>
              </table:table-cell>
            </table:table-row>
            <table:table-row>
              <table:table-cell office:value-type="string">
                <text:p>Ligne 78</text:p>
              </table:table-cell>
              <table:table-cell office:value-type="float" office:value="72">
                <text:p>72</text:p>
              </table:table-cell>
              <table:table-cell office:value-type="float" office:value="-0.03672021">
                <text:p>-0.03672021</text:p>
              </table:table-cell>
            </table:table-row>
            <table:table-row>
              <table:table-cell office:value-type="string">
                <text:p>Ligne 79</text:p>
              </table:table-cell>
              <table:table-cell office:value-type="float" office:value="73">
                <text:p>73</text:p>
              </table:table-cell>
              <table:table-cell office:value-type="float" office:value="-0.05044973">
                <text:p>-0.05044973</text:p>
              </table:table-cell>
            </table:table-row>
            <table:table-row>
              <table:table-cell office:value-type="string">
                <text:p>Ligne 80</text:p>
              </table:table-cell>
              <table:table-cell office:value-type="float" office:value="74">
                <text:p>74</text:p>
              </table:table-cell>
              <table:table-cell office:value-type="float" office:value="-0.05260826">
                <text:p>-0.05260826</text:p>
              </table:table-cell>
            </table:table-row>
            <table:table-row>
              <table:table-cell office:value-type="string">
                <text:p>Ligne 81</text:p>
              </table:table-cell>
              <table:table-cell office:value-type="float" office:value="75">
                <text:p>75</text:p>
              </table:table-cell>
              <table:table-cell office:value-type="float" office:value="-0.05605764">
                <text:p>-0.05605764</text:p>
              </table:table-cell>
            </table:table-row>
            <table:table-row>
              <table:table-cell office:value-type="string">
                <text:p>Ligne 82</text:p>
              </table:table-cell>
              <table:table-cell office:value-type="float" office:value="76">
                <text:p>76</text:p>
              </table:table-cell>
              <table:table-cell office:value-type="float" office:value="-0.05501797">
                <text:p>-0.05501797</text:p>
              </table:table-cell>
            </table:table-row>
            <table:table-row>
              <table:table-cell office:value-type="string">
                <text:p>Ligne 83</text:p>
              </table:table-cell>
              <table:table-cell office:value-type="float" office:value="77">
                <text:p>77</text:p>
              </table:table-cell>
              <table:table-cell office:value-type="float" office:value="-0.05854661">
                <text:p>-0.05854661</text:p>
              </table:table-cell>
            </table:table-row>
            <table:table-row>
              <table:table-cell office:value-type="string">
                <text:p>Ligne 84</text:p>
              </table:table-cell>
              <table:table-cell office:value-type="float" office:value="78">
                <text:p>78</text:p>
              </table:table-cell>
              <table:table-cell office:value-type="float" office:value="-0.04941617">
                <text:p>-0.04941617</text:p>
              </table:table-cell>
            </table:table-row>
            <table:table-row>
              <table:table-cell office:value-type="string">
                <text:p>Ligne 85</text:p>
              </table:table-cell>
              <table:table-cell office:value-type="float" office:value="79">
                <text:p>79</text:p>
              </table:table-cell>
              <table:table-cell office:value-type="float" office:value="-0.0503491">
                <text:p>-0.0503491</text:p>
              </table:table-cell>
            </table:table-row>
            <table:table-row>
              <table:table-cell office:value-type="string">
                <text:p>Ligne 86</text:p>
              </table:table-cell>
              <table:table-cell office:value-type="float" office:value="80">
                <text:p>80</text:p>
              </table:table-cell>
              <table:table-cell office:value-type="float" office:value="-0.04957309">
                <text:p>-0.04957309</text:p>
              </table:table-cell>
            </table:table-row>
            <table:table-row>
              <table:table-cell office:value-type="string">
                <text:p>Ligne 87</text:p>
              </table:table-cell>
              <table:table-cell office:value-type="float" office:value="81">
                <text:p>81</text:p>
              </table:table-cell>
              <table:table-cell office:value-type="float" office:value="-0.0450658">
                <text:p>-0.0450658</text:p>
              </table:table-cell>
            </table:table-row>
            <table:table-row>
              <table:table-cell office:value-type="string">
                <text:p>Ligne 88</text:p>
              </table:table-cell>
              <table:table-cell office:value-type="float" office:value="82">
                <text:p>82</text:p>
              </table:table-cell>
              <table:table-cell office:value-type="float" office:value="-0.04648524">
                <text:p>-0.04648524</text:p>
              </table:table-cell>
            </table:table-row>
            <table:table-row>
              <table:table-cell office:value-type="string">
                <text:p>Ligne 89</text:p>
              </table:table-cell>
              <table:table-cell office:value-type="float" office:value="83">
                <text:p>83</text:p>
              </table:table-cell>
              <table:table-cell office:value-type="float" office:value="-0.05319709">
                <text:p>-0.05319709</text:p>
              </table:table-cell>
            </table:table-row>
            <table:table-row>
              <table:table-cell office:value-type="string">
                <text:p>Ligne 90</text:p>
              </table:table-cell>
              <table:table-cell office:value-type="float" office:value="84">
                <text:p>84</text:p>
              </table:table-cell>
              <table:table-cell office:value-type="float" office:value="-0.05547673">
                <text:p>-0.05547673</text:p>
              </table:table-cell>
            </table:table-row>
            <table:table-row>
              <table:table-cell office:value-type="string">
                <text:p>Ligne 91</text:p>
              </table:table-cell>
              <table:table-cell office:value-type="float" office:value="85">
                <text:p>85</text:p>
              </table:table-cell>
              <table:table-cell office:value-type="float" office:value="-0.05547347">
                <text:p>-0.05547347</text:p>
              </table:table-cell>
            </table:table-row>
            <table:table-row>
              <table:table-cell office:value-type="string">
                <text:p>Ligne 92</text:p>
              </table:table-cell>
              <table:table-cell office:value-type="float" office:value="86">
                <text:p>86</text:p>
              </table:table-cell>
              <table:table-cell office:value-type="float" office:value="-0.05806059">
                <text:p>-0.05806059</text:p>
              </table:table-cell>
            </table:table-row>
            <table:table-row>
              <table:table-cell office:value-type="string">
                <text:p>Ligne 93</text:p>
              </table:table-cell>
              <table:table-cell office:value-type="float" office:value="87">
                <text:p>87</text:p>
              </table:table-cell>
              <table:table-cell office:value-type="float" office:value="-0.06200708">
                <text:p>-0.06200708</text:p>
              </table:table-cell>
            </table:table-row>
            <table:table-row>
              <table:table-cell office:value-type="string">
                <text:p>Ligne 94</text:p>
              </table:table-cell>
              <table:table-cell office:value-type="float" office:value="88">
                <text:p>88</text:p>
              </table:table-cell>
              <table:table-cell office:value-type="float" office:value="-0.05976829">
                <text:p>-0.05976829</text:p>
              </table:table-cell>
            </table:table-row>
            <table:table-row>
              <table:table-cell office:value-type="string">
                <text:p>Ligne 95</text:p>
              </table:table-cell>
              <table:table-cell office:value-type="float" office:value="89">
                <text:p>89</text:p>
              </table:table-cell>
              <table:table-cell office:value-type="float" office:value="-0.05699891">
                <text:p>-0.05699891</text:p>
              </table:table-cell>
            </table:table-row>
            <table:table-row>
              <table:table-cell office:value-type="string">
                <text:p>Ligne 96</text:p>
              </table:table-cell>
              <table:table-cell office:value-type="float" office:value="90">
                <text:p>90</text:p>
              </table:table-cell>
              <table:table-cell office:value-type="float" office:value="-0.05624853">
                <text:p>-0.0562485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2000007629395pt" style:font-family-asian="'Lucida Sans Unicode'" style:font-family-generic-asian="system" style:font-pitch-asian="variable" style:font-size-asian="21.2000007629395pt" style:font-family-complex="Tahoma" style:font-family-generic-complex="system" style:font-pitch-complex="variable" style:font-size-complex="21.2000007629395pt"/>
    </style:style>
    <style:style style:name="ch3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3999996185303pt" style:font-family-asian="'Lucida Sans Unicode'" style:font-family-generic-asian="system" style:font-pitch-asian="variable" style:font-size-asian="11.3999996185303pt" style:font-family-complex="Tahoma" style:font-family-generic-complex="system" style:font-pitch-complex="variable" style:font-size-complex="11.3999996185303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6999998092651pt" style:font-family-asian="'Lucida Sans Unicode'" style:font-family-generic-asian="system" style:font-pitch-asian="variable" style:font-size-asian="14.6999998092651pt" style:font-family-complex="Tahoma" style:font-family-generic-complex="system" style:font-pitch-complex="variable" style:font-size-complex="14.6999998092651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0.3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3999996185303pt" style:font-family-asian="'Lucida Sans Unicode'" style:font-family-generic-asian="system" style:font-pitch-asian="variable" style:font-size-asian="11.3999996185303pt" style:font-family-complex="Tahoma" style:font-family-generic-complex="system" style:font-pitch-complex="variable" style:font-size-complex="11.3999996185303pt"/>
    </style:style>
    <style:style style:name="ch7" style:family="chart">
      <style:chart-properties style:direction="ltr"/>
      <style:graphic-properties draw:stroke="none" draw:fill="none"/>
      <style:text-properties fo:font-family="Arial" style:font-family-generic="swiss" style:font-pitch="variable" fo:font-size="14.6999998092651pt" style:font-family-asian="'Lucida Sans Unicode'" style:font-family-generic-asian="system" style:font-pitch-asian="variable" style:font-size-asian="14.6999998092651pt" style:font-family-complex="Tahoma" style:font-family-generic-complex="system" style:font-pitch-complex="variable" style:font-size-complex="14.6999998092651pt"/>
    </style:style>
    <style:style style:name="ch8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9.80000019073486pt" style:font-family-asian="'Lucida Sans Unicode'" style:font-family-generic-asian="system" style:font-pitch-asian="variable" style:font-size-asian="9.80000019073486pt" style:font-family-complex="Tahoma" style:font-family-generic-complex="system" style:font-pitch-complex="variable" style:font-size-complex="9.8000001907348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3.057cm" svg:height="11.425cm" chart:class="chart:scatter" chart:style-name="ch1">
        <chart:title svg:x="5.073cm" svg:y="0.228cm" chart:style-name="ch2">
          <text:p>Portance</text:p>
        </chart:title>
        <chart:plot-area chart:style-name="ch3" table:cell-range-address="Feuille1.$A$507:.$A$602 Feuille1.$F$507:.$F$602" chart:table-number-list="0 0" svg:x="0.261cm" svg:y="1.506cm" svg:width="11.772cm" svg:height="9.689cm">
          <chart:axis chart:dimension="x" chart:name="primary-x" chart:style-name="ch4">
            <chart:title svg:x="6.117cm" svg:y="10.595cm" chart:style-name="ch5">
              <text:p>incidence</text:p>
            </chart:title>
            <chart:categories table:cell-range-address="local-table.A2:.A97"/>
          </chart:axis>
          <chart:axis chart:dimension="y" chart:name="primary-y" chart:style-name="ch6">
            <chart:title svg:x="0.261cm" svg:y="7.244cm" chart:style-name="ch7">
              <text:p>portance en N</text:p>
            </chart:title>
            <chart:grid chart:class="major"/>
          </chart:axis>
          <chart:series chart:style-name="ch8">
            <chart:domain/>
            <chart:data-point chart:repeated="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144307481974947">
                <text:p>0.144307481974947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0666639228489419">
                <text:p>0.0666639228489419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0866598556163917">
                <text:p>0.0866598556163917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0792843440903522">
                <text:p>0.0792843440903522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0842297417933697">
                <text:p>0.0842297417933697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14206621">
                <text:p>0.14206621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11158391554415">
                <text:p>0.11158391554415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144747466206787">
                <text:p>0.144747466206787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133268810502023">
                <text:p>0.133268810502023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0995428158919794">
                <text:p>0.0995428158919794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116268787718886">
                <text:p>0.116268787718886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115460082565918">
                <text:p>0.115460082565918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118653971257368">
                <text:p>0.118653971257368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108659678506091">
                <text:p>0.108659678506091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104815693709793">
                <text:p>0.104815693709793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104004905827114">
                <text:p>0.104004905827114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106375196483728">
                <text:p>0.106375196483728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105703913021374">
                <text:p>0.105703913021374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107613231248077">
                <text:p>0.107613231248077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109158780533851">
                <text:p>0.109158780533851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108320132499869">
                <text:p>0.108320132499869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11043211570091">
                <text:p>0.11043211570091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110253769343536">
                <text:p>0.110253769343536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112389931974848">
                <text:p>0.112389931974848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113961647147294">
                <text:p>0.113961647147294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11370732249028">
                <text:p>0.11370732249028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113183578431168">
                <text:p>0.113183578431168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114507471811054">
                <text:p>0.114507471811054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116464168832825">
                <text:p>0.116464168832825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116513763672921">
                <text:p>0.116513763672921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116526013664793">
                <text:p>0.116526013664793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118761050130246">
                <text:p>0.118761050130246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122461757317259">
                <text:p>0.122461757317259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125512246685375">
                <text:p>0.125512246685375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12565195710797">
                <text:p>0.12565195710797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133478604307344">
                <text:p>0.133478604307344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145333997692664">
                <text:p>0.145333997692664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155918210965682">
                <text:p>0.155918210965682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156900498168362">
                <text:p>0.156900498168362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156619196645594">
                <text:p>0.156619196645594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154774188581792">
                <text:p>0.154774188581792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153062165680144">
                <text:p>0.153062165680144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146751849871278">
                <text:p>0.146751849871278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144457776084447">
                <text:p>0.144457776084447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134087821265326">
                <text:p>0.134087821265326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125056228637841">
                <text:p>0.125056228637841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11973340650182">
                <text:p>0.11973340650182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114462238631826">
                <text:p>0.114462238631826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10906685009423">
                <text:p>0.10906685009423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106889106131987">
                <text:p>0.106889106131987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106617171571189">
                <text:p>0.106617171571189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102744802195938">
                <text:p>0.102744802195938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0983420999932419">
                <text:p>0.0983420999932419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0973527270570235">
                <text:p>0.0973527270570235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0948249018386017">
                <text:p>0.0948249018386017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0917917965822895">
                <text:p>0.0917917965822895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0933169356656754">
                <text:p>0.0933169356656754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087874429234151">
                <text:p>0.087874429234151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0817154807572044">
                <text:p>0.0817154807572044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0741093817866921">
                <text:p>0.0741093817866921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0684800423127364">
                <text:p>0.0684800423127364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0658906177333025">
                <text:p>0.0658906177333025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0614553088395094">
                <text:p>0.0614553088395094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0641998016287465">
                <text:p>0.0641998016287465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0619971581945012">
                <text:p>0.0619971581945012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0680750146029146">
                <text:p>0.0680750146029146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102177086418509">
                <text:p>0.102177086418509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11012466696176">
                <text:p>0.11012466696176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0940997019511265">
                <text:p>0.0940997019511265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107016519033319">
                <text:p>0.107016519033319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106933977561882">
                <text:p>0.106933977561882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107509434510884">
                <text:p>0.107509434510884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113259755411961">
                <text:p>0.113259755411961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126965341867958">
                <text:p>0.126965341867958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126194111063502">
                <text:p>0.126194111063502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131139755084138">
                <text:p>0.131139755084138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130234625013954">
                <text:p>0.130234625013954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129994217860025">
                <text:p>0.129994217860025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138530638263347">
                <text:p>0.138530638263347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136827073394118">
                <text:p>0.136827073394118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136410997454618">
                <text:p>0.136410997454618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141662272815984">
                <text:p>0.141662272815984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14659739056264">
                <text:p>0.14659739056264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144696943283542">
                <text:p>0.144696943283542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144048547240334">
                <text:p>0.144048547240334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146876115197708">
                <text:p>0.146876115197708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143722855099742">
                <text:p>0.143722855099742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145186825183617">
                <text:p>0.145186825183617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146199882129546">
                <text:p>0.146199882129546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152730960888225">
                <text:p>0.152730960888225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152955014883277">
                <text:p>0.152955014883277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156476748782084">
                <text:p>0.156476748782084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168078557584452">
                <text:p>0.168078557584452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17273852251726">
                <text:p>0.17273852251726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177122533070894">
                <text:p>0.177122533070894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167520151186109">
                <text:p>0.167520151186109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8999996185303pt" style:font-family-asian="'Lucida Sans Unicode'" style:font-family-generic-asian="system" style:font-pitch-asian="variable" style:font-size-asian="21.8999996185303pt" style:font-family-complex="Tahoma" style:font-family-generic-complex="system" style:font-pitch-complex="variable" style:font-size-complex="21.8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9.627cm" svg:height="11.796cm" chart:class="chart:scatter" chart:style-name="ch1">
        <chart:title svg:x="7.033cm" svg:y="0.234cm" chart:style-name="ch2">
          <text:p>Trainée Gauche</text:p>
        </chart:title>
        <chart:legend chart:legend-position="end" svg:x="17.03cm" svg:y="5.57cm" chart:style-name="ch3"/>
        <chart:plot-area chart:style-name="ch4" table:cell-range-address="Feuille1.$A$101:.$B$196" chart:table-number-list="0" svg:x="0.392cm" svg:y="1.575cm" svg:width="15.855cm" svg:height="9.98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igne 101</text:p>
              </table:table-cell>
              <table:table-cell office:value-type="float" office:value="-5">
                <text:p>-5</text:p>
              </table:table-cell>
              <table:table-cell office:value-type="float" office:value="-0.16398845">
                <text:p>-0.16398845</text:p>
              </table:table-cell>
            </table:table-row>
            <table:table-row>
              <table:table-cell office:value-type="string">
                <text:p>Ligne 102</text:p>
              </table:table-cell>
              <table:table-cell office:value-type="float" office:value="-4">
                <text:p>-4</text:p>
              </table:table-cell>
              <table:table-cell office:value-type="float" office:value="-0.16667593">
                <text:p>-0.16667593</text:p>
              </table:table-cell>
            </table:table-row>
            <table:table-row>
              <table:table-cell office:value-type="string">
                <text:p>Ligne 103</text:p>
              </table:table-cell>
              <table:table-cell office:value-type="float" office:value="-3">
                <text:p>-3</text:p>
              </table:table-cell>
              <table:table-cell office:value-type="float" office:value="-0.16774157">
                <text:p>-0.16774157</text:p>
              </table:table-cell>
            </table:table-row>
            <table:table-row>
              <table:table-cell office:value-type="string">
                <text:p>Ligne 104</text:p>
              </table:table-cell>
              <table:table-cell office:value-type="float" office:value="-2">
                <text:p>-2</text:p>
              </table:table-cell>
              <table:table-cell office:value-type="float" office:value="-0.16920139">
                <text:p>-0.16920139</text:p>
              </table:table-cell>
            </table:table-row>
            <table:table-row>
              <table:table-cell office:value-type="string">
                <text:p>Ligne 105</text:p>
              </table:table-cell>
              <table:table-cell office:value-type="float" office:value="-1">
                <text:p>-1</text:p>
              </table:table-cell>
              <table:table-cell office:value-type="float" office:value="-0.17215481">
                <text:p>-0.17215481</text:p>
              </table:table-cell>
            </table:table-row>
            <table:table-row>
              <table:table-cell office:value-type="string">
                <text:p>Ligne 106</text:p>
              </table:table-cell>
              <table:table-cell office:value-type="float" office:value="0">
                <text:p>0</text:p>
              </table:table-cell>
              <table:table-cell office:value-type="float" office:value="-0.17688823">
                <text:p>-0.17688823</text:p>
              </table:table-cell>
            </table:table-row>
            <table:table-row>
              <table:table-cell office:value-type="string">
                <text:p>Ligne 107</text:p>
              </table:table-cell>
              <table:table-cell office:value-type="float" office:value="1">
                <text:p>1</text:p>
              </table:table-cell>
              <table:table-cell office:value-type="float" office:value="-0.18420772">
                <text:p>-0.18420772</text:p>
              </table:table-cell>
            </table:table-row>
            <table:table-row>
              <table:table-cell office:value-type="string">
                <text:p>Ligne 108</text:p>
              </table:table-cell>
              <table:table-cell office:value-type="float" office:value="2">
                <text:p>2</text:p>
              </table:table-cell>
              <table:table-cell office:value-type="float" office:value="-0.18539992">
                <text:p>-0.18539992</text:p>
              </table:table-cell>
            </table:table-row>
            <table:table-row>
              <table:table-cell office:value-type="string">
                <text:p>Ligne 109</text:p>
              </table:table-cell>
              <table:table-cell office:value-type="float" office:value="3">
                <text:p>3</text:p>
              </table:table-cell>
              <table:table-cell office:value-type="float" office:value="-0.18486146">
                <text:p>-0.18486146</text:p>
              </table:table-cell>
            </table:table-row>
            <table:table-row>
              <table:table-cell office:value-type="string">
                <text:p>Ligne 110</text:p>
              </table:table-cell>
              <table:table-cell office:value-type="float" office:value="4">
                <text:p>4</text:p>
              </table:table-cell>
              <table:table-cell office:value-type="float" office:value="-0.18465765">
                <text:p>-0.18465765</text:p>
              </table:table-cell>
            </table:table-row>
            <table:table-row>
              <table:table-cell office:value-type="string">
                <text:p>Ligne 111</text:p>
              </table:table-cell>
              <table:table-cell office:value-type="float" office:value="5">
                <text:p>5</text:p>
              </table:table-cell>
              <table:table-cell office:value-type="float" office:value="-0.1844295">
                <text:p>-0.1844295</text:p>
              </table:table-cell>
            </table:table-row>
            <table:table-row>
              <table:table-cell office:value-type="string">
                <text:p>Ligne 112</text:p>
              </table:table-cell>
              <table:table-cell office:value-type="float" office:value="6">
                <text:p>6</text:p>
              </table:table-cell>
              <table:table-cell office:value-type="float" office:value="-0.18467503">
                <text:p>-0.18467503</text:p>
              </table:table-cell>
            </table:table-row>
            <table:table-row>
              <table:table-cell office:value-type="string">
                <text:p>Ligne 113</text:p>
              </table:table-cell>
              <table:table-cell office:value-type="float" office:value="7">
                <text:p>7</text:p>
              </table:table-cell>
              <table:table-cell office:value-type="float" office:value="-0.19026151">
                <text:p>-0.19026151</text:p>
              </table:table-cell>
            </table:table-row>
            <table:table-row>
              <table:table-cell office:value-type="string">
                <text:p>Ligne 114</text:p>
              </table:table-cell>
              <table:table-cell office:value-type="float" office:value="8">
                <text:p>8</text:p>
              </table:table-cell>
              <table:table-cell office:value-type="float" office:value="-0.19287407">
                <text:p>-0.19287407</text:p>
              </table:table-cell>
            </table:table-row>
            <table:table-row>
              <table:table-cell office:value-type="string">
                <text:p>Ligne 115</text:p>
              </table:table-cell>
              <table:table-cell office:value-type="float" office:value="9">
                <text:p>9</text:p>
              </table:table-cell>
              <table:table-cell office:value-type="float" office:value="-0.1956262">
                <text:p>-0.1956262</text:p>
              </table:table-cell>
            </table:table-row>
            <table:table-row>
              <table:table-cell office:value-type="string">
                <text:p>Ligne 116</text:p>
              </table:table-cell>
              <table:table-cell office:value-type="float" office:value="10">
                <text:p>10</text:p>
              </table:table-cell>
              <table:table-cell office:value-type="float" office:value="-0.19557435">
                <text:p>-0.19557435</text:p>
              </table:table-cell>
            </table:table-row>
            <table:table-row>
              <table:table-cell office:value-type="string">
                <text:p>Ligne 117</text:p>
              </table:table-cell>
              <table:table-cell office:value-type="float" office:value="11">
                <text:p>11</text:p>
              </table:table-cell>
              <table:table-cell office:value-type="float" office:value="-0.1946759">
                <text:p>-0.1946759</text:p>
              </table:table-cell>
            </table:table-row>
            <table:table-row>
              <table:table-cell office:value-type="string">
                <text:p>Ligne 118</text:p>
              </table:table-cell>
              <table:table-cell office:value-type="float" office:value="12">
                <text:p>12</text:p>
              </table:table-cell>
              <table:table-cell office:value-type="float" office:value="-0.19536608">
                <text:p>-0.19536608</text:p>
              </table:table-cell>
            </table:table-row>
            <table:table-row>
              <table:table-cell office:value-type="string">
                <text:p>Ligne 119</text:p>
              </table:table-cell>
              <table:table-cell office:value-type="float" office:value="13">
                <text:p>13</text:p>
              </table:table-cell>
              <table:table-cell office:value-type="float" office:value="-0.19537798">
                <text:p>-0.19537798</text:p>
              </table:table-cell>
            </table:table-row>
            <table:table-row>
              <table:table-cell office:value-type="string">
                <text:p>Ligne 120</text:p>
              </table:table-cell>
              <table:table-cell office:value-type="float" office:value="14">
                <text:p>14</text:p>
              </table:table-cell>
              <table:table-cell office:value-type="float" office:value="-0.19627166">
                <text:p>-0.19627166</text:p>
              </table:table-cell>
            </table:table-row>
            <table:table-row>
              <table:table-cell office:value-type="string">
                <text:p>Ligne 121</text:p>
              </table:table-cell>
              <table:table-cell office:value-type="float" office:value="15">
                <text:p>15</text:p>
              </table:table-cell>
              <table:table-cell office:value-type="float" office:value="-0.19788608">
                <text:p>-0.19788608</text:p>
              </table:table-cell>
            </table:table-row>
            <table:table-row>
              <table:table-cell office:value-type="string">
                <text:p>Ligne 122</text:p>
              </table:table-cell>
              <table:table-cell office:value-type="float" office:value="16">
                <text:p>16</text:p>
              </table:table-cell>
              <table:table-cell office:value-type="float" office:value="-0.19803134">
                <text:p>-0.19803134</text:p>
              </table:table-cell>
            </table:table-row>
            <table:table-row>
              <table:table-cell office:value-type="string">
                <text:p>Ligne 123</text:p>
              </table:table-cell>
              <table:table-cell office:value-type="float" office:value="17">
                <text:p>17</text:p>
              </table:table-cell>
              <table:table-cell office:value-type="float" office:value="-0.19673078">
                <text:p>-0.19673078</text:p>
              </table:table-cell>
            </table:table-row>
            <table:table-row>
              <table:table-cell office:value-type="string">
                <text:p>Ligne 124</text:p>
              </table:table-cell>
              <table:table-cell office:value-type="float" office:value="18">
                <text:p>18</text:p>
              </table:table-cell>
              <table:table-cell office:value-type="float" office:value="-0.19671373">
                <text:p>-0.19671373</text:p>
              </table:table-cell>
            </table:table-row>
            <table:table-row>
              <table:table-cell office:value-type="string">
                <text:p>Ligne 125</text:p>
              </table:table-cell>
              <table:table-cell office:value-type="float" office:value="19">
                <text:p>19</text:p>
              </table:table-cell>
              <table:table-cell office:value-type="float" office:value="-0.19682331">
                <text:p>-0.19682331</text:p>
              </table:table-cell>
            </table:table-row>
            <table:table-row>
              <table:table-cell office:value-type="string">
                <text:p>Ligne 126</text:p>
              </table:table-cell>
              <table:table-cell office:value-type="float" office:value="20">
                <text:p>20</text:p>
              </table:table-cell>
              <table:table-cell office:value-type="float" office:value="-0.19771981">
                <text:p>-0.19771981</text:p>
              </table:table-cell>
            </table:table-row>
            <table:table-row>
              <table:table-cell office:value-type="string">
                <text:p>Ligne 127</text:p>
              </table:table-cell>
              <table:table-cell office:value-type="float" office:value="21">
                <text:p>21</text:p>
              </table:table-cell>
              <table:table-cell office:value-type="float" office:value="-0.19823143">
                <text:p>-0.19823143</text:p>
              </table:table-cell>
            </table:table-row>
            <table:table-row>
              <table:table-cell office:value-type="string">
                <text:p>Ligne 128</text:p>
              </table:table-cell>
              <table:table-cell office:value-type="float" office:value="22">
                <text:p>22</text:p>
              </table:table-cell>
              <table:table-cell office:value-type="float" office:value="-0.19755445">
                <text:p>-0.19755445</text:p>
              </table:table-cell>
            </table:table-row>
            <table:table-row>
              <table:table-cell office:value-type="string">
                <text:p>Ligne 129</text:p>
              </table:table-cell>
              <table:table-cell office:value-type="float" office:value="23">
                <text:p>23</text:p>
              </table:table-cell>
              <table:table-cell office:value-type="float" office:value="-0.19766121">
                <text:p>-0.19766121</text:p>
              </table:table-cell>
            </table:table-row>
            <table:table-row>
              <table:table-cell office:value-type="string">
                <text:p>Ligne 130</text:p>
              </table:table-cell>
              <table:table-cell office:value-type="float" office:value="24">
                <text:p>24</text:p>
              </table:table-cell>
              <table:table-cell office:value-type="float" office:value="-0.19622372">
                <text:p>-0.19622372</text:p>
              </table:table-cell>
            </table:table-row>
            <table:table-row>
              <table:table-cell office:value-type="string">
                <text:p>Ligne 131</text:p>
              </table:table-cell>
              <table:table-cell office:value-type="float" office:value="25">
                <text:p>25</text:p>
              </table:table-cell>
              <table:table-cell office:value-type="float" office:value="-0.19649148">
                <text:p>-0.19649148</text:p>
              </table:table-cell>
            </table:table-row>
            <table:table-row>
              <table:table-cell office:value-type="string">
                <text:p>Ligne 132</text:p>
              </table:table-cell>
              <table:table-cell office:value-type="float" office:value="26">
                <text:p>26</text:p>
              </table:table-cell>
              <table:table-cell office:value-type="float" office:value="-0.1960463">
                <text:p>-0.1960463</text:p>
              </table:table-cell>
            </table:table-row>
            <table:table-row>
              <table:table-cell office:value-type="string">
                <text:p>Ligne 133</text:p>
              </table:table-cell>
              <table:table-cell office:value-type="float" office:value="27">
                <text:p>27</text:p>
              </table:table-cell>
              <table:table-cell office:value-type="float" office:value="-0.19475751">
                <text:p>-0.19475751</text:p>
              </table:table-cell>
            </table:table-row>
            <table:table-row>
              <table:table-cell office:value-type="string">
                <text:p>Ligne 134</text:p>
              </table:table-cell>
              <table:table-cell office:value-type="float" office:value="28">
                <text:p>28</text:p>
              </table:table-cell>
              <table:table-cell office:value-type="float" office:value="-0.19337965">
                <text:p>-0.19337965</text:p>
              </table:table-cell>
            </table:table-row>
            <table:table-row>
              <table:table-cell office:value-type="string">
                <text:p>Ligne 135</text:p>
              </table:table-cell>
              <table:table-cell office:value-type="float" office:value="29">
                <text:p>29</text:p>
              </table:table-cell>
              <table:table-cell office:value-type="float" office:value="-0.19343837">
                <text:p>-0.19343837</text:p>
              </table:table-cell>
            </table:table-row>
            <table:table-row>
              <table:table-cell office:value-type="string">
                <text:p>Ligne 136</text:p>
              </table:table-cell>
              <table:table-cell office:value-type="float" office:value="30">
                <text:p>30</text:p>
              </table:table-cell>
              <table:table-cell office:value-type="float" office:value="-0.19319299">
                <text:p>-0.19319299</text:p>
              </table:table-cell>
            </table:table-row>
            <table:table-row>
              <table:table-cell office:value-type="string">
                <text:p>Ligne 137</text:p>
              </table:table-cell>
              <table:table-cell office:value-type="float" office:value="31">
                <text:p>31</text:p>
              </table:table-cell>
              <table:table-cell office:value-type="float" office:value="-0.18819663">
                <text:p>-0.18819663</text:p>
              </table:table-cell>
            </table:table-row>
            <table:table-row>
              <table:table-cell office:value-type="string">
                <text:p>Ligne 138</text:p>
              </table:table-cell>
              <table:table-cell office:value-type="float" office:value="32">
                <text:p>32</text:p>
              </table:table-cell>
              <table:table-cell office:value-type="float" office:value="-0.18959712">
                <text:p>-0.18959712</text:p>
              </table:table-cell>
            </table:table-row>
            <table:table-row>
              <table:table-cell office:value-type="string">
                <text:p>Ligne 139</text:p>
              </table:table-cell>
              <table:table-cell office:value-type="float" office:value="33">
                <text:p>33</text:p>
              </table:table-cell>
              <table:table-cell office:value-type="float" office:value="-0.18906136">
                <text:p>-0.18906136</text:p>
              </table:table-cell>
            </table:table-row>
            <table:table-row>
              <table:table-cell office:value-type="string">
                <text:p>Ligne 140</text:p>
              </table:table-cell>
              <table:table-cell office:value-type="float" office:value="34">
                <text:p>34</text:p>
              </table:table-cell>
              <table:table-cell office:value-type="float" office:value="-0.18812432">
                <text:p>-0.18812432</text:p>
              </table:table-cell>
            </table:table-row>
            <table:table-row>
              <table:table-cell office:value-type="string">
                <text:p>Ligne 141</text:p>
              </table:table-cell>
              <table:table-cell office:value-type="float" office:value="35">
                <text:p>35</text:p>
              </table:table-cell>
              <table:table-cell office:value-type="float" office:value="-0.18904793">
                <text:p>-0.18904793</text:p>
              </table:table-cell>
            </table:table-row>
            <table:table-row>
              <table:table-cell office:value-type="string">
                <text:p>Ligne 142</text:p>
              </table:table-cell>
              <table:table-cell office:value-type="float" office:value="36">
                <text:p>36</text:p>
              </table:table-cell>
              <table:table-cell office:value-type="float" office:value="-0.18490946">
                <text:p>-0.18490946</text:p>
              </table:table-cell>
            </table:table-row>
            <table:table-row>
              <table:table-cell office:value-type="string">
                <text:p>Ligne 143</text:p>
              </table:table-cell>
              <table:table-cell office:value-type="float" office:value="37">
                <text:p>37</text:p>
              </table:table-cell>
              <table:table-cell office:value-type="float" office:value="-0.17983879">
                <text:p>-0.17983879</text:p>
              </table:table-cell>
            </table:table-row>
            <table:table-row>
              <table:table-cell office:value-type="string">
                <text:p>Ligne 144</text:p>
              </table:table-cell>
              <table:table-cell office:value-type="float" office:value="38">
                <text:p>38</text:p>
              </table:table-cell>
              <table:table-cell office:value-type="float" office:value="-0.1787715">
                <text:p>-0.1787715</text:p>
              </table:table-cell>
            </table:table-row>
            <table:table-row>
              <table:table-cell office:value-type="string">
                <text:p>Ligne 145</text:p>
              </table:table-cell>
              <table:table-cell office:value-type="float" office:value="39">
                <text:p>39</text:p>
              </table:table-cell>
              <table:table-cell office:value-type="float" office:value="-0.17545113">
                <text:p>-0.17545113</text:p>
              </table:table-cell>
            </table:table-row>
            <table:table-row>
              <table:table-cell office:value-type="string">
                <text:p>Ligne 146</text:p>
              </table:table-cell>
              <table:table-cell office:value-type="float" office:value="40">
                <text:p>40</text:p>
              </table:table-cell>
              <table:table-cell office:value-type="float" office:value="-0.16511026">
                <text:p>-0.16511026</text:p>
              </table:table-cell>
            </table:table-row>
            <table:table-row>
              <table:table-cell office:value-type="string">
                <text:p>Ligne 147</text:p>
              </table:table-cell>
              <table:table-cell office:value-type="float" office:value="41">
                <text:p>41</text:p>
              </table:table-cell>
              <table:table-cell office:value-type="float" office:value="-0.16278674">
                <text:p>-0.16278674</text:p>
              </table:table-cell>
            </table:table-row>
            <table:table-row>
              <table:table-cell office:value-type="string">
                <text:p>Ligne 148</text:p>
              </table:table-cell>
              <table:table-cell office:value-type="float" office:value="42">
                <text:p>42</text:p>
              </table:table-cell>
              <table:table-cell office:value-type="float" office:value="-0.15962348">
                <text:p>-0.15962348</text:p>
              </table:table-cell>
            </table:table-row>
            <table:table-row>
              <table:table-cell office:value-type="string">
                <text:p>Ligne 149</text:p>
              </table:table-cell>
              <table:table-cell office:value-type="float" office:value="43">
                <text:p>43</text:p>
              </table:table-cell>
              <table:table-cell office:value-type="float" office:value="-0.15519358">
                <text:p>-0.15519358</text:p>
              </table:table-cell>
            </table:table-row>
            <table:table-row>
              <table:table-cell office:value-type="string">
                <text:p>Ligne 150</text:p>
              </table:table-cell>
              <table:table-cell office:value-type="float" office:value="44">
                <text:p>44</text:p>
              </table:table-cell>
              <table:table-cell office:value-type="float" office:value="-0.15421481">
                <text:p>-0.15421481</text:p>
              </table:table-cell>
            </table:table-row>
            <table:table-row>
              <table:table-cell office:value-type="string">
                <text:p>Ligne 151</text:p>
              </table:table-cell>
              <table:table-cell office:value-type="float" office:value="45">
                <text:p>45</text:p>
              </table:table-cell>
              <table:table-cell office:value-type="float" office:value="-0.15695587">
                <text:p>-0.15695587</text:p>
              </table:table-cell>
            </table:table-row>
            <table:table-row>
              <table:table-cell office:value-type="string">
                <text:p>Ligne 152</text:p>
              </table:table-cell>
              <table:table-cell office:value-type="float" office:value="46">
                <text:p>46</text:p>
              </table:table-cell>
              <table:table-cell office:value-type="float" office:value="-0.15141306">
                <text:p>-0.15141306</text:p>
              </table:table-cell>
            </table:table-row>
            <table:table-row>
              <table:table-cell office:value-type="string">
                <text:p>Ligne 153</text:p>
              </table:table-cell>
              <table:table-cell office:value-type="float" office:value="47">
                <text:p>47</text:p>
              </table:table-cell>
              <table:table-cell office:value-type="float" office:value="-0.14376619">
                <text:p>-0.14376619</text:p>
              </table:table-cell>
            </table:table-row>
            <table:table-row>
              <table:table-cell office:value-type="string">
                <text:p>Ligne 154</text:p>
              </table:table-cell>
              <table:table-cell office:value-type="float" office:value="48">
                <text:p>48</text:p>
              </table:table-cell>
              <table:table-cell office:value-type="float" office:value="-0.13798037">
                <text:p>-0.13798037</text:p>
              </table:table-cell>
            </table:table-row>
            <table:table-row>
              <table:table-cell office:value-type="string">
                <text:p>Ligne 155</text:p>
              </table:table-cell>
              <table:table-cell office:value-type="float" office:value="49">
                <text:p>49</text:p>
              </table:table-cell>
              <table:table-cell office:value-type="float" office:value="-0.13032015">
                <text:p>-0.13032015</text:p>
              </table:table-cell>
            </table:table-row>
            <table:table-row>
              <table:table-cell office:value-type="string">
                <text:p>Ligne 156</text:p>
              </table:table-cell>
              <table:table-cell office:value-type="float" office:value="50">
                <text:p>50</text:p>
              </table:table-cell>
              <table:table-cell office:value-type="float" office:value="-0.1225306">
                <text:p>-0.1225306</text:p>
              </table:table-cell>
            </table:table-row>
            <table:table-row>
              <table:table-cell office:value-type="string">
                <text:p>Ligne 157</text:p>
              </table:table-cell>
              <table:table-cell office:value-type="float" office:value="51">
                <text:p>51</text:p>
              </table:table-cell>
              <table:table-cell office:value-type="float" office:value="-0.12027604">
                <text:p>-0.12027604</text:p>
              </table:table-cell>
            </table:table-row>
            <table:table-row>
              <table:table-cell office:value-type="string">
                <text:p>Ligne 158</text:p>
              </table:table-cell>
              <table:table-cell office:value-type="float" office:value="52">
                <text:p>52</text:p>
              </table:table-cell>
              <table:table-cell office:value-type="float" office:value="-0.1142755">
                <text:p>-0.1142755</text:p>
              </table:table-cell>
            </table:table-row>
            <table:table-row>
              <table:table-cell office:value-type="string">
                <text:p>Ligne 159</text:p>
              </table:table-cell>
              <table:table-cell office:value-type="float" office:value="53">
                <text:p>53</text:p>
              </table:table-cell>
              <table:table-cell office:value-type="float" office:value="-0.11110225">
                <text:p>-0.11110225</text:p>
              </table:table-cell>
            </table:table-row>
            <table:table-row>
              <table:table-cell office:value-type="string">
                <text:p>Ligne 160</text:p>
              </table:table-cell>
              <table:table-cell office:value-type="float" office:value="54">
                <text:p>54</text:p>
              </table:table-cell>
              <table:table-cell office:value-type="float" office:value="-0.11336913">
                <text:p>-0.11336913</text:p>
              </table:table-cell>
            </table:table-row>
            <table:table-row>
              <table:table-cell office:value-type="string">
                <text:p>Ligne 161</text:p>
              </table:table-cell>
              <table:table-cell office:value-type="float" office:value="55">
                <text:p>55</text:p>
              </table:table-cell>
              <table:table-cell office:value-type="float" office:value="-0.11289078">
                <text:p>-0.11289078</text:p>
              </table:table-cell>
            </table:table-row>
            <table:table-row>
              <table:table-cell office:value-type="string">
                <text:p>Ligne 162</text:p>
              </table:table-cell>
              <table:table-cell office:value-type="float" office:value="56">
                <text:p>56</text:p>
              </table:table-cell>
              <table:table-cell office:value-type="float" office:value="-0.11105375">
                <text:p>-0.11105375</text:p>
              </table:table-cell>
            </table:table-row>
            <table:table-row>
              <table:table-cell office:value-type="string">
                <text:p>Ligne 163</text:p>
              </table:table-cell>
              <table:table-cell office:value-type="float" office:value="57">
                <text:p>57</text:p>
              </table:table-cell>
              <table:table-cell office:value-type="float" office:value="-0.10389164">
                <text:p>-0.10389164</text:p>
              </table:table-cell>
            </table:table-row>
            <table:table-row>
              <table:table-cell office:value-type="string">
                <text:p>Ligne 164</text:p>
              </table:table-cell>
              <table:table-cell office:value-type="float" office:value="58">
                <text:p>58</text:p>
              </table:table-cell>
              <table:table-cell office:value-type="float" office:value="-0.09998737">
                <text:p>-0.09998737</text:p>
              </table:table-cell>
            </table:table-row>
            <table:table-row>
              <table:table-cell office:value-type="string">
                <text:p>Ligne 165</text:p>
              </table:table-cell>
              <table:table-cell office:value-type="float" office:value="59">
                <text:p>59</text:p>
              </table:table-cell>
              <table:table-cell office:value-type="float" office:value="-0.09516837">
                <text:p>-0.09516837</text:p>
              </table:table-cell>
            </table:table-row>
            <table:table-row>
              <table:table-cell office:value-type="string">
                <text:p>Ligne 166</text:p>
              </table:table-cell>
              <table:table-cell office:value-type="float" office:value="60">
                <text:p>60</text:p>
              </table:table-cell>
              <table:table-cell office:value-type="float" office:value="-0.09228042">
                <text:p>-0.09228042</text:p>
              </table:table-cell>
            </table:table-row>
            <table:table-row>
              <table:table-cell office:value-type="string">
                <text:p>Ligne 167</text:p>
              </table:table-cell>
              <table:table-cell office:value-type="float" office:value="61">
                <text:p>61</text:p>
              </table:table-cell>
              <table:table-cell office:value-type="float" office:value="-0.08645373">
                <text:p>-0.08645373</text:p>
              </table:table-cell>
            </table:table-row>
            <table:table-row>
              <table:table-cell office:value-type="string">
                <text:p>Ligne 168</text:p>
              </table:table-cell>
              <table:table-cell office:value-type="float" office:value="62">
                <text:p>62</text:p>
              </table:table-cell>
              <table:table-cell office:value-type="float" office:value="-0.0869969">
                <text:p>-0.0869969</text:p>
              </table:table-cell>
            </table:table-row>
            <table:table-row>
              <table:table-cell office:value-type="string">
                <text:p>Ligne 169</text:p>
              </table:table-cell>
              <table:table-cell office:value-type="float" office:value="63">
                <text:p>63</text:p>
              </table:table-cell>
              <table:table-cell office:value-type="float" office:value="-0.10395597">
                <text:p>-0.10395597</text:p>
              </table:table-cell>
            </table:table-row>
            <table:table-row>
              <table:table-cell office:value-type="string">
                <text:p>Ligne 170</text:p>
              </table:table-cell>
              <table:table-cell office:value-type="float" office:value="64">
                <text:p>64</text:p>
              </table:table-cell>
              <table:table-cell office:value-type="float" office:value="-0.10005305">
                <text:p>-0.10005305</text:p>
              </table:table-cell>
            </table:table-row>
            <table:table-row>
              <table:table-cell office:value-type="string">
                <text:p>Ligne 171</text:p>
              </table:table-cell>
              <table:table-cell office:value-type="float" office:value="65">
                <text:p>65</text:p>
              </table:table-cell>
              <table:table-cell office:value-type="float" office:value="-0.08708334">
                <text:p>-0.08708334</text:p>
              </table:table-cell>
            </table:table-row>
            <table:table-row>
              <table:table-cell office:value-type="string">
                <text:p>Ligne 172</text:p>
              </table:table-cell>
              <table:table-cell office:value-type="float" office:value="66">
                <text:p>66</text:p>
              </table:table-cell>
              <table:table-cell office:value-type="float" office:value="-0.08955772">
                <text:p>-0.08955772</text:p>
              </table:table-cell>
            </table:table-row>
            <table:table-row>
              <table:table-cell office:value-type="string">
                <text:p>Ligne 173</text:p>
              </table:table-cell>
              <table:table-cell office:value-type="float" office:value="67">
                <text:p>67</text:p>
              </table:table-cell>
              <table:table-cell office:value-type="float" office:value="-0.08576929">
                <text:p>-0.08576929</text:p>
              </table:table-cell>
            </table:table-row>
            <table:table-row>
              <table:table-cell office:value-type="string">
                <text:p>Ligne 174</text:p>
              </table:table-cell>
              <table:table-cell office:value-type="float" office:value="68">
                <text:p>68</text:p>
              </table:table-cell>
              <table:table-cell office:value-type="float" office:value="-0.0765634">
                <text:p>-0.0765634</text:p>
              </table:table-cell>
            </table:table-row>
            <table:table-row>
              <table:table-cell office:value-type="string">
                <text:p>Ligne 175</text:p>
              </table:table-cell>
              <table:table-cell office:value-type="float" office:value="69">
                <text:p>69</text:p>
              </table:table-cell>
              <table:table-cell office:value-type="float" office:value="-0.07326214">
                <text:p>-0.07326214</text:p>
              </table:table-cell>
            </table:table-row>
            <table:table-row>
              <table:table-cell office:value-type="string">
                <text:p>Ligne 176</text:p>
              </table:table-cell>
              <table:table-cell office:value-type="float" office:value="70">
                <text:p>70</text:p>
              </table:table-cell>
              <table:table-cell office:value-type="float" office:value="-0.06850851">
                <text:p>-0.06850851</text:p>
              </table:table-cell>
            </table:table-row>
            <table:table-row>
              <table:table-cell office:value-type="string">
                <text:p>Ligne 177</text:p>
              </table:table-cell>
              <table:table-cell office:value-type="float" office:value="71">
                <text:p>71</text:p>
              </table:table-cell>
              <table:table-cell office:value-type="float" office:value="-0.05881312">
                <text:p>-0.05881312</text:p>
              </table:table-cell>
            </table:table-row>
            <table:table-row>
              <table:table-cell office:value-type="string">
                <text:p>Ligne 178</text:p>
              </table:table-cell>
              <table:table-cell office:value-type="float" office:value="72">
                <text:p>72</text:p>
              </table:table-cell>
              <table:table-cell office:value-type="float" office:value="-0.05337611">
                <text:p>-0.05337611</text:p>
              </table:table-cell>
            </table:table-row>
            <table:table-row>
              <table:table-cell office:value-type="string">
                <text:p>Ligne 179</text:p>
              </table:table-cell>
              <table:table-cell office:value-type="float" office:value="73">
                <text:p>73</text:p>
              </table:table-cell>
              <table:table-cell office:value-type="float" office:value="-0.04034897">
                <text:p>-0.04034897</text:p>
              </table:table-cell>
            </table:table-row>
            <table:table-row>
              <table:table-cell office:value-type="string">
                <text:p>Ligne 180</text:p>
              </table:table-cell>
              <table:table-cell office:value-type="float" office:value="74">
                <text:p>74</text:p>
              </table:table-cell>
              <table:table-cell office:value-type="float" office:value="-0.02994105">
                <text:p>-0.02994105</text:p>
              </table:table-cell>
            </table:table-row>
            <table:table-row>
              <table:table-cell office:value-type="string">
                <text:p>Ligne 181</text:p>
              </table:table-cell>
              <table:table-cell office:value-type="float" office:value="75">
                <text:p>75</text:p>
              </table:table-cell>
              <table:table-cell office:value-type="float" office:value="-0.02088846">
                <text:p>-0.02088846</text:p>
              </table:table-cell>
            </table:table-row>
            <table:table-row>
              <table:table-cell office:value-type="string">
                <text:p>Ligne 182</text:p>
              </table:table-cell>
              <table:table-cell office:value-type="float" office:value="76">
                <text:p>76</text:p>
              </table:table-cell>
              <table:table-cell office:value-type="float" office:value="-0.02068284">
                <text:p>-0.02068284</text:p>
              </table:table-cell>
            </table:table-row>
            <table:table-row>
              <table:table-cell office:value-type="string">
                <text:p>Ligne 183</text:p>
              </table:table-cell>
              <table:table-cell office:value-type="float" office:value="77">
                <text:p>77</text:p>
              </table:table-cell>
              <table:table-cell office:value-type="float" office:value="-0.01407504">
                <text:p>-0.01407504</text:p>
              </table:table-cell>
            </table:table-row>
            <table:table-row>
              <table:table-cell office:value-type="string">
                <text:p>Ligne 184</text:p>
              </table:table-cell>
              <table:table-cell office:value-type="float" office:value="78">
                <text:p>78</text:p>
              </table:table-cell>
              <table:table-cell office:value-type="float" office:value="-0.01457569">
                <text:p>-0.01457569</text:p>
              </table:table-cell>
            </table:table-row>
            <table:table-row>
              <table:table-cell office:value-type="string">
                <text:p>Ligne 185</text:p>
              </table:table-cell>
              <table:table-cell office:value-type="float" office:value="79">
                <text:p>79</text:p>
              </table:table-cell>
              <table:table-cell office:value-type="float" office:value="-0.00623177">
                <text:p>-0.00623177</text:p>
              </table:table-cell>
            </table:table-row>
            <table:table-row>
              <table:table-cell office:value-type="string">
                <text:p>Ligne 186</text:p>
              </table:table-cell>
              <table:table-cell office:value-type="float" office:value="80">
                <text:p>80</text:p>
              </table:table-cell>
              <table:table-cell office:value-type="float" office:value="-0.00932211">
                <text:p>-0.00932211</text:p>
              </table:table-cell>
            </table:table-row>
            <table:table-row>
              <table:table-cell office:value-type="string">
                <text:p>Ligne 187</text:p>
              </table:table-cell>
              <table:table-cell office:value-type="float" office:value="81">
                <text:p>81</text:p>
              </table:table-cell>
              <table:table-cell office:value-type="float" office:value="-0.01032601">
                <text:p>-0.01032601</text:p>
              </table:table-cell>
            </table:table-row>
            <table:table-row>
              <table:table-cell office:value-type="string">
                <text:p>Ligne 188</text:p>
              </table:table-cell>
              <table:table-cell office:value-type="float" office:value="82">
                <text:p>82</text:p>
              </table:table-cell>
              <table:table-cell office:value-type="float" office:value="-0.00405267000000001">
                <text:p>-0.00405267000000001</text:p>
              </table:table-cell>
            </table:table-row>
            <table:table-row>
              <table:table-cell office:value-type="string">
                <text:p>Ligne 189</text:p>
              </table:table-cell>
              <table:table-cell office:value-type="float" office:value="83">
                <text:p>83</text:p>
              </table:table-cell>
              <table:table-cell office:value-type="float" office:value="0.00724533000000001">
                <text:p>0.00724533000000001</text:p>
              </table:table-cell>
            </table:table-row>
            <table:table-row>
              <table:table-cell office:value-type="string">
                <text:p>Ligne 190</text:p>
              </table:table-cell>
              <table:table-cell office:value-type="float" office:value="84">
                <text:p>84</text:p>
              </table:table-cell>
              <table:table-cell office:value-type="float" office:value="0.01380163">
                <text:p>0.01380163</text:p>
              </table:table-cell>
            </table:table-row>
            <table:table-row>
              <table:table-cell office:value-type="string">
                <text:p>Ligne 191</text:p>
              </table:table-cell>
              <table:table-cell office:value-type="float" office:value="85">
                <text:p>85</text:p>
              </table:table-cell>
              <table:table-cell office:value-type="float" office:value="0.02038731">
                <text:p>0.02038731</text:p>
              </table:table-cell>
            </table:table-row>
            <table:table-row>
              <table:table-cell office:value-type="string">
                <text:p>Ligne 192</text:p>
              </table:table-cell>
              <table:table-cell office:value-type="float" office:value="86">
                <text:p>86</text:p>
              </table:table-cell>
              <table:table-cell office:value-type="float" office:value="0.02480459">
                <text:p>0.02480459</text:p>
              </table:table-cell>
            </table:table-row>
            <table:table-row>
              <table:table-cell office:value-type="string">
                <text:p>Ligne 193</text:p>
              </table:table-cell>
              <table:table-cell office:value-type="float" office:value="87">
                <text:p>87</text:p>
              </table:table-cell>
              <table:table-cell office:value-type="float" office:value="0.02994499">
                <text:p>0.02994499</text:p>
              </table:table-cell>
            </table:table-row>
            <table:table-row>
              <table:table-cell office:value-type="string">
                <text:p>Ligne 194</text:p>
              </table:table-cell>
              <table:table-cell office:value-type="float" office:value="88">
                <text:p>88</text:p>
              </table:table-cell>
              <table:table-cell office:value-type="float" office:value="0.0364619">
                <text:p>0.0364619</text:p>
              </table:table-cell>
            </table:table-row>
            <table:table-row>
              <table:table-cell office:value-type="string">
                <text:p>Ligne 195</text:p>
              </table:table-cell>
              <table:table-cell office:value-type="float" office:value="89">
                <text:p>89</text:p>
              </table:table-cell>
              <table:table-cell office:value-type="float" office:value="0.03824905">
                <text:p>0.03824905</text:p>
              </table:table-cell>
            </table:table-row>
            <table:table-row>
              <table:table-cell office:value-type="string">
                <text:p>Ligne 196</text:p>
              </table:table-cell>
              <table:table-cell office:value-type="float" office:value="90">
                <text:p>90</text:p>
              </table:table-cell>
              <table:table-cell office:value-type="float" office:value="0.04525449">
                <text:p>0.04525449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2pt" style:font-family-asian="'Lucida Sans Unicode'" style:font-family-generic-asian="system" style:font-pitch-asian="variable" style:font-size-asian="22pt" style:font-family-complex="Tahoma" style:font-family-generic-complex="system" style:font-pitch-complex="variable" style:font-size-complex="22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018cm" svg:height="11.824cm" chart:class="chart:scatter" chart:style-name="ch1">
        <chart:title svg:x="7.335cm" svg:y="0.236cm" chart:style-name="ch2">
          <text:p>Portance Droite</text:p>
        </chart:title>
        <chart:legend chart:legend-position="end" svg:x="17.413cm" svg:y="5.584cm" chart:style-name="ch3"/>
        <chart:plot-area chart:style-name="ch4" table:cell-range-address="Feuille1.$A$201:.$B$296" chart:table-number-list="0" svg:x="0.4cm" svg:y="1.581cm" svg:width="16.214cm" svg:height="10.00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igne 201</text:p>
              </table:table-cell>
              <table:table-cell office:value-type="float" office:value="-5">
                <text:p>-5</text:p>
              </table:table-cell>
              <table:table-cell office:value-type="float" office:value="0.04495525">
                <text:p>0.04495525</text:p>
              </table:table-cell>
            </table:table-row>
            <table:table-row>
              <table:table-cell office:value-type="string">
                <text:p>Ligne 202</text:p>
              </table:table-cell>
              <table:table-cell office:value-type="float" office:value="-4">
                <text:p>-4</text:p>
              </table:table-cell>
              <table:table-cell office:value-type="float" office:value="0.0489871">
                <text:p>0.0489871</text:p>
              </table:table-cell>
            </table:table-row>
            <table:table-row>
              <table:table-cell office:value-type="string">
                <text:p>Ligne 203</text:p>
              </table:table-cell>
              <table:table-cell office:value-type="float" office:value="-3">
                <text:p>-3</text:p>
              </table:table-cell>
              <table:table-cell office:value-type="float" office:value="0.05202419">
                <text:p>0.05202419</text:p>
              </table:table-cell>
            </table:table-row>
            <table:table-row>
              <table:table-cell office:value-type="string">
                <text:p>Ligne 204</text:p>
              </table:table-cell>
              <table:table-cell office:value-type="float" office:value="-2">
                <text:p>-2</text:p>
              </table:table-cell>
              <table:table-cell office:value-type="float" office:value="0.05576822">
                <text:p>0.05576822</text:p>
              </table:table-cell>
            </table:table-row>
            <table:table-row>
              <table:table-cell office:value-type="string">
                <text:p>Ligne 205</text:p>
              </table:table-cell>
              <table:table-cell office:value-type="float" office:value="-1">
                <text:p>-1</text:p>
              </table:table-cell>
              <table:table-cell office:value-type="float" office:value="0.05852758">
                <text:p>0.05852758</text:p>
              </table:table-cell>
            </table:table-row>
            <table:table-row>
              <table:table-cell office:value-type="string">
                <text:p>Ligne 206</text:p>
              </table:table-cell>
              <table:table-cell office:value-type="float" office:value="0">
                <text:p>0</text:p>
              </table:table-cell>
              <table:table-cell office:value-type="float" office:value="0.06086349">
                <text:p>0.06086349</text:p>
              </table:table-cell>
            </table:table-row>
            <table:table-row>
              <table:table-cell office:value-type="string">
                <text:p>Ligne 207</text:p>
              </table:table-cell>
              <table:table-cell office:value-type="float" office:value="1">
                <text:p>1</text:p>
              </table:table-cell>
              <table:table-cell office:value-type="float" office:value="0.06451107">
                <text:p>0.06451107</text:p>
              </table:table-cell>
            </table:table-row>
            <table:table-row>
              <table:table-cell office:value-type="string">
                <text:p>Ligne 208</text:p>
              </table:table-cell>
              <table:table-cell office:value-type="float" office:value="2">
                <text:p>2</text:p>
              </table:table-cell>
              <table:table-cell office:value-type="float" office:value="0.06611309">
                <text:p>0.06611309</text:p>
              </table:table-cell>
            </table:table-row>
            <table:table-row>
              <table:table-cell office:value-type="string">
                <text:p>Ligne 209</text:p>
              </table:table-cell>
              <table:table-cell office:value-type="float" office:value="3">
                <text:p>3</text:p>
              </table:table-cell>
              <table:table-cell office:value-type="float" office:value="0.06824686">
                <text:p>0.06824686</text:p>
              </table:table-cell>
            </table:table-row>
            <table:table-row>
              <table:table-cell office:value-type="string">
                <text:p>Ligne 210</text:p>
              </table:table-cell>
              <table:table-cell office:value-type="float" office:value="4">
                <text:p>4</text:p>
              </table:table-cell>
              <table:table-cell office:value-type="float" office:value="0.07057671">
                <text:p>0.07057671</text:p>
              </table:table-cell>
            </table:table-row>
            <table:table-row>
              <table:table-cell office:value-type="string">
                <text:p>Ligne 211</text:p>
              </table:table-cell>
              <table:table-cell office:value-type="float" office:value="5">
                <text:p>5</text:p>
              </table:table-cell>
              <table:table-cell office:value-type="float" office:value="0.07358764">
                <text:p>0.07358764</text:p>
              </table:table-cell>
            </table:table-row>
            <table:table-row>
              <table:table-cell office:value-type="string">
                <text:p>Ligne 212</text:p>
              </table:table-cell>
              <table:table-cell office:value-type="float" office:value="6">
                <text:p>6</text:p>
              </table:table-cell>
              <table:table-cell office:value-type="float" office:value="0.07661764">
                <text:p>0.07661764</text:p>
              </table:table-cell>
            </table:table-row>
            <table:table-row>
              <table:table-cell office:value-type="string">
                <text:p>Ligne 213</text:p>
              </table:table-cell>
              <table:table-cell office:value-type="float" office:value="7">
                <text:p>7</text:p>
              </table:table-cell>
              <table:table-cell office:value-type="float" office:value="0.07877476">
                <text:p>0.07877476</text:p>
              </table:table-cell>
            </table:table-row>
            <table:table-row>
              <table:table-cell office:value-type="string">
                <text:p>Ligne 214</text:p>
              </table:table-cell>
              <table:table-cell office:value-type="float" office:value="8">
                <text:p>8</text:p>
              </table:table-cell>
              <table:table-cell office:value-type="float" office:value="0.07920325">
                <text:p>0.07920325</text:p>
              </table:table-cell>
            </table:table-row>
            <table:table-row>
              <table:table-cell office:value-type="string">
                <text:p>Ligne 215</text:p>
              </table:table-cell>
              <table:table-cell office:value-type="float" office:value="9">
                <text:p>9</text:p>
              </table:table-cell>
              <table:table-cell office:value-type="float" office:value="0.0806412">
                <text:p>0.0806412</text:p>
              </table:table-cell>
            </table:table-row>
            <table:table-row>
              <table:table-cell office:value-type="string">
                <text:p>Ligne 216</text:p>
              </table:table-cell>
              <table:table-cell office:value-type="float" office:value="10">
                <text:p>10</text:p>
              </table:table-cell>
              <table:table-cell office:value-type="float" office:value="0.08275802">
                <text:p>0.08275802</text:p>
              </table:table-cell>
            </table:table-row>
            <table:table-row>
              <table:table-cell office:value-type="string">
                <text:p>Ligne 217</text:p>
              </table:table-cell>
              <table:table-cell office:value-type="float" office:value="11">
                <text:p>11</text:p>
              </table:table-cell>
              <table:table-cell office:value-type="float" office:value="0.08446654">
                <text:p>0.08446654</text:p>
              </table:table-cell>
            </table:table-row>
            <table:table-row>
              <table:table-cell office:value-type="string">
                <text:p>Ligne 218</text:p>
              </table:table-cell>
              <table:table-cell office:value-type="float" office:value="12">
                <text:p>12</text:p>
              </table:table-cell>
              <table:table-cell office:value-type="float" office:value="0.08777825">
                <text:p>0.08777825</text:p>
              </table:table-cell>
            </table:table-row>
            <table:table-row>
              <table:table-cell office:value-type="string">
                <text:p>Ligne 219</text:p>
              </table:table-cell>
              <table:table-cell office:value-type="float" office:value="13">
                <text:p>13</text:p>
              </table:table-cell>
              <table:table-cell office:value-type="float" office:value="0.09014591">
                <text:p>0.09014591</text:p>
              </table:table-cell>
            </table:table-row>
            <table:table-row>
              <table:table-cell office:value-type="string">
                <text:p>Ligne 220</text:p>
              </table:table-cell>
              <table:table-cell office:value-type="float" office:value="14">
                <text:p>14</text:p>
              </table:table-cell>
              <table:table-cell office:value-type="float" office:value="0.09235384">
                <text:p>0.09235384</text:p>
              </table:table-cell>
            </table:table-row>
            <table:table-row>
              <table:table-cell office:value-type="string">
                <text:p>Ligne 221</text:p>
              </table:table-cell>
              <table:table-cell office:value-type="float" office:value="15">
                <text:p>15</text:p>
              </table:table-cell>
              <table:table-cell office:value-type="float" office:value="0.09503622">
                <text:p>0.09503622</text:p>
              </table:table-cell>
            </table:table-row>
            <table:table-row>
              <table:table-cell office:value-type="string">
                <text:p>Ligne 222</text:p>
              </table:table-cell>
              <table:table-cell office:value-type="float" office:value="16">
                <text:p>16</text:p>
              </table:table-cell>
              <table:table-cell office:value-type="float" office:value="0.09669586">
                <text:p>0.09669586</text:p>
              </table:table-cell>
            </table:table-row>
            <table:table-row>
              <table:table-cell office:value-type="string">
                <text:p>Ligne 223</text:p>
              </table:table-cell>
              <table:table-cell office:value-type="float" office:value="17">
                <text:p>17</text:p>
              </table:table-cell>
              <table:table-cell office:value-type="float" office:value="0.09997776">
                <text:p>0.09997776</text:p>
              </table:table-cell>
            </table:table-row>
            <table:table-row>
              <table:table-cell office:value-type="string">
                <text:p>Ligne 224</text:p>
              </table:table-cell>
              <table:table-cell office:value-type="float" office:value="18">
                <text:p>18</text:p>
              </table:table-cell>
              <table:table-cell office:value-type="float" office:value="0.10129073">
                <text:p>0.10129073</text:p>
              </table:table-cell>
            </table:table-row>
            <table:table-row>
              <table:table-cell office:value-type="string">
                <text:p>Ligne 225</text:p>
              </table:table-cell>
              <table:table-cell office:value-type="float" office:value="19">
                <text:p>19</text:p>
              </table:table-cell>
              <table:table-cell office:value-type="float" office:value="0.10263304">
                <text:p>0.10263304</text:p>
              </table:table-cell>
            </table:table-row>
            <table:table-row>
              <table:table-cell office:value-type="string">
                <text:p>Ligne 226</text:p>
              </table:table-cell>
              <table:table-cell office:value-type="float" office:value="20">
                <text:p>20</text:p>
              </table:table-cell>
              <table:table-cell office:value-type="float" office:value="0.10572865">
                <text:p>0.10572865</text:p>
              </table:table-cell>
            </table:table-row>
            <table:table-row>
              <table:table-cell office:value-type="string">
                <text:p>Ligne 227</text:p>
              </table:table-cell>
              <table:table-cell office:value-type="float" office:value="21">
                <text:p>21</text:p>
              </table:table-cell>
              <table:table-cell office:value-type="float" office:value="0.10663411">
                <text:p>0.10663411</text:p>
              </table:table-cell>
            </table:table-row>
            <table:table-row>
              <table:table-cell office:value-type="string">
                <text:p>Ligne 228</text:p>
              </table:table-cell>
              <table:table-cell office:value-type="float" office:value="22">
                <text:p>22</text:p>
              </table:table-cell>
              <table:table-cell office:value-type="float" office:value="0.1092735">
                <text:p>0.1092735</text:p>
              </table:table-cell>
            </table:table-row>
            <table:table-row>
              <table:table-cell office:value-type="string">
                <text:p>Ligne 229</text:p>
              </table:table-cell>
              <table:table-cell office:value-type="float" office:value="23">
                <text:p>23</text:p>
              </table:table-cell>
              <table:table-cell office:value-type="float" office:value="0.11062759">
                <text:p>0.11062759</text:p>
              </table:table-cell>
            </table:table-row>
            <table:table-row>
              <table:table-cell office:value-type="string">
                <text:p>Ligne 230</text:p>
              </table:table-cell>
              <table:table-cell office:value-type="float" office:value="24">
                <text:p>24</text:p>
              </table:table-cell>
              <table:table-cell office:value-type="float" office:value="0.11236544">
                <text:p>0.11236544</text:p>
              </table:table-cell>
            </table:table-row>
            <table:table-row>
              <table:table-cell office:value-type="string">
                <text:p>Ligne 231</text:p>
              </table:table-cell>
              <table:table-cell office:value-type="float" office:value="25">
                <text:p>25</text:p>
              </table:table-cell>
              <table:table-cell office:value-type="float" office:value="0.11475499">
                <text:p>0.11475499</text:p>
              </table:table-cell>
            </table:table-row>
            <table:table-row>
              <table:table-cell office:value-type="string">
                <text:p>Ligne 232</text:p>
              </table:table-cell>
              <table:table-cell office:value-type="float" office:value="26">
                <text:p>26</text:p>
              </table:table-cell>
              <table:table-cell office:value-type="float" office:value="0.11714632">
                <text:p>0.11714632</text:p>
              </table:table-cell>
            </table:table-row>
            <table:table-row>
              <table:table-cell office:value-type="string">
                <text:p>Ligne 233</text:p>
              </table:table-cell>
              <table:table-cell office:value-type="float" office:value="27">
                <text:p>27</text:p>
              </table:table-cell>
              <table:table-cell office:value-type="float" office:value="0.11923749">
                <text:p>0.11923749</text:p>
              </table:table-cell>
            </table:table-row>
            <table:table-row>
              <table:table-cell office:value-type="string">
                <text:p>Ligne 234</text:p>
              </table:table-cell>
              <table:table-cell office:value-type="float" office:value="28">
                <text:p>28</text:p>
              </table:table-cell>
              <table:table-cell office:value-type="float" office:value="0.12182502">
                <text:p>0.12182502</text:p>
              </table:table-cell>
            </table:table-row>
            <table:table-row>
              <table:table-cell office:value-type="string">
                <text:p>Ligne 235</text:p>
              </table:table-cell>
              <table:table-cell office:value-type="float" office:value="29">
                <text:p>29</text:p>
              </table:table-cell>
              <table:table-cell office:value-type="float" office:value="0.12444436">
                <text:p>0.12444436</text:p>
              </table:table-cell>
            </table:table-row>
            <table:table-row>
              <table:table-cell office:value-type="string">
                <text:p>Ligne 236</text:p>
              </table:table-cell>
              <table:table-cell office:value-type="float" office:value="30">
                <text:p>30</text:p>
              </table:table-cell>
              <table:table-cell office:value-type="float" office:value="0.12625816">
                <text:p>0.12625816</text:p>
              </table:table-cell>
            </table:table-row>
            <table:table-row>
              <table:table-cell office:value-type="string">
                <text:p>Ligne 237</text:p>
              </table:table-cell>
              <table:table-cell office:value-type="float" office:value="31">
                <text:p>31</text:p>
              </table:table-cell>
              <table:table-cell office:value-type="float" office:value="0.14509984">
                <text:p>0.14509984</text:p>
              </table:table-cell>
            </table:table-row>
            <table:table-row>
              <table:table-cell office:value-type="string">
                <text:p>Ligne 238</text:p>
              </table:table-cell>
              <table:table-cell office:value-type="float" office:value="32">
                <text:p>32</text:p>
              </table:table-cell>
              <table:table-cell office:value-type="float" office:value="0.14834529">
                <text:p>0.14834529</text:p>
              </table:table-cell>
            </table:table-row>
            <table:table-row>
              <table:table-cell office:value-type="string">
                <text:p>Ligne 239</text:p>
              </table:table-cell>
              <table:table-cell office:value-type="float" office:value="33">
                <text:p>33</text:p>
              </table:table-cell>
              <table:table-cell office:value-type="float" office:value="0.14915347">
                <text:p>0.14915347</text:p>
              </table:table-cell>
            </table:table-row>
            <table:table-row>
              <table:table-cell office:value-type="string">
                <text:p>Ligne 240</text:p>
              </table:table-cell>
              <table:table-cell office:value-type="float" office:value="34">
                <text:p>34</text:p>
              </table:table-cell>
              <table:table-cell office:value-type="float" office:value="0.15293252">
                <text:p>0.15293252</text:p>
              </table:table-cell>
            </table:table-row>
            <table:table-row>
              <table:table-cell office:value-type="string">
                <text:p>Ligne 241</text:p>
              </table:table-cell>
              <table:table-cell office:value-type="float" office:value="35">
                <text:p>35</text:p>
              </table:table-cell>
              <table:table-cell office:value-type="float" office:value="0.14880888">
                <text:p>0.14880888</text:p>
              </table:table-cell>
            </table:table-row>
            <table:table-row>
              <table:table-cell office:value-type="string">
                <text:p>Ligne 242</text:p>
              </table:table-cell>
              <table:table-cell office:value-type="float" office:value="36">
                <text:p>36</text:p>
              </table:table-cell>
              <table:table-cell office:value-type="float" office:value="0.15296713">
                <text:p>0.15296713</text:p>
              </table:table-cell>
            </table:table-row>
            <table:table-row>
              <table:table-cell office:value-type="string">
                <text:p>Ligne 243</text:p>
              </table:table-cell>
              <table:table-cell office:value-type="float" office:value="37">
                <text:p>37</text:p>
              </table:table-cell>
              <table:table-cell office:value-type="float" office:value="0.15938667">
                <text:p>0.15938667</text:p>
              </table:table-cell>
            </table:table-row>
            <table:table-row>
              <table:table-cell office:value-type="string">
                <text:p>Ligne 244</text:p>
              </table:table-cell>
              <table:table-cell office:value-type="float" office:value="38">
                <text:p>38</text:p>
              </table:table-cell>
              <table:table-cell office:value-type="float" office:value="0.16099389">
                <text:p>0.16099389</text:p>
              </table:table-cell>
            </table:table-row>
            <table:table-row>
              <table:table-cell office:value-type="string">
                <text:p>Ligne 245</text:p>
              </table:table-cell>
              <table:table-cell office:value-type="float" office:value="39">
                <text:p>39</text:p>
              </table:table-cell>
              <table:table-cell office:value-type="float" office:value="0.16396888">
                <text:p>0.16396888</text:p>
              </table:table-cell>
            </table:table-row>
            <table:table-row>
              <table:table-cell office:value-type="string">
                <text:p>Ligne 246</text:p>
              </table:table-cell>
              <table:table-cell office:value-type="float" office:value="40">
                <text:p>40</text:p>
              </table:table-cell>
              <table:table-cell office:value-type="float" office:value="0.17247443">
                <text:p>0.17247443</text:p>
              </table:table-cell>
            </table:table-row>
            <table:table-row>
              <table:table-cell office:value-type="string">
                <text:p>Ligne 247</text:p>
              </table:table-cell>
              <table:table-cell office:value-type="float" office:value="41">
                <text:p>41</text:p>
              </table:table-cell>
              <table:table-cell office:value-type="float" office:value="0.17041185">
                <text:p>0.17041185</text:p>
              </table:table-cell>
            </table:table-row>
            <table:table-row>
              <table:table-cell office:value-type="string">
                <text:p>Ligne 248</text:p>
              </table:table-cell>
              <table:table-cell office:value-type="float" office:value="42">
                <text:p>42</text:p>
              </table:table-cell>
              <table:table-cell office:value-type="float" office:value="0.17600355">
                <text:p>0.17600355</text:p>
              </table:table-cell>
            </table:table-row>
            <table:table-row>
              <table:table-cell office:value-type="string">
                <text:p>Ligne 249</text:p>
              </table:table-cell>
              <table:table-cell office:value-type="float" office:value="43">
                <text:p>43</text:p>
              </table:table-cell>
              <table:table-cell office:value-type="float" office:value="0.18948971">
                <text:p>0.18948971</text:p>
              </table:table-cell>
            </table:table-row>
            <table:table-row>
              <table:table-cell office:value-type="string">
                <text:p>Ligne 250</text:p>
              </table:table-cell>
              <table:table-cell office:value-type="float" office:value="44">
                <text:p>44</text:p>
              </table:table-cell>
              <table:table-cell office:value-type="float" office:value="0.19298984">
                <text:p>0.19298984</text:p>
              </table:table-cell>
            </table:table-row>
            <table:table-row>
              <table:table-cell office:value-type="string">
                <text:p>Ligne 251</text:p>
              </table:table-cell>
              <table:table-cell office:value-type="float" office:value="45">
                <text:p>45</text:p>
              </table:table-cell>
              <table:table-cell office:value-type="float" office:value="0.19566603">
                <text:p>0.19566603</text:p>
              </table:table-cell>
            </table:table-row>
            <table:table-row>
              <table:table-cell office:value-type="string">
                <text:p>Ligne 252</text:p>
              </table:table-cell>
              <table:table-cell office:value-type="float" office:value="46">
                <text:p>46</text:p>
              </table:table-cell>
              <table:table-cell office:value-type="float" office:value="0.20122023">
                <text:p>0.20122023</text:p>
              </table:table-cell>
            </table:table-row>
            <table:table-row>
              <table:table-cell office:value-type="string">
                <text:p>Ligne 253</text:p>
              </table:table-cell>
              <table:table-cell office:value-type="float" office:value="47">
                <text:p>47</text:p>
              </table:table-cell>
              <table:table-cell office:value-type="float" office:value="0.20862296">
                <text:p>0.20862296</text:p>
              </table:table-cell>
            </table:table-row>
            <table:table-row>
              <table:table-cell office:value-type="string">
                <text:p>Ligne 254</text:p>
              </table:table-cell>
              <table:table-cell office:value-type="float" office:value="48">
                <text:p>48</text:p>
              </table:table-cell>
              <table:table-cell office:value-type="float" office:value="0.21366496">
                <text:p>0.21366496</text:p>
              </table:table-cell>
            </table:table-row>
            <table:table-row>
              <table:table-cell office:value-type="string">
                <text:p>Ligne 255</text:p>
              </table:table-cell>
              <table:table-cell office:value-type="float" office:value="49">
                <text:p>49</text:p>
              </table:table-cell>
              <table:table-cell office:value-type="float" office:value="0.22177896">
                <text:p>0.22177896</text:p>
              </table:table-cell>
            </table:table-row>
            <table:table-row>
              <table:table-cell office:value-type="string">
                <text:p>Ligne 256</text:p>
              </table:table-cell>
              <table:table-cell office:value-type="float" office:value="50">
                <text:p>50</text:p>
              </table:table-cell>
              <table:table-cell office:value-type="float" office:value="0.22753583">
                <text:p>0.22753583</text:p>
              </table:table-cell>
            </table:table-row>
            <table:table-row>
              <table:table-cell office:value-type="string">
                <text:p>Ligne 257</text:p>
              </table:table-cell>
              <table:table-cell office:value-type="float" office:value="51">
                <text:p>51</text:p>
              </table:table-cell>
              <table:table-cell office:value-type="float" office:value="0.23678738">
                <text:p>0.23678738</text:p>
              </table:table-cell>
            </table:table-row>
            <table:table-row>
              <table:table-cell office:value-type="string">
                <text:p>Ligne 258</text:p>
              </table:table-cell>
              <table:table-cell office:value-type="float" office:value="52">
                <text:p>52</text:p>
              </table:table-cell>
              <table:table-cell office:value-type="float" office:value="0.23734095">
                <text:p>0.23734095</text:p>
              </table:table-cell>
            </table:table-row>
            <table:table-row>
              <table:table-cell office:value-type="string">
                <text:p>Ligne 259</text:p>
              </table:table-cell>
              <table:table-cell office:value-type="float" office:value="53">
                <text:p>53</text:p>
              </table:table-cell>
              <table:table-cell office:value-type="float" office:value="0.23500014">
                <text:p>0.23500014</text:p>
              </table:table-cell>
            </table:table-row>
            <table:table-row>
              <table:table-cell office:value-type="string">
                <text:p>Ligne 260</text:p>
              </table:table-cell>
              <table:table-cell office:value-type="float" office:value="54">
                <text:p>54</text:p>
              </table:table-cell>
              <table:table-cell office:value-type="float" office:value="0.23255697">
                <text:p>0.23255697</text:p>
              </table:table-cell>
            </table:table-row>
            <table:table-row>
              <table:table-cell office:value-type="string">
                <text:p>Ligne 261</text:p>
              </table:table-cell>
              <table:table-cell office:value-type="float" office:value="55">
                <text:p>55</text:p>
              </table:table-cell>
              <table:table-cell office:value-type="float" office:value="0.23083516">
                <text:p>0.23083516</text:p>
              </table:table-cell>
            </table:table-row>
            <table:table-row>
              <table:table-cell office:value-type="string">
                <text:p>Ligne 262</text:p>
              </table:table-cell>
              <table:table-cell office:value-type="float" office:value="56">
                <text:p>56</text:p>
              </table:table-cell>
              <table:table-cell office:value-type="float" office:value="0.23167501">
                <text:p>0.23167501</text:p>
              </table:table-cell>
            </table:table-row>
            <table:table-row>
              <table:table-cell office:value-type="string">
                <text:p>Ligne 263</text:p>
              </table:table-cell>
              <table:table-cell office:value-type="float" office:value="57">
                <text:p>57</text:p>
              </table:table-cell>
              <table:table-cell office:value-type="float" office:value="0.23417293">
                <text:p>0.23417293</text:p>
              </table:table-cell>
            </table:table-row>
            <table:table-row>
              <table:table-cell office:value-type="string">
                <text:p>Ligne 264</text:p>
              </table:table-cell>
              <table:table-cell office:value-type="float" office:value="58">
                <text:p>58</text:p>
              </table:table-cell>
              <table:table-cell office:value-type="float" office:value="0.23347618">
                <text:p>0.23347618</text:p>
              </table:table-cell>
            </table:table-row>
            <table:table-row>
              <table:table-cell office:value-type="string">
                <text:p>Ligne 265</text:p>
              </table:table-cell>
              <table:table-cell office:value-type="float" office:value="59">
                <text:p>59</text:p>
              </table:table-cell>
              <table:table-cell office:value-type="float" office:value="0.23328631">
                <text:p>0.23328631</text:p>
              </table:table-cell>
            </table:table-row>
            <table:table-row>
              <table:table-cell office:value-type="string">
                <text:p>Ligne 266</text:p>
              </table:table-cell>
              <table:table-cell office:value-type="float" office:value="60">
                <text:p>60</text:p>
              </table:table-cell>
              <table:table-cell office:value-type="float" office:value="0.23075181">
                <text:p>0.23075181</text:p>
              </table:table-cell>
            </table:table-row>
            <table:table-row>
              <table:table-cell office:value-type="string">
                <text:p>Ligne 267</text:p>
              </table:table-cell>
              <table:table-cell office:value-type="float" office:value="61">
                <text:p>61</text:p>
              </table:table-cell>
              <table:table-cell office:value-type="float" office:value="0.22601229">
                <text:p>0.22601229</text:p>
              </table:table-cell>
            </table:table-row>
            <table:table-row>
              <table:table-cell office:value-type="string">
                <text:p>Ligne 268</text:p>
              </table:table-cell>
              <table:table-cell office:value-type="float" office:value="62">
                <text:p>62</text:p>
              </table:table-cell>
              <table:table-cell office:value-type="float" office:value="0.23519646">
                <text:p>0.23519646</text:p>
              </table:table-cell>
            </table:table-row>
            <table:table-row>
              <table:table-cell office:value-type="string">
                <text:p>Ligne 269</text:p>
              </table:table-cell>
              <table:table-cell office:value-type="float" office:value="63">
                <text:p>63</text:p>
              </table:table-cell>
              <table:table-cell office:value-type="float" office:value="0.18610135">
                <text:p>0.18610135</text:p>
              </table:table-cell>
            </table:table-row>
            <table:table-row>
              <table:table-cell office:value-type="string">
                <text:p>Ligne 270</text:p>
              </table:table-cell>
              <table:table-cell office:value-type="float" office:value="64">
                <text:p>64</text:p>
              </table:table-cell>
              <table:table-cell office:value-type="float" office:value="0.18813533">
                <text:p>0.18813533</text:p>
              </table:table-cell>
            </table:table-row>
            <table:table-row>
              <table:table-cell office:value-type="string">
                <text:p>Ligne 271</text:p>
              </table:table-cell>
              <table:table-cell office:value-type="float" office:value="65">
                <text:p>65</text:p>
              </table:table-cell>
              <table:table-cell office:value-type="float" office:value="0.19202814">
                <text:p>0.19202814</text:p>
              </table:table-cell>
            </table:table-row>
            <table:table-row>
              <table:table-cell office:value-type="string">
                <text:p>Ligne 272</text:p>
              </table:table-cell>
              <table:table-cell office:value-type="float" office:value="66">
                <text:p>66</text:p>
              </table:table-cell>
              <table:table-cell office:value-type="float" office:value="0.18733756">
                <text:p>0.18733756</text:p>
              </table:table-cell>
            </table:table-row>
            <table:table-row>
              <table:table-cell office:value-type="string">
                <text:p>Ligne 273</text:p>
              </table:table-cell>
              <table:table-cell office:value-type="float" office:value="67">
                <text:p>67</text:p>
              </table:table-cell>
              <table:table-cell office:value-type="float" office:value="0.18831644">
                <text:p>0.18831644</text:p>
              </table:table-cell>
            </table:table-row>
            <table:table-row>
              <table:table-cell office:value-type="string">
                <text:p>Ligne 274</text:p>
              </table:table-cell>
              <table:table-cell office:value-type="float" office:value="68">
                <text:p>68</text:p>
              </table:table-cell>
              <table:table-cell office:value-type="float" office:value="0.20767349">
                <text:p>0.20767349</text:p>
              </table:table-cell>
            </table:table-row>
            <table:table-row>
              <table:table-cell office:value-type="string">
                <text:p>Ligne 275</text:p>
              </table:table-cell>
              <table:table-cell office:value-type="float" office:value="69">
                <text:p>69</text:p>
              </table:table-cell>
              <table:table-cell office:value-type="float" office:value="0.20570876">
                <text:p>0.20570876</text:p>
              </table:table-cell>
            </table:table-row>
            <table:table-row>
              <table:table-cell office:value-type="string">
                <text:p>Ligne 276</text:p>
              </table:table-cell>
              <table:table-cell office:value-type="float" office:value="70">
                <text:p>70</text:p>
              </table:table-cell>
              <table:table-cell office:value-type="float" office:value="0.20061907">
                <text:p>0.20061907</text:p>
              </table:table-cell>
            </table:table-row>
            <table:table-row>
              <table:table-cell office:value-type="string">
                <text:p>Ligne 277</text:p>
              </table:table-cell>
              <table:table-cell office:value-type="float" office:value="71">
                <text:p>71</text:p>
              </table:table-cell>
              <table:table-cell office:value-type="float" office:value="0.19999061">
                <text:p>0.19999061</text:p>
              </table:table-cell>
            </table:table-row>
            <table:table-row>
              <table:table-cell office:value-type="string">
                <text:p>Ligne 278</text:p>
              </table:table-cell>
              <table:table-cell office:value-type="float" office:value="72">
                <text:p>72</text:p>
              </table:table-cell>
              <table:table-cell office:value-type="float" office:value="0.19060071">
                <text:p>0.19060071</text:p>
              </table:table-cell>
            </table:table-row>
            <table:table-row>
              <table:table-cell office:value-type="string">
                <text:p>Ligne 279</text:p>
              </table:table-cell>
              <table:table-cell office:value-type="float" office:value="73">
                <text:p>73</text:p>
              </table:table-cell>
              <table:table-cell office:value-type="float" office:value="0.20904345">
                <text:p>0.20904345</text:p>
              </table:table-cell>
            </table:table-row>
            <table:table-row>
              <table:table-cell office:value-type="string">
                <text:p>Ligne 280</text:p>
              </table:table-cell>
              <table:table-cell office:value-type="float" office:value="74">
                <text:p>74</text:p>
              </table:table-cell>
              <table:table-cell office:value-type="float" office:value="0.20801308">
                <text:p>0.20801308</text:p>
              </table:table-cell>
            </table:table-row>
            <table:table-row>
              <table:table-cell office:value-type="string">
                <text:p>Ligne 281</text:p>
              </table:table-cell>
              <table:table-cell office:value-type="float" office:value="75">
                <text:p>75</text:p>
              </table:table-cell>
              <table:table-cell office:value-type="float" office:value="0.21182002">
                <text:p>0.21182002</text:p>
              </table:table-cell>
            </table:table-row>
            <table:table-row>
              <table:table-cell office:value-type="string">
                <text:p>Ligne 282</text:p>
              </table:table-cell>
              <table:table-cell office:value-type="float" office:value="76">
                <text:p>76</text:p>
              </table:table-cell>
              <table:table-cell office:value-type="float" office:value="0.20179707">
                <text:p>0.20179707</text:p>
              </table:table-cell>
            </table:table-row>
            <table:table-row>
              <table:table-cell office:value-type="string">
                <text:p>Ligne 283</text:p>
              </table:table-cell>
              <table:table-cell office:value-type="float" office:value="77">
                <text:p>77</text:p>
              </table:table-cell>
              <table:table-cell office:value-type="float" office:value="0.20284751">
                <text:p>0.20284751</text:p>
              </table:table-cell>
            </table:table-row>
            <table:table-row>
              <table:table-cell office:value-type="string">
                <text:p>Ligne 284</text:p>
              </table:table-cell>
              <table:table-cell office:value-type="float" office:value="78">
                <text:p>78</text:p>
              </table:table-cell>
              <table:table-cell office:value-type="float" office:value="0.17758778">
                <text:p>0.17758778</text:p>
              </table:table-cell>
            </table:table-row>
            <table:table-row>
              <table:table-cell office:value-type="string">
                <text:p>Ligne 285</text:p>
              </table:table-cell>
              <table:table-cell office:value-type="float" office:value="79">
                <text:p>79</text:p>
              </table:table-cell>
              <table:table-cell office:value-type="float" office:value="0.17324783">
                <text:p>0.17324783</text:p>
              </table:table-cell>
            </table:table-row>
            <table:table-row>
              <table:table-cell office:value-type="string">
                <text:p>Ligne 286</text:p>
              </table:table-cell>
              <table:table-cell office:value-type="float" office:value="80">
                <text:p>80</text:p>
              </table:table-cell>
              <table:table-cell office:value-type="float" office:value="0.15958223">
                <text:p>0.15958223</text:p>
              </table:table-cell>
            </table:table-row>
            <table:table-row>
              <table:table-cell office:value-type="string">
                <text:p>Ligne 287</text:p>
              </table:table-cell>
              <table:table-cell office:value-type="float" office:value="81">
                <text:p>81</text:p>
              </table:table-cell>
              <table:table-cell office:value-type="float" office:value="0.13083131">
                <text:p>0.13083131</text:p>
              </table:table-cell>
            </table:table-row>
            <table:table-row>
              <table:table-cell office:value-type="string">
                <text:p>Ligne 288</text:p>
              </table:table-cell>
              <table:table-cell office:value-type="float" office:value="82">
                <text:p>82</text:p>
              </table:table-cell>
              <table:table-cell office:value-type="float" office:value="0.10152997">
                <text:p>0.10152997</text:p>
              </table:table-cell>
            </table:table-row>
            <table:table-row>
              <table:table-cell office:value-type="string">
                <text:p>Ligne 289</text:p>
              </table:table-cell>
              <table:table-cell office:value-type="float" office:value="83">
                <text:p>83</text:p>
              </table:table-cell>
              <table:table-cell office:value-type="float" office:value="0.09728736">
                <text:p>0.09728736</text:p>
              </table:table-cell>
            </table:table-row>
            <table:table-row>
              <table:table-cell office:value-type="string">
                <text:p>Ligne 290</text:p>
              </table:table-cell>
              <table:table-cell office:value-type="float" office:value="84">
                <text:p>84</text:p>
              </table:table-cell>
              <table:table-cell office:value-type="float" office:value="0.07623592">
                <text:p>0.07623592</text:p>
              </table:table-cell>
            </table:table-row>
            <table:table-row>
              <table:table-cell office:value-type="string">
                <text:p>Ligne 291</text:p>
              </table:table-cell>
              <table:table-cell office:value-type="float" office:value="85">
                <text:p>85</text:p>
              </table:table-cell>
              <table:table-cell office:value-type="float" office:value="0.08057211">
                <text:p>0.08057211</text:p>
              </table:table-cell>
            </table:table-row>
            <table:table-row>
              <table:table-cell office:value-type="string">
                <text:p>Ligne 292</text:p>
              </table:table-cell>
              <table:table-cell office:value-type="float" office:value="86">
                <text:p>86</text:p>
              </table:table-cell>
              <table:table-cell office:value-type="float" office:value="0.07889227">
                <text:p>0.07889227</text:p>
              </table:table-cell>
            </table:table-row>
            <table:table-row>
              <table:table-cell office:value-type="string">
                <text:p>Ligne 293</text:p>
              </table:table-cell>
              <table:table-cell office:value-type="float" office:value="87">
                <text:p>87</text:p>
              </table:table-cell>
              <table:table-cell office:value-type="float" office:value="0.10747598">
                <text:p>0.10747598</text:p>
              </table:table-cell>
            </table:table-row>
            <table:table-row>
              <table:table-cell office:value-type="string">
                <text:p>Ligne 294</text:p>
              </table:table-cell>
              <table:table-cell office:value-type="float" office:value="88">
                <text:p>88</text:p>
              </table:table-cell>
              <table:table-cell office:value-type="float" office:value="0.08326275">
                <text:p>0.08326275</text:p>
              </table:table-cell>
            </table:table-row>
            <table:table-row>
              <table:table-cell office:value-type="string">
                <text:p>Ligne 295</text:p>
              </table:table-cell>
              <table:table-cell office:value-type="float" office:value="89">
                <text:p>89</text:p>
              </table:table-cell>
              <table:table-cell office:value-type="float" office:value="0.05699754">
                <text:p>0.05699754</text:p>
              </table:table-cell>
            </table:table-row>
            <table:table-row>
              <table:table-cell office:value-type="string">
                <text:p>Ligne 296</text:p>
              </table:table-cell>
              <table:table-cell office:value-type="float" office:value="90">
                <text:p>90</text:p>
              </table:table-cell>
              <table:table-cell office:value-type="float" office:value="0.04714994">
                <text:p>0.04714994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2.1000003814697pt" style:font-family-asian="'Lucida Sans Unicode'" style:font-family-generic-asian="system" style:font-pitch-asian="variable" style:font-size-asian="22.1000003814697pt" style:font-family-complex="Tahoma" style:font-family-generic-complex="system" style:font-pitch-complex="variable" style:font-size-complex="22.1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.1999998092651pt" style:font-family-asian="'Lucida Sans Unicode'" style:font-family-generic-asian="system" style:font-pitch-asian="variable" style:font-size-asian="10.1999998092651pt" style:font-family-complex="Tahoma" style:font-family-generic-complex="system" style:font-pitch-complex="variable" style:font-size-complex="10.1999998092651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999996185303pt" style:font-family-asian="'Lucida Sans Unicode'" style:font-family-generic-asian="system" style:font-pitch-asian="variable" style:font-size-asian="11.8999996185303pt" style:font-family-complex="Tahoma" style:font-family-generic-complex="system" style:font-pitch-complex="variable" style:font-size-complex="11.8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999996185303pt" style:font-family-asian="'Lucida Sans Unicode'" style:font-family-generic-asian="system" style:font-pitch-asian="variable" style:font-size-asian="11.8999996185303pt" style:font-family-complex="Tahoma" style:font-family-generic-complex="system" style:font-pitch-complex="variable" style:font-size-complex="11.8999996185303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.1999998092651pt" style:font-family-asian="'Lucida Sans Unicode'" style:font-family-generic-asian="system" style:font-pitch-asian="variable" style:font-size-asian="10.1999998092651pt" style:font-family-complex="Tahoma" style:font-family-generic-complex="system" style:font-pitch-complex="variable" style:font-size-complex="10.1999998092651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9.711cm" svg:height="11.903cm" chart:class="chart:scatter" chart:style-name="ch1">
        <chart:title svg:x="6.957cm" svg:y="0.238cm" chart:style-name="ch2">
          <text:p>Portance gauche</text:p>
        </chart:title>
        <chart:legend chart:legend-position="end" svg:x="16.943cm" svg:y="5.621cm" chart:style-name="ch3"/>
        <chart:plot-area chart:style-name="ch4" table:cell-range-address="Feuille1.$A$301:.$B$396" chart:table-number-list="0" svg:x="0.394cm" svg:y="1.587cm" svg:width="15.762cm" svg:height="10.078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igne 301</text:p>
              </table:table-cell>
              <table:table-cell office:value-type="float" office:value="-5">
                <text:p>-5</text:p>
              </table:table-cell>
              <table:table-cell office:value-type="float" office:value="-0.08161307">
                <text:p>-0.08161307</text:p>
              </table:table-cell>
            </table:table-row>
            <table:table-row>
              <table:table-cell office:value-type="string">
                <text:p>Ligne 302</text:p>
              </table:table-cell>
              <table:table-cell office:value-type="float" office:value="-4">
                <text:p>-4</text:p>
              </table:table-cell>
              <table:table-cell office:value-type="float" office:value="-0.07977395">
                <text:p>-0.07977395</text:p>
              </table:table-cell>
            </table:table-row>
            <table:table-row>
              <table:table-cell office:value-type="string">
                <text:p>Ligne 303</text:p>
              </table:table-cell>
              <table:table-cell office:value-type="float" office:value="-3">
                <text:p>-3</text:p>
              </table:table-cell>
              <table:table-cell office:value-type="float" office:value="-0.07609257">
                <text:p>-0.07609257</text:p>
              </table:table-cell>
            </table:table-row>
            <table:table-row>
              <table:table-cell office:value-type="string">
                <text:p>Ligne 304</text:p>
              </table:table-cell>
              <table:table-cell office:value-type="float" office:value="-2">
                <text:p>-2</text:p>
              </table:table-cell>
              <table:table-cell office:value-type="float" office:value="-0.07497773">
                <text:p>-0.07497773</text:p>
              </table:table-cell>
            </table:table-row>
            <table:table-row>
              <table:table-cell office:value-type="string">
                <text:p>Ligne 305</text:p>
              </table:table-cell>
              <table:table-cell office:value-type="float" office:value="-1">
                <text:p>-1</text:p>
              </table:table-cell>
              <table:table-cell office:value-type="float" office:value="-0.07408178">
                <text:p>-0.07408178</text:p>
              </table:table-cell>
            </table:table-row>
            <table:table-row>
              <table:table-cell office:value-type="string">
                <text:p>Ligne 306</text:p>
              </table:table-cell>
              <table:table-cell office:value-type="float" office:value="0">
                <text:p>0</text:p>
              </table:table-cell>
              <table:table-cell office:value-type="float" office:value="-0.07151055">
                <text:p>-0.07151055</text:p>
              </table:table-cell>
            </table:table-row>
            <table:table-row>
              <table:table-cell office:value-type="string">
                <text:p>Ligne 307</text:p>
              </table:table-cell>
              <table:table-cell office:value-type="float" office:value="1">
                <text:p>1</text:p>
              </table:table-cell>
              <table:table-cell office:value-type="float" office:value="-0.06860595">
                <text:p>-0.06860595</text:p>
              </table:table-cell>
            </table:table-row>
            <table:table-row>
              <table:table-cell office:value-type="string">
                <text:p>Ligne 308</text:p>
              </table:table-cell>
              <table:table-cell office:value-type="float" office:value="2">
                <text:p>2</text:p>
              </table:table-cell>
              <table:table-cell office:value-type="float" office:value="-0.06469659">
                <text:p>-0.06469659</text:p>
              </table:table-cell>
            </table:table-row>
            <table:table-row>
              <table:table-cell office:value-type="string">
                <text:p>Ligne 309</text:p>
              </table:table-cell>
              <table:table-cell office:value-type="float" office:value="3">
                <text:p>3</text:p>
              </table:table-cell>
              <table:table-cell office:value-type="float" office:value="-0.06145847">
                <text:p>-0.06145847</text:p>
              </table:table-cell>
            </table:table-row>
            <table:table-row>
              <table:table-cell office:value-type="string">
                <text:p>Ligne 310</text:p>
              </table:table-cell>
              <table:table-cell office:value-type="float" office:value="4">
                <text:p>4</text:p>
              </table:table-cell>
              <table:table-cell office:value-type="float" office:value="-0.0581257">
                <text:p>-0.0581257</text:p>
              </table:table-cell>
            </table:table-row>
            <table:table-row>
              <table:table-cell office:value-type="string">
                <text:p>Ligne 311</text:p>
              </table:table-cell>
              <table:table-cell office:value-type="float" office:value="5">
                <text:p>5</text:p>
              </table:table-cell>
              <table:table-cell office:value-type="float" office:value="-0.05594309">
                <text:p>-0.05594309</text:p>
              </table:table-cell>
            </table:table-row>
            <table:table-row>
              <table:table-cell office:value-type="string">
                <text:p>Ligne 312</text:p>
              </table:table-cell>
              <table:table-cell office:value-type="float" office:value="6">
                <text:p>6</text:p>
              </table:table-cell>
              <table:table-cell office:value-type="float" office:value="-0.05352626">
                <text:p>-0.05352626</text:p>
              </table:table-cell>
            </table:table-row>
            <table:table-row>
              <table:table-cell office:value-type="string">
                <text:p>Ligne 313</text:p>
              </table:table-cell>
              <table:table-cell office:value-type="float" office:value="7">
                <text:p>7</text:p>
              </table:table-cell>
              <table:table-cell office:value-type="float" office:value="-0.05046739">
                <text:p>-0.05046739</text:p>
              </table:table-cell>
            </table:table-row>
            <table:table-row>
              <table:table-cell office:value-type="string">
                <text:p>Ligne 314</text:p>
              </table:table-cell>
              <table:table-cell office:value-type="float" office:value="8">
                <text:p>8</text:p>
              </table:table-cell>
              <table:table-cell office:value-type="float" office:value="-0.04582669">
                <text:p>-0.04582669</text:p>
              </table:table-cell>
            </table:table-row>
            <table:table-row>
              <table:table-cell office:value-type="string">
                <text:p>Ligne 315</text:p>
              </table:table-cell>
              <table:table-cell office:value-type="float" office:value="9">
                <text:p>9</text:p>
              </table:table-cell>
              <table:table-cell office:value-type="float" office:value="-0.04268289">
                <text:p>-0.04268289</text:p>
              </table:table-cell>
            </table:table-row>
            <table:table-row>
              <table:table-cell office:value-type="string">
                <text:p>Ligne 316</text:p>
              </table:table-cell>
              <table:table-cell office:value-type="float" office:value="10">
                <text:p>10</text:p>
              </table:table-cell>
              <table:table-cell office:value-type="float" office:value="-0.03775188">
                <text:p>-0.03775188</text:p>
              </table:table-cell>
            </table:table-row>
            <table:table-row>
              <table:table-cell office:value-type="string">
                <text:p>Ligne 317</text:p>
              </table:table-cell>
              <table:table-cell office:value-type="float" office:value="11">
                <text:p>11</text:p>
              </table:table-cell>
              <table:table-cell office:value-type="float" office:value="-0.03515555">
                <text:p>-0.03515555</text:p>
              </table:table-cell>
            </table:table-row>
            <table:table-row>
              <table:table-cell office:value-type="string">
                <text:p>Ligne 318</text:p>
              </table:table-cell>
              <table:table-cell office:value-type="float" office:value="12">
                <text:p>12</text:p>
              </table:table-cell>
              <table:table-cell office:value-type="float" office:value="-0.03058848">
                <text:p>-0.03058848</text:p>
              </table:table-cell>
            </table:table-row>
            <table:table-row>
              <table:table-cell office:value-type="string">
                <text:p>Ligne 319</text:p>
              </table:table-cell>
              <table:table-cell office:value-type="float" office:value="13">
                <text:p>13</text:p>
              </table:table-cell>
              <table:table-cell office:value-type="float" office:value="-0.02807782">
                <text:p>-0.02807782</text:p>
              </table:table-cell>
            </table:table-row>
            <table:table-row>
              <table:table-cell office:value-type="string">
                <text:p>Ligne 320</text:p>
              </table:table-cell>
              <table:table-cell office:value-type="float" office:value="14">
                <text:p>14</text:p>
              </table:table-cell>
              <table:table-cell office:value-type="float" office:value="-0.02487579">
                <text:p>-0.02487579</text:p>
              </table:table-cell>
            </table:table-row>
            <table:table-row>
              <table:table-cell office:value-type="string">
                <text:p>Ligne 321</text:p>
              </table:table-cell>
              <table:table-cell office:value-type="float" office:value="15">
                <text:p>15</text:p>
              </table:table-cell>
              <table:table-cell office:value-type="float" office:value="-0.0211269">
                <text:p>-0.0211269</text:p>
              </table:table-cell>
            </table:table-row>
            <table:table-row>
              <table:table-cell office:value-type="string">
                <text:p>Ligne 322</text:p>
              </table:table-cell>
              <table:table-cell office:value-type="float" office:value="16">
                <text:p>16</text:p>
              </table:table-cell>
              <table:table-cell office:value-type="float" office:value="-0.01827346">
                <text:p>-0.01827346</text:p>
              </table:table-cell>
            </table:table-row>
            <table:table-row>
              <table:table-cell office:value-type="string">
                <text:p>Ligne 323</text:p>
              </table:table-cell>
              <table:table-cell office:value-type="float" office:value="17">
                <text:p>17</text:p>
              </table:table-cell>
              <table:table-cell office:value-type="float" office:value="-0.01523545">
                <text:p>-0.01523545</text:p>
              </table:table-cell>
            </table:table-row>
            <table:table-row>
              <table:table-cell office:value-type="string">
                <text:p>Ligne 324</text:p>
              </table:table-cell>
              <table:table-cell office:value-type="float" office:value="18">
                <text:p>18</text:p>
              </table:table-cell>
              <table:table-cell office:value-type="float" office:value="-0.01228446">
                <text:p>-0.01228446</text:p>
              </table:table-cell>
            </table:table-row>
            <table:table-row>
              <table:table-cell office:value-type="string">
                <text:p>Ligne 325</text:p>
              </table:table-cell>
              <table:table-cell office:value-type="float" office:value="19">
                <text:p>19</text:p>
              </table:table-cell>
              <table:table-cell office:value-type="float" office:value="-0.00787092">
                <text:p>-0.00787092</text:p>
              </table:table-cell>
            </table:table-row>
            <table:table-row>
              <table:table-cell office:value-type="string">
                <text:p>Ligne 326</text:p>
              </table:table-cell>
              <table:table-cell office:value-type="float" office:value="20">
                <text:p>20</text:p>
              </table:table-cell>
              <table:table-cell office:value-type="float" office:value="-0.00518084999999999">
                <text:p>-0.00518084999999999</text:p>
              </table:table-cell>
            </table:table-row>
            <table:table-row>
              <table:table-cell office:value-type="string">
                <text:p>Ligne 327</text:p>
              </table:table-cell>
              <table:table-cell office:value-type="float" office:value="21">
                <text:p>21</text:p>
              </table:table-cell>
              <table:table-cell office:value-type="float" office:value="-0.00137605">
                <text:p>-0.00137605</text:p>
              </table:table-cell>
            </table:table-row>
            <table:table-row>
              <table:table-cell office:value-type="string">
                <text:p>Ligne 328</text:p>
              </table:table-cell>
              <table:table-cell office:value-type="float" office:value="22">
                <text:p>22</text:p>
              </table:table-cell>
              <table:table-cell office:value-type="float" office:value="0.00122509">
                <text:p>0.00122509</text:p>
              </table:table-cell>
            </table:table-row>
            <table:table-row>
              <table:table-cell office:value-type="string">
                <text:p>Ligne 329</text:p>
              </table:table-cell>
              <table:table-cell office:value-type="float" office:value="23">
                <text:p>23</text:p>
              </table:table-cell>
              <table:table-cell office:value-type="float" office:value="0.00407772000000001">
                <text:p>0.00407772000000001</text:p>
              </table:table-cell>
            </table:table-row>
            <table:table-row>
              <table:table-cell office:value-type="string">
                <text:p>Ligne 330</text:p>
              </table:table-cell>
              <table:table-cell office:value-type="float" office:value="24">
                <text:p>24</text:p>
              </table:table-cell>
              <table:table-cell office:value-type="float" office:value="0.00707380999999999">
                <text:p>0.00707380999999999</text:p>
              </table:table-cell>
            </table:table-row>
            <table:table-row>
              <table:table-cell office:value-type="string">
                <text:p>Ligne 331</text:p>
              </table:table-cell>
              <table:table-cell office:value-type="float" office:value="25">
                <text:p>25</text:p>
              </table:table-cell>
              <table:table-cell office:value-type="float" office:value="0.00978998">
                <text:p>0.00978998</text:p>
              </table:table-cell>
            </table:table-row>
            <table:table-row>
              <table:table-cell office:value-type="string">
                <text:p>Ligne 332</text:p>
              </table:table-cell>
              <table:table-cell office:value-type="float" office:value="26">
                <text:p>26</text:p>
              </table:table-cell>
              <table:table-cell office:value-type="float" office:value="0.01345874">
                <text:p>0.01345874</text:p>
              </table:table-cell>
            </table:table-row>
            <table:table-row>
              <table:table-cell office:value-type="string">
                <text:p>Ligne 333</text:p>
              </table:table-cell>
              <table:table-cell office:value-type="float" office:value="27">
                <text:p>27</text:p>
              </table:table-cell>
              <table:table-cell office:value-type="float" office:value="0.01660323">
                <text:p>0.01660323</text:p>
              </table:table-cell>
            </table:table-row>
            <table:table-row>
              <table:table-cell office:value-type="string">
                <text:p>Ligne 334</text:p>
              </table:table-cell>
              <table:table-cell office:value-type="float" office:value="28">
                <text:p>28</text:p>
              </table:table-cell>
              <table:table-cell office:value-type="float" office:value="0.01863338">
                <text:p>0.01863338</text:p>
              </table:table-cell>
            </table:table-row>
            <table:table-row>
              <table:table-cell office:value-type="string">
                <text:p>Ligne 335</text:p>
              </table:table-cell>
              <table:table-cell office:value-type="float" office:value="29">
                <text:p>29</text:p>
              </table:table-cell>
              <table:table-cell office:value-type="float" office:value="0.02290244">
                <text:p>0.02290244</text:p>
              </table:table-cell>
            </table:table-row>
            <table:table-row>
              <table:table-cell office:value-type="string">
                <text:p>Ligne 336</text:p>
              </table:table-cell>
              <table:table-cell office:value-type="float" office:value="30">
                <text:p>30</text:p>
              </table:table-cell>
              <table:table-cell office:value-type="float" office:value="0.02578189">
                <text:p>0.02578189</text:p>
              </table:table-cell>
            </table:table-row>
            <table:table-row>
              <table:table-cell office:value-type="string">
                <text:p>Ligne 337</text:p>
              </table:table-cell>
              <table:table-cell office:value-type="float" office:value="31">
                <text:p>31</text:p>
              </table:table-cell>
              <table:table-cell office:value-type="float" office:value="0.02628451">
                <text:p>0.02628451</text:p>
              </table:table-cell>
            </table:table-row>
            <table:table-row>
              <table:table-cell office:value-type="string">
                <text:p>Ligne 338</text:p>
              </table:table-cell>
              <table:table-cell office:value-type="float" office:value="32">
                <text:p>32</text:p>
              </table:table-cell>
              <table:table-cell office:value-type="float" office:value="0.02906792">
                <text:p>0.02906792</text:p>
              </table:table-cell>
            </table:table-row>
            <table:table-row>
              <table:table-cell office:value-type="string">
                <text:p>Ligne 339</text:p>
              </table:table-cell>
              <table:table-cell office:value-type="float" office:value="33">
                <text:p>33</text:p>
              </table:table-cell>
              <table:table-cell office:value-type="float" office:value="0.02945205">
                <text:p>0.02945205</text:p>
              </table:table-cell>
            </table:table-row>
            <table:table-row>
              <table:table-cell office:value-type="string">
                <text:p>Ligne 340</text:p>
              </table:table-cell>
              <table:table-cell office:value-type="float" office:value="34">
                <text:p>34</text:p>
              </table:table-cell>
              <table:table-cell office:value-type="float" office:value="0.03427061">
                <text:p>0.03427061</text:p>
              </table:table-cell>
            </table:table-row>
            <table:table-row>
              <table:table-cell office:value-type="string">
                <text:p>Ligne 341</text:p>
              </table:table-cell>
              <table:table-cell office:value-type="float" office:value="35">
                <text:p>35</text:p>
              </table:table-cell>
              <table:table-cell office:value-type="float" office:value="0.03515158">
                <text:p>0.03515158</text:p>
              </table:table-cell>
            </table:table-row>
            <table:table-row>
              <table:table-cell office:value-type="string">
                <text:p>Ligne 342</text:p>
              </table:table-cell>
              <table:table-cell office:value-type="float" office:value="36">
                <text:p>36</text:p>
              </table:table-cell>
              <table:table-cell office:value-type="float" office:value="0.03613197">
                <text:p>0.03613197</text:p>
              </table:table-cell>
            </table:table-row>
            <table:table-row>
              <table:table-cell office:value-type="string">
                <text:p>Ligne 343</text:p>
              </table:table-cell>
              <table:table-cell office:value-type="float" office:value="37">
                <text:p>37</text:p>
              </table:table-cell>
              <table:table-cell office:value-type="float" office:value="0.03469074">
                <text:p>0.03469074</text:p>
              </table:table-cell>
            </table:table-row>
            <table:table-row>
              <table:table-cell office:value-type="string">
                <text:p>Ligne 344</text:p>
              </table:table-cell>
              <table:table-cell office:value-type="float" office:value="38">
                <text:p>38</text:p>
              </table:table-cell>
              <table:table-cell office:value-type="float" office:value="0.03827593">
                <text:p>0.03827593</text:p>
              </table:table-cell>
            </table:table-row>
            <table:table-row>
              <table:table-cell office:value-type="string">
                <text:p>Ligne 345</text:p>
              </table:table-cell>
              <table:table-cell office:value-type="float" office:value="39">
                <text:p>39</text:p>
              </table:table-cell>
              <table:table-cell office:value-type="float" office:value="0.04159272">
                <text:p>0.04159272</text:p>
              </table:table-cell>
            </table:table-row>
            <table:table-row>
              <table:table-cell office:value-type="string">
                <text:p>Ligne 346</text:p>
              </table:table-cell>
              <table:table-cell office:value-type="float" office:value="40">
                <text:p>40</text:p>
              </table:table-cell>
              <table:table-cell office:value-type="float" office:value="0.04297043">
                <text:p>0.04297043</text:p>
              </table:table-cell>
            </table:table-row>
            <table:table-row>
              <table:table-cell office:value-type="string">
                <text:p>Ligne 347</text:p>
              </table:table-cell>
              <table:table-cell office:value-type="float" office:value="41">
                <text:p>41</text:p>
              </table:table-cell>
              <table:table-cell office:value-type="float" office:value="0.04470016">
                <text:p>0.04470016</text:p>
              </table:table-cell>
            </table:table-row>
            <table:table-row>
              <table:table-cell office:value-type="string">
                <text:p>Ligne 348</text:p>
              </table:table-cell>
              <table:table-cell office:value-type="float" office:value="42">
                <text:p>42</text:p>
              </table:table-cell>
              <table:table-cell office:value-type="float" office:value="0.04704069">
                <text:p>0.04704069</text:p>
              </table:table-cell>
            </table:table-row>
            <table:table-row>
              <table:table-cell office:value-type="string">
                <text:p>Ligne 349</text:p>
              </table:table-cell>
              <table:table-cell office:value-type="float" office:value="43">
                <text:p>43</text:p>
              </table:table-cell>
              <table:table-cell office:value-type="float" office:value="0.05401241">
                <text:p>0.05401241</text:p>
              </table:table-cell>
            </table:table-row>
            <table:table-row>
              <table:table-cell office:value-type="string">
                <text:p>Ligne 350</text:p>
              </table:table-cell>
              <table:table-cell office:value-type="float" office:value="44">
                <text:p>44</text:p>
              </table:table-cell>
              <table:table-cell office:value-type="float" office:value="0.05624201">
                <text:p>0.05624201</text:p>
              </table:table-cell>
            </table:table-row>
            <table:table-row>
              <table:table-cell office:value-type="string">
                <text:p>Ligne 351</text:p>
              </table:table-cell>
              <table:table-cell office:value-type="float" office:value="45">
                <text:p>45</text:p>
              </table:table-cell>
              <table:table-cell office:value-type="float" office:value="0.06290283">
                <text:p>0.06290283</text:p>
              </table:table-cell>
            </table:table-row>
            <table:table-row>
              <table:table-cell office:value-type="string">
                <text:p>Ligne 352</text:p>
              </table:table-cell>
              <table:table-cell office:value-type="float" office:value="46">
                <text:p>46</text:p>
              </table:table-cell>
              <table:table-cell office:value-type="float" office:value="0.0661998">
                <text:p>0.0661998</text:p>
              </table:table-cell>
            </table:table-row>
            <table:table-row>
              <table:table-cell office:value-type="string">
                <text:p>Ligne 353</text:p>
              </table:table-cell>
              <table:table-cell office:value-type="float" office:value="47">
                <text:p>47</text:p>
              </table:table-cell>
              <table:table-cell office:value-type="float" office:value="0.06638189">
                <text:p>0.06638189</text:p>
              </table:table-cell>
            </table:table-row>
            <table:table-row>
              <table:table-cell office:value-type="string">
                <text:p>Ligne 354</text:p>
              </table:table-cell>
              <table:table-cell office:value-type="float" office:value="48">
                <text:p>48</text:p>
              </table:table-cell>
              <table:table-cell office:value-type="float" office:value="0.06998044">
                <text:p>0.06998044</text:p>
              </table:table-cell>
            </table:table-row>
            <table:table-row>
              <table:table-cell office:value-type="string">
                <text:p>Ligne 355</text:p>
              </table:table-cell>
              <table:table-cell office:value-type="float" office:value="49">
                <text:p>49</text:p>
              </table:table-cell>
              <table:table-cell office:value-type="float" office:value="0.07063947">
                <text:p>0.07063947</text:p>
              </table:table-cell>
            </table:table-row>
            <table:table-row>
              <table:table-cell office:value-type="string">
                <text:p>Ligne 356</text:p>
              </table:table-cell>
              <table:table-cell office:value-type="float" office:value="50">
                <text:p>50</text:p>
              </table:table-cell>
              <table:table-cell office:value-type="float" office:value="0.07212353">
                <text:p>0.07212353</text:p>
              </table:table-cell>
            </table:table-row>
            <table:table-row>
              <table:table-cell office:value-type="string">
                <text:p>Ligne 357</text:p>
              </table:table-cell>
              <table:table-cell office:value-type="float" office:value="51">
                <text:p>51</text:p>
              </table:table-cell>
              <table:table-cell office:value-type="float" office:value="0.08209929">
                <text:p>0.08209929</text:p>
              </table:table-cell>
            </table:table-row>
            <table:table-row>
              <table:table-cell office:value-type="string">
                <text:p>Ligne 358</text:p>
              </table:table-cell>
              <table:table-cell office:value-type="float" office:value="52">
                <text:p>52</text:p>
              </table:table-cell>
              <table:table-cell office:value-type="float" office:value="0.08218875">
                <text:p>0.08218875</text:p>
              </table:table-cell>
            </table:table-row>
            <table:table-row>
              <table:table-cell office:value-type="string">
                <text:p>Ligne 359</text:p>
              </table:table-cell>
              <table:table-cell office:value-type="float" office:value="53">
                <text:p>53</text:p>
              </table:table-cell>
              <table:table-cell office:value-type="float" office:value="0.0865053">
                <text:p>0.0865053</text:p>
              </table:table-cell>
            </table:table-row>
            <table:table-row>
              <table:table-cell office:value-type="string">
                <text:p>Ligne 360</text:p>
              </table:table-cell>
              <table:table-cell office:value-type="float" office:value="54">
                <text:p>54</text:p>
              </table:table-cell>
              <table:table-cell office:value-type="float" office:value="0.09533952">
                <text:p>0.09533952</text:p>
              </table:table-cell>
            </table:table-row>
            <table:table-row>
              <table:table-cell office:value-type="string">
                <text:p>Ligne 361</text:p>
              </table:table-cell>
              <table:table-cell office:value-type="float" office:value="55">
                <text:p>55</text:p>
              </table:table-cell>
              <table:table-cell office:value-type="float" office:value="0.10260183">
                <text:p>0.10260183</text:p>
              </table:table-cell>
            </table:table-row>
            <table:table-row>
              <table:table-cell office:value-type="string">
                <text:p>Ligne 362</text:p>
              </table:table-cell>
              <table:table-cell office:value-type="float" office:value="56">
                <text:p>56</text:p>
              </table:table-cell>
              <table:table-cell office:value-type="float" office:value="0.10857751">
                <text:p>0.10857751</text:p>
              </table:table-cell>
            </table:table-row>
            <table:table-row>
              <table:table-cell office:value-type="string">
                <text:p>Ligne 363</text:p>
              </table:table-cell>
              <table:table-cell office:value-type="float" office:value="57">
                <text:p>57</text:p>
              </table:table-cell>
              <table:table-cell office:value-type="float" office:value="0.11141507">
                <text:p>0.11141507</text:p>
              </table:table-cell>
            </table:table-row>
            <table:table-row>
              <table:table-cell office:value-type="string">
                <text:p>Ligne 364</text:p>
              </table:table-cell>
              <table:table-cell office:value-type="float" office:value="58">
                <text:p>58</text:p>
              </table:table-cell>
              <table:table-cell office:value-type="float" office:value="0.11312952">
                <text:p>0.11312952</text:p>
              </table:table-cell>
            </table:table-row>
            <table:table-row>
              <table:table-cell office:value-type="string">
                <text:p>Ligne 365</text:p>
              </table:table-cell>
              <table:table-cell office:value-type="float" office:value="59">
                <text:p>59</text:p>
              </table:table-cell>
              <table:table-cell office:value-type="float" office:value="0.11177247">
                <text:p>0.11177247</text:p>
              </table:table-cell>
            </table:table-row>
            <table:table-row>
              <table:table-cell office:value-type="string">
                <text:p>Ligne 366</text:p>
              </table:table-cell>
              <table:table-cell office:value-type="float" office:value="60">
                <text:p>60</text:p>
              </table:table-cell>
              <table:table-cell office:value-type="float" office:value="0.10944632">
                <text:p>0.10944632</text:p>
              </table:table-cell>
            </table:table-row>
            <table:table-row>
              <table:table-cell office:value-type="string">
                <text:p>Ligne 367</text:p>
              </table:table-cell>
              <table:table-cell office:value-type="float" office:value="61">
                <text:p>61</text:p>
              </table:table-cell>
              <table:table-cell office:value-type="float" office:value="0.10732887">
                <text:p>0.10732887</text:p>
              </table:table-cell>
            </table:table-row>
            <table:table-row>
              <table:table-cell office:value-type="string">
                <text:p>Ligne 368</text:p>
              </table:table-cell>
              <table:table-cell office:value-type="float" office:value="62">
                <text:p>62</text:p>
              </table:table-cell>
              <table:table-cell office:value-type="float" office:value="0.11788141">
                <text:p>0.11788141</text:p>
              </table:table-cell>
            </table:table-row>
            <table:table-row>
              <table:table-cell office:value-type="string">
                <text:p>Ligne 369</text:p>
              </table:table-cell>
              <table:table-cell office:value-type="float" office:value="63">
                <text:p>63</text:p>
              </table:table-cell>
              <table:table-cell office:value-type="float" office:value="0.15623129">
                <text:p>0.15623129</text:p>
              </table:table-cell>
            </table:table-row>
            <table:table-row>
              <table:table-cell office:value-type="string">
                <text:p>Ligne 370</text:p>
              </table:table-cell>
              <table:table-cell office:value-type="float" office:value="64">
                <text:p>64</text:p>
              </table:table-cell>
              <table:table-cell office:value-type="float" office:value="0.15758475">
                <text:p>0.15758475</text:p>
              </table:table-cell>
            </table:table-row>
            <table:table-row>
              <table:table-cell office:value-type="string">
                <text:p>Ligne 371</text:p>
              </table:table-cell>
              <table:table-cell office:value-type="float" office:value="65">
                <text:p>65</text:p>
              </table:table-cell>
              <table:table-cell office:value-type="float" office:value="0.14763189">
                <text:p>0.14763189</text:p>
              </table:table-cell>
            </table:table-row>
            <table:table-row>
              <table:table-cell office:value-type="string">
                <text:p>Ligne 372</text:p>
              </table:table-cell>
              <table:table-cell office:value-type="float" office:value="66">
                <text:p>66</text:p>
              </table:table-cell>
              <table:table-cell office:value-type="float" office:value="0.16538446">
                <text:p>0.16538446</text:p>
              </table:table-cell>
            </table:table-row>
            <table:table-row>
              <table:table-cell office:value-type="string">
                <text:p>Ligne 373</text:p>
              </table:table-cell>
              <table:table-cell office:value-type="float" office:value="67">
                <text:p>67</text:p>
              </table:table-cell>
              <table:table-cell office:value-type="float" office:value="0.1640801">
                <text:p>0.1640801</text:p>
              </table:table-cell>
            </table:table-row>
            <table:table-row>
              <table:table-cell office:value-type="string">
                <text:p>Ligne 374</text:p>
              </table:table-cell>
              <table:table-cell office:value-type="float" office:value="68">
                <text:p>68</text:p>
              </table:table-cell>
              <table:table-cell office:value-type="float" office:value="0.15312689">
                <text:p>0.15312689</text:p>
              </table:table-cell>
            </table:table-row>
            <table:table-row>
              <table:table-cell office:value-type="string">
                <text:p>Ligne 375</text:p>
              </table:table-cell>
              <table:table-cell office:value-type="float" office:value="69">
                <text:p>69</text:p>
              </table:table-cell>
              <table:table-cell office:value-type="float" office:value="0.16232351">
                <text:p>0.16232351</text:p>
              </table:table-cell>
            </table:table-row>
            <table:table-row>
              <table:table-cell office:value-type="string">
                <text:p>Ligne 376</text:p>
              </table:table-cell>
              <table:table-cell office:value-type="float" office:value="70">
                <text:p>70</text:p>
              </table:table-cell>
              <table:table-cell office:value-type="float" office:value="0.16377869">
                <text:p>0.16377869</text:p>
              </table:table-cell>
            </table:table-row>
            <table:table-row>
              <table:table-cell office:value-type="string">
                <text:p>Ligne 377</text:p>
              </table:table-cell>
              <table:table-cell office:value-type="float" office:value="71">
                <text:p>71</text:p>
              </table:table-cell>
              <table:table-cell office:value-type="float" office:value="0.15912924">
                <text:p>0.15912924</text:p>
              </table:table-cell>
            </table:table-row>
            <table:table-row>
              <table:table-cell office:value-type="string">
                <text:p>Ligne 378</text:p>
              </table:table-cell>
              <table:table-cell office:value-type="float" office:value="72">
                <text:p>72</text:p>
              </table:table-cell>
              <table:table-cell office:value-type="float" office:value="0.17552257">
                <text:p>0.17552257</text:p>
              </table:table-cell>
            </table:table-row>
            <table:table-row>
              <table:table-cell office:value-type="string">
                <text:p>Ligne 379</text:p>
              </table:table-cell>
              <table:table-cell office:value-type="float" office:value="73">
                <text:p>73</text:p>
              </table:table-cell>
              <table:table-cell office:value-type="float" office:value="0.1646886">
                <text:p>0.1646886</text:p>
              </table:table-cell>
            </table:table-row>
            <table:table-row>
              <table:table-cell office:value-type="string">
                <text:p>Ligne 380</text:p>
              </table:table-cell>
              <table:table-cell office:value-type="float" office:value="74">
                <text:p>74</text:p>
              </table:table-cell>
              <table:table-cell office:value-type="float" office:value="0.16014316">
                <text:p>0.16014316</text:p>
              </table:table-cell>
            </table:table-row>
            <table:table-row>
              <table:table-cell office:value-type="string">
                <text:p>Ligne 381</text:p>
              </table:table-cell>
              <table:table-cell office:value-type="float" office:value="75">
                <text:p>75</text:p>
              </table:table-cell>
              <table:table-cell office:value-type="float" office:value="0.1514176">
                <text:p>0.1514176</text:p>
              </table:table-cell>
            </table:table-row>
            <table:table-row>
              <table:table-cell office:value-type="string">
                <text:p>Ligne 382</text:p>
              </table:table-cell>
              <table:table-cell office:value-type="float" office:value="76">
                <text:p>76</text:p>
              </table:table-cell>
              <table:table-cell office:value-type="float" office:value="0.16913608">
                <text:p>0.16913608</text:p>
              </table:table-cell>
            </table:table-row>
            <table:table-row>
              <table:table-cell office:value-type="string">
                <text:p>Ligne 383</text:p>
              </table:table-cell>
              <table:table-cell office:value-type="float" office:value="77">
                <text:p>77</text:p>
              </table:table-cell>
              <table:table-cell office:value-type="float" office:value="0.1727693">
                <text:p>0.1727693</text:p>
              </table:table-cell>
            </table:table-row>
            <table:table-row>
              <table:table-cell office:value-type="string">
                <text:p>Ligne 384</text:p>
              </table:table-cell>
              <table:table-cell office:value-type="float" office:value="78">
                <text:p>78</text:p>
              </table:table-cell>
              <table:table-cell office:value-type="float" office:value="0.1995985">
                <text:p>0.1995985</text:p>
              </table:table-cell>
            </table:table-row>
            <table:table-row>
              <table:table-cell office:value-type="string">
                <text:p>Ligne 385</text:p>
              </table:table-cell>
              <table:table-cell office:value-type="float" office:value="79">
                <text:p>79</text:p>
              </table:table-cell>
              <table:table-cell office:value-type="float" office:value="0.20397361">
                <text:p>0.20397361</text:p>
              </table:table-cell>
            </table:table-row>
            <table:table-row>
              <table:table-cell office:value-type="string">
                <text:p>Ligne 386</text:p>
              </table:table-cell>
              <table:table-cell office:value-type="float" office:value="80">
                <text:p>80</text:p>
              </table:table-cell>
              <table:table-cell office:value-type="float" office:value="0.20574994">
                <text:p>0.20574994</text:p>
              </table:table-cell>
            </table:table-row>
            <table:table-row>
              <table:table-cell office:value-type="string">
                <text:p>Ligne 387</text:p>
              </table:table-cell>
              <table:table-cell office:value-type="float" office:value="81">
                <text:p>81</text:p>
              </table:table-cell>
              <table:table-cell office:value-type="float" office:value="0.24191405">
                <text:p>0.24191405</text:p>
              </table:table-cell>
            </table:table-row>
            <table:table-row>
              <table:table-cell office:value-type="string">
                <text:p>Ligne 388</text:p>
              </table:table-cell>
              <table:table-cell office:value-type="float" office:value="82">
                <text:p>82</text:p>
              </table:table-cell>
              <table:table-cell office:value-type="float" office:value="0.26996818">
                <text:p>0.26996818</text:p>
              </table:table-cell>
            </table:table-row>
            <table:table-row>
              <table:table-cell office:value-type="string">
                <text:p>Ligne 389</text:p>
              </table:table-cell>
              <table:table-cell office:value-type="float" office:value="83">
                <text:p>83</text:p>
              </table:table-cell>
              <table:table-cell office:value-type="float" office:value="0.27389784">
                <text:p>0.27389784</text:p>
              </table:table-cell>
            </table:table-row>
            <table:table-row>
              <table:table-cell office:value-type="string">
                <text:p>Ligne 390</text:p>
              </table:table-cell>
              <table:table-cell office:value-type="float" office:value="84">
                <text:p>84</text:p>
              </table:table-cell>
              <table:table-cell office:value-type="float" office:value="0.29859471">
                <text:p>0.29859471</text:p>
              </table:table-cell>
            </table:table-row>
            <table:table-row>
              <table:table-cell office:value-type="string">
                <text:p>Ligne 391</text:p>
              </table:table-cell>
              <table:table-cell office:value-type="float" office:value="85">
                <text:p>85</text:p>
              </table:table-cell>
              <table:table-cell office:value-type="float" office:value="0.2967925">
                <text:p>0.2967925</text:p>
              </table:table-cell>
            </table:table-row>
            <table:table-row>
              <table:table-cell office:value-type="string">
                <text:p>Ligne 392</text:p>
              </table:table-cell>
              <table:table-cell office:value-type="float" office:value="86">
                <text:p>86</text:p>
              </table:table-cell>
              <table:table-cell office:value-type="float" office:value="0.29898789">
                <text:p>0.29898789</text:p>
              </table:table-cell>
            </table:table-row>
            <table:table-row>
              <table:table-cell office:value-type="string">
                <text:p>Ligne 393</text:p>
              </table:table-cell>
              <table:table-cell office:value-type="float" office:value="87">
                <text:p>87</text:p>
              </table:table-cell>
              <table:table-cell office:value-type="float" office:value="0.27552932">
                <text:p>0.27552932</text:p>
              </table:table-cell>
            </table:table-row>
            <table:table-row>
              <table:table-cell office:value-type="string">
                <text:p>Ligne 394</text:p>
              </table:table-cell>
              <table:table-cell office:value-type="float" office:value="88">
                <text:p>88</text:p>
              </table:table-cell>
              <table:table-cell office:value-type="float" office:value="0.30879408">
                <text:p>0.30879408</text:p>
              </table:table-cell>
            </table:table-row>
            <table:table-row>
              <table:table-cell office:value-type="string">
                <text:p>Ligne 395</text:p>
              </table:table-cell>
              <table:table-cell office:value-type="float" office:value="89">
                <text:p>89</text:p>
              </table:table-cell>
              <table:table-cell office:value-type="float" office:value="0.3487985">
                <text:p>0.3487985</text:p>
              </table:table-cell>
            </table:table-row>
            <table:table-row>
              <table:table-cell office:value-type="string">
                <text:p>Ligne 396</text:p>
              </table:table-cell>
              <table:table-cell office:value-type="float" office:value="90">
                <text:p>90</text:p>
              </table:table-cell>
              <table:table-cell office:value-type="float" office:value="0.36575312">
                <text:p>0.36575312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7000007629395pt" style:font-family-asian="'Lucida Sans Unicode'" style:font-family-generic-asian="system" style:font-pitch-asian="variable" style:font-size-asian="21.7000007629395pt" style:font-family-complex="Tahoma" style:font-family-generic-complex="system" style:font-pitch-complex="variable" style:font-size-complex="21.7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185cm" svg:height="11.744cm" chart:class="chart:scatter" chart:style-name="ch1">
        <chart:title svg:x="7.734cm" svg:y="0.234cm" chart:style-name="ch2">
          <text:p>Titre principal</text:p>
        </chart:title>
        <chart:legend chart:legend-position="end" svg:x="17.578cm" svg:y="5.544cm" chart:style-name="ch3"/>
        <chart:plot-area chart:style-name="ch4" table:cell-range-address="Feuille1.$A$401:.$B$496" chart:table-number-list="0" svg:x="0.402cm" svg:y="1.575cm" svg:width="16.373cm" svg:height="9.935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401</text:p>
              </table:table-cell>
              <table:table-cell office:value-type="float" office:value="-5">
                <text:p>-5</text:p>
              </table:table-cell>
              <table:table-cell office:value-type="float" office:value="-0.13856551">
                <text:p>-0.13856551</text:p>
              </table:table-cell>
            </table:table-row>
            <table:table-row>
              <table:table-cell office:value-type="string">
                <text:p>Row 402</text:p>
              </table:table-cell>
              <table:table-cell office:value-type="float" office:value="-4">
                <text:p>-4</text:p>
              </table:table-cell>
              <table:table-cell office:value-type="float" office:value="-0.06086332">
                <text:p>-0.06086332</text:p>
              </table:table-cell>
            </table:table-row>
            <table:table-row>
              <table:table-cell office:value-type="string">
                <text:p>Row 403</text:p>
              </table:table-cell>
              <table:table-cell office:value-type="float" office:value="-3">
                <text:p>-3</text:p>
              </table:table-cell>
              <table:table-cell office:value-type="float" office:value="-0.08133766">
                <text:p>-0.08133766</text:p>
              </table:table-cell>
            </table:table-row>
            <table:table-row>
              <table:table-cell office:value-type="string">
                <text:p>Row 404</text:p>
              </table:table-cell>
              <table:table-cell office:value-type="float" office:value="-2">
                <text:p>-2</text:p>
              </table:table-cell>
              <table:table-cell office:value-type="float" office:value="-0.0724887">
                <text:p>-0.0724887</text:p>
              </table:table-cell>
            </table:table-row>
            <table:table-row>
              <table:table-cell office:value-type="string">
                <text:p>Row 405</text:p>
              </table:table-cell>
              <table:table-cell office:value-type="float" office:value="-1">
                <text:p>-1</text:p>
              </table:table-cell>
              <table:table-cell office:value-type="float" office:value="-0.07491556">
                <text:p>-0.07491556</text:p>
              </table:table-cell>
            </table:table-row>
            <table:table-row>
              <table:table-cell office:value-type="string">
                <text:p>Row 406</text:p>
              </table:table-cell>
              <table:table-cell office:value-type="float" office:value="0">
                <text:p>0</text:p>
              </table:table-cell>
              <table:table-cell office:value-type="float" office:value="-0.13141915">
                <text:p>-0.13141915</text:p>
              </table:table-cell>
            </table:table-row>
            <table:table-row>
              <table:table-cell office:value-type="string">
                <text:p>Row 407</text:p>
              </table:table-cell>
              <table:table-cell office:value-type="float" office:value="1">
                <text:p>1</text:p>
              </table:table-cell>
              <table:table-cell office:value-type="float" office:value="-0.10126704">
                <text:p>-0.10126704</text:p>
              </table:table-cell>
            </table:table-row>
            <table:table-row>
              <table:table-cell office:value-type="string">
                <text:p>Row 408</text:p>
              </table:table-cell>
              <table:table-cell office:value-type="float" office:value="2">
                <text:p>2</text:p>
              </table:table-cell>
              <table:table-cell office:value-type="float" office:value="-0.13364875">
                <text:p>-0.13364875</text:p>
              </table:table-cell>
            </table:table-row>
            <table:table-row>
              <table:table-cell office:value-type="string">
                <text:p>Row 409</text:p>
              </table:table-cell>
              <table:table-cell office:value-type="float" office:value="3">
                <text:p>3</text:p>
              </table:table-cell>
              <table:table-cell office:value-type="float" office:value="-0.12118829">
                <text:p>-0.12118829</text:p>
              </table:table-cell>
            </table:table-row>
            <table:table-row>
              <table:table-cell office:value-type="string">
                <text:p>Row 410</text:p>
              </table:table-cell>
              <table:table-cell office:value-type="float" office:value="4">
                <text:p>4</text:p>
              </table:table-cell>
              <table:table-cell office:value-type="float" office:value="-0.08662462">
                <text:p>-0.08662462</text:p>
              </table:table-cell>
            </table:table-row>
            <table:table-row>
              <table:table-cell office:value-type="string">
                <text:p>Row 411</text:p>
              </table:table-cell>
              <table:table-cell office:value-type="float" office:value="5">
                <text:p>5</text:p>
              </table:table-cell>
              <table:table-cell office:value-type="float" office:value="-0.10211268">
                <text:p>-0.10211268</text:p>
              </table:table-cell>
            </table:table-row>
            <table:table-row>
              <table:table-cell office:value-type="string">
                <text:p>Row 412</text:p>
              </table:table-cell>
              <table:table-cell office:value-type="float" office:value="6">
                <text:p>6</text:p>
              </table:table-cell>
              <table:table-cell office:value-type="float" office:value="-0.10035387">
                <text:p>-0.10035387</text:p>
              </table:table-cell>
            </table:table-row>
            <table:table-row>
              <table:table-cell office:value-type="string">
                <text:p>Row 413</text:p>
              </table:table-cell>
              <table:table-cell office:value-type="float" office:value="7">
                <text:p>7</text:p>
              </table:table-cell>
              <table:table-cell office:value-type="float" office:value="-0.10219887">
                <text:p>-0.10219887</text:p>
              </table:table-cell>
            </table:table-row>
            <table:table-row>
              <table:table-cell office:value-type="string">
                <text:p>Row 414</text:p>
              </table:table-cell>
              <table:table-cell office:value-type="float" office:value="8">
                <text:p>8</text:p>
              </table:table-cell>
              <table:table-cell office:value-type="float" office:value="-0.09074161">
                <text:p>-0.09074161</text:p>
              </table:table-cell>
            </table:table-row>
            <table:table-row>
              <table:table-cell office:value-type="string">
                <text:p>Row 415</text:p>
              </table:table-cell>
              <table:table-cell office:value-type="float" office:value="9">
                <text:p>9</text:p>
              </table:table-cell>
              <table:table-cell office:value-type="float" office:value="-0.08502248">
                <text:p>-0.08502248</text:p>
              </table:table-cell>
            </table:table-row>
            <table:table-row>
              <table:table-cell office:value-type="string">
                <text:p>Row 416</text:p>
              </table:table-cell>
              <table:table-cell office:value-type="float" office:value="10">
                <text:p>10</text:p>
              </table:table-cell>
              <table:table-cell office:value-type="float" office:value="-0.08474993">
                <text:p>-0.08474993</text:p>
              </table:table-cell>
            </table:table-row>
            <table:table-row>
              <table:table-cell office:value-type="string">
                <text:p>Row 417</text:p>
              </table:table-cell>
              <table:table-cell office:value-type="float" office:value="11">
                <text:p>11</text:p>
              </table:table-cell>
              <table:table-cell office:value-type="float" office:value="-0.08505631">
                <text:p>-0.08505631</text:p>
              </table:table-cell>
            </table:table-row>
            <table:table-row>
              <table:table-cell office:value-type="string">
                <text:p>Row 418</text:p>
              </table:table-cell>
              <table:table-cell office:value-type="float" office:value="12">
                <text:p>12</text:p>
              </table:table-cell>
              <table:table-cell office:value-type="float" office:value="-0.08588752">
                <text:p>-0.08588752</text:p>
              </table:table-cell>
            </table:table-row>
            <table:table-row>
              <table:table-cell office:value-type="string">
                <text:p>Row 419</text:p>
              </table:table-cell>
              <table:table-cell office:value-type="float" office:value="13">
                <text:p>13</text:p>
              </table:table-cell>
              <table:table-cell office:value-type="float" office:value="-0.08613637">
                <text:p>-0.08613637</text:p>
              </table:table-cell>
            </table:table-row>
            <table:table-row>
              <table:table-cell office:value-type="string">
                <text:p>Row 420</text:p>
              </table:table-cell>
              <table:table-cell office:value-type="float" office:value="14">
                <text:p>14</text:p>
              </table:table-cell>
              <table:table-cell office:value-type="float" office:value="-0.08659074">
                <text:p>-0.08659074</text:p>
              </table:table-cell>
            </table:table-row>
            <table:table-row>
              <table:table-cell office:value-type="string">
                <text:p>Row 421</text:p>
              </table:table-cell>
              <table:table-cell office:value-type="float" office:value="15">
                <text:p>15</text:p>
              </table:table-cell>
              <table:table-cell office:value-type="float" office:value="-0.08594316">
                <text:p>-0.08594316</text:p>
              </table:table-cell>
            </table:table-row>
            <table:table-row>
              <table:table-cell office:value-type="string">
                <text:p>Row 422</text:p>
              </table:table-cell>
              <table:table-cell office:value-type="float" office:value="16">
                <text:p>16</text:p>
              </table:table-cell>
              <table:table-cell office:value-type="float" office:value="-0.08621905">
                <text:p>-0.08621905</text:p>
              </table:table-cell>
            </table:table-row>
            <table:table-row>
              <table:table-cell office:value-type="string">
                <text:p>Row 423</text:p>
              </table:table-cell>
              <table:table-cell office:value-type="float" office:value="17">
                <text:p>17</text:p>
              </table:table-cell>
              <table:table-cell office:value-type="float" office:value="-0.08591911">
                <text:p>-0.08591911</text:p>
              </table:table-cell>
            </table:table-row>
            <table:table-row>
              <table:table-cell office:value-type="string">
                <text:p>Row 424</text:p>
              </table:table-cell>
              <table:table-cell office:value-type="float" office:value="18">
                <text:p>18</text:p>
              </table:table-cell>
              <table:table-cell office:value-type="float" office:value="-0.08643833">
                <text:p>-0.08643833</text:p>
              </table:table-cell>
            </table:table-row>
            <table:table-row>
              <table:table-cell office:value-type="string">
                <text:p>Row 425</text:p>
              </table:table-cell>
              <table:table-cell office:value-type="float" office:value="19">
                <text:p>19</text:p>
              </table:table-cell>
              <table:table-cell office:value-type="float" office:value="-0.08735681">
                <text:p>-0.08735681</text:p>
              </table:table-cell>
            </table:table-row>
            <table:table-row>
              <table:table-cell office:value-type="string">
                <text:p>Row 426</text:p>
              </table:table-cell>
              <table:table-cell office:value-type="float" office:value="20">
                <text:p>20</text:p>
              </table:table-cell>
              <table:table-cell office:value-type="float" office:value="-0.08650854">
                <text:p>-0.08650854</text:p>
              </table:table-cell>
            </table:table-row>
            <table:table-row>
              <table:table-cell office:value-type="string">
                <text:p>Row 427</text:p>
              </table:table-cell>
              <table:table-cell office:value-type="float" office:value="21">
                <text:p>21</text:p>
              </table:table-cell>
              <table:table-cell office:value-type="float" office:value="-0.0847347899999999">
                <text:p>-0.0847347899999999</text:p>
              </table:table-cell>
            </table:table-row>
            <table:table-row>
              <table:table-cell office:value-type="string">
                <text:p>Row 428</text:p>
              </table:table-cell>
              <table:table-cell office:value-type="float" office:value="22">
                <text:p>22</text:p>
              </table:table-cell>
              <table:table-cell office:value-type="float" office:value="-0.08536225">
                <text:p>-0.08536225</text:p>
              </table:table-cell>
            </table:table-row>
            <table:table-row>
              <table:table-cell office:value-type="string">
                <text:p>Row 429</text:p>
              </table:table-cell>
              <table:table-cell office:value-type="float" office:value="23">
                <text:p>23</text:p>
              </table:table-cell>
              <table:table-cell office:value-type="float" office:value="-0.08533075">
                <text:p>-0.08533075</text:p>
              </table:table-cell>
            </table:table-row>
            <table:table-row>
              <table:table-cell office:value-type="string">
                <text:p>Row 430</text:p>
              </table:table-cell>
              <table:table-cell office:value-type="float" office:value="24">
                <text:p>24</text:p>
              </table:table-cell>
              <table:table-cell office:value-type="float" office:value="-0.0840978">
                <text:p>-0.0840978</text:p>
              </table:table-cell>
            </table:table-row>
            <table:table-row>
              <table:table-cell office:value-type="string">
                <text:p>Row 431</text:p>
              </table:table-cell>
              <table:table-cell office:value-type="float" office:value="25">
                <text:p>25</text:p>
              </table:table-cell>
              <table:table-cell office:value-type="float" office:value="-0.08333609">
                <text:p>-0.08333609</text:p>
              </table:table-cell>
            </table:table-row>
            <table:table-row>
              <table:table-cell office:value-type="string">
                <text:p>Row 432</text:p>
              </table:table-cell>
              <table:table-cell office:value-type="float" office:value="26">
                <text:p>26</text:p>
              </table:table-cell>
              <table:table-cell office:value-type="float" office:value="-0.08571056">
                <text:p>-0.08571056</text:p>
              </table:table-cell>
            </table:table-row>
            <table:table-row>
              <table:table-cell office:value-type="string">
                <text:p>Row 433</text:p>
              </table:table-cell>
              <table:table-cell office:value-type="float" office:value="27">
                <text:p>27</text:p>
              </table:table-cell>
              <table:table-cell office:value-type="float" office:value="-0.08855295">
                <text:p>-0.08855295</text:p>
              </table:table-cell>
            </table:table-row>
            <table:table-row>
              <table:table-cell office:value-type="string">
                <text:p>Row 434</text:p>
              </table:table-cell>
              <table:table-cell office:value-type="float" office:value="28">
                <text:p>28</text:p>
              </table:table-cell>
              <table:table-cell office:value-type="float" office:value="-0.0900163">
                <text:p>-0.0900163</text:p>
              </table:table-cell>
            </table:table-row>
            <table:table-row>
              <table:table-cell office:value-type="string">
                <text:p>Row 435</text:p>
              </table:table-cell>
              <table:table-cell office:value-type="float" office:value="29">
                <text:p>29</text:p>
              </table:table-cell>
              <table:table-cell office:value-type="float" office:value="-0.0908618799999999">
                <text:p>-0.0908618799999999</text:p>
              </table:table-cell>
            </table:table-row>
            <table:table-row>
              <table:table-cell office:value-type="string">
                <text:p>Row 436</text:p>
              </table:table-cell>
              <table:table-cell office:value-type="float" office:value="30">
                <text:p>30</text:p>
              </table:table-cell>
              <table:table-cell office:value-type="float" office:value="-0.09712014">
                <text:p>-0.09712014</text:p>
              </table:table-cell>
            </table:table-row>
            <table:table-row>
              <table:table-cell office:value-type="string">
                <text:p>Row 437</text:p>
              </table:table-cell>
              <table:table-cell office:value-type="float" office:value="31">
                <text:p>31</text:p>
              </table:table-cell>
              <table:table-cell office:value-type="float" office:value="-0.117644699582578">
                <text:p>-0.117644699582578</text:p>
              </table:table-cell>
            </table:table-row>
            <table:table-row>
              <table:table-cell office:value-type="string">
                <text:p>Row 438</text:p>
              </table:table-cell>
              <table:table-cell office:value-type="float" office:value="32">
                <text:p>32</text:p>
              </table:table-cell>
              <table:table-cell office:value-type="float" office:value="-0.125668260403814">
                <text:p>-0.125668260403814</text:p>
              </table:table-cell>
            </table:table-row>
            <table:table-row>
              <table:table-cell office:value-type="string">
                <text:p>Row 439</text:p>
              </table:table-cell>
              <table:table-cell office:value-type="float" office:value="33">
                <text:p>33</text:p>
              </table:table-cell>
              <table:table-cell office:value-type="float" office:value="-0.124484455638365">
                <text:p>-0.124484455638365</text:p>
              </table:table-cell>
            </table:table-row>
            <table:table-row>
              <table:table-cell office:value-type="string">
                <text:p>Row 440</text:p>
              </table:table-cell>
              <table:table-cell office:value-type="float" office:value="34">
                <text:p>34</text:p>
              </table:table-cell>
              <table:table-cell office:value-type="float" office:value="-0.127753303165966">
                <text:p>-0.127753303165966</text:p>
              </table:table-cell>
            </table:table-row>
            <table:table-row>
              <table:table-cell office:value-type="string">
                <text:p>Row 441</text:p>
              </table:table-cell>
              <table:table-cell office:value-type="float" office:value="35">
                <text:p>35</text:p>
              </table:table-cell>
              <table:table-cell office:value-type="float" office:value="-0.121654258638035">
                <text:p>-0.121654258638035</text:p>
              </table:table-cell>
            </table:table-row>
            <table:table-row>
              <table:table-cell office:value-type="string">
                <text:p>Row 442</text:p>
              </table:table-cell>
              <table:table-cell office:value-type="float" office:value="36">
                <text:p>36</text:p>
              </table:table-cell>
              <table:table-cell office:value-type="float" office:value="-0.121631967144142">
                <text:p>-0.121631967144142</text:p>
              </table:table-cell>
            </table:table-row>
            <table:table-row>
              <table:table-cell office:value-type="string">
                <text:p>Row 443</text:p>
              </table:table-cell>
              <table:table-cell office:value-type="float" office:value="37">
                <text:p>37</text:p>
              </table:table-cell>
              <table:table-cell office:value-type="float" office:value="-0.11856187244671">
                <text:p>-0.11856187244671</text:p>
              </table:table-cell>
            </table:table-row>
            <table:table-row>
              <table:table-cell office:value-type="string">
                <text:p>Row 444</text:p>
              </table:table-cell>
              <table:table-cell office:value-type="float" office:value="38">
                <text:p>38</text:p>
              </table:table-cell>
              <table:table-cell office:value-type="float" office:value="-0.11880854246247">
                <text:p>-0.11880854246247</text:p>
              </table:table-cell>
            </table:table-row>
            <table:table-row>
              <table:table-cell office:value-type="string">
                <text:p>Row 445</text:p>
              </table:table-cell>
              <table:table-cell office:value-type="float" office:value="39">
                <text:p>39</text:p>
              </table:table-cell>
              <table:table-cell office:value-type="float" office:value="-0.113181568382143">
                <text:p>-0.113181568382143</text:p>
              </table:table-cell>
            </table:table-row>
            <table:table-row>
              <table:table-cell office:value-type="string">
                <text:p>Row 446</text:p>
              </table:table-cell>
              <table:table-cell office:value-type="float" office:value="40">
                <text:p>40</text:p>
              </table:table-cell>
              <table:table-cell office:value-type="float" office:value="-0.113409055935209">
                <text:p>-0.113409055935209</text:p>
              </table:table-cell>
            </table:table-row>
            <table:table-row>
              <table:table-cell office:value-type="string">
                <text:p>Row 447</text:p>
              </table:table-cell>
              <table:table-cell office:value-type="float" office:value="41">
                <text:p>41</text:p>
              </table:table-cell>
              <table:table-cell office:value-type="float" office:value="-0.107753165266649">
                <text:p>-0.107753165266649</text:p>
              </table:table-cell>
            </table:table-row>
            <table:table-row>
              <table:table-cell office:value-type="string">
                <text:p>Row 448</text:p>
              </table:table-cell>
              <table:table-cell office:value-type="float" office:value="42">
                <text:p>42</text:p>
              </table:table-cell>
              <table:table-cell office:value-type="float" office:value="-0.107158647487205">
                <text:p>-0.107158647487205</text:p>
              </table:table-cell>
            </table:table-row>
            <table:table-row>
              <table:table-cell office:value-type="string">
                <text:p>Row 449</text:p>
              </table:table-cell>
              <table:table-cell office:value-type="float" office:value="43">
                <text:p>43</text:p>
              </table:table-cell>
              <table:table-cell office:value-type="float" office:value="-0.11514572265818">
                <text:p>-0.11514572265818</text:p>
              </table:table-cell>
            </table:table-row>
            <table:table-row>
              <table:table-cell office:value-type="string">
                <text:p>Row 450</text:p>
              </table:table-cell>
              <table:table-cell office:value-type="float" office:value="44">
                <text:p>44</text:p>
              </table:table-cell>
              <table:table-cell office:value-type="float" office:value="-0.115830558226985">
                <text:p>-0.115830558226985</text:p>
              </table:table-cell>
            </table:table-row>
            <table:table-row>
              <table:table-cell office:value-type="string">
                <text:p>Row 451</text:p>
              </table:table-cell>
              <table:table-cell office:value-type="float" office:value="45">
                <text:p>45</text:p>
              </table:table-cell>
              <table:table-cell office:value-type="float" office:value="-0.119879694643395">
                <text:p>-0.119879694643395</text:p>
              </table:table-cell>
            </table:table-row>
            <table:table-row>
              <table:table-cell office:value-type="string">
                <text:p>Row 452</text:p>
              </table:table-cell>
              <table:table-cell office:value-type="float" office:value="46">
                <text:p>46</text:p>
              </table:table-cell>
              <table:table-cell office:value-type="float" office:value="-0.12260214942324">
                <text:p>-0.12260214942324</text:p>
              </table:table-cell>
            </table:table-row>
            <table:table-row>
              <table:table-cell office:value-type="string">
                <text:p>Row 453</text:p>
              </table:table-cell>
              <table:table-cell office:value-type="float" office:value="47">
                <text:p>47</text:p>
              </table:table-cell>
              <table:table-cell office:value-type="float" office:value="-0.124522318269019">
                <text:p>-0.124522318269019</text:p>
              </table:table-cell>
            </table:table-row>
            <table:table-row>
              <table:table-cell office:value-type="string">
                <text:p>Row 454</text:p>
              </table:table-cell>
              <table:table-cell office:value-type="float" office:value="48">
                <text:p>48</text:p>
              </table:table-cell>
              <table:table-cell office:value-type="float" office:value="-0.1299602390037">
                <text:p>-0.1299602390037</text:p>
              </table:table-cell>
            </table:table-row>
            <table:table-row>
              <table:table-cell office:value-type="string">
                <text:p>Row 455</text:p>
              </table:table-cell>
              <table:table-cell office:value-type="float" office:value="49">
                <text:p>49</text:p>
              </table:table-cell>
              <table:table-cell office:value-type="float" office:value="-0.134165303294061">
                <text:p>-0.134165303294061</text:p>
              </table:table-cell>
            </table:table-row>
            <table:table-row>
              <table:table-cell office:value-type="string">
                <text:p>Row 456</text:p>
              </table:table-cell>
              <table:table-cell office:value-type="float" office:value="50">
                <text:p>50</text:p>
              </table:table-cell>
              <table:table-cell office:value-type="float" office:value="-0.138130712374434">
                <text:p>-0.138130712374434</text:p>
              </table:table-cell>
            </table:table-row>
            <table:table-row>
              <table:table-cell office:value-type="string">
                <text:p>Row 457</text:p>
              </table:table-cell>
              <table:table-cell office:value-type="float" office:value="51">
                <text:p>51</text:p>
              </table:table-cell>
              <table:table-cell office:value-type="float" office:value="-0.151157371235365">
                <text:p>-0.151157371235365</text:p>
              </table:table-cell>
            </table:table-row>
            <table:table-row>
              <table:table-cell office:value-type="string">
                <text:p>Row 458</text:p>
              </table:table-cell>
              <table:table-cell office:value-type="float" office:value="52">
                <text:p>52</text:p>
              </table:table-cell>
              <table:table-cell office:value-type="float" office:value="-0.148613283047684">
                <text:p>-0.148613283047684</text:p>
              </table:table-cell>
            </table:table-row>
            <table:table-row>
              <table:table-cell office:value-type="string">
                <text:p>Row 459</text:p>
              </table:table-cell>
              <table:table-cell office:value-type="float" office:value="53">
                <text:p>53</text:p>
              </table:table-cell>
              <table:table-cell office:value-type="float" office:value="-0.147140433643467">
                <text:p>-0.147140433643467</text:p>
              </table:table-cell>
            </table:table-row>
            <table:table-row>
              <table:table-cell office:value-type="string">
                <text:p>Row 460</text:p>
              </table:table-cell>
              <table:table-cell office:value-type="float" office:value="54">
                <text:p>54</text:p>
              </table:table-cell>
              <table:table-cell office:value-type="float" office:value="-0.145097358472383">
                <text:p>-0.145097358472383</text:p>
              </table:table-cell>
            </table:table-row>
            <table:table-row>
              <table:table-cell office:value-type="string">
                <text:p>Row 461</text:p>
              </table:table-cell>
              <table:table-cell office:value-type="float" office:value="55">
                <text:p>55</text:p>
              </table:table-cell>
              <table:table-cell office:value-type="float" office:value="-0.144437663621051">
                <text:p>-0.144437663621051</text:p>
              </table:table-cell>
            </table:table-row>
            <table:table-row>
              <table:table-cell office:value-type="string">
                <text:p>Row 462</text:p>
              </table:table-cell>
              <table:table-cell office:value-type="float" office:value="56">
                <text:p>56</text:p>
              </table:table-cell>
              <table:table-cell office:value-type="float" office:value="-0.146987987191639">
                <text:p>-0.146987987191639</text:p>
              </table:table-cell>
            </table:table-row>
            <table:table-row>
              <table:table-cell office:value-type="string">
                <text:p>Row 463</text:p>
              </table:table-cell>
              <table:table-cell office:value-type="float" office:value="57">
                <text:p>57</text:p>
              </table:table-cell>
              <table:table-cell office:value-type="float" office:value="-0.14999189156746">
                <text:p>-0.14999189156746</text:p>
              </table:table-cell>
            </table:table-row>
            <table:table-row>
              <table:table-cell office:value-type="string">
                <text:p>Row 464</text:p>
              </table:table-cell>
              <table:table-cell office:value-type="float" office:value="58">
                <text:p>58</text:p>
              </table:table-cell>
              <table:table-cell office:value-type="float" office:value="-0.153437841290134">
                <text:p>-0.153437841290134</text:p>
              </table:table-cell>
            </table:table-row>
            <table:table-row>
              <table:table-cell office:value-type="string">
                <text:p>Row 465</text:p>
              </table:table-cell>
              <table:table-cell office:value-type="float" office:value="59">
                <text:p>59</text:p>
              </table:table-cell>
              <table:table-cell office:value-type="float" office:value="-0.152586191908053">
                <text:p>-0.152586191908053</text:p>
              </table:table-cell>
            </table:table-row>
            <table:table-row>
              <table:table-cell office:value-type="string">
                <text:p>Row 466</text:p>
              </table:table-cell>
              <table:table-cell office:value-type="float" office:value="60">
                <text:p>60</text:p>
              </table:table-cell>
              <table:table-cell office:value-type="float" office:value="-0.154098376186109">
                <text:p>-0.154098376186109</text:p>
              </table:table-cell>
            </table:table-row>
            <table:table-row>
              <table:table-cell office:value-type="string">
                <text:p>Row 467</text:p>
              </table:table-cell>
              <table:table-cell office:value-type="float" office:value="61">
                <text:p>61</text:p>
              </table:table-cell>
              <table:table-cell office:value-type="float" office:value="-0.149533276186109">
                <text:p>-0.149533276186109</text:p>
              </table:table-cell>
            </table:table-row>
            <table:table-row>
              <table:table-cell office:value-type="string">
                <text:p>Row 468</text:p>
              </table:table-cell>
              <table:table-cell office:value-type="float" office:value="62">
                <text:p>62</text:p>
              </table:table-cell>
              <table:table-cell office:value-type="float" office:value="-0.157937271186109">
                <text:p>-0.157937271186109</text:p>
              </table:table-cell>
            </table:table-row>
            <table:table-row>
              <table:table-cell office:value-type="string">
                <text:p>Row 469</text:p>
              </table:table-cell>
              <table:table-cell office:value-type="float" office:value="63">
                <text:p>63</text:p>
              </table:table-cell>
              <table:table-cell office:value-type="float" office:value="-0.139036611186109">
                <text:p>-0.139036611186109</text:p>
              </table:table-cell>
            </table:table-row>
            <table:table-row>
              <table:table-cell office:value-type="string">
                <text:p>Row 470</text:p>
              </table:table-cell>
              <table:table-cell office:value-type="float" office:value="64">
                <text:p>64</text:p>
              </table:table-cell>
              <table:table-cell office:value-type="float" office:value="-0.148318981186109">
                <text:p>-0.148318981186109</text:p>
              </table:table-cell>
            </table:table-row>
            <table:table-row>
              <table:table-cell office:value-type="string">
                <text:p>Row 471</text:p>
              </table:table-cell>
              <table:table-cell office:value-type="float" office:value="65">
                <text:p>65</text:p>
              </table:table-cell>
              <table:table-cell office:value-type="float" office:value="-0.146517571186109">
                <text:p>-0.146517571186109</text:p>
              </table:table-cell>
            </table:table-row>
            <table:table-row>
              <table:table-cell office:value-type="string">
                <text:p>Row 472</text:p>
              </table:table-cell>
              <table:table-cell office:value-type="float" office:value="66">
                <text:p>66</text:p>
              </table:table-cell>
              <table:table-cell office:value-type="float" office:value="-0.145769176186109">
                <text:p>-0.145769176186109</text:p>
              </table:table-cell>
            </table:table-row>
            <table:table-row>
              <table:table-cell office:value-type="string">
                <text:p>Row 473</text:p>
              </table:table-cell>
              <table:table-cell office:value-type="float" office:value="67">
                <text:p>67</text:p>
              </table:table-cell>
              <table:table-cell office:value-type="float" office:value="-0.150163841186109">
                <text:p>-0.150163841186109</text:p>
              </table:table-cell>
            </table:table-row>
            <table:table-row>
              <table:table-cell office:value-type="string">
                <text:p>Row 474</text:p>
              </table:table-cell>
              <table:table-cell office:value-type="float" office:value="68">
                <text:p>68</text:p>
              </table:table-cell>
              <table:table-cell office:value-type="float" office:value="-0.161049766186109">
                <text:p>-0.161049766186109</text:p>
              </table:table-cell>
            </table:table-row>
            <table:table-row>
              <table:table-cell office:value-type="string">
                <text:p>Row 475</text:p>
              </table:table-cell>
              <table:table-cell office:value-type="float" office:value="69">
                <text:p>69</text:p>
              </table:table-cell>
              <table:table-cell office:value-type="float" office:value="-0.159674781186109">
                <text:p>-0.159674781186109</text:p>
              </table:table-cell>
            </table:table-row>
            <table:table-row>
              <table:table-cell office:value-type="string">
                <text:p>Row 476</text:p>
              </table:table-cell>
              <table:table-cell office:value-type="float" office:value="70">
                <text:p>70</text:p>
              </table:table-cell>
              <table:table-cell office:value-type="float" office:value="-0.159782101186109">
                <text:p>-0.159782101186109</text:p>
              </table:table-cell>
            </table:table-row>
            <table:table-row>
              <table:table-cell office:value-type="string">
                <text:p>Row 477</text:p>
              </table:table-cell>
              <table:table-cell office:value-type="float" office:value="71">
                <text:p>71</text:p>
              </table:table-cell>
              <table:table-cell office:value-type="float" office:value="-0.159443576186109">
                <text:p>-0.159443576186109</text:p>
              </table:table-cell>
            </table:table-row>
            <table:table-row>
              <table:table-cell office:value-type="string">
                <text:p>Row 478</text:p>
              </table:table-cell>
              <table:table-cell office:value-type="float" office:value="72">
                <text:p>72</text:p>
              </table:table-cell>
              <table:table-cell office:value-type="float" office:value="-0.157445841186109">
                <text:p>-0.157445841186109</text:p>
              </table:table-cell>
            </table:table-row>
            <table:table-row>
              <table:table-cell office:value-type="string">
                <text:p>Row 479</text:p>
              </table:table-cell>
              <table:table-cell office:value-type="float" office:value="73">
                <text:p>73</text:p>
              </table:table-cell>
              <table:table-cell office:value-type="float" office:value="-0.160968086186109">
                <text:p>-0.160968086186109</text:p>
              </table:table-cell>
            </table:table-row>
            <table:table-row>
              <table:table-cell office:value-type="string">
                <text:p>Row 480</text:p>
              </table:table-cell>
              <table:table-cell office:value-type="float" office:value="74">
                <text:p>74</text:p>
              </table:table-cell>
              <table:table-cell office:value-type="float" office:value="-0.158953196186109">
                <text:p>-0.158953196186109</text:p>
              </table:table-cell>
            </table:table-row>
            <table:table-row>
              <table:table-cell office:value-type="string">
                <text:p>Row 481</text:p>
              </table:table-cell>
              <table:table-cell office:value-type="float" office:value="75">
                <text:p>75</text:p>
              </table:table-cell>
              <table:table-cell office:value-type="float" office:value="-0.156099586186109">
                <text:p>-0.156099586186109</text:p>
              </table:table-cell>
            </table:table-row>
            <table:table-row>
              <table:table-cell office:value-type="string">
                <text:p>Row 482</text:p>
              </table:table-cell>
              <table:table-cell office:value-type="float" office:value="76">
                <text:p>76</text:p>
              </table:table-cell>
              <table:table-cell office:value-type="float" office:value="-0.157946951186109">
                <text:p>-0.157946951186109</text:p>
              </table:table-cell>
            </table:table-row>
            <table:table-row>
              <table:table-cell office:value-type="string">
                <text:p>Row 483</text:p>
              </table:table-cell>
              <table:table-cell office:value-type="float" office:value="77">
                <text:p>77</text:p>
              </table:table-cell>
              <table:table-cell office:value-type="float" office:value="-0.160332426186109">
                <text:p>-0.160332426186109</text:p>
              </table:table-cell>
            </table:table-row>
            <table:table-row>
              <table:table-cell office:value-type="string">
                <text:p>Row 484</text:p>
              </table:table-cell>
              <table:table-cell office:value-type="float" office:value="78">
                <text:p>78</text:p>
              </table:table-cell>
              <table:table-cell office:value-type="float" office:value="-0.160524896186109">
                <text:p>-0.160524896186109</text:p>
              </table:table-cell>
            </table:table-row>
            <table:table-row>
              <table:table-cell office:value-type="string">
                <text:p>Row 485</text:p>
              </table:table-cell>
              <table:table-cell office:value-type="float" office:value="79">
                <text:p>79</text:p>
              </table:table-cell>
              <table:table-cell office:value-type="float" office:value="-0.160484471186109">
                <text:p>-0.160484471186109</text:p>
              </table:table-cell>
            </table:table-row>
            <table:table-row>
              <table:table-cell office:value-type="string">
                <text:p>Row 486</text:p>
              </table:table-cell>
              <table:table-cell office:value-type="float" office:value="80">
                <text:p>80</text:p>
              </table:table-cell>
              <table:table-cell office:value-type="float" office:value="-0.152314931186109">
                <text:p>-0.152314931186109</text:p>
              </table:table-cell>
            </table:table-row>
            <table:table-row>
              <table:table-cell office:value-type="string">
                <text:p>Row 487</text:p>
              </table:table-cell>
              <table:table-cell office:value-type="float" office:value="81">
                <text:p>81</text:p>
              </table:table-cell>
              <table:table-cell office:value-type="float" office:value="-0.147323231186109">
                <text:p>-0.147323231186109</text:p>
              </table:table-cell>
            </table:table-row>
            <table:table-row>
              <table:table-cell office:value-type="string">
                <text:p>Row 488</text:p>
              </table:table-cell>
              <table:table-cell office:value-type="float" office:value="82">
                <text:p>82</text:p>
              </table:table-cell>
              <table:table-cell office:value-type="float" office:value="-0.146843296186109">
                <text:p>-0.146843296186109</text:p>
              </table:table-cell>
            </table:table-row>
            <table:table-row>
              <table:table-cell office:value-type="string">
                <text:p>Row 489</text:p>
              </table:table-cell>
              <table:table-cell office:value-type="float" office:value="83">
                <text:p>83</text:p>
              </table:table-cell>
              <table:table-cell office:value-type="float" office:value="-0.145826736186109">
                <text:p>-0.145826736186109</text:p>
              </table:table-cell>
            </table:table-row>
            <table:table-row>
              <table:table-cell office:value-type="string">
                <text:p>Row 490</text:p>
              </table:table-cell>
              <table:table-cell office:value-type="float" office:value="84">
                <text:p>84</text:p>
              </table:table-cell>
              <table:table-cell office:value-type="float" office:value="-0.150464631186109">
                <text:p>-0.150464631186109</text:p>
              </table:table-cell>
            </table:table-row>
            <table:table-row>
              <table:table-cell office:value-type="string">
                <text:p>Row 491</text:p>
              </table:table-cell>
              <table:table-cell office:value-type="float" office:value="85">
                <text:p>85</text:p>
              </table:table-cell>
              <table:table-cell office:value-type="float" office:value="-0.150891861186109">
                <text:p>-0.150891861186109</text:p>
              </table:table-cell>
            </table:table-row>
            <table:table-row>
              <table:table-cell office:value-type="string">
                <text:p>Row 492</text:p>
              </table:table-cell>
              <table:table-cell office:value-type="float" office:value="86">
                <text:p>86</text:p>
              </table:table-cell>
              <table:table-cell office:value-type="float" office:value="-0.149661346186109">
                <text:p>-0.149661346186109</text:p>
              </table:table-cell>
            </table:table-row>
            <table:table-row>
              <table:table-cell office:value-type="string">
                <text:p>Row 493</text:p>
              </table:table-cell>
              <table:table-cell office:value-type="float" office:value="87">
                <text:p>87</text:p>
              </table:table-cell>
              <table:table-cell office:value-type="float" office:value="-0.156105356186109">
                <text:p>-0.156105356186109</text:p>
              </table:table-cell>
            </table:table-row>
            <table:table-row>
              <table:table-cell office:value-type="string">
                <text:p>Row 494</text:p>
              </table:table-cell>
              <table:table-cell office:value-type="float" office:value="88">
                <text:p>88</text:p>
              </table:table-cell>
              <table:table-cell office:value-type="float" office:value="-0.163128916186109">
                <text:p>-0.163128916186109</text:p>
              </table:table-cell>
            </table:table-row>
            <table:table-row>
              <table:table-cell office:value-type="string">
                <text:p>Row 495</text:p>
              </table:table-cell>
              <table:table-cell office:value-type="float" office:value="89">
                <text:p>89</text:p>
              </table:table-cell>
              <table:table-cell office:value-type="float" office:value="-0.165457646186109">
                <text:p>-0.165457646186109</text:p>
              </table:table-cell>
            </table:table-row>
            <table:table-row>
              <table:table-cell office:value-type="string">
                <text:p>Row 496</text:p>
              </table:table-cell>
              <table:table-cell office:value-type="float" office:value="90">
                <text:p>90</text:p>
              </table:table-cell>
              <table:table-cell office:value-type="float" office:value="-0.156526111186109">
                <text:p>-0.156526111186109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2.423cm" svg:y="0.14cm" chart:style-name="ch2">
          <text:p>Couple de Lacet</text:p>
        </chart:title>
        <chart:legend chart:legend-position="end" svg:x="6.543cm" svg:y="3.298cm" chart:style-name="ch3"/>
        <chart:plot-area chart:style-name="ch4" table:cell-range-address="Feuille1.$A$507:.$B$602" chart:table-number-list="0" svg:x="0.16cm" svg:y="0.923cm" svg:width="6.064cm" svg:height="5.93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igne 507</text:p>
              </table:table-cell>
              <table:table-cell office:value-type="float" office:value="-5">
                <text:p>-5</text:p>
              </table:table-cell>
              <table:table-cell office:value-type="float" office:value="-0.00045549824296116">
                <text:p>-0.00045549824296116</text:p>
              </table:table-cell>
            </table:table-row>
            <table:table-row>
              <table:table-cell office:value-type="string">
                <text:p>Ligne 508</text:p>
              </table:table-cell>
              <table:table-cell office:value-type="float" office:value="-4">
                <text:p>-4</text:p>
              </table:table-cell>
              <table:table-cell office:value-type="float" office:value="-0.00047858692331781">
                <text:p>-0.00047858692331781</text:p>
              </table:table-cell>
            </table:table-row>
            <table:table-row>
              <table:table-cell office:value-type="string">
                <text:p>Ligne 509</text:p>
              </table:table-cell>
              <table:table-cell office:value-type="float" office:value="-3">
                <text:p>-3</text:p>
              </table:table-cell>
              <table:table-cell office:value-type="float" office:value="-0.000498570555076562">
                <text:p>-0.000498570555076562</text:p>
              </table:table-cell>
            </table:table-row>
            <table:table-row>
              <table:table-cell office:value-type="string">
                <text:p>Ligne 510</text:p>
              </table:table-cell>
              <table:table-cell office:value-type="float" office:value="-2">
                <text:p>-2</text:p>
              </table:table-cell>
              <table:table-cell office:value-type="float" office:value="-0.000402736990550774">
                <text:p>-0.000402736990550774</text:p>
              </table:table-cell>
            </table:table-row>
            <table:table-row>
              <table:table-cell office:value-type="string">
                <text:p>Ligne 511</text:p>
              </table:table-cell>
              <table:table-cell office:value-type="float" office:value="-1">
                <text:p>-1</text:p>
              </table:table-cell>
              <table:table-cell office:value-type="float" office:value="-0.000350452454124276">
                <text:p>-0.000350452454124276</text:p>
              </table:table-cell>
            </table:table-row>
            <table:table-row>
              <table:table-cell office:value-type="string">
                <text:p>Ligne 512</text:p>
              </table:table-cell>
              <table:table-cell office:value-type="float" office:value="0">
                <text:p>0</text:p>
              </table:table-cell>
              <table:table-cell office:value-type="float" office:value="-0.0000666828500000001">
                <text:p>-0.0000666828500000001</text:p>
              </table:table-cell>
            </table:table-row>
            <table:table-row>
              <table:table-cell office:value-type="string">
                <text:p>Ligne 513</text:p>
              </table:table-cell>
              <table:table-cell office:value-type="float" office:value="1">
                <text:p>1</text:p>
              </table:table-cell>
              <table:table-cell office:value-type="float" office:value="0.000310131255930027">
                <text:p>0.000310131255930027</text:p>
              </table:table-cell>
            </table:table-row>
            <table:table-row>
              <table:table-cell office:value-type="string">
                <text:p>Ligne 514</text:p>
              </table:table-cell>
              <table:table-cell office:value-type="float" office:value="2">
                <text:p>2</text:p>
              </table:table-cell>
              <table:table-cell office:value-type="float" office:value="0.000248448707323399">
                <text:p>0.000248448707323399</text:p>
              </table:table-cell>
            </table:table-row>
            <table:table-row>
              <table:table-cell office:value-type="string">
                <text:p>Ligne 515</text:p>
              </table:table-cell>
              <table:table-cell office:value-type="float" office:value="3">
                <text:p>3</text:p>
              </table:table-cell>
              <table:table-cell office:value-type="float" office:value="0.0000833700175296911">
                <text:p>0.0000833700175296911</text:p>
              </table:table-cell>
            </table:table-row>
            <table:table-row>
              <table:table-cell office:value-type="string">
                <text:p>Ligne 516</text:p>
              </table:table-cell>
              <table:table-cell office:value-type="float" office:value="4">
                <text:p>4</text:p>
              </table:table-cell>
              <table:table-cell office:value-type="float" office:value="-0.0000950614193766938">
                <text:p>-0.0000950614193766938</text:p>
              </table:table-cell>
            </table:table-row>
            <table:table-row>
              <table:table-cell office:value-type="string">
                <text:p>Ligne 517</text:p>
              </table:table-cell>
              <table:table-cell office:value-type="float" office:value="5">
                <text:p>5</text:p>
              </table:table-cell>
              <table:table-cell office:value-type="float" office:value="-0.000212865303850887">
                <text:p>-0.000212865303850887</text:p>
              </table:table-cell>
            </table:table-row>
            <table:table-row>
              <table:table-cell office:value-type="string">
                <text:p>Ligne 518</text:p>
              </table:table-cell>
              <table:table-cell office:value-type="float" office:value="6">
                <text:p>6</text:p>
              </table:table-cell>
              <table:table-cell office:value-type="float" office:value="-0.000276227203569454">
                <text:p>-0.000276227203569454</text:p>
              </table:table-cell>
            </table:table-row>
            <table:table-row>
              <table:table-cell office:value-type="string">
                <text:p>Ligne 519</text:p>
              </table:table-cell>
              <table:table-cell office:value-type="float" office:value="7">
                <text:p>7</text:p>
              </table:table-cell>
              <table:table-cell office:value-type="float" office:value="-0.0000294652170941787">
                <text:p>-0.0000294652170941787</text:p>
              </table:table-cell>
            </table:table-row>
            <table:table-row>
              <table:table-cell office:value-type="string">
                <text:p>Ligne 520</text:p>
              </table:table-cell>
              <table:table-cell office:value-type="float" office:value="8">
                <text:p>8</text:p>
              </table:table-cell>
              <table:table-cell office:value-type="float" office:value="0.0000625370681895929">
                <text:p>0.0000625370681895929</text:p>
              </table:table-cell>
            </table:table-row>
            <table:table-row>
              <table:table-cell office:value-type="string">
                <text:p>Ligne 521</text:p>
              </table:table-cell>
              <table:table-cell office:value-type="float" office:value="9">
                <text:p>9</text:p>
              </table:table-cell>
              <table:table-cell office:value-type="float" office:value="0.00017761670875488">
                <text:p>0.00017761670875488</text:p>
              </table:table-cell>
            </table:table-row>
            <table:table-row>
              <table:table-cell office:value-type="string">
                <text:p>Ligne 522</text:p>
              </table:table-cell>
              <table:table-cell office:value-type="float" office:value="10">
                <text:p>10</text:p>
              </table:table-cell>
              <table:table-cell office:value-type="float" office:value="0.000120729604837484">
                <text:p>0.000120729604837484</text:p>
              </table:table-cell>
            </table:table-row>
            <table:table-row>
              <table:table-cell office:value-type="string">
                <text:p>Ligne 523</text:p>
              </table:table-cell>
              <table:table-cell office:value-type="float" office:value="11">
                <text:p>11</text:p>
              </table:table-cell>
              <table:table-cell office:value-type="float" office:value="0.000021937416956961">
                <text:p>0.000021937416956961</text:p>
              </table:table-cell>
            </table:table-row>
            <table:table-row>
              <table:table-cell office:value-type="string">
                <text:p>Ligne 524</text:p>
              </table:table-cell>
              <table:table-cell office:value-type="float" office:value="12">
                <text:p>12</text:p>
              </table:table-cell>
              <table:table-cell office:value-type="float" office:value="0.0000382823816119141">
                <text:p>0.0000382823816119141</text:p>
              </table:table-cell>
            </table:table-row>
            <table:table-row>
              <table:table-cell office:value-type="string">
                <text:p>Ligne 525</text:p>
              </table:table-cell>
              <table:table-cell office:value-type="float" office:value="13">
                <text:p>13</text:p>
              </table:table-cell>
              <table:table-cell office:value-type="float" office:value="-0.0000271721678962291">
                <text:p>-0.0000271721678962291</text:p>
              </table:table-cell>
            </table:table-row>
            <table:table-row>
              <table:table-cell office:value-type="string">
                <text:p>Ligne 526</text:p>
              </table:table-cell>
              <table:table-cell office:value-type="float" office:value="14">
                <text:p>14</text:p>
              </table:table-cell>
              <table:table-cell office:value-type="float" office:value="-0.0000192821382303557">
                <text:p>-0.0000192821382303557</text:p>
              </table:table-cell>
            </table:table-row>
            <table:table-row>
              <table:table-cell office:value-type="string">
                <text:p>Ligne 527</text:p>
              </table:table-cell>
              <table:table-cell office:value-type="float" office:value="15">
                <text:p>15</text:p>
              </table:table-cell>
              <table:table-cell office:value-type="float" office:value="0.0000739303580379826">
                <text:p>0.0000739303580379826</text:p>
              </table:table-cell>
            </table:table-row>
            <table:table-row>
              <table:table-cell office:value-type="string">
                <text:p>Ligne 528</text:p>
              </table:table-cell>
              <table:table-cell office:value-type="float" office:value="16">
                <text:p>16</text:p>
              </table:table-cell>
              <table:table-cell office:value-type="float" office:value="0.0000549975397258665">
                <text:p>0.0000549975397258665</text:p>
              </table:table-cell>
            </table:table-row>
            <table:table-row>
              <table:table-cell office:value-type="string">
                <text:p>Ligne 529</text:p>
              </table:table-cell>
              <table:table-cell office:value-type="float" office:value="17">
                <text:p>17</text:p>
              </table:table-cell>
              <table:table-cell office:value-type="float" office:value="-0.0000675734065681245">
                <text:p>-0.0000675734065681245</text:p>
              </table:table-cell>
            </table:table-row>
            <table:table-row>
              <table:table-cell office:value-type="string">
                <text:p>Ligne 530</text:p>
              </table:table-cell>
              <table:table-cell office:value-type="float" office:value="18">
                <text:p>18</text:p>
              </table:table-cell>
              <table:table-cell office:value-type="float" office:value="-0.0000429527343700278">
                <text:p>-0.0000429527343700278</text:p>
              </table:table-cell>
            </table:table-row>
            <table:table-row>
              <table:table-cell office:value-type="string">
                <text:p>Ligne 531</text:p>
              </table:table-cell>
              <table:table-cell office:value-type="float" office:value="19">
                <text:p>19</text:p>
              </table:table-cell>
              <table:table-cell office:value-type="float" office:value="-0.0000408794069172611">
                <text:p>-0.0000408794069172611</text:p>
              </table:table-cell>
            </table:table-row>
            <table:table-row>
              <table:table-cell office:value-type="string">
                <text:p>Ligne 532</text:p>
              </table:table-cell>
              <table:table-cell office:value-type="float" office:value="20">
                <text:p>20</text:p>
              </table:table-cell>
              <table:table-cell office:value-type="float" office:value="-0.0000215266361093889">
                <text:p>-0.0000215266361093889</text:p>
              </table:table-cell>
            </table:table-row>
            <table:table-row>
              <table:table-cell office:value-type="string">
                <text:p>Ligne 533</text:p>
              </table:table-cell>
              <table:table-cell office:value-type="float" office:value="21">
                <text:p>21</text:p>
              </table:table-cell>
              <table:table-cell office:value-type="float" office:value="0.0000428032949728354">
                <text:p>0.0000428032949728354</text:p>
              </table:table-cell>
            </table:table-row>
            <table:table-row>
              <table:table-cell office:value-type="string">
                <text:p>Ligne 534</text:p>
              </table:table-cell>
              <table:table-cell office:value-type="float" office:value="22">
                <text:p>22</text:p>
              </table:table-cell>
              <table:table-cell office:value-type="float" office:value="0.00000478184202396025">
                <text:p>0.00000478184202396025</text:p>
              </table:table-cell>
            </table:table-row>
            <table:table-row>
              <table:table-cell office:value-type="string">
                <text:p>Ligne 535</text:p>
              </table:table-cell>
              <table:table-cell office:value-type="float" office:value="23">
                <text:p>23</text:p>
              </table:table-cell>
              <table:table-cell office:value-type="float" office:value="0.00000556455698310934">
                <text:p>0.00000556455698310934</text:p>
              </table:table-cell>
            </table:table-row>
            <table:table-row>
              <table:table-cell office:value-type="string">
                <text:p>Ligne 536</text:p>
              </table:table-cell>
              <table:table-cell office:value-type="float" office:value="24">
                <text:p>24</text:p>
              </table:table-cell>
              <table:table-cell office:value-type="float" office:value="-0.0000710794137667409">
                <text:p>-0.0000710794137667409</text:p>
              </table:table-cell>
            </table:table-row>
            <table:table-row>
              <table:table-cell office:value-type="string">
                <text:p>Ligne 537</text:p>
              </table:table-cell>
              <table:table-cell office:value-type="float" office:value="25">
                <text:p>25</text:p>
              </table:table-cell>
              <table:table-cell office:value-type="float" office:value="-0.0000466752226573435">
                <text:p>-0.0000466752226573435</text:p>
              </table:table-cell>
            </table:table-row>
            <table:table-row>
              <table:table-cell office:value-type="string">
                <text:p>Ligne 538</text:p>
              </table:table-cell>
              <table:table-cell office:value-type="float" office:value="26">
                <text:p>26</text:p>
              </table:table-cell>
              <table:table-cell office:value-type="float" office:value="-0.0000482890208979627">
                <text:p>-0.0000482890208979627</text:p>
              </table:table-cell>
            </table:table-row>
            <table:table-row>
              <table:table-cell office:value-type="string">
                <text:p>Ligne 539</text:p>
              </table:table-cell>
              <table:table-cell office:value-type="float" office:value="27">
                <text:p>27</text:p>
              </table:table-cell>
              <table:table-cell office:value-type="float" office:value="-0.00011793715856622">
                <text:p>-0.00011793715856622</text:p>
              </table:table-cell>
            </table:table-row>
            <table:table-row>
              <table:table-cell office:value-type="string">
                <text:p>Ligne 540</text:p>
              </table:table-cell>
              <table:table-cell office:value-type="float" office:value="28">
                <text:p>28</text:p>
              </table:table-cell>
              <table:table-cell office:value-type="float" office:value="-0.00022614578514079">
                <text:p>-0.00022614578514079</text:p>
              </table:table-cell>
            </table:table-row>
            <table:table-row>
              <table:table-cell office:value-type="string">
                <text:p>Ligne 541</text:p>
              </table:table-cell>
              <table:table-cell office:value-type="float" office:value="29">
                <text:p>29</text:p>
              </table:table-cell>
              <table:table-cell office:value-type="float" office:value="-0.000198686483491561">
                <text:p>-0.000198686483491561</text:p>
              </table:table-cell>
            </table:table-row>
            <table:table-row>
              <table:table-cell office:value-type="string">
                <text:p>Ligne 542</text:p>
              </table:table-cell>
              <table:table-cell office:value-type="float" office:value="30">
                <text:p>30</text:p>
              </table:table-cell>
              <table:table-cell office:value-type="float" office:value="-0.00021621740137897">
                <text:p>-0.00021621740137897</text:p>
              </table:table-cell>
            </table:table-row>
            <table:table-row>
              <table:table-cell office:value-type="string">
                <text:p>Ligne 543</text:p>
              </table:table-cell>
              <table:table-cell office:value-type="float" office:value="31">
                <text:p>31</text:p>
              </table:table-cell>
              <table:table-cell office:value-type="float" office:value="-0.000946927579378584">
                <text:p>-0.000946927579378584</text:p>
              </table:table-cell>
            </table:table-row>
            <table:table-row>
              <table:table-cell office:value-type="string">
                <text:p>Ligne 544</text:p>
              </table:table-cell>
              <table:table-cell office:value-type="float" office:value="32">
                <text:p>32</text:p>
              </table:table-cell>
              <table:table-cell office:value-type="float" office:value="-0.00100167244883058">
                <text:p>-0.00100167244883058</text:p>
              </table:table-cell>
            </table:table-row>
            <table:table-row>
              <table:table-cell office:value-type="string">
                <text:p>Ligne 545</text:p>
              </table:table-cell>
              <table:table-cell office:value-type="float" office:value="33">
                <text:p>33</text:p>
              </table:table-cell>
              <table:table-cell office:value-type="float" office:value="-0.000931066744730615">
                <text:p>-0.000931066744730615</text:p>
              </table:table-cell>
            </table:table-row>
            <table:table-row>
              <table:table-cell office:value-type="string">
                <text:p>Ligne 546</text:p>
              </table:table-cell>
              <table:table-cell office:value-type="float" office:value="34">
                <text:p>34</text:p>
              </table:table-cell>
              <table:table-cell office:value-type="float" office:value="-0.000887809592139967">
                <text:p>-0.000887809592139967</text:p>
              </table:table-cell>
            </table:table-row>
            <table:table-row>
              <table:table-cell office:value-type="string">
                <text:p>Ligne 547</text:p>
              </table:table-cell>
              <table:table-cell office:value-type="float" office:value="35">
                <text:p>35</text:p>
              </table:table-cell>
              <table:table-cell office:value-type="float" office:value="-0.000584454123739708">
                <text:p>-0.000584454123739708</text:p>
              </table:table-cell>
            </table:table-row>
            <table:table-row>
              <table:table-cell office:value-type="string">
                <text:p>Ligne 548</text:p>
              </table:table-cell>
              <table:table-cell office:value-type="float" office:value="36">
                <text:p>36</text:p>
              </table:table-cell>
              <table:table-cell office:value-type="float" office:value="-0.000757545497901438">
                <text:p>-0.000757545497901438</text:p>
              </table:table-cell>
            </table:table-row>
            <table:table-row>
              <table:table-cell office:value-type="string">
                <text:p>Ligne 549</text:p>
              </table:table-cell>
              <table:table-cell office:value-type="float" office:value="37">
                <text:p>37</text:p>
              </table:table-cell>
              <table:table-cell office:value-type="float" office:value="-0.00100392740355557">
                <text:p>-0.00100392740355557</text:p>
              </table:table-cell>
            </table:table-row>
            <table:table-row>
              <table:table-cell office:value-type="string">
                <text:p>Ligne 550</text:p>
              </table:table-cell>
              <table:table-cell office:value-type="float" office:value="38">
                <text:p>38</text:p>
              </table:table-cell>
              <table:table-cell office:value-type="float" office:value="-0.000897637070920377">
                <text:p>-0.000897637070920377</text:p>
              </table:table-cell>
            </table:table-row>
            <table:table-row>
              <table:table-cell office:value-type="string">
                <text:p>Ligne 551</text:p>
              </table:table-cell>
              <table:table-cell office:value-type="float" office:value="39">
                <text:p>39</text:p>
              </table:table-cell>
              <table:table-cell office:value-type="float" office:value="-0.000890666402456706">
                <text:p>-0.000890666402456706</text:p>
              </table:table-cell>
            </table:table-row>
            <table:table-row>
              <table:table-cell office:value-type="string">
                <text:p>Ligne 552</text:p>
              </table:table-cell>
              <table:table-cell office:value-type="float" office:value="40">
                <text:p>40</text:p>
              </table:table-cell>
              <table:table-cell office:value-type="float" office:value="-0.00132755829910822">
                <text:p>-0.00132755829910822</text:p>
              </table:table-cell>
            </table:table-row>
            <table:table-row>
              <table:table-cell office:value-type="string">
                <text:p>Ligne 553</text:p>
              </table:table-cell>
              <table:table-cell office:value-type="float" office:value="41">
                <text:p>41</text:p>
              </table:table-cell>
              <table:table-cell office:value-type="float" office:value="-0.00121229955290313">
                <text:p>-0.00121229955290313</text:p>
              </table:table-cell>
            </table:table-row>
            <table:table-row>
              <table:table-cell office:value-type="string">
                <text:p>Ligne 554</text:p>
              </table:table-cell>
              <table:table-cell office:value-type="float" office:value="42">
                <text:p>42</text:p>
              </table:table-cell>
              <table:table-cell office:value-type="float" office:value="-0.00134050763505484">
                <text:p>-0.00134050763505484</text:p>
              </table:table-cell>
            </table:table-row>
            <table:table-row>
              <table:table-cell office:value-type="string">
                <text:p>Ligne 555</text:p>
              </table:table-cell>
              <table:table-cell office:value-type="float" office:value="43">
                <text:p>43</text:p>
              </table:table-cell>
              <table:table-cell office:value-type="float" office:value="-0.00162005184244171">
                <text:p>-0.00162005184244171</text:p>
              </table:table-cell>
            </table:table-row>
            <table:table-row>
              <table:table-cell office:value-type="string">
                <text:p>Ligne 556</text:p>
              </table:table-cell>
              <table:table-cell office:value-type="float" office:value="44">
                <text:p>44</text:p>
              </table:table-cell>
              <table:table-cell office:value-type="float" office:value="-0.00160941714542825">
                <text:p>-0.00160941714542825</text:p>
              </table:table-cell>
            </table:table-row>
            <table:table-row>
              <table:table-cell office:value-type="string">
                <text:p>Ligne 557</text:p>
              </table:table-cell>
              <table:table-cell office:value-type="float" office:value="45">
                <text:p>45</text:p>
              </table:table-cell>
              <table:table-cell office:value-type="float" office:value="-0.00134816208154636">
                <text:p>-0.00134816208154636</text:p>
              </table:table-cell>
            </table:table-row>
            <table:table-row>
              <table:table-cell office:value-type="string">
                <text:p>Ligne 558</text:p>
              </table:table-cell>
              <table:table-cell office:value-type="float" office:value="46">
                <text:p>46</text:p>
              </table:table-cell>
              <table:table-cell office:value-type="float" office:value="-0.00152686855812394">
                <text:p>-0.00152686855812394</text:p>
              </table:table-cell>
            </table:table-row>
            <table:table-row>
              <table:table-cell office:value-type="string">
                <text:p>Ligne 559</text:p>
              </table:table-cell>
              <table:table-cell office:value-type="float" office:value="47">
                <text:p>47</text:p>
              </table:table-cell>
              <table:table-cell office:value-type="float" office:value="-0.00189846609130558">
                <text:p>-0.00189846609130558</text:p>
              </table:table-cell>
            </table:table-row>
            <table:table-row>
              <table:table-cell office:value-type="string">
                <text:p>Ligne 560</text:p>
              </table:table-cell>
              <table:table-cell office:value-type="float" office:value="48">
                <text:p>48</text:p>
              </table:table-cell>
              <table:table-cell office:value-type="float" office:value="-0.00206887255842518">
                <text:p>-0.00206887255842518</text:p>
              </table:table-cell>
            </table:table-row>
            <table:table-row>
              <table:table-cell office:value-type="string">
                <text:p>Ligne 561</text:p>
              </table:table-cell>
              <table:table-cell office:value-type="float" office:value="49">
                <text:p>49</text:p>
              </table:table-cell>
              <table:table-cell office:value-type="float" office:value="-0.00245830449681537">
                <text:p>-0.00245830449681537</text:p>
              </table:table-cell>
            </table:table-row>
            <table:table-row>
              <table:table-cell office:value-type="string">
                <text:p>Ligne 562</text:p>
              </table:table-cell>
              <table:table-cell office:value-type="float" office:value="50">
                <text:p>50</text:p>
              </table:table-cell>
              <table:table-cell office:value-type="float" office:value="-0.00273885897954947">
                <text:p>-0.00273885897954947</text:p>
              </table:table-cell>
            </table:table-row>
            <table:table-row>
              <table:table-cell office:value-type="string">
                <text:p>Ligne 563</text:p>
              </table:table-cell>
              <table:table-cell office:value-type="float" office:value="51">
                <text:p>51</text:p>
              </table:table-cell>
              <table:table-cell office:value-type="float" office:value="-0.00274630263321432">
                <text:p>-0.00274630263321432</text:p>
              </table:table-cell>
            </table:table-row>
            <table:table-row>
              <table:table-cell office:value-type="string">
                <text:p>Ligne 564</text:p>
              </table:table-cell>
              <table:table-cell office:value-type="float" office:value="52">
                <text:p>52</text:p>
              </table:table-cell>
              <table:table-cell office:value-type="float" office:value="-0.00285328330961464">
                <text:p>-0.00285328330961464</text:p>
              </table:table-cell>
            </table:table-row>
            <table:table-row>
              <table:table-cell office:value-type="string">
                <text:p>Ligne 565</text:p>
              </table:table-cell>
              <table:table-cell office:value-type="float" office:value="53">
                <text:p>53</text:p>
              </table:table-cell>
              <table:table-cell office:value-type="float" office:value="-0.00264448510311055">
                <text:p>-0.00264448510311055</text:p>
              </table:table-cell>
            </table:table-row>
            <table:table-row>
              <table:table-cell office:value-type="string">
                <text:p>Ligne 566</text:p>
              </table:table-cell>
              <table:table-cell office:value-type="float" office:value="54">
                <text:p>54</text:p>
              </table:table-cell>
              <table:table-cell office:value-type="float" office:value="-0.00215119378483151">
                <text:p>-0.00215119378483151</text:p>
              </table:table-cell>
            </table:table-row>
            <table:table-row>
              <table:table-cell office:value-type="string">
                <text:p>Ligne 567</text:p>
              </table:table-cell>
              <table:table-cell office:value-type="float" office:value="55">
                <text:p>55</text:p>
              </table:table-cell>
              <table:table-cell office:value-type="float" office:value="-0.001828753067615">
                <text:p>-0.001828753067615</text:p>
              </table:table-cell>
            </table:table-row>
            <table:table-row>
              <table:table-cell office:value-type="string">
                <text:p>Ligne 568</text:p>
              </table:table-cell>
              <table:table-cell office:value-type="float" office:value="56">
                <text:p>56</text:p>
              </table:table-cell>
              <table:table-cell office:value-type="float" office:value="-0.00167333470843333">
                <text:p>-0.00167333470843333</text:p>
              </table:table-cell>
            </table:table-row>
            <table:table-row>
              <table:table-cell office:value-type="string">
                <text:p>Ligne 569</text:p>
              </table:table-cell>
              <table:table-cell office:value-type="float" office:value="57">
                <text:p>57</text:p>
              </table:table-cell>
              <table:table-cell office:value-type="float" office:value="-0.00177196991935221">
                <text:p>-0.00177196991935221</text:p>
              </table:table-cell>
            </table:table-row>
            <table:table-row>
              <table:table-cell office:value-type="string">
                <text:p>Ligne 570</text:p>
              </table:table-cell>
              <table:table-cell office:value-type="float" office:value="58">
                <text:p>58</text:p>
              </table:table-cell>
              <table:table-cell office:value-type="float" office:value="-0.00179071180330654">
                <text:p>-0.00179071180330654</text:p>
              </table:table-cell>
            </table:table-row>
            <table:table-row>
              <table:table-cell office:value-type="string">
                <text:p>Ligne 571</text:p>
              </table:table-cell>
              <table:table-cell office:value-type="float" office:value="59">
                <text:p>59</text:p>
              </table:table-cell>
              <table:table-cell office:value-type="float" office:value="-0.00190058806978538">
                <text:p>-0.00190058806978538</text:p>
              </table:table-cell>
            </table:table-row>
            <table:table-row>
              <table:table-cell office:value-type="string">
                <text:p>Ligne 572</text:p>
              </table:table-cell>
              <table:table-cell office:value-type="float" office:value="60">
                <text:p>60</text:p>
              </table:table-cell>
              <table:table-cell office:value-type="float" office:value="-0.00199271624365187">
                <text:p>-0.00199271624365187</text:p>
              </table:table-cell>
            </table:table-row>
            <table:table-row>
              <table:table-cell office:value-type="string">
                <text:p>Ligne 573</text:p>
              </table:table-cell>
              <table:table-cell office:value-type="float" office:value="61">
                <text:p>61</text:p>
              </table:table-cell>
              <table:table-cell office:value-type="float" office:value="-0.00270744230024946">
                <text:p>-0.00270744230024946</text:p>
              </table:table-cell>
            </table:table-row>
            <table:table-row>
              <table:table-cell office:value-type="string">
                <text:p>Ligne 574</text:p>
              </table:table-cell>
              <table:table-cell office:value-type="float" office:value="62">
                <text:p>62</text:p>
              </table:table-cell>
              <table:table-cell office:value-type="float" office:value="-0.0027498787192177">
                <text:p>-0.0027498787192177</text:p>
              </table:table-cell>
            </table:table-row>
            <table:table-row>
              <table:table-cell office:value-type="string">
                <text:p>Ligne 575</text:p>
              </table:table-cell>
              <table:table-cell office:value-type="float" office:value="63">
                <text:p>63</text:p>
              </table:table-cell>
              <table:table-cell office:value-type="float" office:value="0.000373224731534041">
                <text:p>0.000373224731534041</text:p>
              </table:table-cell>
            </table:table-row>
            <table:table-row>
              <table:table-cell office:value-type="string">
                <text:p>Ligne 576</text:p>
              </table:table-cell>
              <table:table-cell office:value-type="float" office:value="64">
                <text:p>64</text:p>
              </table:table-cell>
              <table:table-cell office:value-type="float" office:value="0.000210890407723486">
                <text:p>0.000210890407723486</text:p>
              </table:table-cell>
            </table:table-row>
            <table:table-row>
              <table:table-cell office:value-type="string">
                <text:p>Ligne 577</text:p>
              </table:table-cell>
              <table:table-cell office:value-type="float" office:value="65">
                <text:p>65</text:p>
              </table:table-cell>
              <table:table-cell office:value-type="float" office:value="-0.000491054252430305">
                <text:p>-0.000491054252430305</text:p>
              </table:table-cell>
            </table:table-row>
            <table:table-row>
              <table:table-cell office:value-type="string">
                <text:p>Ligne 578</text:p>
              </table:table-cell>
              <table:table-cell office:value-type="float" office:value="66">
                <text:p>66</text:p>
              </table:table-cell>
              <table:table-cell office:value-type="float" office:value="0.0001936113513868">
                <text:p>0.0001936113513868</text:p>
              </table:table-cell>
            </table:table-row>
            <table:table-row>
              <table:table-cell office:value-type="string">
                <text:p>Ligne 579</text:p>
              </table:table-cell>
              <table:table-cell office:value-type="float" office:value="67">
                <text:p>67</text:p>
              </table:table-cell>
              <table:table-cell office:value-type="float" office:value="0.0000628464391234977">
                <text:p>0.0000628464391234977</text:p>
              </table:table-cell>
            </table:table-row>
            <table:table-row>
              <table:table-cell office:value-type="string">
                <text:p>Ligne 580</text:p>
              </table:table-cell>
              <table:table-cell office:value-type="float" office:value="68">
                <text:p>68</text:p>
              </table:table-cell>
              <table:table-cell office:value-type="float" office:value="-0.00110658842318438">
                <text:p>-0.00110658842318438</text:p>
              </table:table-cell>
            </table:table-row>
            <table:table-row>
              <table:table-cell office:value-type="string">
                <text:p>Ligne 581</text:p>
              </table:table-cell>
              <table:table-cell office:value-type="float" office:value="69">
                <text:p>69</text:p>
              </table:table-cell>
              <table:table-cell office:value-type="float" office:value="-0.000837531149116045">
                <text:p>-0.000837531149116045</text:p>
              </table:table-cell>
            </table:table-row>
            <table:table-row>
              <table:table-cell office:value-type="string">
                <text:p>Ligne 582</text:p>
              </table:table-cell>
              <table:table-cell office:value-type="float" office:value="70">
                <text:p>70</text:p>
              </table:table-cell>
              <table:table-cell office:value-type="float" office:value="-0.000737529046244977">
                <text:p>-0.000737529046244977</text:p>
              </table:table-cell>
            </table:table-row>
            <table:table-row>
              <table:table-cell office:value-type="string">
                <text:p>Ligne 583</text:p>
              </table:table-cell>
              <table:table-cell office:value-type="float" office:value="71">
                <text:p>71</text:p>
              </table:table-cell>
              <table:table-cell office:value-type="float" office:value="-0.000992565255055215">
                <text:p>-0.000992565255055215</text:p>
              </table:table-cell>
            </table:table-row>
            <table:table-row>
              <table:table-cell office:value-type="string">
                <text:p>Ligne 584</text:p>
              </table:table-cell>
              <table:table-cell office:value-type="float" office:value="72">
                <text:p>72</text:p>
              </table:table-cell>
              <table:table-cell office:value-type="float" office:value="-0.00029877923218003">
                <text:p>-0.00029877923218003</text:p>
              </table:table-cell>
            </table:table-row>
            <table:table-row>
              <table:table-cell office:value-type="string">
                <text:p>Ligne 585</text:p>
              </table:table-cell>
              <table:table-cell office:value-type="float" office:value="73">
                <text:p>73</text:p>
              </table:table-cell>
              <table:table-cell office:value-type="float" office:value="-0.00147452273881972">
                <text:p>-0.00147452273881972</text:p>
              </table:table-cell>
            </table:table-row>
            <table:table-row>
              <table:table-cell office:value-type="string">
                <text:p>Ligne 586</text:p>
              </table:table-cell>
              <table:table-cell office:value-type="float" office:value="74">
                <text:p>74</text:p>
              </table:table-cell>
              <table:table-cell office:value-type="float" office:value="-0.00169856213513286">
                <text:p>-0.00169856213513286</text:p>
              </table:table-cell>
            </table:table-row>
            <table:table-row>
              <table:table-cell office:value-type="string">
                <text:p>Ligne 587</text:p>
              </table:table-cell>
              <table:table-cell office:value-type="float" office:value="75">
                <text:p>75</text:p>
              </table:table-cell>
              <table:table-cell office:value-type="float" office:value="-0.00219201810857244">
                <text:p>-0.00219201810857244</text:p>
              </table:table-cell>
            </table:table-row>
            <table:table-row>
              <table:table-cell office:value-type="string">
                <text:p>Ligne 588</text:p>
              </table:table-cell>
              <table:table-cell office:value-type="float" office:value="76">
                <text:p>76</text:p>
              </table:table-cell>
              <table:table-cell office:value-type="float" office:value="-0.00129991025931663">
                <text:p>-0.00129991025931663</text:p>
              </table:table-cell>
            </table:table-row>
            <table:table-row>
              <table:table-cell office:value-type="string">
                <text:p>Ligne 589</text:p>
              </table:table-cell>
              <table:table-cell office:value-type="float" office:value="77">
                <text:p>77</text:p>
              </table:table-cell>
              <table:table-cell office:value-type="float" office:value="-0.00127761510454991">
                <text:p>-0.00127761510454991</text:p>
              </table:table-cell>
            </table:table-row>
            <table:table-row>
              <table:table-cell office:value-type="string">
                <text:p>Ligne 590</text:p>
              </table:table-cell>
              <table:table-cell office:value-type="float" office:value="78">
                <text:p>78</text:p>
              </table:table-cell>
              <table:table-cell office:value-type="float" office:value="0.00046429467021344">
                <text:p>0.00046429467021344</text:p>
              </table:table-cell>
            </table:table-row>
            <table:table-row>
              <table:table-cell office:value-type="string">
                <text:p>Ligne 591</text:p>
              </table:table-cell>
              <table:table-cell office:value-type="float" office:value="79">
                <text:p>79</text:p>
              </table:table-cell>
              <table:table-cell office:value-type="float" office:value="0.000706656517600705">
                <text:p>0.000706656517600705</text:p>
              </table:table-cell>
            </table:table-row>
            <table:table-row>
              <table:table-cell office:value-type="string">
                <text:p>Ligne 592</text:p>
              </table:table-cell>
              <table:table-cell office:value-type="float" office:value="80">
                <text:p>80</text:p>
              </table:table-cell>
              <table:table-cell office:value-type="float" office:value="0.00125049630616661">
                <text:p>0.00125049630616661</text:p>
              </table:table-cell>
            </table:table-row>
            <table:table-row>
              <table:table-cell office:value-type="string">
                <text:p>Ligne 593</text:p>
              </table:table-cell>
              <table:table-cell office:value-type="float" office:value="81">
                <text:p>81</text:p>
              </table:table-cell>
              <table:table-cell office:value-type="float" office:value="0.00338912036694079">
                <text:p>0.00338912036694079</text:p>
              </table:table-cell>
            </table:table-row>
            <table:table-row>
              <table:table-cell office:value-type="string">
                <text:p>Ligne 594</text:p>
              </table:table-cell>
              <table:table-cell office:value-type="float" office:value="82">
                <text:p>82</text:p>
              </table:table-cell>
              <table:table-cell office:value-type="float" office:value="0.00522903902853741">
                <text:p>0.00522903902853741</text:p>
              </table:table-cell>
            </table:table-row>
            <table:table-row>
              <table:table-cell office:value-type="string">
                <text:p>Ligne 595</text:p>
              </table:table-cell>
              <table:table-cell office:value-type="float" office:value="83">
                <text:p>83</text:p>
              </table:table-cell>
              <table:table-cell office:value-type="float" office:value="0.00545765916229003">
                <text:p>0.00545765916229003</text:p>
              </table:table-cell>
            </table:table-row>
            <table:table-row>
              <table:table-cell office:value-type="string">
                <text:p>Ligne 596</text:p>
              </table:table-cell>
              <table:table-cell office:value-type="float" office:value="84">
                <text:p>84</text:p>
              </table:table-cell>
              <table:table-cell office:value-type="float" office:value="0.00695172155515801">
                <text:p>0.00695172155515801</text:p>
              </table:table-cell>
            </table:table-row>
            <table:table-row>
              <table:table-cell office:value-type="string">
                <text:p>Ligne 597</text:p>
              </table:table-cell>
              <table:table-cell office:value-type="float" office:value="85">
                <text:p>85</text:p>
              </table:table-cell>
              <table:table-cell office:value-type="float" office:value="0.00678554186410791">
                <text:p>0.00678554186410791</text:p>
              </table:table-cell>
            </table:table-row>
            <table:table-row>
              <table:table-cell office:value-type="string">
                <text:p>Ligne 598</text:p>
              </table:table-cell>
              <table:table-cell office:value-type="float" office:value="86">
                <text:p>86</text:p>
              </table:table-cell>
              <table:table-cell office:value-type="float" office:value="0.00694782059980694">
                <text:p>0.00694782059980694</text:p>
              </table:table-cell>
            </table:table-row>
            <table:table-row>
              <table:table-cell office:value-type="string">
                <text:p>Ligne 599</text:p>
              </table:table-cell>
              <table:table-cell office:value-type="float" office:value="87">
                <text:p>87</text:p>
              </table:table-cell>
              <table:table-cell office:value-type="float" office:value="0.00529784544985098">
                <text:p>0.00529784544985098</text:p>
              </table:table-cell>
            </table:table-row>
            <table:table-row>
              <table:table-cell office:value-type="string">
                <text:p>Ligne 600</text:p>
              </table:table-cell>
              <table:table-cell office:value-type="float" office:value="88">
                <text:p>88</text:p>
              </table:table-cell>
              <table:table-cell office:value-type="float" office:value="0.00721615560928699">
                <text:p>0.00721615560928699</text:p>
              </table:table-cell>
            </table:table-row>
            <table:table-row>
              <table:table-cell office:value-type="string">
                <text:p>Ligne 601</text:p>
              </table:table-cell>
              <table:table-cell office:value-type="float" office:value="89">
                <text:p>89</text:p>
              </table:table-cell>
              <table:table-cell office:value-type="float" office:value="0.00942806186368086">
                <text:p>0.00942806186368086</text:p>
              </table:table-cell>
            </table:table-row>
            <table:table-row>
              <table:table-cell office:value-type="string">
                <text:p>Ligne 602</text:p>
              </table:table-cell>
              <table:table-cell office:value-type="float" office:value="90">
                <text:p>90</text:p>
              </table:table-cell>
              <table:table-cell office:value-type="float" office:value="0.01035460335">
                <text:p>0.01035460335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0.6000003814697pt" style:font-family-asian="'Lucida Sans Unicode'" style:font-family-generic-asian="system" style:font-pitch-asian="variable" style:font-size-asian="20.6000003814697pt" style:font-family-complex="Tahoma" style:font-family-generic-complex="system" style:font-pitch-complex="variable" style:font-size-complex="20.6000003814697pt"/>
    </style:style>
    <style:style style:name="ch3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1000003814697pt" style:font-family-asian="'Lucida Sans Unicode'" style:font-family-generic-asian="system" style:font-pitch-asian="variable" style:font-size-asian="11.1000003814697pt" style:font-family-complex="Tahoma" style:font-family-generic-complex="system" style:font-pitch-complex="variable" style:font-size-complex="11.1000003814697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4.3000001907349pt" style:font-family-asian="'Lucida Sans Unicode'" style:font-family-generic-asian="system" style:font-pitch-asian="variable" style:font-size-asian="14.3000001907349pt" style:font-family-complex="Tahoma" style:font-family-generic-complex="system" style:font-pitch-complex="variable" style:font-size-complex="14.3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1000003814697pt" style:font-family-asian="'Lucida Sans Unicode'" style:font-family-generic-asian="system" style:font-pitch-asian="variable" style:font-size-asian="11.1000003814697pt" style:font-family-complex="Tahoma" style:font-family-generic-complex="system" style:font-pitch-complex="variable" style:font-size-complex="11.100000381469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9.5pt" style:font-family-asian="'Lucida Sans Unicode'" style:font-family-generic-asian="system" style:font-pitch-asian="variable" style:font-size-asian="9.5pt" style:font-family-complex="Tahoma" style:font-family-generic-complex="system" style:font-pitch-complex="variable" style:font-size-complex="9.5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2.684cm" svg:height="11.098cm" chart:class="chart:scatter" chart:style-name="ch1">
        <chart:title svg:x="3.678cm" svg:y="0.221cm" chart:style-name="ch2">
          <text:p>Couple de Roulis</text:p>
        </chart:title>
        <chart:plot-area chart:style-name="ch3" table:cell-range-address="Feuille1.$A$507:.$A$602 Feuille1.$C$507:.$C$602" chart:table-number-list="0 0" svg:x="0.253cm" svg:y="1.463cm" svg:width="11.624cm" svg:height="9.412cm">
          <chart:axis chart:dimension="x" chart:name="primary-x" chart:style-name="ch4">
            <chart:title svg:x="6.141cm" svg:y="10.3cm" chart:style-name="ch5">
              <text:p>incidence</text:p>
            </chart:title>
            <chart:categories table:cell-range-address="local-table.A2:.A97"/>
          </chart:axis>
          <chart:axis chart:dimension="y" chart:name="primary-y" chart:style-name="ch6">
            <chart:title svg:x="0.253cm" svg:y="7.048cm" chart:style-name="ch5">
              <text:p>couple en N.m</text:p>
            </chart:title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Ligne 507</text:p>
              </table:table-cell>
              <table:table-cell office:value-type="float" office:value="-5">
                <text:p>-5</text:p>
              </table:table-cell>
              <table:table-cell office:value-type="float" office:value="-0.00416903412118245">
                <text:p>-0.00416903412118245</text:p>
              </table:table-cell>
            </table:table-row>
            <table:table-row>
              <table:table-cell office:value-type="string">
                <text:p>Ligne 508</text:p>
              </table:table-cell>
              <table:table-cell office:value-type="float" office:value="-4">
                <text:p>-4</text:p>
              </table:table-cell>
              <table:table-cell office:value-type="float" office:value="-0.00422841887701552">
                <text:p>-0.00422841887701552</text:p>
              </table:table-cell>
            </table:table-row>
            <table:table-row>
              <table:table-cell office:value-type="string">
                <text:p>Ligne 509</text:p>
              </table:table-cell>
              <table:table-cell office:value-type="float" office:value="-3">
                <text:p>-3</text:p>
              </table:table-cell>
              <table:table-cell office:value-type="float" office:value="-0.00419563784260018">
                <text:p>-0.00419563784260018</text:p>
              </table:table-cell>
            </table:table-row>
            <table:table-row>
              <table:table-cell office:value-type="string">
                <text:p>Ligne 510</text:p>
              </table:table-cell>
              <table:table-cell office:value-type="float" office:value="-2">
                <text:p>-2</text:p>
              </table:table-cell>
              <table:table-cell office:value-type="float" office:value="-0.00426589736268636">
                <text:p>-0.00426589736268636</text:p>
              </table:table-cell>
            </table:table-row>
            <table:table-row>
              <table:table-cell office:value-type="string">
                <text:p>Ligne 511</text:p>
              </table:table-cell>
              <table:table-cell office:value-type="float" office:value="-1">
                <text:p>-1</text:p>
              </table:table-cell>
              <table:table-cell office:value-type="float" office:value="-0.0043165778743844">
                <text:p>-0.0043165778743844</text:p>
              </table:table-cell>
            </table:table-row>
            <table:table-row>
              <table:table-cell office:value-type="string">
                <text:p>Ligne 512</text:p>
              </table:table-cell>
              <table:table-cell office:value-type="float" office:value="0">
                <text:p>0</text:p>
              </table:table-cell>
              <table:table-cell office:value-type="float" office:value="-0.0043021563">
                <text:p>-0.0043021563</text:p>
              </table:table-cell>
            </table:table-row>
            <table:table-row>
              <table:table-cell office:value-type="string">
                <text:p>Ligne 513</text:p>
              </table:table-cell>
              <table:table-cell office:value-type="float" office:value="1">
                <text:p>1</text:p>
              </table:table-cell>
              <table:table-cell office:value-type="float" office:value="-0.00433237552850472">
                <text:p>-0.00433237552850472</text:p>
              </table:table-cell>
            </table:table-row>
            <table:table-row>
              <table:table-cell office:value-type="string">
                <text:p>Ligne 514</text:p>
              </table:table-cell>
              <table:table-cell office:value-type="float" office:value="2">
                <text:p>2</text:p>
              </table:table-cell>
              <table:table-cell office:value-type="float" office:value="-0.00426258198461589">
                <text:p>-0.00426258198461589</text:p>
              </table:table-cell>
            </table:table-row>
            <table:table-row>
              <table:table-cell office:value-type="string">
                <text:p>Ligne 515</text:p>
              </table:table-cell>
              <table:table-cell office:value-type="float" office:value="3">
                <text:p>3</text:p>
              </table:table-cell>
              <table:table-cell office:value-type="float" office:value="-0.00422557748166989">
                <text:p>-0.00422557748166989</text:p>
              </table:table-cell>
            </table:table-row>
            <table:table-row>
              <table:table-cell office:value-type="string">
                <text:p>Ligne 516</text:p>
              </table:table-cell>
              <table:table-cell office:value-type="float" office:value="4">
                <text:p>4</text:p>
              </table:table-cell>
              <table:table-cell office:value-type="float" office:value="-0.00418639502346485">
                <text:p>-0.00418639502346485</text:p>
              </table:table-cell>
            </table:table-row>
            <table:table-row>
              <table:table-cell office:value-type="string">
                <text:p>Ligne 517</text:p>
              </table:table-cell>
              <table:table-cell office:value-type="float" office:value="5">
                <text:p>5</text:p>
              </table:table-cell>
              <table:table-cell office:value-type="float" office:value="-0.00420720598028286">
                <text:p>-0.00420720598028286</text:p>
              </table:table-cell>
            </table:table-row>
            <table:table-row>
              <table:table-cell office:value-type="string">
                <text:p>Ligne 518</text:p>
              </table:table-cell>
              <table:table-cell office:value-type="float" office:value="6">
                <text:p>6</text:p>
              </table:table-cell>
              <table:table-cell office:value-type="float" office:value="-0.00422394234301156">
                <text:p>-0.00422394234301156</text:p>
              </table:table-cell>
            </table:table-row>
            <table:table-row>
              <table:table-cell office:value-type="string">
                <text:p>Ligne 519</text:p>
              </table:table-cell>
              <table:table-cell office:value-type="float" office:value="7">
                <text:p>7</text:p>
              </table:table-cell>
              <table:table-cell office:value-type="float" office:value="-0.00422829604588104">
                <text:p>-0.00422829604588104</text:p>
              </table:table-cell>
            </table:table-row>
            <table:table-row>
              <table:table-cell office:value-type="string">
                <text:p>Ligne 520</text:p>
              </table:table-cell>
              <table:table-cell office:value-type="float" office:value="8">
                <text:p>8</text:p>
              </table:table-cell>
              <table:table-cell office:value-type="float" office:value="-0.00411219613783953">
                <text:p>-0.00411219613783953</text:p>
              </table:table-cell>
            </table:table-row>
            <table:table-row>
              <table:table-cell office:value-type="string">
                <text:p>Ligne 521</text:p>
              </table:table-cell>
              <table:table-cell office:value-type="float" office:value="9">
                <text:p>9</text:p>
              </table:table-cell>
              <table:table-cell office:value-type="float" office:value="-0.00408612528258101">
                <text:p>-0.00408612528258101</text:p>
              </table:table-cell>
            </table:table-row>
            <table:table-row>
              <table:table-cell office:value-type="string">
                <text:p>Ligne 522</text:p>
              </table:table-cell>
              <table:table-cell office:value-type="float" office:value="10">
                <text:p>10</text:p>
              </table:table-cell>
              <table:table-cell office:value-type="float" office:value="-0.00399827906901304">
                <text:p>-0.00399827906901304</text:p>
              </table:table-cell>
            </table:table-row>
            <table:table-row>
              <table:table-cell office:value-type="string">
                <text:p>Ligne 523</text:p>
              </table:table-cell>
              <table:table-cell office:value-type="float" office:value="11">
                <text:p>11</text:p>
              </table:table-cell>
              <table:table-cell office:value-type="float" office:value="-0.00396474735736392">
                <text:p>-0.00396474735736392</text:p>
              </table:table-cell>
            </table:table-row>
            <table:table-row>
              <table:table-cell office:value-type="string">
                <text:p>Ligne 524</text:p>
              </table:table-cell>
              <table:table-cell office:value-type="float" office:value="12">
                <text:p>12</text:p>
              </table:table-cell>
              <table:table-cell office:value-type="float" office:value="-0.00394099834912189">
                <text:p>-0.00394099834912189</text:p>
              </table:table-cell>
            </table:table-row>
            <table:table-row>
              <table:table-cell office:value-type="string">
                <text:p>Ligne 525</text:p>
              </table:table-cell>
              <table:table-cell office:value-type="float" office:value="13">
                <text:p>13</text:p>
              </table:table-cell>
              <table:table-cell office:value-type="float" office:value="-0.00393706555222268">
                <text:p>-0.00393706555222268</text:p>
              </table:table-cell>
            </table:table-row>
            <table:table-row>
              <table:table-cell office:value-type="string">
                <text:p>Ligne 526</text:p>
              </table:table-cell>
              <table:table-cell office:value-type="float" office:value="14">
                <text:p>14</text:p>
              </table:table-cell>
              <table:table-cell office:value-type="float" office:value="-0.00392179219233796">
                <text:p>-0.00392179219233796</text:p>
              </table:table-cell>
            </table:table-row>
            <table:table-row>
              <table:table-cell office:value-type="string">
                <text:p>Ligne 527</text:p>
              </table:table-cell>
              <table:table-cell office:value-type="float" office:value="15">
                <text:p>15</text:p>
              </table:table-cell>
              <table:table-cell office:value-type="float" office:value="-0.00392828919302126">
                <text:p>-0.00392828919302126</text:p>
              </table:table-cell>
            </table:table-row>
            <table:table-row>
              <table:table-cell office:value-type="string">
                <text:p>Ligne 528</text:p>
              </table:table-cell>
              <table:table-cell office:value-type="float" office:value="16">
                <text:p>16</text:p>
              </table:table-cell>
              <table:table-cell office:value-type="float" office:value="-0.00390285214970972">
                <text:p>-0.00390285214970972</text:p>
              </table:table-cell>
            </table:table-row>
            <table:table-row>
              <table:table-cell office:value-type="string">
                <text:p>Ligne 529</text:p>
              </table:table-cell>
              <table:table-cell office:value-type="float" office:value="17">
                <text:p>17</text:p>
              </table:table-cell>
              <table:table-cell office:value-type="float" office:value="-0.00389485961426268">
                <text:p>-0.00389485961426268</text:p>
              </table:table-cell>
            </table:table-row>
            <table:table-row>
              <table:table-cell office:value-type="string">
                <text:p>Ligne 530</text:p>
              </table:table-cell>
              <table:table-cell office:value-type="float" office:value="18">
                <text:p>18</text:p>
              </table:table-cell>
              <table:table-cell office:value-type="float" office:value="-0.00386719452220584">
                <text:p>-0.00386719452220584</text:p>
              </table:table-cell>
            </table:table-row>
            <table:table-row>
              <table:table-cell office:value-type="string">
                <text:p>Ligne 531</text:p>
              </table:table-cell>
              <table:table-cell office:value-type="float" office:value="19">
                <text:p>19</text:p>
              </table:table-cell>
              <table:table-cell office:value-type="float" office:value="-0.00378424047847678">
                <text:p>-0.00378424047847678</text:p>
              </table:table-cell>
            </table:table-row>
            <table:table-row>
              <table:table-cell office:value-type="string">
                <text:p>Ligne 532</text:p>
              </table:table-cell>
              <table:table-cell office:value-type="float" office:value="20">
                <text:p>20</text:p>
              </table:table-cell>
              <table:table-cell office:value-type="float" office:value="-0.00382805624654586">
                <text:p>-0.00382805624654586</text:p>
              </table:table-cell>
            </table:table-row>
            <table:table-row>
              <table:table-cell office:value-type="string">
                <text:p>Ligne 533</text:p>
              </table:table-cell>
              <table:table-cell office:value-type="float" office:value="21">
                <text:p>21</text:p>
              </table:table-cell>
              <table:table-cell office:value-type="float" office:value="-0.00377650326526395">
                <text:p>-0.00377650326526395</text:p>
              </table:table-cell>
            </table:table-row>
            <table:table-row>
              <table:table-cell office:value-type="string">
                <text:p>Ligne 534</text:p>
              </table:table-cell>
              <table:table-cell office:value-type="float" office:value="22">
                <text:p>22</text:p>
              </table:table-cell>
              <table:table-cell office:value-type="float" office:value="-0.00378928582205782">
                <text:p>-0.00378928582205782</text:p>
              </table:table-cell>
            </table:table-row>
            <table:table-row>
              <table:table-cell office:value-type="string">
                <text:p>Ligne 535</text:p>
              </table:table-cell>
              <table:table-cell office:value-type="float" office:value="23">
                <text:p>23</text:p>
              </table:table-cell>
              <table:table-cell office:value-type="float" office:value="-0.00376428761633746">
                <text:p>-0.00376428761633746</text:p>
              </table:table-cell>
            </table:table-row>
            <table:table-row>
              <table:table-cell office:value-type="string">
                <text:p>Ligne 536</text:p>
              </table:table-cell>
              <table:table-cell office:value-type="float" office:value="24">
                <text:p>24</text:p>
              </table:table-cell>
              <table:table-cell office:value-type="float" office:value="-0.00371417464173979">
                <text:p>-0.00371417464173979</text:p>
              </table:table-cell>
            </table:table-row>
            <table:table-row>
              <table:table-cell office:value-type="string">
                <text:p>Ligne 537</text:p>
              </table:table-cell>
              <table:table-cell office:value-type="float" office:value="25">
                <text:p>25</text:p>
              </table:table-cell>
              <table:table-cell office:value-type="float" office:value="-0.0037422574009033">
                <text:p>-0.0037422574009033</text:p>
              </table:table-cell>
            </table:table-row>
            <table:table-row>
              <table:table-cell office:value-type="string">
                <text:p>Ligne 538</text:p>
              </table:table-cell>
              <table:table-cell office:value-type="float" office:value="26">
                <text:p>26</text:p>
              </table:table-cell>
              <table:table-cell office:value-type="float" office:value="-0.00372574545895136">
                <text:p>-0.00372574545895136</text:p>
              </table:table-cell>
            </table:table-row>
            <table:table-row>
              <table:table-cell office:value-type="string">
                <text:p>Ligne 539</text:p>
              </table:table-cell>
              <table:table-cell office:value-type="float" office:value="27">
                <text:p>27</text:p>
              </table:table-cell>
              <table:table-cell office:value-type="float" office:value="-0.00368355450981052">
                <text:p>-0.00368355450981052</text:p>
              </table:table-cell>
            </table:table-row>
            <table:table-row>
              <table:table-cell office:value-type="string">
                <text:p>Ligne 540</text:p>
              </table:table-cell>
              <table:table-cell office:value-type="float" office:value="28">
                <text:p>28</text:p>
              </table:table-cell>
              <table:table-cell office:value-type="float" office:value="-0.00367808838383842">
                <text:p>-0.00367808838383842</text:p>
              </table:table-cell>
            </table:table-row>
            <table:table-row>
              <table:table-cell office:value-type="string">
                <text:p>Ligne 541</text:p>
              </table:table-cell>
              <table:table-cell office:value-type="float" office:value="29">
                <text:p>29</text:p>
              </table:table-cell>
              <table:table-cell office:value-type="float" office:value="-0.00366306322077849">
                <text:p>-0.00366306322077849</text:p>
              </table:table-cell>
            </table:table-row>
            <table:table-row>
              <table:table-cell office:value-type="string">
                <text:p>Ligne 542</text:p>
              </table:table-cell>
              <table:table-cell office:value-type="float" office:value="30">
                <text:p>30</text:p>
              </table:table-cell>
              <table:table-cell office:value-type="float" office:value="-0.00364581692466889">
                <text:p>-0.00364581692466889</text:p>
              </table:table-cell>
            </table:table-row>
            <table:table-row>
              <table:table-cell office:value-type="string">
                <text:p>Ligne 543</text:p>
              </table:table-cell>
              <table:table-cell office:value-type="float" office:value="31">
                <text:p>31</text:p>
              </table:table-cell>
              <table:table-cell office:value-type="float" office:value="-0.00393598130105304">
                <text:p>-0.00393598130105304</text:p>
              </table:table-cell>
            </table:table-row>
            <table:table-row>
              <table:table-cell office:value-type="string">
                <text:p>Ligne 544</text:p>
              </table:table-cell>
              <table:table-cell office:value-type="float" office:value="32">
                <text:p>32</text:p>
              </table:table-cell>
              <table:table-cell office:value-type="float" office:value="-0.00394518779427328">
                <text:p>-0.00394518779427328</text:p>
              </table:table-cell>
            </table:table-row>
            <table:table-row>
              <table:table-cell office:value-type="string">
                <text:p>Ligne 545</text:p>
              </table:table-cell>
              <table:table-cell office:value-type="float" office:value="33">
                <text:p>33</text:p>
              </table:table-cell>
              <table:table-cell office:value-type="float" office:value="-0.00403400451371926">
                <text:p>-0.00403400451371926</text:p>
              </table:table-cell>
            </table:table-row>
            <table:table-row>
              <table:table-cell office:value-type="string">
                <text:p>Ligne 546</text:p>
              </table:table-cell>
              <table:table-cell office:value-type="float" office:value="34">
                <text:p>34</text:p>
              </table:table-cell>
              <table:table-cell office:value-type="float" office:value="-0.00405295895225423">
                <text:p>-0.00405295895225423</text:p>
              </table:table-cell>
            </table:table-row>
            <table:table-row>
              <table:table-cell office:value-type="string">
                <text:p>Ligne 547</text:p>
              </table:table-cell>
              <table:table-cell office:value-type="float" office:value="35">
                <text:p>35</text:p>
              </table:table-cell>
              <table:table-cell office:value-type="float" office:value="-0.00410013398600492">
                <text:p>-0.00410013398600492</text:p>
              </table:table-cell>
            </table:table-row>
            <table:table-row>
              <table:table-cell office:value-type="string">
                <text:p>Ligne 548</text:p>
              </table:table-cell>
              <table:table-cell office:value-type="float" office:value="36">
                <text:p>36</text:p>
              </table:table-cell>
              <table:table-cell office:value-type="float" office:value="-0.0041431374763427">
                <text:p>-0.0041431374763427</text:p>
              </table:table-cell>
            </table:table-row>
            <table:table-row>
              <table:table-cell office:value-type="string">
                <text:p>Ligne 549</text:p>
              </table:table-cell>
              <table:table-cell office:value-type="float" office:value="37">
                <text:p>37</text:p>
              </table:table-cell>
              <table:table-cell office:value-type="float" office:value="-0.00431791360138998">
                <text:p>-0.00431791360138998</text:p>
              </table:table-cell>
            </table:table-row>
            <table:table-row>
              <table:table-cell office:value-type="string">
                <text:p>Ligne 550</text:p>
              </table:table-cell>
              <table:table-cell office:value-type="float" office:value="38">
                <text:p>38</text:p>
              </table:table-cell>
              <table:table-cell office:value-type="float" office:value="-0.00435995717175813">
                <text:p>-0.00435995717175813</text:p>
              </table:table-cell>
            </table:table-row>
            <table:table-row>
              <table:table-cell office:value-type="string">
                <text:p>Ligne 551</text:p>
              </table:table-cell>
              <table:table-cell office:value-type="float" office:value="39">
                <text:p>39</text:p>
              </table:table-cell>
              <table:table-cell office:value-type="float" office:value="-0.00439648514019869">
                <text:p>-0.00439648514019869</text:p>
              </table:table-cell>
            </table:table-row>
            <table:table-row>
              <table:table-cell office:value-type="string">
                <text:p>Ligne 552</text:p>
              </table:table-cell>
              <table:table-cell office:value-type="float" office:value="40">
                <text:p>40</text:p>
              </table:table-cell>
              <table:table-cell office:value-type="float" office:value="-0.0043803489527768">
                <text:p>-0.0043803489527768</text:p>
              </table:table-cell>
            </table:table-row>
            <table:table-row>
              <table:table-cell office:value-type="string">
                <text:p>Ligne 553</text:p>
              </table:table-cell>
              <table:table-cell office:value-type="float" office:value="41">
                <text:p>41</text:p>
              </table:table-cell>
              <table:table-cell office:value-type="float" office:value="-0.0043596768130405">
                <text:p>-0.0043596768130405</text:p>
              </table:table-cell>
            </table:table-row>
            <table:table-row>
              <table:table-cell office:value-type="string">
                <text:p>Ligne 554</text:p>
              </table:table-cell>
              <table:table-cell office:value-type="float" office:value="42">
                <text:p>42</text:p>
              </table:table-cell>
              <table:table-cell office:value-type="float" office:value="-0.00443294247687296">
                <text:p>-0.00443294247687296</text:p>
              </table:table-cell>
            </table:table-row>
            <table:table-row>
              <table:table-cell office:value-type="string">
                <text:p>Ligne 555</text:p>
              </table:table-cell>
              <table:table-cell office:value-type="float" office:value="43">
                <text:p>43</text:p>
              </table:table-cell>
              <table:table-cell office:value-type="float" office:value="-0.0045096367775765">
                <text:p>-0.0045096367775765</text:p>
              </table:table-cell>
            </table:table-row>
            <table:table-row>
              <table:table-cell office:value-type="string">
                <text:p>Ligne 556</text:p>
              </table:table-cell>
              <table:table-cell office:value-type="float" office:value="44">
                <text:p>44</text:p>
              </table:table-cell>
              <table:table-cell office:value-type="float" office:value="-0.00462411419721539">
                <text:p>-0.00462411419721539</text:p>
              </table:table-cell>
            </table:table-row>
            <table:table-row>
              <table:table-cell office:value-type="string">
                <text:p>Ligne 557</text:p>
              </table:table-cell>
              <table:table-cell office:value-type="float" office:value="45">
                <text:p>45</text:p>
              </table:table-cell>
              <table:table-cell office:value-type="float" office:value="-0.00475389225423533">
                <text:p>-0.00475389225423533</text:p>
              </table:table-cell>
            </table:table-row>
            <table:table-row>
              <table:table-cell office:value-type="string">
                <text:p>Ligne 558</text:p>
              </table:table-cell>
              <table:table-cell office:value-type="float" office:value="46">
                <text:p>46</text:p>
              </table:table-cell>
              <table:table-cell office:value-type="float" office:value="-0.00473589147005024">
                <text:p>-0.00473589147005024</text:p>
              </table:table-cell>
            </table:table-row>
            <table:table-row>
              <table:table-cell office:value-type="string">
                <text:p>Ligne 559</text:p>
              </table:table-cell>
              <table:table-cell office:value-type="float" office:value="47">
                <text:p>47</text:p>
              </table:table-cell>
              <table:table-cell office:value-type="float" office:value="-0.00474251077587457">
                <text:p>-0.00474251077587457</text:p>
              </table:table-cell>
            </table:table-row>
            <table:table-row>
              <table:table-cell office:value-type="string">
                <text:p>Ligne 560</text:p>
              </table:table-cell>
              <table:table-cell office:value-type="float" office:value="48">
                <text:p>48</text:p>
              </table:table-cell>
              <table:table-cell office:value-type="float" office:value="-0.00468111148087926">
                <text:p>-0.00468111148087926</text:p>
              </table:table-cell>
            </table:table-row>
            <table:table-row>
              <table:table-cell office:value-type="string">
                <text:p>Ligne 561</text:p>
              </table:table-cell>
              <table:table-cell office:value-type="float" office:value="49">
                <text:p>49</text:p>
              </table:table-cell>
              <table:table-cell office:value-type="float" office:value="-0.00465922628159264">
                <text:p>-0.00465922628159264</text:p>
              </table:table-cell>
            </table:table-row>
            <table:table-row>
              <table:table-cell office:value-type="string">
                <text:p>Ligne 562</text:p>
              </table:table-cell>
              <table:table-cell office:value-type="float" office:value="50">
                <text:p>50</text:p>
              </table:table-cell>
              <table:table-cell office:value-type="float" office:value="-0.00459376005967131">
                <text:p>-0.00459376005967131</text:p>
              </table:table-cell>
            </table:table-row>
            <table:table-row>
              <table:table-cell office:value-type="string">
                <text:p>Ligne 563</text:p>
              </table:table-cell>
              <table:table-cell office:value-type="float" office:value="51">
                <text:p>51</text:p>
              </table:table-cell>
              <table:table-cell office:value-type="float" office:value="-0.00459715745080591">
                <text:p>-0.00459715745080591</text:p>
              </table:table-cell>
            </table:table-row>
            <table:table-row>
              <table:table-cell office:value-type="string">
                <text:p>Ligne 564</text:p>
              </table:table-cell>
              <table:table-cell office:value-type="float" office:value="52">
                <text:p>52</text:p>
              </table:table-cell>
              <table:table-cell office:value-type="float" office:value="-0.00453825467552467">
                <text:p>-0.00453825467552467</text:p>
              </table:table-cell>
            </table:table-row>
            <table:table-row>
              <table:table-cell office:value-type="string">
                <text:p>Ligne 565</text:p>
              </table:table-cell>
              <table:table-cell office:value-type="float" office:value="53">
                <text:p>53</text:p>
              </table:table-cell>
              <table:table-cell office:value-type="float" office:value="-0.00450986181210555">
                <text:p>-0.00450986181210555</text:p>
              </table:table-cell>
            </table:table-row>
            <table:table-row>
              <table:table-cell office:value-type="string">
                <text:p>Ligne 566</text:p>
              </table:table-cell>
              <table:table-cell office:value-type="float" office:value="54">
                <text:p>54</text:p>
              </table:table-cell>
              <table:table-cell office:value-type="float" office:value="-0.00462620452669083">
                <text:p>-0.00462620452669083</text:p>
              </table:table-cell>
            </table:table-row>
            <table:table-row>
              <table:table-cell office:value-type="string">
                <text:p>Ligne 567</text:p>
              </table:table-cell>
              <table:table-cell office:value-type="float" office:value="55">
                <text:p>55</text:p>
              </table:table-cell>
              <table:table-cell office:value-type="float" office:value="-0.0046542295707726">
                <text:p>-0.0046542295707726</text:p>
              </table:table-cell>
            </table:table-row>
            <table:table-row>
              <table:table-cell office:value-type="string">
                <text:p>Ligne 568</text:p>
              </table:table-cell>
              <table:table-cell office:value-type="float" office:value="56">
                <text:p>56</text:p>
              </table:table-cell>
              <table:table-cell office:value-type="float" office:value="-0.00467354179394562">
                <text:p>-0.00467354179394562</text:p>
              </table:table-cell>
            </table:table-row>
            <table:table-row>
              <table:table-cell office:value-type="string">
                <text:p>Ligne 569</text:p>
              </table:table-cell>
              <table:table-cell office:value-type="float" office:value="57">
                <text:p>57</text:p>
              </table:table-cell>
              <table:table-cell office:value-type="float" office:value="-0.00459668013198063">
                <text:p>-0.00459668013198063</text:p>
              </table:table-cell>
            </table:table-row>
            <table:table-row>
              <table:table-cell office:value-type="string">
                <text:p>Ligne 570</text:p>
              </table:table-cell>
              <table:table-cell office:value-type="float" office:value="58">
                <text:p>58</text:p>
              </table:table-cell>
              <table:table-cell office:value-type="float" office:value="-0.00451513442883272">
                <text:p>-0.00451513442883272</text:p>
              </table:table-cell>
            </table:table-row>
            <table:table-row>
              <table:table-cell office:value-type="string">
                <text:p>Ligne 571</text:p>
              </table:table-cell>
              <table:table-cell office:value-type="float" office:value="59">
                <text:p>59</text:p>
              </table:table-cell>
              <table:table-cell office:value-type="float" office:value="-0.004504672503835">
                <text:p>-0.004504672503835</text:p>
              </table:table-cell>
            </table:table-row>
            <table:table-row>
              <table:table-cell office:value-type="string">
                <text:p>Ligne 572</text:p>
              </table:table-cell>
              <table:table-cell office:value-type="float" office:value="60">
                <text:p>60</text:p>
              </table:table-cell>
              <table:table-cell office:value-type="float" office:value="-0.00443337107092715">
                <text:p>-0.00443337107092715</text:p>
              </table:table-cell>
            </table:table-row>
            <table:table-row>
              <table:table-cell office:value-type="string">
                <text:p>Ligne 573</text:p>
              </table:table-cell>
              <table:table-cell office:value-type="float" office:value="61">
                <text:p>61</text:p>
              </table:table-cell>
              <table:table-cell office:value-type="float" office:value="-0.00307178054243708">
                <text:p>-0.00307178054243708</text:p>
              </table:table-cell>
            </table:table-row>
            <table:table-row>
              <table:table-cell office:value-type="string">
                <text:p>Ligne 574</text:p>
              </table:table-cell>
              <table:table-cell office:value-type="float" office:value="62">
                <text:p>62</text:p>
              </table:table-cell>
              <table:table-cell office:value-type="float" office:value="-0.00294957232552182">
                <text:p>-0.00294957232552182</text:p>
              </table:table-cell>
            </table:table-row>
            <table:table-row>
              <table:table-cell office:value-type="string">
                <text:p>Ligne 575</text:p>
              </table:table-cell>
              <table:table-cell office:value-type="float" office:value="63">
                <text:p>63</text:p>
              </table:table-cell>
              <table:table-cell office:value-type="float" office:value="-0.00287081474509488">
                <text:p>-0.00287081474509488</text:p>
              </table:table-cell>
            </table:table-row>
            <table:table-row>
              <table:table-cell office:value-type="string">
                <text:p>Ligne 576</text:p>
              </table:table-cell>
              <table:table-cell office:value-type="float" office:value="64">
                <text:p>64</text:p>
              </table:table-cell>
              <table:table-cell office:value-type="float" office:value="-0.00269735109517234">
                <text:p>-0.00269735109517234</text:p>
              </table:table-cell>
            </table:table-row>
            <table:table-row>
              <table:table-cell office:value-type="string">
                <text:p>Ligne 577</text:p>
              </table:table-cell>
              <table:table-cell office:value-type="float" office:value="65">
                <text:p>65</text:p>
              </table:table-cell>
              <table:table-cell office:value-type="float" office:value="-0.00236107126098867">
                <text:p>-0.00236107126098867</text:p>
              </table:table-cell>
            </table:table-row>
            <table:table-row>
              <table:table-cell office:value-type="string">
                <text:p>Ligne 578</text:p>
              </table:table-cell>
              <table:table-cell office:value-type="float" office:value="66">
                <text:p>66</text:p>
              </table:table-cell>
              <table:table-cell office:value-type="float" office:value="-0.00218900493910388">
                <text:p>-0.00218900493910388</text:p>
              </table:table-cell>
            </table:table-row>
            <table:table-row>
              <table:table-cell office:value-type="string">
                <text:p>Ligne 579</text:p>
              </table:table-cell>
              <table:table-cell office:value-type="float" office:value="67">
                <text:p>67</text:p>
              </table:table-cell>
              <table:table-cell office:value-type="float" office:value="-0.00216397271828471">
                <text:p>-0.00216397271828471</text:p>
              </table:table-cell>
            </table:table-row>
            <table:table-row>
              <table:table-cell office:value-type="string">
                <text:p>Ligne 580</text:p>
              </table:table-cell>
              <table:table-cell office:value-type="float" office:value="68">
                <text:p>68</text:p>
              </table:table-cell>
              <table:table-cell office:value-type="float" office:value="-0.00199343416132517">
                <text:p>-0.00199343416132517</text:p>
              </table:table-cell>
            </table:table-row>
            <table:table-row>
              <table:table-cell office:value-type="string">
                <text:p>Ligne 581</text:p>
              </table:table-cell>
              <table:table-cell office:value-type="float" office:value="69">
                <text:p>69</text:p>
              </table:table-cell>
              <table:table-cell office:value-type="float" office:value="-0.00175271794924884">
                <text:p>-0.00175271794924884</text:p>
              </table:table-cell>
            </table:table-row>
            <table:table-row>
              <table:table-cell office:value-type="string">
                <text:p>Ligne 582</text:p>
              </table:table-cell>
              <table:table-cell office:value-type="float" office:value="70">
                <text:p>70</text:p>
              </table:table-cell>
              <table:table-cell office:value-type="float" office:value="-0.00147436271654963">
                <text:p>-0.00147436271654963</text:p>
              </table:table-cell>
            </table:table-row>
            <table:table-row>
              <table:table-cell office:value-type="string">
                <text:p>Ligne 583</text:p>
              </table:table-cell>
              <table:table-cell office:value-type="float" office:value="71">
                <text:p>71</text:p>
              </table:table-cell>
              <table:table-cell office:value-type="float" office:value="-0.00119638740312384">
                <text:p>-0.00119638740312384</text:p>
              </table:table-cell>
            </table:table-row>
            <table:table-row>
              <table:table-cell office:value-type="string">
                <text:p>Ligne 584</text:p>
              </table:table-cell>
              <table:table-cell office:value-type="float" office:value="72">
                <text:p>72</text:p>
              </table:table-cell>
              <table:table-cell office:value-type="float" office:value="-0.000666253371333066">
                <text:p>-0.000666253371333066</text:p>
              </table:table-cell>
            </table:table-row>
            <table:table-row>
              <table:table-cell office:value-type="string">
                <text:p>Ligne 585</text:p>
              </table:table-cell>
              <table:table-cell office:value-type="float" office:value="73">
                <text:p>73</text:p>
              </table:table-cell>
              <table:table-cell office:value-type="float" office:value="-0.000107532694112353">
                <text:p>-0.000107532694112353</text:p>
              </table:table-cell>
            </table:table-row>
            <table:table-row>
              <table:table-cell office:value-type="string">
                <text:p>Ligne 586</text:p>
              </table:table-cell>
              <table:table-cell office:value-type="float" office:value="74">
                <text:p>74</text:p>
              </table:table-cell>
              <table:table-cell office:value-type="float" office:value="0.000279317433031609">
                <text:p>0.000279317433031609</text:p>
              </table:table-cell>
            </table:table-row>
            <table:table-row>
              <table:table-cell office:value-type="string">
                <text:p>Ligne 587</text:p>
              </table:table-cell>
              <table:table-cell office:value-type="float" office:value="75">
                <text:p>75</text:p>
              </table:table-cell>
              <table:table-cell office:value-type="float" office:value="0.000595969484016646">
                <text:p>0.000595969484016646</text:p>
              </table:table-cell>
            </table:table-row>
            <table:table-row>
              <table:table-cell office:value-type="string">
                <text:p>Ligne 588</text:p>
              </table:table-cell>
              <table:table-cell office:value-type="float" office:value="76">
                <text:p>76</text:p>
              </table:table-cell>
              <table:table-cell office:value-type="float" office:value="0.000825949191832991">
                <text:p>0.000825949191832991</text:p>
              </table:table-cell>
            </table:table-row>
            <table:table-row>
              <table:table-cell office:value-type="string">
                <text:p>Ligne 589</text:p>
              </table:table-cell>
              <table:table-cell office:value-type="float" office:value="77">
                <text:p>77</text:p>
              </table:table-cell>
              <table:table-cell office:value-type="float" office:value="0.00118838334841606">
                <text:p>0.00118838334841606</text:p>
              </table:table-cell>
            </table:table-row>
            <table:table-row>
              <table:table-cell office:value-type="string">
                <text:p>Ligne 590</text:p>
              </table:table-cell>
              <table:table-cell office:value-type="float" office:value="78">
                <text:p>78</text:p>
              </table:table-cell>
              <table:table-cell office:value-type="float" office:value="0.00125630108278124">
                <text:p>0.00125630108278124</text:p>
              </table:table-cell>
            </table:table-row>
            <table:table-row>
              <table:table-cell office:value-type="string">
                <text:p>Ligne 591</text:p>
              </table:table-cell>
              <table:table-cell office:value-type="float" office:value="79">
                <text:p>79</text:p>
              </table:table-cell>
              <table:table-cell office:value-type="float" office:value="0.00159800958210049">
                <text:p>0.00159800958210049</text:p>
              </table:table-cell>
            </table:table-row>
            <table:table-row>
              <table:table-cell office:value-type="string">
                <text:p>Ligne 592</text:p>
              </table:table-cell>
              <table:table-cell office:value-type="float" office:value="80">
                <text:p>80</text:p>
              </table:table-cell>
              <table:table-cell office:value-type="float" office:value="0.00154883351606408">
                <text:p>0.00154883351606408</text:p>
              </table:table-cell>
            </table:table-row>
            <table:table-row>
              <table:table-cell office:value-type="string">
                <text:p>Ligne 593</text:p>
              </table:table-cell>
              <table:table-cell office:value-type="float" office:value="81">
                <text:p>81</text:p>
              </table:table-cell>
              <table:table-cell office:value-type="float" office:value="0.00167990077270687">
                <text:p>0.00167990077270687</text:p>
              </table:table-cell>
            </table:table-row>
            <table:table-row>
              <table:table-cell office:value-type="string">
                <text:p>Ligne 594</text:p>
              </table:table-cell>
              <table:table-cell office:value-type="float" office:value="82">
                <text:p>82</text:p>
              </table:table-cell>
              <table:table-cell office:value-type="float" office:value="0.00212750483242389">
                <text:p>0.00212750483242389</text:p>
              </table:table-cell>
            </table:table-row>
            <table:table-row>
              <table:table-cell office:value-type="string">
                <text:p>Ligne 595</text:p>
              </table:table-cell>
              <table:table-cell office:value-type="float" office:value="83">
                <text:p>83</text:p>
              </table:table-cell>
              <table:table-cell office:value-type="float" office:value="0.00264924707459608">
                <text:p>0.00264924707459608</text:p>
              </table:table-cell>
            </table:table-row>
            <table:table-row>
              <table:table-cell office:value-type="string">
                <text:p>Ligne 596</text:p>
              </table:table-cell>
              <table:table-cell office:value-type="float" office:value="84">
                <text:p>84</text:p>
              </table:table-cell>
              <table:table-cell office:value-type="float" office:value="0.00299460422650871">
                <text:p>0.00299460422650871</text:p>
              </table:table-cell>
            </table:table-row>
            <table:table-row>
              <table:table-cell office:value-type="string">
                <text:p>Ligne 597</text:p>
              </table:table-cell>
              <table:table-cell office:value-type="float" office:value="85">
                <text:p>85</text:p>
              </table:table-cell>
              <table:table-cell office:value-type="float" office:value="0.00306855105429414">
                <text:p>0.00306855105429414</text:p>
              </table:table-cell>
            </table:table-row>
            <table:table-row>
              <table:table-cell office:value-type="string">
                <text:p>Ligne 598</text:p>
              </table:table-cell>
              <table:table-cell office:value-type="float" office:value="86">
                <text:p>86</text:p>
              </table:table-cell>
              <table:table-cell office:value-type="float" office:value="0.00318553361503118">
                <text:p>0.00318553361503118</text:p>
              </table:table-cell>
            </table:table-row>
            <table:table-row>
              <table:table-cell office:value-type="string">
                <text:p>Ligne 599</text:p>
              </table:table-cell>
              <table:table-cell office:value-type="float" office:value="87">
                <text:p>87</text:p>
              </table:table-cell>
              <table:table-cell office:value-type="float" office:value="0.00327019176680757">
                <text:p>0.00327019176680757</text:p>
              </table:table-cell>
            </table:table-row>
            <table:table-row>
              <table:table-cell office:value-type="string">
                <text:p>Ligne 600</text:p>
              </table:table-cell>
              <table:table-cell office:value-type="float" office:value="88">
                <text:p>88</text:p>
              </table:table-cell>
              <table:table-cell office:value-type="float" office:value="0.00338138121996839">
                <text:p>0.00338138121996839</text:p>
              </table:table-cell>
            </table:table-row>
            <table:table-row>
              <table:table-cell office:value-type="string">
                <text:p>Ligne 601</text:p>
              </table:table-cell>
              <table:table-cell office:value-type="float" office:value="89">
                <text:p>89</text:p>
              </table:table-cell>
              <table:table-cell office:value-type="float" office:value="0.00326059767237938">
                <text:p>0.00326059767237938</text:p>
              </table:table-cell>
            </table:table-row>
            <table:table-row>
              <table:table-cell office:value-type="string">
                <text:p>Ligne 602</text:p>
              </table:table-cell>
              <table:table-cell office:value-type="float" office:value="90">
                <text:p>90</text:p>
              </table:table-cell>
              <table:table-cell office:value-type="float" office:value="0.00329884815">
                <text:p>0.00329884815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0.03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2.12cm" svg:y="0.14cm" chart:style-name="ch2">
          <text:p>Couple de Tangage</text:p>
        </chart:title>
        <chart:legend chart:legend-position="end" svg:x="6.516cm" svg:y="3.298cm" chart:style-name="ch3"/>
        <chart:plot-area chart:style-name="ch4" table:cell-range-address="Feuille1.$A$507:.$A$602 Feuille1.$D$507:.$D$602" chart:table-number-list="0 0" svg:x="0.16cm" svg:y="0.923cm" svg:width="6.037cm" svg:height="5.93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0110852408">
                <text:p>0.0110852408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0048690656">
                <text:p>0.0048690656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0065070128">
                <text:p>0.0065070128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005799096">
                <text:p>0.005799096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0059932448">
                <text:p>0.0059932448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010513532">
                <text:p>0.010513532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0081013632">
                <text:p>0.0081013632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0106919">
                <text:p>0.0106919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0096950632">
                <text:p>0.0096950632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0069299696">
                <text:p>0.0069299696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0081690144">
                <text:p>0.0081690144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0080283096">
                <text:p>0.0080283096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0081759096">
                <text:p>0.0081759096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0072593288">
                <text:p>0.0072593288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0068017984">
                <text:p>0.0068017984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0067799944">
                <text:p>0.0067799944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0068045048">
                <text:p>0.0068045048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0068710016">
                <text:p>0.0068710016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0068909096">
                <text:p>0.0068909096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0069272592">
                <text:p>0.0069272592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0068754528">
                <text:p>0.0068754528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006897524">
                <text:p>0.006897524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0068735288">
                <text:p>0.0068735288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0069150664">
                <text:p>0.0069150664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0069885448">
                <text:p>0.0069885448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0069206832">
                <text:p>0.0069206832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00677878319999999">
                <text:p>0.00677878319999999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00682898">
                <text:p>0.00682898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00682646">
                <text:p>0.00682646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006727824">
                <text:p>0.006727824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0066668872">
                <text:p>0.0066668872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0068568448">
                <text:p>0.0068568448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007084236">
                <text:p>0.007084236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007201304">
                <text:p>0.007201304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00726895039999999">
                <text:p>0.00726895039999999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0077696112">
                <text:p>0.0077696112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00941157596660625">
                <text:p>0.00941157596660625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0100534608323051">
                <text:p>0.0100534608323051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00995875645106921">
                <text:p>0.00995875645106921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0102202642532773">
                <text:p>0.0102202642532773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00973234069104284">
                <text:p>0.00973234069104284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00973055737153137">
                <text:p>0.00973055737153137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00948494979573681">
                <text:p>0.00948494979573681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0095046833969976">
                <text:p>0.0095046833969976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00905452547057142">
                <text:p>0.00905452547057142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00907272447481671">
                <text:p>0.00907272447481671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00862025322133194">
                <text:p>0.00862025322133194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00857269179897642">
                <text:p>0.00857269179897642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00921165781265439">
                <text:p>0.00921165781265439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00926644465815876">
                <text:p>0.00926644465815876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00959037557147159">
                <text:p>0.00959037557147159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00980817195385917">
                <text:p>0.00980817195385917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00996178546152149">
                <text:p>0.00996178546152149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010396819120296">
                <text:p>0.010396819120296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0107332242635249">
                <text:p>0.0107332242635249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0110504569899547">
                <text:p>0.0110504569899547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0120925896988292">
                <text:p>0.0120925896988292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0118890626438147">
                <text:p>0.0118890626438147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0117712346914774">
                <text:p>0.0117712346914774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0116077886777907">
                <text:p>0.0116077886777907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011555013089684">
                <text:p>0.011555013089684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0117590389753311">
                <text:p>0.0117590389753311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0119993513253968">
                <text:p>0.0119993513253968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0122750273032107">
                <text:p>0.0122750273032107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0122068953526442">
                <text:p>0.0122068953526442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0123278700948887">
                <text:p>0.0123278700948887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0119626620948887">
                <text:p>0.0119626620948887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0126349816948887">
                <text:p>0.0126349816948887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0111229288948887">
                <text:p>0.0111229288948887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0118655184948887">
                <text:p>0.0118655184948887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0117214056948887">
                <text:p>0.0117214056948887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0116615340948887">
                <text:p>0.0116615340948887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0120131072948887">
                <text:p>0.0120131072948887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0128839812948887">
                <text:p>0.0128839812948887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0127739824948887">
                <text:p>0.0127739824948887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0127825680948887">
                <text:p>0.0127825680948887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0127554860948887">
                <text:p>0.0127554860948887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0125956672948887">
                <text:p>0.0125956672948887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0128774468948887">
                <text:p>0.0128774468948887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0127162556948887">
                <text:p>0.0127162556948887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0124879668948887">
                <text:p>0.0124879668948887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0126357560948887">
                <text:p>0.0126357560948887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0128265940948887">
                <text:p>0.0128265940948887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0128419916948887">
                <text:p>0.0128419916948887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0128387576948887">
                <text:p>0.0128387576948887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0121851944948887">
                <text:p>0.0121851944948887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0117858584948887">
                <text:p>0.0117858584948887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0117474636948887">
                <text:p>0.0117474636948887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0116661388948887">
                <text:p>0.0116661388948887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0120371704948887">
                <text:p>0.0120371704948887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0120713488948887">
                <text:p>0.0120713488948887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0119729076948887">
                <text:p>0.0119729076948887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0124884284948887">
                <text:p>0.0124884284948887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0130503132948887">
                <text:p>0.0130503132948887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0132366116948887">
                <text:p>0.0132366116948887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0125220888948887">
                <text:p>0.0125220888948887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.8000001907349pt" style:font-family-asian="'Lucida Sans Unicode'" style:font-family-generic-asian="system" style:font-pitch-asian="variable" style:font-size-asian="15.8000001907349pt" style:font-family-complex="Tahoma" style:font-family-generic-complex="system" style:font-pitch-complex="variable" style:font-size-complex="15.8000001907349pt"/>
    </style:style>
    <style:style style:name="ch3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0000019073486pt" style:font-family-asian="'Lucida Sans Unicode'" style:font-family-generic-asian="system" style:font-pitch-asian="variable" style:font-size-asian="8.80000019073486pt" style:font-family-complex="Tahoma" style:font-family-generic-complex="system" style:font-pitch-complex="variable" style:font-size-complex="8.80000019073486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1pt" style:font-family-asian="'Lucida Sans Unicode'" style:font-family-generic-asian="system" style:font-pitch-asian="variable" style:font-size-asian="11pt" style:font-family-complex="Tahoma" style:font-family-generic-complex="system" style:font-pitch-complex="variable" style:font-size-complex="11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0000019073486pt" style:font-family-asian="'Lucida Sans Unicode'" style:font-family-generic-asian="system" style:font-pitch-asian="variable" style:font-size-asian="8.80000019073486pt" style:font-family-complex="Tahoma" style:font-family-generic-complex="system" style:font-pitch-complex="variable" style:font-size-complex="8.80000019073486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7.59999990463257pt" style:font-family-asian="'Lucida Sans Unicode'" style:font-family-generic-asian="system" style:font-pitch-asian="variable" style:font-size-asian="7.59999990463257pt" style:font-family-complex="Tahoma" style:font-family-generic-complex="system" style:font-pitch-complex="variable" style:font-size-complex="7.5999999046325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9.758cm" svg:height="8.528cm" chart:class="chart:scatter" chart:style-name="ch1">
        <chart:title svg:x="2.515cm" svg:y="0.168cm" chart:style-name="ch2">
          <text:p>Poussée à V=0 m/s</text:p>
        </chart:title>
        <chart:plot-area chart:style-name="ch3" table:cell-range-address="Feuille1.$A$507:.$A$602 Feuille1.$E$507:.$E$602" chart:table-number-list="0 0" svg:x="0.126cm" svg:y="0.964cm" svg:width="8.667cm" svg:height="7.54cm">
          <chart:axis chart:dimension="x" chart:name="primary-x" chart:style-name="ch4">
            <chart:title svg:x="4.398cm" svg:y="8.056cm" chart:style-name="ch5">
              <text:p>incidence</text:p>
            </chart:title>
            <chart:categories table:cell-range-address="local-table.A2:.A97"/>
          </chart:axis>
          <chart:axis chart:dimension="y" chart:name="primary-y" chart:style-name="ch6">
            <chart:title svg:x="0.195cm" svg:y="5.928cm" chart:style-name="ch5">
              <text:p>poussée en N</text:p>
            </chart:title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354970274896751">
                <text:p>0.354970274896751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358395082007228">
                <text:p>0.358395082007228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358328759307964">
                <text:p>0.358328759307964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355821911653115">
                <text:p>0.355821911653115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357626143080081">
                <text:p>0.357626143080081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35582824">
                <text:p>0.35582824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356422150514733">
                <text:p>0.356422150514733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358413626287462">
                <text:p>0.358413626287462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36021802068574">
                <text:p>0.36021802068574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363231345509156">
                <text:p>0.363231345509156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364253558679275">
                <text:p>0.364253558679275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364635984892423">
                <text:p>0.364635984892423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366292425811027">
                <text:p>0.366292425811027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367314163027625">
                <text:p>0.367314163027625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367616154082673">
                <text:p>0.367616154082673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368380424937722">
                <text:p>0.368380424937722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368107323004629">
                <text:p>0.368107323004629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368296400206634">
                <text:p>0.368296400206634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368944706339562">
                <text:p>0.368944706339562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369440405792446">
                <text:p>0.369440405792446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369075682254934">
                <text:p>0.369075682254934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368953955091055">
                <text:p>0.368953955091055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369439513879757">
                <text:p>0.369439513879757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367901158305013">
                <text:p>0.367901158305013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368332977540472">
                <text:p>0.368332977540472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368710140795421">
                <text:p>0.368710140795421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367826677034454">
                <text:p>0.367826677034454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367109312857962">
                <text:p>0.367109312857962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366911573425149">
                <text:p>0.366911573425149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36645999052691">
                <text:p>0.36645999052691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365874526178014">
                <text:p>0.365874526178014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365696157081862">
                <text:p>0.365696157081862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365764677107535">
                <text:p>0.365764677107535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365942208858456">
                <text:p>0.365942208858456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366690097777352">
                <text:p>0.366690097777352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367054807465499">
                <text:p>0.367054807465499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378843274749025">
                <text:p>0.378843274749025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383202945597111">
                <text:p>0.383202945597111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37785007604807">
                <text:p>0.37785007604807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377569241221654">
                <text:p>0.377569241221654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368025436440597">
                <text:p>0.368025436440597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364974561569058">
                <text:p>0.364974561569058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359896178503955">
                <text:p>0.359896178503955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356497362125497">
                <text:p>0.356497362125497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352457687931168">
                <text:p>0.352457687931168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349053261988533">
                <text:p>0.349053261988533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341666836257819">
                <text:p>0.341666836257819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341445845990785">
                <text:p>0.341445845990785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350523297485315">
                <text:p>0.350523297485315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349524194856842">
                <text:p>0.349524194856842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352409065547144">
                <text:p>0.352409065547144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352581571899736">
                <text:p>0.352581571899736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351608234839761">
                <text:p>0.351608234839761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352322598211015">
                <text:p>0.352322598211015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353260129999063">
                <text:p>0.353260129999063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352294545710302">
                <text:p>0.352294545710302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363492211860939">
                <text:p>0.363492211860939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358034616101671">
                <text:p>0.358034616101671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353267187489979">
                <text:p>0.353267187489979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353726567184372">
                <text:p>0.353726567184372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353865305320548">
                <text:p>0.353865305320548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355717830254519">
                <text:p>0.355717830254519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354570116545299">
                <text:p>0.354570116545299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352947839913331">
                <text:p>0.352947839913331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348125713876144">
                <text:p>0.348125713876144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343161352899961">
                <text:p>0.343161352899961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354877006645116">
                <text:p>0.354877006645116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374463008504694">
                <text:p>0.374463008504694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361312404993793">
                <text:p>0.361312404993793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364504275089314">
                <text:p>0.364504275089314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356315244211865">
                <text:p>0.356315244211865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369067984833631">
                <text:p>0.369067984833631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367164783164356">
                <text:p>0.367164783164356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375364743684248">
                <text:p>0.375364743684248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381363898378418">
                <text:p>0.381363898378418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377359035111344">
                <text:p>0.377359035111344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369755131940853">
                <text:p>0.369755131940853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376045225221999">
                <text:p>0.376045225221999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383948707576423">
                <text:p>0.383948707576423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376648165165592">
                <text:p>0.376648165165592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370775714364138">
                <text:p>0.370775714364138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378228533632723">
                <text:p>0.378228533632723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382326092229815">
                <text:p>0.382326092229815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382248510622883">
                <text:p>0.382248510622883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381086958645503">
                <text:p>0.381086958645503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370008997594103">
                <text:p>0.370008997594103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376821434247897">
                <text:p>0.376821434247897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374916273192307">
                <text:p>0.374916273192307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374018552625725">
                <text:p>0.374018552625725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37713350274921">
                <text:p>0.37713350274921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378986584064422">
                <text:p>0.378986584064422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379279484213265">
                <text:p>0.379279484213265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384158404686833">
                <text:p>0.384158404686833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392631380853137">
                <text:p>0.392631380853137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406061465474953">
                <text:p>0.406061465474953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41290306">
                <text:p>0.41290306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